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B1100000E2EAB248672D02941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rkisim" svg:font-family="Narkisim"/>
    <style:font-face style:name="SBL Hebrew" svg:font-family="'SBL Hebrew'"/>
    <style:font-face style:name="Shofar" svg:font-family="Shofar"/>
    <style:font-face style:name="Shofar1" svg:font-family="Shofar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font-size="20pt" style:font-size-asian="20pt" style:font-size-complex="20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Shofar1" style:font-name-complex="Shofar1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Shofar1" fo:font-size="54pt" fo:letter-spacing="0.02cm" style:font-size-asian="54pt" style:font-name-complex="Shofar1" style:font-size-complex="54pt"/>
    </style:style>
    <style:style style:name="T3" style:family="text">
      <style:text-properties style:font-name="Shofar1" fo:font-size="36pt" style:font-size-asian="36pt" style:font-name-complex="Shofar1" style:font-size-complex="36pt"/>
    </style:style>
    <style:style style:name="T4" style:family="text">
      <style:text-properties style:font-name="Shofar1" fo:font-size="48pt" style:font-size-asian="48pt" style:font-name-complex="Shofar1" style:font-size-complex="48pt"/>
    </style:style>
    <style:style style:name="gr1" style:family="graphic">
      <style:graphic-properties draw:stroke="none" svg:stroke-color="#000000" draw:fill="none" draw:fill-color="#ffffff" fo:min-height="1.212cm" style:run-through="foreground" style:wrap="run-through" style:number-wrapped-paragraphs="no-limit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marker-start="" draw:marker-end="" draw:fill="solid" draw:fill-color="#000000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5" style:family="graphic">
      <style:graphic-properties draw:stroke="none" draw:marker-start="" draw:marker-end="" draw:fill-color="#ffffff" draw:textarea-horizontal-align="justify" draw:textarea-vertical-align="middle" draw:auto-grow-height="false" fo:min-height="12.129cm" fo:min-width="6.376cm" style:run-through="foreground"/>
    </style:style>
    <style:style style:name="gr6" style:family="graphic">
      <style:graphic-properties draw:stroke="none" draw:marker-start="" draw:marker-end="" draw:fill-color="#ffffff" draw:textarea-horizontal-align="justify" draw:textarea-vertical-align="middle" draw:auto-grow-height="false" fo:min-height="0.743cm" fo:min-width="6.279cm" style:run-through="foreground"/>
    </style:style>
    <style:style style:name="gr7" style:family="graphic">
      <style:graphic-properties draw:stroke="none" draw:marker-start="" draw:marker-end="" draw:fill-color="#ffffff" draw:textarea-horizontal-align="justify" draw:textarea-vertical-align="middle" draw:auto-grow-height="false" fo:min-height="10.894cm" fo:min-width="0.425cm" style:run-through="foreground"/>
    </style:style>
    <style:style style:name="gr8" style:family="graphic">
      <style:graphic-properties draw:stroke="none" draw:marker-start="" draw:marker-end="" draw:fill-color="#ffffff" draw:textarea-horizontal-align="justify" draw:textarea-vertical-align="middle" draw:auto-grow-height="false" fo:min-height="11.141cm" fo:min-width="0.637cm" style:run-through="foreground"/>
    </style:style>
    <style:style style:name="gr9" style:family="graphic">
      <style:graphic-properties draw:stroke="none" draw:marker-start="" draw:marker-end="" draw:fill-color="#ffffff" draw:textarea-horizontal-align="justify" draw:textarea-vertical-align="middle" draw:auto-grow-height="false" fo:min-height="0.743cm" fo:min-width="6.278cm" style:run-through="foreground"/>
    </style:style>
    <style:style style:name="gr10" style:family="graphic">
      <style:graphic-properties draw:stroke="none" draw:marker-start="" draw:marker-end="" draw:fill-color="#ffffff" draw:textarea-horizontal-align="justify" draw:textarea-vertical-align="middle" draw:auto-grow-height="false" fo:min-height="1.734cm" fo:min-width="6.281cm" style:run-through="foreground"/>
    </style:style>
    <style:style style:name="gr11" style:family="graphic">
      <style:graphic-properties draw:stroke="none" svg:stroke-color="#000000" draw:marker-start="" draw:marker-end="" draw:fill="none" draw:fill-color="#ffffff" fo:min-height="5.553cm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Group object 1" draw:style-name="gr2"><draw:path draw:style-name="gr3" draw:text-style-name="P3" svg:width="0.19cm" svg:height="0.298cm" svg:x="24.013cm" svg:y="1.801cm" svg:viewBox="0 0 191 299" svg:d="M3 299v-143c0-14 6-27 14-40l31-40h-16c-20 0-32-10-32-32 0-18 3-34 14-44h6c3 10 8 17 19 17h66c35 0 58 6 69 20 11 10 17 36 17 76v186zM63 76l-28 46c-7 13-9 27-9 43v81h146v-74c0-37-4-63-9-76-9-14-20-20-40-20z"><text:p/></draw:path><draw:path draw:style-name="gr3" draw:text-style-name="P3" svg:width="0.087cm" svg:height="0.175cm" svg:x="24.183cm" svg:y="1.796cm" svg:viewBox="0 0 88 176" svg:d="M55 176l-6-10c14-14 22-33 22-56 0-21-11-31-34-31-25 0-37-13-37-36 0-13 3-27 12-43h5c0 10 9 16 20 20h20c23 3 31 20 31 49v20c0 44-11 74-33 87z"><text:p/></draw:path><draw:path draw:style-name="gr3" draw:text-style-name="P3" svg:width="0.178cm" svg:height="0.412cm" svg:x="24.327cm" svg:y="1.691cm" svg:viewBox="0 0 179 413" svg:d="M165 279l-43 56c-12 13-18 26-18 39 0 3 0 6 0 10 0 7 3 10 3 10 0 13-5 19-17 19-8 0-13-6-13-19 0-24 10-46 33-73l35-39c8-14 13-27 13-46v-17c0-13-2-23-10-28-6-3-15-6-32-6h-68c-22 0-34-13-34-36 0-18 2-34 8-57l6-20c0-7 0-10 0-10 0-7 0-10-6-13l-14-6c-5-4-8-10-8-17s3-17 6-26h6c2 6 4 9 10 12l9 4c8 3 14 14 14 20 0 3-3 13-6 33l-5 13c0 10-3 17-3 23 0 7 3 10 5 16 3 4 12 4 23 4h74c15 0 25 3 35 14 6 6 11 26 11 60v27c0 23-5 42-14 53z"><text:p/></draw:path><draw:path draw:style-name="gr3" draw:text-style-name="P3" svg:width="0.088cm" svg:height="0.175cm" svg:x="24.506cm" svg:y="1.796cm" svg:viewBox="0 0 89 176" svg:d="M55 176l-6-10c17-14 23-33 23-56 0-21-12-31-36-31s-36-13-36-36c0-13 3-27 12-43h4c0 10 10 16 20 20h24c21 3 29 20 29 49v20c0 44-11 74-34 87z"><text:p/></draw:path><draw:path draw:style-name="gr3" draw:text-style-name="P3" svg:width="0.171cm" svg:height="0.298cm" svg:x="24.653cm" svg:y="1.801cm" svg:viewBox="0 0 172 299" svg:d="M77 299h-77l12-53h89c33 0 53-27 53-81 0-36-5-59-14-72-8-11-19-17-36-17h-64c-20 0-31-10-31-32 0-18 3-34 14-44h6c3 10 8 17 23 17h45c49 0 75 46 75 139 0 35-3 63-9 84-3 22-14 35-29 46-13 10-33 13-57 13z"><text:p/></draw:path><draw:path draw:style-name="gr3" draw:text-style-name="P3" svg:width="0.255cm" svg:height="0.301cm" svg:x="24.828cm" svg:y="1.796cm" svg:viewBox="0 0 256 302" svg:d="M174 302h-129c-2-27-8-50-13-73-9-30-12-57-12-77 0-27 3-49 9-73-17-7-29-16-29-36 0-17 6-30 12-43h8c0 7 3 10 6 13s11 7 19 7c18 6 23 20 23 43 0 6 0 9 0 13-11 3-20 6-28 6-3 17-5 40-5 60 0 30 8 67 28 106h5c23-46 39-99 58-169-21-7-29-20-29-39 0-14 3-27 10-40h7c2 10 5 16 12 16l16 4c14 6 23 17 23 39 0 7-3 13-3 17-6 3-14 3-26 3-10 63-29 120-51 169h74c9-26 26-67 60-119 6-13 12-23 12-33s-6-17-15-20h-3c-15-7-23-17-23-29 0-17 7-34 15-47h5c0 7 6 13 11 16l15 7c15 3 20 17 20 36 0 13-5 37-20 63-15 23-26 53-38 84-11 29-20 62-24 96z"><text:p/></draw:path><draw:path draw:style-name="gr3" draw:text-style-name="P3" svg:width="0.087cm" svg:height="0.175cm" svg:x="25.017cm" svg:y="1.796cm" svg:viewBox="0 0 88 176" svg:d="M54 176l-6-10c15-14 23-33 23-56 0-21-11-31-35-31s-36-13-36-36c0-13 3-27 12-43h4c0 10 10 16 20 20h21c23 3 31 20 31 49v20c0 44-11 74-34 87z"><text:p/></draw:path><draw:path draw:style-name="gr3" draw:text-style-name="P3" svg:width="0.19cm" svg:height="0.301cm" svg:x="25.17cm" svg:y="1.796cm" svg:viewBox="0 0 191 302" svg:d="M182 258l-8 44h-115l9-54h100c3-19 6-42 6-70 0-29-6-49-15-66-11-19-23-26-43-26-22 0-45 17-64 52-24 37-33 91-33 164h-16c0-6 0-16 0-23 0-73 16-134 54-180 0-6-2-10-5-13-4-4-13-7-24-10-17-4-28-17-28-36 0-14 3-27 11-40h5c3 10 10 16 18 16l14 4c15 3 20 10 20 23 0 4 0 7 0 10-3 6-3 10-3 13 0 6 3 13 9 16 26-16 37-39 40-66 25 7 42 21 57 50 11 27 20 63 20 106 0 23-4 53-9 86z"><text:p/></draw:path><draw:path draw:style-name="gr3" draw:text-style-name="P3" svg:width="0.182cm" svg:height="0.308cm" svg:x="25.346cm" svg:y="1.801cm" svg:viewBox="0 0 183 309" svg:d="M145 305l-6-3c6-9 6-16 6-30 0-10 0-26 0-46-3-20-3-37-3-47 0-43 9-79 29-102h-136c-23 0-35-10-35-33 0-18 6-34 14-44h6c3 10 9 17 23 17h110c9 0 18 3 23 6 7 3 7 14 7 27v14c0 6-4 13-9 26-3 10-6 27-6 46 0 13 0 34 3 61 5 26 5 43 5 56 0 33-11 49-31 52zM6 309l-3-7c3-6 6-13 6-20s0-13 0-26c-3-10-3-20-3-23 0-40 11-57 34-57 5 0 5 0 8 0v10c-5 3-11 17-11 34 0 6 0 16 3 26 0 13 0 20 0 26 0 21-11 33-34 37z"><text:p/></draw:path><draw:path draw:style-name="gr3" draw:text-style-name="P3" svg:width="0.09cm" svg:height="0.307cm" svg:x="25.517cm" svg:y="1.796cm" svg:viewBox="0 0 91 308" svg:d="M74 308l-5-3v-182c0-13 0-23-4-30-5-7-13-10-28-13-25-3-37-16-37-40 0-17 6-30 14-40h6c3 10 9 16 20 20l20 3c9 3 17 7 23 14 5 10 8 23 8 46v192c0 17-6 27-17 33z"><text:p/></draw:path><draw:path draw:style-name="gr3" draw:text-style-name="P3" svg:width="0.088cm" svg:height="0.307cm" svg:x="22.871cm" svg:y="1.796cm" svg:viewBox="0 0 89 308" svg:d="M72 308l-6-3v-182c0-13 0-23-3-30-5-7-14-10-28-13-23-3-35-16-35-40 0-17 3-30 12-40h6c3 10 8 16 19 20l21 3c11 3 16 7 23 14 4 10 8 23 8 46v192c0 17-6 27-17 33z"><text:p/></draw:path><draw:path draw:style-name="gr3" draw:text-style-name="P3" svg:width="0.178cm" svg:height="0.304cm" svg:x="23.001cm" svg:y="1.801cm" svg:viewBox="0 0 179 305" svg:d="M165 305l-5-3v-129c0-33-3-56-6-66-3-11-8-17-17-24-6-3-17-6-28-6h-74c-23 0-35-10-35-33 0-17 6-33 14-44h6c3 11 13 18 23 18h55c33 0 56 6 67 19 9 10 14 37 14 77v165c0 10-5 20-14 26z"><text:p/></draw:path><draw:path draw:style-name="gr3" draw:text-style-name="P3" svg:width="0.091cm" svg:height="0.175cm" svg:x="23.151cm" svg:y="1.796cm" svg:viewBox="0 0 92 176" svg:d="M55 176l-6-10c17-14 25-33 25-56 0-21-11-31-33-31-27 0-41-13-41-36 0-13 3-27 12-43h4c4 10 10 16 25 20h19c21 3 32 20 32 49v20c0 44-11 74-37 87z"><text:p/></draw:path><draw:path draw:style-name="gr3" draw:text-style-name="P3" svg:width="0.184cm" svg:height="0.308cm" svg:x="23.285cm" svg:y="1.801cm" svg:viewBox="0 0 185 309" svg:d="M145 305l-3-3c3-9 6-16 6-30 0-10 0-26-3-46 0-20 0-37 0-47 0-43 8-79 27-102h-137c-23 0-35-10-35-33 0-18 6-34 14-44h6c3 10 12 17 23 17h110c12 0 19 3 23 6 7 3 9 14 9 27v14c0 6-2 13-9 26-4 10-7 27-7 46 0 13 0 34 5 61 2 26 6 43 6 56 0 33-11 49-35 52zM6 309l-3-7c3-6 6-13 6-20s0-13 0-26c0-10 0-20 0-23 0-40 11-57 34-57 2 0 6 0 6 0v10c-6 3-9 17-9 34 0 6 0 16 0 26 0 13 0 20 0 26 0 21-11 33-34 37z"><text:p/></draw:path><draw:path draw:style-name="gr3" draw:text-style-name="P3" svg:width="0.103cm" svg:height="0.307cm" svg:x="23.435cm" svg:y="1.796cm" svg:viewBox="0 0 104 308" svg:d="M101 77c-12 3-26 6-43 6-3 20-3 34-3 47 0 16 0 33 3 49 5 34 11 57 11 74 0 33-11 52-34 55l-3-3c3-6 4-16 4-30 0-10 0-26-1-49-3-20-3-37-3-50 0-33 4-63 17-93-32 0-49-13-49-40 0-17 6-30 14-43h6c0 10 6 16 15 16 31 4 50 7 57 14 9 7 12 17 12 34 0 3-3 9-3 13z"><text:p/></draw:path><draw:path draw:style-name="gr3" draw:text-style-name="P3" svg:width="0.088cm" svg:height="0.175cm" svg:x="23.569cm" svg:y="1.796cm" svg:viewBox="0 0 89 176" svg:d="M55 176l-9-10c17-14 26-33 26-56 0-21-11-31-34-31-26 0-38-13-38-36 0-13 3-27 9-43h6c3 10 9 16 23 20h20c20 3 31 20 31 49v20c0 44-11 74-34 87z"><text:p/></draw:path><draw:polygon draw:style-name="gr3" draw:text-style-name="P3" svg:width="0.127cm" svg:height="0.059cm" svg:x="21.824cm" svg:y="1.816cm" svg:viewBox="0 0 128 60" draw:points="0,0 128,0 128,60 0,60"><text:p/></draw:polygon><draw:path draw:style-name="gr3" draw:text-style-name="P3" svg:width="0.087cm" svg:height="0.307cm" svg:x="21.971cm" svg:y="1.796cm" svg:viewBox="0 0 88 308" svg:d="M72 308l-3-3v-182c0-13-4-23-6-30-3-7-14-10-28-13-23-3-35-16-35-40 0-17 3-30 12-40h4c3 10 10 16 21 20l21 3c11 3 16 7 23 14 4 10 7 23 7 46v192c0 17-5 27-16 33z"><text:p/></draw:path><draw:path draw:style-name="gr3" draw:text-style-name="P3" svg:width="0.184cm" svg:height="0.308cm" svg:x="22.116cm" svg:y="1.801cm" svg:viewBox="0 0 185 309" svg:d="M145 305l-2-3c2-9 6-16 6-30 0-10 0-26-4-46 0-20 0-37 0-47 0-43 9-79 27-102h-136c-24 0-36-10-36-33 0-18 6-34 14-44h9c0 10 9 17 20 17h111c11 0 18 3 22 6 6 3 9 14 9 27v14c0 6-3 13-9 26-4 10-8 27-8 46 0 13 4 34 6 61 2 26 5 43 5 56 0 33-11 49-34 52zM6 309l-3-7c6-6 6-13 6-20s0-13 0-26c0-10 0-20 0-23 0-40 11-57 34-57 2 0 6 0 9 0v10c-9 3-12 17-12 34 0 6 0 16 0 26 0 13 0 20 0 26 0 21-11 33-34 37z"><text:p/></draw:path><draw:path draw:style-name="gr3" draw:text-style-name="P3" svg:width="0.103cm" svg:height="0.307cm" svg:x="22.281cm" svg:y="1.796cm" svg:viewBox="0 0 104 308" svg:d="M100 77c-11 3-26 6-41 6-4 20-4 34-4 47 0 16 0 33 4 49 6 34 9 57 9 74 0 33-11 52-33 55l-3-3c3-6 4-16 4-30 0-10 0-26-1-49-3-20-3-37-3-50 0-33 4-63 16-93-32 0-48-13-48-40 0-17 6-30 14-43h6c3 10 6 16 15 16 30 4 50 7 57 14 8 7 12 17 12 34 0 3 0 9-4 13z"><text:p/></draw:path><draw:path draw:style-name="gr3" draw:text-style-name="P3" svg:width="0.193cm" svg:height="0.298cm" svg:x="22.422cm" svg:y="1.801cm" svg:viewBox="0 0 194 299" svg:d="M185 299h-185l9-53h139c3-24 6-55 6-87 0-33-3-53-9-66-5-11-17-17-40-17h-62c-23 0-34-10-34-32 0-18 3-34 14-44h5c4 10 9 17 24 17h42c26 0 46 3 54 9 11 7 17 18 23 30 3 10 3 30 3 60v36c0 39-6 74-20 94h40z"><text:p/></draw:path><draw:path draw:style-name="gr3" draw:text-style-name="P3" svg:width="0.184cm" svg:height="0.311cm" svg:x="20.543cm" svg:y="1.796cm" svg:viewBox="0 0 185 312" svg:d="M0 312l12-56 60-7c0-36-4-60-12-67-11-13-20-19-23-26-2-10-2-17-2-26 0-10 2-27 5-51-26-3-37-16-37-36 0-13 3-30 9-43h5c3 10 12 16 20 20h12c19 3 28 17 28 39 0 7-3 10-3 17-9 3-17 3-25 3 0 24 0 34 3 41 0 6 3 13 11 16 9 10 14 16 17 20 3 7 3 17 3 30v60h14c8-3 14-7 17-10s6-16 12-33c2-21 8-40 19-67 9-19 12-33 12-40 0-10-3-17-12-17-22-7-34-20-34-39 0-14 3-27 12-40h5c3 7 6 13 8 16 3 0 13 4 24 7 16 3 25 14 25 27s-9 36-19 70c-15 29-21 66-21 106 0 43-22 70-65 76z"><text:p/></draw:path><draw:path draw:style-name="gr3" draw:text-style-name="P3" svg:width="0.087cm" svg:height="0.175cm" svg:x="20.742cm" svg:y="1.796cm" svg:viewBox="0 0 88 176" svg:d="M55 176l-6-10c16-14 23-33 23-56 0-21-12-31-35-31-25 0-37-13-37-36 0-13 3-27 12-43h4c0 10 10 16 21 20h23c20 3 28 20 28 49v20c0 44-11 74-33 87z"><text:p/></draw:path><draw:path draw:style-name="gr3" draw:text-style-name="P3" svg:width="0.175cm" svg:height="0.393cm" svg:x="20.925cm" svg:y="1.801cm" svg:viewBox="0 0 176 394" svg:d="M154 188l-51 41c-11 6-18 23-18 40 0 3 0 3 0 10 0 3 0 7 0 10 0 10-4 16-17 16-9 0-14-6-14-19 0-30 14-57 40-77l46-34c11-10 16-23 16-43v-19c0-13-2-24-8-31-5-3-17-6-28-6h-85c-23 0-35-10-35-32 0-18 6-34 14-44h6c3 10 12 17 23 17h80c20 0 33 6 42 16 9 11 11 30 11 56v27c0 19 0 33-2 46-6 10-11 20-20 26zM8 394l-5-3v-229c0-17 5-30 17-40h6v252c0 7-6 13-18 20z"><text:p/></draw:path><draw:path draw:style-name="gr3" draw:text-style-name="P3" svg:width="0.178cm" svg:height="0.304cm" svg:x="21.117cm" svg:y="1.801cm" svg:viewBox="0 0 179 305" svg:d="M163 305l-6-3v-129c0-33 0-56-3-66-3-11-9-17-18-24-8-3-16-6-29-6h-75c-20 0-32-10-32-33 0-17 3-33 14-44h6c3 11 9 18 23 18h51c34 0 57 6 69 19 11 10 16 37 16 77v165c0 10-5 20-16 26z"><text:p/></draw:path><draw:path draw:style-name="gr3" draw:text-style-name="P3" svg:width="0.182cm" svg:height="0.308cm" svg:x="21.319cm" svg:y="1.801cm" svg:viewBox="0 0 183 309" svg:d="M143 305l-3-3c3-9 6-16 6-30 0-10 0-26-3-46 0-20 0-37 0-47 0-43 8-79 26-102h-134c-23 0-35-10-35-33 0-18 3-34 12-44h8c0 10 9 17 21 17h113c9 0 18 3 20 6 6 3 9 14 9 27v14c0 6-3 13-9 26-5 10-9 27-9 46 0 13 4 34 7 61 2 26 4 43 4 56 0 33-11 49-33 52zM3 309l-3-7c6-6 6-13 6-20s0-13 0-26c0-10 0-20 0-23 0-40 11-57 35-57 2 0 5 0 9 0v10c-9 3-12 17-12 34 0 6 0 16 0 26 0 13 3 20 3 26 0 21-12 33-38 37z"><text:p/></draw:path><draw:path draw:style-name="gr3" draw:text-style-name="P3" svg:width="0.298cm" svg:height="0.499cm" svg:x="24.073cm" svg:y="3.746cm" svg:viewBox="0 0 299 500" svg:d="M74 30h117c40 0 68 10 85 30 14 19 23 62 23 128v252c0 27-9 46-29 60l-14-7v-228c0-30-2-49-11-63s-25-21-54-21h-111c-18 0-32-3-44-12-10-7-19-17-24-31-6-9-12-25-12-42 0-36 12-70 29-96h11c3 20 15 30 34 30z"><text:p/></draw:path><draw:path draw:style-name="gr3" draw:text-style-name="P3" svg:width="0.351cm" svg:height="0.502cm" svg:x="24.396cm" svg:y="3.746cm" svg:viewBox="0 0 352 503" svg:d="M36 0h12c3 20 14 30 34 30h219c23 0 35 3 39 13 7 10 12 23 12 39v37c0 19-8 37-19 53-20 24-32 51-32 80 0 20 6 39 12 62 5 27 8 54 8 87 0 20-6 39-17 60-11 22-28 35-51 42l-6-10c3-7 6-23 6-50 0-13-3-38-3-81-3-45 0-80 6-107 9-29 17-53 34-74h-203c-28 0-48-9-59-25-14-21-20-40-20-60 0-39 8-70 28-96zM119 278v13c-17 7-22 26-22 64v56c0 19-3 32-10 46-5 10-13 20-28 29-20 10-36 17-51 17l-8-10c8-7 14-16 14-36v-73c0-36 5-63 20-83 14-19 34-26 56-26 12 0 20 0 29 3z"><text:p/></draw:path><draw:path draw:style-name="gr3" draw:text-style-name="P3" svg:width="0.204cm" svg:height="0.509cm" svg:x="24.751cm" svg:y="3.74cm" svg:viewBox="0 0 205 510" svg:d="M68 510l-6-11c9-10 15-26 15-49 0-14-3-31-3-47-9-53-12-86-12-99 0-39 12-75 32-113-63-7-94-42-94-102 0-33 9-59 26-89h10c0 10 6 16 12 19 6 7 20 11 39 14 20 3 35 3 38 3 54 7 80 40 80 92 0 21-3 37-6 53-17 6-43 10-74 10-6 15-11 28-11 41 0 16 5 52 20 112 6 23 9 43 9 59 0 64-27 100-75 107z"><text:p/></draw:path><draw:path draw:style-name="gr3" draw:text-style-name="P3" svg:width="0.317cm" svg:height="0.688cm" svg:x="23.222cm" svg:y="3.563cm" svg:viewBox="0 0 318 689" svg:d="M26 0h10c0 13 7 23 19 26l33 17c19 7 31 19 31 39 0 14-3 27-8 43l-8 27c-9 19-12 32-12 43 0 14 9 20 25 20h129c28 0 48 7 60 23 8 20 13 50 13 93v39c0 37-3 63-8 83-5 16-20 36-40 59l-25 29c-14 14-24 27-29 38-6 10-6 24-6 37v33c0 13-3 19-9 29-4 7-14 11-23 11-22 0-33-18-33-50 0-23 6-47 17-64 9-16 23-34 39-50l38-36c23-20 31-43 31-63v-16c0-30-14-44-46-44h-133c-34 0-52-22-52-68v-37c0-23 4-39 9-59l14-34c3-6 3-13 3-16 0-10-6-17-14-24l-25-13c-17-6-26-22-26-43 0-19 9-42 26-72z"><text:p/></draw:path><draw:path draw:style-name="gr3" draw:text-style-name="P3" svg:width="0.355cm" svg:height="0.528cm" svg:x="23.505cm" svg:y="3.74cm" svg:viewBox="0 0 356 529" svg:d="M171 351l37-3c14-3 22-7 31-13 6-7 14-24 23-53 5-10 11-27 20-49 5-10 5-20 5-27 0-13-5-21-20-27-22-7-42-20-51-30-8-13-14-34-14-56 0-34 6-63 20-93h12c2 19 13 30 31 33l37 7c16 6 31 13 39 26 12 13 15 30 15 46 0 20-6 44-20 70-9 24-18 44-23 70-6 23-8 63-8 112 0 34-9 63-23 90-17 26-48 42-99 49l-183 26 28-158 115-16c0-20-12-34-35-40-28-7-43-30-43-66 0-16 3-36 9-64-42-9-65-43-65-99 0-30 3-60 14-86h12c1 16 16 30 39 33l34 7c40 6 60 36 60 88 0 17 0 35-3 51-20 6-39 9-62 9 0 15 0 25 5 32 6 3 15 10 29 16s22 13 28 23c6 13 9 30 9 52z"><text:p/></draw:path><draw:path draw:style-name="gr3" draw:text-style-name="P3" svg:width="0.261cm" svg:height="0.548cm" svg:x="23.135cm" svg:y="3.69cm" svg:viewBox="0 0 262 549" svg:d="M262 467l-41 82h-221l40-82h65v-325c-22-29-50-46-86-56 46-39 95-69 152-86v467z"><text:p/></draw:path><draw:path draw:style-name="gr3" draw:text-style-name="P3" svg:width="0.349cm" svg:height="0.502cm" svg:x="21.182cm" svg:y="3.746cm" svg:viewBox="0 0 350 503" svg:d="M36 0h12c3 20 14 30 34 30h219c20 0 35 3 40 13 6 10 9 23 9 39v37c0 19-6 37-17 53-20 24-32 51-32 80 0 20 4 39 9 62 8 27 11 54 11 87 0 20-6 39-16 60-15 22-29 35-52 42l-9-10c6-7 9-23 9-50 0-13-3-38-3-81-3-45 0-80 6-107 6-29 17-53 34-74h-203c-28 0-48-9-59-25-14-21-19-40-19-60 0-39 7-70 27-96zM119 278v13c-17 7-22 26-22 64v56c0 19-3 32-10 46-5 10-13 20-28 29-20 10-36 17-50 17l-9-10c9-7 12-16 12-36v-73c0-36 7-63 23-83 13-19 33-26 56-26 11 0 19 0 28 3z"><text:p/></draw:path><draw:path draw:style-name="gr3" draw:text-style-name="P3" svg:width="0.295cm" svg:height="0.499cm" svg:x="21.56cm" svg:y="3.746cm" svg:viewBox="0 0 296 500" svg:d="M71 30h119c40 0 66 10 83 30 17 19 23 62 23 128v252c0 27-9 46-29 60l-14-7v-228c0-30-3-49-11-63-6-14-26-21-55-21h-110c-15 0-29-3-41-12-10-7-22-17-27-31-6-9-9-25-9-42 0-36 9-70 26-96h10c3 20 15 30 35 30z"><text:p/></draw:path><draw:path draw:style-name="gr3" draw:text-style-name="P3" svg:width="0.17cm" svg:height="0.505cm" svg:x="21.9cm" svg:y="3.74cm" svg:viewBox="0 0 171 506" svg:d="M134 506l-8-7v-245c0-16-4-32-7-42-6-6-12-13-14-17-6-4-20-8-46-14-39-13-59-46-59-95 0-27 8-56 26-86h10c0 16 15 26 44 33l33 7c21 3 38 13 46 26 9 13 12 36 12 65v316c0 26-12 45-37 59z"><text:p/></draw:path><draw:path draw:style-name="gr3" draw:text-style-name="P3" svg:width="0.352cm" svg:height="0.499cm" svg:x="22.108cm" svg:y="3.746cm" svg:viewBox="0 0 353 500" svg:d="M128 181h-7c-29 0-49-9-61-29-14-17-19-36-19-56 0-39 9-70 28-96h12c2 20 13 30 33 30h131c45 0 73 13 89 36 13 27 19 69 19 122v252c0 27-8 46-28 60l-14-7v-228c0-36-6-59-18-69-8-11-26-15-48-15h-80l-11 25c-11 26-17 46-17 62v20c0 16 6 40 12 74 2 16 5 32 5 52l-5 79h-149l29-155h60l-3-34c0-32 8-62 26-95z"><text:p/></draw:path><draw:path draw:style-name="gr3" draw:text-style-name="P3" svg:width="0.349cm" svg:height="0.502cm" svg:x="22.504cm" svg:y="3.746cm" svg:viewBox="0 0 350 503" svg:d="M35 0h10c3 20 14 30 37 30h220c19 0 34 3 39 13 6 10 9 23 9 39v37c0 19-6 37-17 53-20 24-31 51-31 80 0 20 3 39 8 62 8 27 11 54 11 87 0 20-6 39-19 60-12 22-30 35-49 42l-9-10c5-7 5-23 5-50 0-13 0-38-2-81 0-45 2-80 9-107 5-29 16-53 34-74h-203c-28 0-47-9-61-25-12-21-17-40-17-60 0-39 8-70 26-96zM116 278v13c-13 7-22 26-22 64l3 56c0 19-3 32-10 46-5 10-16 20-28 29-19 10-36 17-50 17l-9-10c9-7 12-16 12-36v-73c0-36 8-63 23-83 13-19 30-26 56-26 12 0 20 0 25 3z"><text:p/></draw:path><draw:polygon draw:style-name="gr3" draw:text-style-name="P3" svg:width="0.022cm" svg:height="0.363cm" svg:x="26.615cm" svg:y="4.626cm" svg:viewBox="0 0 23 364" draw:points="0,0 23,0 23,364 0,364"><text:p/></draw:polygon><draw:path draw:style-name="gr3" draw:text-style-name="P3" svg:width="0.165cm" svg:height="0.228cm" svg:x="23.169cm" svg:y="4.678cm" svg:viewBox="0 0 166 229" svg:d="M143 139l5 7c12 10 18 26 18 39 0 18-9 31-23 44h-7c3-6 0-9 0-16-2-4-5-10-10-17l-81-87c-5 6-8 13-8 19 0 8 3 11 6 18 0 3 6 10 14 20 6 6 11 16 15 19 2 8 2 11 2 18 0 6-2 13-6 17-5 3-8 3-13 3h-55v-7c9 0 14-7 14-13 0-7 0-14-2-18 0-13-3-22-3-29 0-24 8-44 28-57l-14-17c-11-10-14-23-14-39 0-17 5-30 20-43h6c0 6 0 13 2 16 0 7 3 10 8 14l69 79c2-13 6-20 9-30-20-7-29-20-29-42 0-14 3-24 6-37h5c0 6 6 13 18 13l13 3c18 0 27 14 27 37 0 9 0 16-3 26-6 3-15 3-21 3-5 11-8 20-8 30 0 6 3 10 3 13 2 3 2 7 9 14z"><text:p/></draw:path><draw:path draw:style-name="gr3" draw:text-style-name="P3" svg:width="0.088cm" svg:height="0.222cm" svg:x="23.379cm" svg:y="4.678cm" svg:viewBox="0 0 89 223" svg:d="M66 152v-10c-3-7-3-17 0-24 0-6 0-13 0-16-3-3-3-6-6-9 0-4-2-7-5-7-3-4-6-4-9-4-13-3-23-7-29-13-5-10-8-16-8-29 0-14 5-27 11-40h6c0 6 7 13 17 13l17 3c6 0 12 0 15 3 6 4 8 7 11 11 0 7 3 13 3 16 0 7-3 20-6 36-2 7-2 14-2 20 0 7 0 16 2 26 3 31 6 54 6 68 0 13 0 24 0 27h-89l12-71z"><text:p/></draw:path><draw:path draw:style-name="gr3" draw:text-style-name="P3" svg:width="0.159cm" svg:height="0.222cm" svg:x="23.577cm" svg:y="4.683cm" svg:viewBox="0 0 160 223" svg:d="M57 79h-2c-15 0-23-3-29-10-6-10-9-19-9-29 0-17 6-30 15-40h4c0 7 7 13 16 13h59c20 0 32 3 38 17 5 10 11 29 11 52v114c0 13-6 24-14 27l-6-3v-105c0-16-3-26-9-29-3-4-11-7-20-7h-37l-6 10c-5 13-9 23-9 30l4 9c0 7 0 17 2 31 3 10 3 17 3 23v38h-68l14-71h26v-14c-4-13 3-29 12-42z"><text:p/></draw:path><draw:path draw:style-name="gr3" draw:text-style-name="P3" svg:width="0.155cm" svg:height="0.225cm" svg:x="23.794cm" svg:y="4.683cm" svg:viewBox="0 0 156 226" svg:d="M16 0h6c0 7 6 13 14 13h100c9 0 15 0 17 7 3 3 3 10 3 17v17c0 10-3 16-5 23-12 9-15 23-15 36 0 7 0 16 3 26 4 13 6 24 6 40 0 7-2 17-9 27-5 10-13 17-22 20l-3-6c0-4 3-11 3-20 0-7 0-21-3-37 0-20 0-37 3-50 2-13 9-23 17-33h-92c-11 0-23-3-25-10-6-10-8-16-8-30 0-17 2-30 10-40zM54 123v6c-9 4-12 14-12 30v23c0 11 0 18-3 21-3 6-5 10-11 13-9 7-16 10-25 10l-3-6c6-4 6-7 6-14v-33c0-17 2-30 10-40 6-7 15-10 26-10 3 0 9 0 12 0z"><text:p/></draw:path><draw:path draw:style-name="gr3" draw:text-style-name="P3" svg:width="0.159cm" svg:height="0.222cm" svg:x="24.003cm" svg:y="4.678cm" svg:viewBox="0 0 160 223" svg:d="M10 223c0-7-3-10-3-14 0-43 14-84 39-116 0-4-3-11-11-11-8-3-17-7-20-7-3-3-5-6-8-13-4-6-7-12-7-22 0-14 3-27 12-40h6c0 3 0 6 3 10 2 0 6 3 12 3l10 3c15 3 20 10 20 27 0 3 0 7 0 13s-3 10-3 10c0 6 3 9 3 9 23-16 35-38 35-65 11 3 22 9 30 20 12 10 18 20 23 36 6 16 9 33 9 49 0 27 0 54-6 81l-5 27h-91l14-71h74c3-21-3-37-12-50-8-13-20-16-33-16-20 0-38 10-52 32-14 20-19 54-19 98v7z"><text:p/></draw:path><draw:path draw:style-name="gr3" draw:text-style-name="P3" svg:width="0.084cm" svg:height="0.148cm" svg:x="21.974cm" svg:y="4.678cm" svg:viewBox="0 0 85 149" svg:d="M55 149l-6-10c9-3 11-10 14-16 3-4 3-10 3-20 0-3 0-7-3-10 0-4-3-7-5-7 0 0-6 0-18-4-14 0-26-3-31-10-6-6-9-16-9-32 0-7 0-14 3-21 0-9 3-16 6-19h3c2 10 9 13 17 13l29 3c16 3 27 17 27 46v20c0 24-2 37-7 47-6 7-12 17-23 20z"><text:p/></draw:path><draw:path draw:style-name="gr3" draw:text-style-name="P3" svg:width="0.156cm" svg:height="0.225cm" svg:x="22.164cm" svg:y="4.683cm" svg:viewBox="0 0 157 226" svg:d="M17 0h6c0 7 6 13 13 13h100c9 0 15 0 18 7 3 3 3 10 3 17v17c0 10-3 16-9 23-9 9-12 23-12 36 0 7 0 16 3 26 3 13 6 24 6 40 0 7-3 17-9 27s-14 17-22 20l-3-6c0-4 3-11 3-20 0-7 0-21-3-37 0-20 0-37 3-50 2-13 8-23 16-33h-91c-10 0-22-3-27-10-6-10-9-16-9-30 0-17 6-30 14-40zM55 123v6c-10 4-12 14-12 30v23c0 11 0 18-4 21-3 6-4 10-10 13-12 7-17 10-26 10l-3-6c3-4 6-7 6-14v-33c0-17 3-30 8-40 9-7 18-10 25-10 6 0 13 0 16 0z"><text:p/></draw:path><draw:path draw:style-name="gr3" draw:text-style-name="P3" svg:width="0.142cm" svg:height="0.304cm" svg:x="22.349cm" svg:y="4.598cm" svg:viewBox="0 0 143 305" svg:d="M9 0h5c0 7 2 10 9 10l13 10c9 3 15 6 15 17 0 6 0 9-3 19l-6 10c-3 10-3 16-3 20 0 7 3 10 12 10h57c12 0 20 3 26 10 6 6 9 23 9 43v16c0 16-3 26-7 37-2 7-8 17-16 27l-12 13c-4 7-11 14-11 17-3 3-5 10-5 16l2 14c0 6-2 10-6 13-3 3-5 3-11 3-9 0-15-6-15-19 0-11 3-21 9-30 3-7 12-14 17-21l17-16c9-10 15-20 15-31v-7c0-13-6-19-20-19h-61c-16 0-23-10-23-30v-16c0-10 0-20 4-27l6-16c2 0 2-4 2-7s-2-7-5-10l-11-6c-9-4-12-10-12-20 0-7 3-17 9-30z"><text:p/></draw:path><draw:path draw:style-name="gr3" draw:text-style-name="P3" svg:width="0.165cm" svg:height="0.228cm" svg:x="22.555cm" svg:y="4.678cm" svg:viewBox="0 0 166 229" svg:d="M143 139l6 7c11 10 17 26 17 39 0 18-9 31-23 44h-6c3-6 0-9 0-16-3-4-6-10-11-17l-77-87c-9 6-13 13-13 19 0 8 4 11 7 18 2 3 6 10 14 20 8 6 11 16 15 19 2 8 2 11 2 18 0 6 0 13-6 17-3 3-8 3-13 3h-55v-7c9 0 14-7 14-13 0-7 0-14 0-18-2-13-5-22-5-29 0-24 8-44 27-57l-13-17c-9-10-14-23-14-39 0-17 5-30 20-43h6c0 6 0 13 1 16 0 7 4 10 9 14l69 79c3-13 7-20 9-30-20-7-29-20-29-42 0-14 3-24 6-37h5c0 6 7 13 18 13l14 3c17 0 26 14 26 37 0 9 0 16-3 26-6 3-14 3-20 3-6 11-9 20-9 30 0 6 3 10 3 13 3 3 6 7 9 14z"><text:p/></draw:path><draw:path draw:style-name="gr3" draw:text-style-name="P3" svg:width="0.155cm" svg:height="0.225cm" svg:x="22.76cm" svg:y="4.683cm" svg:viewBox="0 0 156 226" svg:d="M14 0h5c4 7 7 13 18 13h97c9 0 14 0 17 7 3 3 5 10 5 17v17c0 10-2 16-8 23-8 9-14 23-14 36 0 7 2 16 6 26 3 13 3 24 3 40 0 7-3 17-9 27s-11 17-23 20l-3-6c3-4 3-11 3-20 0-7 0-21 0-37-3-20 0-37 3-50s9-23 14-33h-91c-11 0-21-3-25-10-6-10-9-16-9-30 0-17 3-30 11-40zM52 123v6c-6 4-9 14-9 30v23c0 11-3 18-6 21-2 6-5 10-11 13-10 7-18 10-23 10l-3-6c3-4 6-7 6-14v-33c0-17 2-30 8-40 5-7 15-10 26-10 6 0 9 0 12 0z"><text:p/></draw:path><draw:path draw:style-name="gr3" draw:text-style-name="P3" svg:width="0.122cm" svg:height="0.37cm" svg:x="26.51cm" svg:y="5.253cm" svg:viewBox="0 0 123 371" svg:d="M0 44l78-44h7v309c0 19 0 33 0 36 4 7 7 10 9 13 7 0 14 4 29 4v9h-117v-9c14 0 27 0 29-4 6-3 8-6 8-9 3-7 3-21 3-40v-196c0-27 0-43-3-53 0-3-2-10-6-10-2-3-4-6-7-6-7 0-16 3-27 9z"><text:p/></draw:path><draw:path draw:style-name="gr3" draw:text-style-name="P3" svg:width="0.091cm" svg:height="0.175cm" svg:x="24.895cm" svg:y="5.32cm" svg:viewBox="0 0 92 176" svg:d="M55 176l-6-6c17-14 25-34 25-60 0-17-11-27-34-30-26 0-40-14-40-37 0-13 3-26 12-43h5c4 13 9 20 20 20l23 3c21 0 32 17 32 49v21c0 43-14 70-37 83z"><text:p/></draw:path><draw:path draw:style-name="gr3" draw:text-style-name="P3" svg:width="0.17cm" svg:height="0.3cm" svg:x="25.048cm" svg:y="5.323cm" svg:viewBox="0 0 171 301" svg:d="M74 301h-74l9-52h88c37 0 54-27 54-83 0-34-2-56-11-70-9-13-20-17-36-17h-65c-22 0-33-13-33-36 0-17 6-30 14-43h6c3 13 10 19 23 19h48c48 0 74 47 74 140 0 32-3 63-8 83-7 20-14 37-29 46-17 10-34 13-60 13z"><text:p/></draw:path><draw:path draw:style-name="gr3" draw:text-style-name="P3" svg:width="0.167cm" svg:height="0.307cm" svg:x="25.224cm" svg:y="5.323cm" svg:viewBox="0 0 168 308" svg:d="M104 308l-4-7c4-6 5-16 5-26s0-23 0-43-1-33-1-45c0-49 13-85 41-108h-109c-22 0-36-14-36-36 0-17 6-30 14-43h6c3 13 12 19 23 19h97c11 0 16 0 23 7 2 4 5 13 5 23 0 16-3 26-12 33-5 4-11 10-16 23-6 10-9 20-9 37 0 13 3 29 3 57 3 23 3 43 3 56 0 30-11 50-33 53z"><text:p/></draw:path><draw:path draw:style-name="gr3" draw:text-style-name="P3" svg:width="0.093cm" svg:height="0.4cm" svg:x="23.662cm" svg:y="5.32cm" svg:viewBox="0 0 94 401" svg:d="M61 401l-6-3v-239c0-10 6-26 14-42 3-7 3-14 3-21 0-6-9-13-26-13-31-3-46-13-46-39 0-17 3-30 12-44h6c3 14 12 21 23 24h17c25 0 36 16 36 43 0 6-2 20-11 40-5 23-8 45-5 69l5 152c3 40-5 63-22 73z"><text:p/></draw:path><draw:path draw:style-name="gr3" draw:text-style-name="P3" svg:width="0.087cm" svg:height="0.311cm" svg:x="23.805cm" svg:y="5.32cm" svg:viewBox="0 0 88 312" svg:d="M72 312l-4-3v-187c0-13-3-22-5-26-6-7-14-14-29-14-22-6-34-19-34-42 0-17 3-30 12-40h4c3 13 10 20 20 20l21 6c11 0 17 7 23 14 5 7 8 23 8 46v192c0 13-5 27-16 34z"><text:p/></draw:path><draw:path draw:style-name="gr3" draw:text-style-name="P3" svg:width="0.182cm" svg:height="0.311cm" svg:x="23.943cm" svg:y="5.32cm" svg:viewBox="0 0 183 312" svg:d="M0 312l12-54 59-10c0-35-6-57-14-67-12-9-17-19-20-25-2-7-2-14-2-24 0-13 0-29 2-50-23-6-34-16-34-35 0-17 3-30 9-47h5c3 13 9 20 20 20l11 3c17 0 29 14 29 40 0 3-3 9-3 13-11 3-19 6-26 6 0 21 0 34 0 40 4 7 7 13 11 16 12 7 18 14 21 21 0 3 2 13 2 26v63l15-3c8 0 14-3 17-6 2-7 5-17 9-37 5-17 11-40 20-64 8-19 14-32 14-38 0-11-6-18-11-21-23-3-35-16-35-36 0-13 3-26 12-43h5c0 10 4 13 9 17 3 3 12 6 23 6 14 3 23 14 23 30 0 13-7 33-20 66-12 33-20 69-20 110 0 43-20 67-63 73z"><text:p/></draw:path><draw:path draw:style-name="gr3" draw:text-style-name="P3" svg:width="0.187cm" svg:height="0.304cm" svg:x="24.105cm" svg:y="5.32cm" svg:viewBox="0 0 188 305" svg:d="M179 259l-7 46h-114l11-52h96c7-20 9-44 9-74 0-27-6-49-18-66-8-17-22-27-39-24-25 0-48 17-68 54-20 36-32 90-32 162h-14c0-9-3-16-3-23 0-73 21-133 55-179 0-7 0-14-3-17-3 0-12-4-23-7-20-7-29-16-29-36 0-13 3-30 9-43h5c3 13 9 20 21 20l14 3c11 0 17 10 17 24 0 0 0 6 0 9 0 7 0 10 0 13 0 7 3 10 6 13 25-16 39-35 42-62 23 3 42 20 54 46 15 30 20 64 20 107 0 27-3 53-9 86z"><text:p/></draw:path><draw:path draw:style-name="gr3" draw:text-style-name="P3" svg:width="0.255cm" svg:height="0.304cm" svg:x="24.266cm" svg:y="5.32cm" svg:viewBox="0 0 256 305" svg:d="M174 305h-128c-5-26-11-52-13-72-9-33-12-57-12-77 0-26 3-53 9-74-21-6-30-19-30-35 0-17 3-34 12-47h5c4 7 4 13 10 17 3 0 8 3 19 6 15 3 23 17 23 40 0 6 0 13-3 16-8 3-16 7-25 7-3 17-6 36-6 60 0 30 8 63 26 107l8-4c20-43 40-100 54-167-19-10-29-22-29-39s7-30 12-43h6c2 10 9 17 14 20l14 3c14 3 23 17 23 37 0 6 0 12-3 19-6 3-14 3-26 3-11 61-25 118-48 171h74c5-30 25-71 57-120 8-14 11-27 11-33 0-11-3-18-11-21h-3c-14-7-22-16-22-32 0-17 2-30 13-47h6c0 10 3 17 11 20l12 3c14 7 22 20 22 37 0 16-8 36-22 62-14 27-26 54-37 87-12 31-17 63-23 96z"><text:p/></draw:path><draw:path draw:style-name="gr3" draw:text-style-name="P3" svg:width="0.054cm" svg:height="0.125cm" svg:x="24.447cm" svg:y="5.334cm" svg:viewBox="0 0 55 126" svg:d="M32 76l-20 50h-12l3-76c0-34 11-50 32-50 11 0 20 7 20 20 0 6-9 27-23 56z"><text:p/></draw:path><draw:path draw:style-name="gr3" draw:text-style-name="P3" svg:width="0.093cm" svg:height="0.4cm" svg:x="23.028cm" svg:y="5.32cm" svg:viewBox="0 0 94 401" svg:d="M58 401l-1-3v-239c0-10 1-26 11-42 3-7 6-14 6-21 0-6-9-13-29-13-29-3-45-13-45-39 0-17 6-30 14-44h5c3 14 9 21 20 24h19c24 0 36 16 36 43 0 6-3 20-9 40-6 23-8 45-8 69l8 152c0 40-6 63-27 73z"><text:p/></draw:path><draw:path draw:style-name="gr3" draw:text-style-name="P3" svg:width="0.19cm" svg:height="0.3cm" svg:x="23.172cm" svg:y="5.323cm" svg:viewBox="0 0 191 301" svg:d="M182 301h-182l8-52h137c3-23 6-53 6-87 0-33-3-56-6-66-6-13-20-17-43-17h-63c-23 0-33-13-33-36 0-17 6-30 14-43h6c2 13 10 19 22 19h46c25 0 42 4 54 11 11 6 17 16 20 27 3 12 6 32 6 59v36c0 44-9 74-20 97h37z"><text:p/></draw:path><draw:path draw:style-name="gr3" draw:text-style-name="P3" svg:width="0.091cm" svg:height="0.175cm" svg:x="21.954cm" svg:y="5.32cm" svg:viewBox="0 0 92 176" svg:d="M55 176l-7-6c18-14 27-34 27-60 0-17-12-27-35-30-26 0-40-14-40-37 0-13 3-26 12-43h5c3 13 9 20 23 20l20 3c21 0 32 17 32 49v21c0 43-11 70-37 83z"><text:p/></draw:path><draw:path draw:style-name="gr3" draw:text-style-name="P3" svg:width="0.187cm" svg:height="0.308cm" svg:x="22.105cm" svg:y="5.32cm" svg:viewBox="0 0 188 309" svg:d="M174 309h-9c0-13-2-23-11-34l-99-133c-19 10-26 23-26 36s6 31 16 52c12 19 20 36 20 49 0 17-6 26-17 26h-45v-6c11-3 14-10 14-20 0-7-3-17-8-33-6-20-9-33-9-40 0-31 14-54 45-77l-28-36c-11-14-17-30-17-50 0-13 6-26 17-43h6c0 17 3 30 12 40l84 112c7-27 15-49 26-73-22-3-38-16-38-39 0-17 4-27 12-40h7c2 13 8 20 16 23l21 3c16 7 25 17 25 34 0 9 0 16-3 19-2 3-11 3-22 3-18 31-27 53-27 74 0 13 6 22 13 35l23 28c11 17 16 34 16 50 0 17-5 30-14 40z"><text:p/></draw:path><draw:path draw:style-name="gr3" draw:text-style-name="P3" svg:width="0.184cm" svg:height="0.307cm" svg:x="22.267cm" svg:y="5.323cm" svg:viewBox="0 0 185 308" svg:d="M145 308l-2-7c2-6 6-16 6-26s0-26-4-46c0-24 0-42 0-52 0-42 9-75 26-102h-116c-16 14-24 37-24 67 0 10 4 29 5 53 3 24 3 44 3 57 0 33-11 53-33 56l-3-7c6-9 9-22 9-46l-3-68c-3-45 7-85 30-112-13 0-25 0-30-7-6-3-9-12-9-25 0-17 6-30 14-43h6c3 13 11 19 22 19h112c11 0 20 4 25 7 3 4 6 13 6 23 0 16-3 30-9 40-5 13-11 29-11 49 0 14 3 33 6 57 5 27 5 47 5 60 0 30-8 50-31 53z"><text:p/></draw:path><draw:path draw:style-name="gr3" draw:text-style-name="P3" svg:width="0.088cm" svg:height="0.311cm" svg:x="22.428cm" svg:y="5.32cm" svg:viewBox="0 0 89 312" svg:d="M72 312l-3-3v-187c0-13-3-22-6-26-5-7-14-14-28-14-23-6-35-19-35-42 0-17 3-30 12-40h6c3 13 9 20 19 20l21 6c11 0 17 7 23 14 5 7 8 23 8 46v192c0 13-6 27-17 34z"><text:p/></draw:path><draw:path draw:style-name="gr3" draw:text-style-name="P3" svg:width="0.09cm" svg:height="0.175cm" svg:x="22.571cm" svg:y="5.32cm" svg:viewBox="0 0 91 176" svg:d="M57 176l-9-6c17-14 26-34 26-60 0-17-12-27-35-30-25 0-39-14-39-37 0-13 6-26 12-43h4c3 13 10 20 23 20l20 3c21 0 32 17 32 49v21c0 43-11 70-34 83z"><text:p/></draw:path><draw:path draw:style-name="gr3" draw:text-style-name="P3" svg:width="0.181cm" svg:height="0.307cm" svg:x="20.796cm" svg:y="5.323cm" svg:viewBox="0 0 182 308" svg:d="M145 308l-5-7c5-6 5-16 5-26s0-26 0-46c-2-24-2-42-2-52 0-42 8-75 29-98h-137c-23 0-35-14-35-36 0-17 3-30 14-43h7c2 13 8 19 19 19h114c9 0 18 0 22 4 3 7 6 13 6 26v13c0 6-3 17-8 27-6 10-9 26-9 49 0 14 3 33 7 57 2 27 4 47 4 60 0 30-11 50-31 53zM6 308l-3-7c3-3 7-9 7-19 0-3 0-14-4-24 0-13 0-19 0-26 0-37 11-58 34-58 3 0 6 3 9 3v7c-9 7-12 18-12 38 0 7 0 14 3 27 0 9 0 19 0 26 0 20-11 33-34 33z"><text:p/></draw:path><draw:polygon draw:style-name="gr3" draw:text-style-name="P3" svg:width="0.127cm" svg:height="0.059cm" svg:x="20.947cm" svg:y="5.343cm" svg:viewBox="0 0 128 60" draw:points="0,0 128,0 128,60 0,60"><text:p/></draw:polygon><draw:path draw:style-name="gr3" draw:text-style-name="P3" svg:width="0.054cm" svg:height="0.125cm" svg:x="21.092cm" svg:y="5.334cm" svg:viewBox="0 0 55 126" svg:d="M33 76l-21 50h-12l3-76c0-34 11-50 32-50 11 0 20 7 20 20 0 6-9 27-22 56z"><text:p/></draw:path><draw:path draw:style-name="gr3" draw:text-style-name="P3" svg:width="0.182cm" svg:height="0.307cm" svg:x="21.213cm" svg:y="5.323cm" svg:viewBox="0 0 183 308" svg:d="M143 308l-3-7c3-6 6-16 6-26s0-26 0-46c-3-24-3-42-3-52 0-42 8-75 26-98h-134c-23 0-35-14-35-36 0-17 3-30 14-43h6c3 13 9 19 20 19h114c9 0 18 0 20 4 6 7 9 13 9 26v13c0 6-3 17-9 27-5 10-9 26-9 49 0 14 4 33 7 57 2 27 4 47 4 60 0 30-11 50-33 53zM6 308l-6-7c6-3 6-9 6-19 0-3 0-14 0-24 0-13 0-19 0-26 0-37 11-58 34-58 3 0 5 3 9 3v7c-9 7-12 18-12 38 0 7 0 14 0 27 3 9 3 19 3 26 0 20-11 33-34 33z"><text:p/></draw:path><draw:path draw:style-name="gr3" draw:text-style-name="P3" svg:width="0.178cm" svg:height="0.413cm" svg:x="21.347cm" svg:y="5.217cm" svg:viewBox="0 0 179 414" svg:d="M168 278l-45 57c-9 13-15 26-15 39 0 3 0 6 0 10 0 3 0 7 0 10 0 13-3 20-14 20s-15-7-15-23c0-20 13-43 35-74l31-39c11-10 14-27 14-43v-16c0-13-3-24-8-28-6-7-17-7-34-7h-66c-23 0-37-13-37-39 0-14 2-33 9-52l8-24c0-3 0-6 0-10 0-3-3-6-8-9l-11-10c-6-4-12-7-12-14 0-10 3-16 9-26h5c0 3 6 10 12 10l9 6c7 3 13 10 13 20 0 0-3 14-9 33l-3 13c0 11-1 17-1 20 0 7 1 13 4 17 3 3 12 6 23 6h74c15 0 26 3 32 10 8 10 11 30 11 60v30c0 23-3 40-11 53z"><text:p/></draw:path><draw:path draw:style-name="gr3" draw:text-style-name="P3" svg:width="0.099cm" svg:height="0.311cm" svg:x="21.511cm" svg:y="5.32cm" svg:viewBox="0 0 100 312" svg:d="M97 79c-12 3-26 3-40 3-3 21-6 37-6 47 0 16 3 33 6 52 5 35 8 58 8 71 0 36-11 57-30 60l-7-7c7-6 8-17 8-27 0-13-1-30-4-49-4-23-4-41-4-51 0-33 7-65 17-96-31 0-45-13-45-35 0-17 3-34 12-47h4c4 10 10 17 19 20 30 0 48 6 56 10 6 7 9 20 9 33 0 6 0 9-3 16z"><text:p/></draw:path><draw:path draw:style-name="gr3" draw:text-style-name="P3" svg:width="0.17cm" svg:height="0.37cm" svg:x="26.47cm" svg:y="6.007cm" svg:viewBox="0 0 171 371" svg:d="M36 10v-10h135v10h-12c-11 0-23 3-29 13-2 7-2 20-2 43v175c0 27-3 51-9 67-6 17-14 34-28 43-11 13-26 20-43 20s-29-3-34-13c-8-7-14-16-14-27 0-10 3-16 6-19 6-7 10-10 17-10 5 0 12 3 13 6 3 4 9 13 15 30 4 10 8 13 14 13 3 0 9-3 12-6 3-7 5-17 5-33v-246c0-20 0-33-2-36-3-7-6-10-9-14-9-3-14-6-23-6z"><text:p/></draw:path><draw:path draw:style-name="gr3" draw:text-style-name="P3" svg:width="0.178cm" svg:height="0.393cm" svg:x="24.176cm" svg:y="6.07cm" svg:viewBox="0 0 179 394" svg:d="M154 187l-50 41c-13 10-19 23-19 40 0 3 0 7 0 10s0 6 0 9c0 13-5 17-14 17-12 0-14-7-14-20 0-30 11-53 40-75l43-35c11-9 16-22 16-43v-19c0-13-2-23-7-30-6-3-15-7-29-7h-85c-23 0-35-9-35-32 0-17 6-30 14-43h6c3 9 12 16 25 16h78c20 0 33 7 42 17 9 13 14 29 14 59v23c0 20-3 33-5 46-3 10-11 20-20 26zM9 394h-3v-233c0-16 6-30 17-39h3v252c0 6-6 13-17 20z"><text:p/></draw:path><draw:path draw:style-name="gr3" draw:text-style-name="P3" svg:width="0.178cm" svg:height="0.413cm" svg:x="24.32cm" svg:y="5.962cm" svg:viewBox="0 0 179 414" svg:d="M165 278l-43 56c-12 16-17 29-17 43 0 0 0 3 0 7 0 6 2 9 2 9 0 14-4 21-16 21-9 0-14-7-14-21 0-23 11-46 33-72l32-40c11-13 14-27 14-46v-13c0-16-3-23-8-31-6-4-18-7-32-7h-68c-22 0-34-13-34-36 0-17 3-33 9-52l5-24c0-3 0-6 0-10 0-6-2-9-5-13l-14-6c-6-3-9-10-9-17s0-17 6-26h6c2 6 5 9 11 13l9 3c7 7 13 14 13 20 0 4-2 13-6 33l-4 17c0 6-3 13-3 19 0 7 3 13 4 17 3 3 12 3 23 3h74c15 0 26 6 35 13 6 7 11 27 11 61v26c0 23-5 43-14 53z"><text:p/></draw:path><draw:path draw:style-name="gr3" draw:text-style-name="P3" svg:width="0.091cm" svg:height="0.308cm" svg:x="24.486cm" svg:y="6.066cm" svg:viewBox="0 0 92 309" svg:d="M74 309h-5v-186c0-13 0-23-6-30-3-7-11-11-27-14-24-3-36-16-36-39 0-17 6-30 14-40h6c3 10 9 17 20 20l20 3c9 3 18 7 23 14 6 10 9 23 9 45v193c0 17-6 27-18 34z"><text:p/></draw:path><draw:path draw:style-name="gr3" draw:text-style-name="P3" svg:width="0.168cm" svg:height="0.307cm" svg:x="24.628cm" svg:y="6.07cm" svg:viewBox="0 0 169 308" svg:d="M103 308l-3-7c3-6 5-16 5-29 0-7 0-23 0-43 0-16-2-33-2-44 0-46 13-85 40-110h-106c-25 0-37-9-37-32 0-17 6-34 14-43h6c3 9 12 16 23 16h96c9 0 18 3 24 7 2 7 6 13 6 26 0 17-4 26-12 30-6 7-12 14-18 24-5 10-8 23-8 36s3 33 3 57c2 27 2 46 2 56 0 33-10 49-33 56z"><text:p/></draw:path><draw:path draw:style-name="gr3" draw:text-style-name="P3" svg:width="0.087cm" svg:height="0.175cm" svg:x="23.112cm" svg:y="6.066cm" svg:viewBox="0 0 88 176" svg:d="M55 176l-9-10c17-14 26-33 26-56 0-20-12-30-35-30-25 0-37-13-37-36 0-14 3-27 8-44h8c0 13 10 20 21 20l20 3c20 0 31 17 31 48v22c0 40-11 70-33 83z"><text:p/></draw:path><draw:path draw:style-name="gr3" draw:text-style-name="P3" svg:width="0.255cm" svg:height="0.304cm" svg:x="23.274cm" svg:y="6.066cm" svg:viewBox="0 0 256 305" svg:d="M174 305h-129c-5-30-10-53-13-76-9-30-12-57-12-77 0-26 3-49 9-70-20-6-29-19-29-35 0-17 3-34 12-47h5c3 7 3 10 9 13 3 4 9 7 19 10 15 3 23 17 23 40 0 7 0 10-3 13-8 6-16 6-25 6-3 21-5 40-5 63 0 27 8 64 25 103h8c20-42 39-99 55-169-18-6-29-19-29-39 0-14 6-27 11-40h6c3 10 9 17 15 17l13 6c14 3 23 14 23 37 0 6 0 13-3 16-6 3-14 6-25 6-11 60-27 117-49 166h74c6-25 26-67 57-119 9-13 11-23 11-33s-2-14-11-17l-2-3c-16-6-23-16-23-29 0-17 3-34 14-47h5c0 10 4 13 11 17l12 6c14 3 23 17 23 37 0 16-9 36-23 62-14 23-26 53-36 84-12 33-18 62-23 99z"><text:p/></draw:path><draw:path draw:style-name="gr3" draw:text-style-name="P3" svg:width="0.087cm" svg:height="0.175cm" svg:x="23.478cm" svg:y="6.066cm" svg:viewBox="0 0 88 176" svg:d="M55 176l-6-10c14-14 23-33 23-56 0-20-12-30-35-30-25 0-37-13-37-36 0-14 3-27 12-44h5c0 13 9 20 20 20l21 3c22 0 30 17 30 48v22c0 40-11 70-33 83z"><text:p/></draw:path><draw:path draw:style-name="gr3" draw:text-style-name="P3" svg:width="0.181cm" svg:height="0.413cm" svg:x="23.629cm" svg:y="5.962cm" svg:viewBox="0 0 182 414" svg:d="M168 278l-45 56c-9 16-15 29-15 43 0 0 0 3 0 7 0 6 0 9 0 9 0 14-3 21-14 21s-14-7-14-21c0-23 11-46 34-72l31-40c11-13 14-27 14-46v-13c0-16-3-23-8-31-6-4-17-7-35-7h-65c-23 0-37-13-37-36 0-17 2-33 8-52l9-24c0-3 0-6 0-10 0-6-3-9-9-13l-10-6c-6-3-12-10-12-17s3-17 8-26h6c2 6 5 9 12 13l8 3c8 7 14 14 14 20 0 4-3 13-9 33l-3 17c0 6-2 13-2 19 0 7 2 13 5 17 3 3 12 3 23 3h74c15 0 26 6 35 13 5 7 11 27 11 61v26c0 23-6 43-14 53z"><text:p/></draw:path><draw:path draw:style-name="gr3" draw:text-style-name="P3" svg:width="0.255cm" svg:height="0.304cm" svg:x="23.824cm" svg:y="6.066cm" svg:viewBox="0 0 256 305" svg:d="M174 305h-129c-2-30-9-53-13-76-9-30-12-57-12-77 0-26 3-49 9-70-17-6-29-19-29-35 0-17 6-34 12-47h8c0 7 3 10 6 13 3 4 9 7 19 10 14 3 23 17 23 40 0 7 0 10 0 13-11 6-20 6-29 6-3 21-4 40-4 63 0 27 8 64 28 103h5c23-42 39-99 58-169-21-6-29-19-29-39 0-14 3-27 10-40h7c2 10 5 17 12 17l13 6c17 3 26 14 26 37 0 6-3 13-3 16-9 3-17 6-26 6-10 60-29 117-51 166h74c6-25 26-67 57-119 9-13 15-23 15-33s-6-14-15-17l-2-3c-16-6-24-16-24-29 0-17 7-34 15-47h6c0 10 5 13 11 17l14 6c15 3 20 17 20 37 0 16-5 36-20 62-14 23-28 53-38 84-11 33-20 62-24 99z"><text:p/></draw:path><draw:path draw:style-name="gr3" draw:text-style-name="P3" svg:width="0.179cm" svg:height="0.304cm" svg:x="22.365cm" svg:y="6.07cm" svg:viewBox="0 0 180 305" svg:d="M163 305h-3v-134c0-33-3-56-7-66-2-9-8-16-17-23-6-3-17-7-29-7h-72c-23 0-35-9-35-32 0-17 6-30 14-43h6c3 9 12 16 23 16h51c36 0 59 7 69 20 11 10 17 36 17 76v166c0 9-6 20-17 27z"><text:p/></draw:path><draw:path draw:style-name="gr3" draw:text-style-name="P3" svg:width="0.164cm" svg:height="0.3cm" svg:x="22.573cm" svg:y="6.07cm" svg:viewBox="0 0 165 301" svg:d="M71 301h-71l12-56h82c20 0 34-6 43-19 8-13 12-35 12-61 0-30-4-53-12-66-6-17-17-24-37-24h-64c-8 7-13 17-13 30 0 10 9 17 22 20 14 3 23 10 23 23v13c0 7-3 10-9 10-2 0-4 0-8 0-6-3-8-3-12-3-11 0-20 6-25 16h-8c-3-13-6-26-6-39 0-27 9-49 26-70l-14-13c-3-3-6-10-6-19 0-17 6-34 13-43h7c2 9 10 16 22 16h46c46 0 71 46 71 139 0 61-9 100-22 120-17 17-39 26-72 26z"><text:p/></draw:path><draw:path draw:style-name="gr3" draw:text-style-name="P3" svg:width="0.178cm" svg:height="0.304cm" svg:x="22.773cm" svg:y="6.07cm" svg:viewBox="0 0 179 305" svg:d="M97 305h-10c-28 0-48-10-64-34-15-20-23-49-23-87 0-42 8-79 26-109-10 0-14-3-20-9-3-7-6-14-6-23 0-17 3-34 14-43h5c4 9 9 16 23 16h55c31 0 51 14 62 36 15 23 20 57 20 103 0 57-5 93-20 116-14 24-33 34-62 34zM105 75h-66c-11 27-20 53-20 86 0 61 20 90 63 90h20c21 0 34-7 46-20 8-12 15-36 15-66 0-37-7-60-15-73-8-10-22-17-43-17z"><text:p/></draw:path><draw:path draw:style-name="gr3" draw:text-style-name="P3" svg:width="0.187cm" svg:height="0.308cm" svg:x="21.401cm" svg:y="6.066cm" svg:viewBox="0 0 188 309" svg:d="M172 309h-7c0-13-5-27-11-34l-99-136c-18 10-26 24-26 40 0 14 6 27 16 47 12 23 18 40 18 53 0 17-6 26-18 26h-42v-9c9 0 14-7 14-17 0-7-3-17-8-36-6-17-9-30-9-40 0-27 14-54 45-73l-28-37c-11-17-17-33-17-50s3-30 14-43h6c3 17 6 26 15 37l85 115c3-25 12-49 26-73-26-3-38-19-38-42 0-14 4-27 9-37h6c3 10 9 17 20 20l20 6c17 4 25 17 25 34 0 6-3 13-3 19-5 0-13 3-25 3-14 28-23 54-23 70 0 14 3 27 12 37l23 31c11 16 16 33 16 49 0 13-5 30-16 40z"><text:p/></draw:path><draw:path draw:style-name="gr3" draw:text-style-name="P3" svg:width="0.178cm" svg:height="0.304cm" svg:x="21.572cm" svg:y="6.07cm" svg:viewBox="0 0 179 305" svg:d="M163 305h-7v-134c0-33 0-56-5-66-3-9-8-16-15-23-8-3-16-7-28-7h-77c-22 0-31-9-31-32 0-17 3-30 12-43h7c0 9 9 16 23 16h52c34 0 57 7 69 20 11 10 16 36 16 76v166c0 9-5 20-16 27z"><text:p/></draw:path><draw:path draw:style-name="gr3" draw:text-style-name="P3" svg:width="0.178cm" svg:height="0.393cm" svg:x="21.753cm" svg:y="6.07cm" svg:viewBox="0 0 179 394" svg:d="M154 187l-50 41c-12 10-19 23-19 40 0 3 0 7 0 10s0 6 0 9c0 13-4 17-13 17-12 0-14-7-14-20 0-30 11-53 40-75l42-35c11-9 16-22 16-43v-19c0-13-2-23-7-30-6-3-15-7-29-7h-85c-23 0-35-9-35-32 0-17 6-30 14-43h6c3 9 13 16 26 16h77c20 0 33 7 42 17 9 13 14 29 14 59v23c0 20-3 33-5 46-2 10-11 20-20 26zM9 394h-3v-233c0-16 6-30 17-39h3v252c0 6-6 13-17 20z"><text:p/></draw:path><draw:path draw:style-name="gr3" draw:text-style-name="P3" svg:width="0.087cm" svg:height="0.175cm" svg:x="21.923cm" svg:y="6.066cm" svg:viewBox="0 0 88 176" svg:d="M54 176l-9-10c17-14 26-33 26-56 0-20-12-30-35-30-24 0-36-13-36-36 0-14 3-27 9-44h5c2 13 9 20 22 20l21 3c20 0 31 17 31 48v22c0 40-11 70-34 83z"><text:p/></draw:path><draw:path draw:style-name="gr3" draw:text-style-name="P3" svg:width="0.087cm" svg:height="0.308cm" svg:x="22.078cm" svg:y="6.066cm" svg:viewBox="0 0 88 309" svg:d="M74 309h-5v-186c0-13-4-23-6-30-3-7-11-11-28-14-23-3-35-16-35-39 0-17 3-30 14-40h6c0 10 6 17 17 20l21 3c11 3 19 7 25 14 2 10 5 23 5 45v193c0 17-5 27-14 34z"><text:p/></draw:path><draw:path draw:style-name="gr3" draw:text-style-name="P3" svg:width="0.059cm" svg:height="0.199cm" svg:x="26.621cm" svg:y="6.798cm" svg:viewBox="0 0 60 200" svg:d="M52 93l5 46c3 7 3 10 3 17 0 10-3 17-5 26-3 7-10 14-12 18l-6-4v-100c0-7 0-14 3-23 3-4 3-7 3-7 0-7-6-10-14-10-9-3-15-3-17-6-3 0-6-3-9-7-3-3-3-10-3-17 0-10 0-19 6-26h3c0 7 5 7 11 7l15 3c5 0 10 3 14 3 3 3 6 7 8 10 3 3 3 10 3 17 0 3 0 7 0 10s-3 9-8 16c0 7-3 10-3 16 0 4 3 7 3 11z"><text:p/></draw:path><draw:path draw:style-name="gr3" draw:text-style-name="P3" svg:width="0.1cm" svg:height="0.151cm" svg:x="25.84cm" svg:y="6.798cm" svg:viewBox="0 0 101 152" svg:d="M23 56c-14-3-23-9-23-26 0-10 3-20 9-30h3c3 7 6 10 11 10h35c14 0 23 0 27 3s9 7 13 13c3 7 3 17 3 33v93h-98v-59c0-10 3-16 9-23zM89 103v-23c0-6-4-14-6-17-2-7-9-7-17-7h-29l-14 18c-2 6-5 13-5 19v10z"><text:p/></draw:path><draw:path draw:style-name="gr3" draw:text-style-name="P3" svg:width="0.107cm" svg:height="0.158cm" svg:x="25.978cm" svg:y="6.798cm" svg:viewBox="0 0 108 159" svg:d="M51 106h11c3-3 9-3 9-6 3 0 6-7 9-18 0 0 2-6 5-13 0-3 2-6 2-6 0-7-2-7-5-10-8-3-14-6-17-10-3-3-6-10-6-17 0-10 3-19 9-26h3c0 7 3 10 9 10l11 3c6 0 9 3 13 7 1 3 4 10 4 13 0 7-3 14-4 20-4 6-7 16-10 23 0 6-3 17-3 33 0 10-4 20-6 26-5 10-14 14-30 17l-55 7 9-47 33-6c0-6-3-10-11-10-8-3-11-10-11-23 0-4 0-10 3-17-14-3-20-13-20-30 0-10 0-19 3-26h6c0 4 2 7 11 10h8c14 3 20 13 20 30 0 3 0 10-3 13-6 3-12 3-17 3 0 3 0 7 0 10 4 0 5 3 8 3 6 4 9 7 12 10 0 3 0 7 0 14z"><text:p/></draw:path><draw:path draw:style-name="gr3" draw:text-style-name="P3" svg:width="0.057cm" svg:height="0.102cm" svg:x="25.258cm" svg:y="6.798cm" svg:viewBox="0 0 58 103" svg:d="M36 103l-1-7c1-6 4-9 8-13 0-3 3-6 3-13 0-3-3-6-3-6 0-4-4-4-4-4-3 0-4-3-13-3-10 0-17-3-20-7-6-7-6-13-6-24 0-3 0-6 0-13 3-6 3-9 6-13h3c0 7 5 10 11 10h16c16 3 22 13 22 33v14c0 13-3 23-6 30-3 6-9 13-16 16z"><text:p/></draw:path><draw:path draw:style-name="gr3" draw:text-style-name="P3" svg:width="0.09cm" svg:height="0.151cm" svg:x="25.373cm" svg:y="6.798cm" svg:viewBox="0 0 91 152" svg:d="M22 10h35c15 0 23 3 26 10 5 6 8 20 8 39v77c0 7-3 13-8 16h-6v-69c0-9 0-17-3-20-2-4-9-7-17-7h-35c-3 0-8 0-10-3-4-3-6-6-9-10-3-3-3-6-3-13 0-10 3-20 8-30h4c2 7 4 10 10 10z"><text:p/></draw:path><draw:path draw:style-name="gr3" draw:text-style-name="P3" svg:width="0.108cm" svg:height="0.151cm" svg:x="25.488cm" svg:y="6.798cm" svg:viewBox="0 0 109 152" svg:d="M40 56h-4c-7 0-13-3-19-9-3-4-5-10-5-17 0-10 2-20 8-30h3c3 7 6 10 12 10h40c14 0 23 3 29 13 1 7 5 20 5 36v77c0 7-4 13-11 16h-4v-69c0-14 0-20-5-24-3-3-6-3-14-3h-23l-6 7c-3 7-6 14-6 20l3 7c0 3 0 10 3 20 0 7 0 13 0 16v26h-46l9-49h17v-10c0-10 3-19 9-27z"><text:p/></draw:path><draw:path draw:style-name="gr3" draw:text-style-name="P3" svg:width="0.093cm" svg:height="0.155cm" svg:x="25.615cm" svg:y="6.798cm" svg:viewBox="0 0 94 156" svg:d="M14 56c-11-3-14-13-14-26 0-10 3-20 9-30h3c0 7 6 10 11 10h32c11 0 20 3 26 6 4 7 8 14 11 27 2 10 2 23 2 36 0 24-2 43-9 57-7 13-19 20-33 20h-6c-5 0-13-4-19-7s-13-10-18-20c-3-7-6-20-6-33 0-10 0-17 3-23 3-7 6-14 8-17zM58 56h-31c-6 7-9 17-9 23 0 17 9 27 23 27h14c5 0 11 0 17-3 3 0 6-3 9-7 2-3 2-10 2-17 0-6-2-13-5-16-3-4-12-7-20-7z"><text:p/></draw:path><draw:path draw:style-name="gr3" draw:text-style-name="P3" svg:width="0.104cm" svg:height="0.151cm" svg:x="24.657cm" svg:y="6.798cm" svg:viewBox="0 0 105 152" svg:d="M12 0h2c0 7 7 10 12 10h65c6 0 13 0 13 3 1 3 1 7 1 13v11c0 6 0 13-5 16-6 6-9 17-9 24 0 6 3 13 3 19 3 7 3 17 3 27 0 7 0 13-6 20-3 6-8 9-14 9h-3c3-3 3-6 3-16 0-3 0-13 0-23-3-13 0-26 0-33 3-10 6-17 11-24h-62c-9 0-14-3-17-6-3-7-6-13-6-20 0-10 3-20 9-30zM37 87v3c-4 3-8 10-8 20v16c0 7 0 10-3 13 0 4-3 7-9 10-5 3-11 3-14 3h-3c3-3 3-6 3-13v-19c0-13 3-20 9-27 2-6 9-10 17-10 4 0 6 4 8 4z"><text:p/></draw:path><draw:path draw:style-name="gr3" draw:text-style-name="P3" svg:width="0.093cm" svg:height="0.151cm" svg:x="24.784cm" svg:y="6.798cm" svg:viewBox="0 0 94 152" svg:d="M9 0h3c0 7 2 10 8 10h61c4 0 7 0 10 3s3 7 3 13v11c0 10-3 16-11 19-6 3-9 7-11 10-4 4-7 11-7 17 0 4 3 10 3 13 4 14 4 21 4 27 0 7-4 13-7 20-5 6-10 9-16 9 0-3 0-9 0-16v-29c0-14 3-27 6-33 5-11 8-15 13-18h-45c-9 0-14-3-17-9-6-4-6-10-6-17 0-10 3-20 9-30z"><text:p/></draw:path><draw:path draw:style-name="gr3" draw:text-style-name="P3" svg:width="0.051cm" svg:height="0.151cm" svg:x="24.909cm" svg:y="6.798cm" svg:viewBox="0 0 52 152" svg:d="M43 152h-2v-75c0-3-4-11-4-14-2-4-2-4-4-4 0-3-7-3-12-6-15-3-21-13-21-27 0-10 3-16 9-26h3c0 4 6 7 14 10h9c8 3 11 6 14 10 3 3 3 10 3 20v96c0 7-3 13-9 16z"><text:p/></draw:path><draw:path draw:style-name="gr3" draw:text-style-name="P3" svg:width="0.09cm" svg:height="0.151cm" svg:x="25.031cm" svg:y="6.798cm" svg:viewBox="0 0 91 152" svg:d="M23 10h34c15 0 20 3 26 10 5 6 8 20 8 39v77c0 7-3 13-8 16h-6v-69c0-9 0-17-3-20-2-4-9-7-17-7h-34c-4 0-9 0-12-3s-5-6-8-10c-3-3-3-6-3-13 0-10 3-20 8-30h3c0 7 5 10 12 10z"><text:p/></draw:path><draw:path draw:style-name="gr3" draw:text-style-name="P3" svg:width="0.148cm" svg:height="0.151cm" svg:x="23.895cm" svg:y="6.798cm" svg:viewBox="0 0 149 152" svg:d="M119 0c0 4 4 7 9 10l6 3c9 3 15 13 15 27 0 3 0 10-4 13 0 3-2 6-8 17-6 10-11 23-14 33-4 14-7 30-9 49h-97c0-9 0-19-3-35 0-10 0-17 0-24 0-13 0-27 6-37-14-3-20-13-20-30 0-10 3-19 6-26h3c3 4 5 7 11 10h9c6 0 7 3 11 10 3 3 5 10 5 17 0 6 0 13-2 16-7 3-11 3-14 3-3 7-3 14-3 21 0 10 3 16 6 26h16c9-13 17-29 23-47-12-3-16-13-16-30 0-10 0-19 2-26h5c0 4 6 7 12 10h8c3 0 6 3 9 6 3 0 6 4 6 7s0 10 0 14c0 6 0 13-3 16s-9 3-14 3c-6 21-12 37-18 47h43c6-7 9-16 14-26 4-3 7-7 7-11 0-3-3-7-7-10l-3-3c-9-3-11-13-11-23 0-7 2-10 2-17 4-6 7-9 9-13z"><text:p/></draw:path><draw:path draw:style-name="gr3" draw:text-style-name="P3" svg:width="0.057cm" svg:height="0.102cm" svg:x="24.036cm" svg:y="6.798cm" svg:viewBox="0 0 58 103" svg:d="M37 103l-2-7c6-6 8-9 8-13 3-3 3-6 3-13 0-3 0-6-3-6 0-4-2-4-2-4 0 0-6-3-13-3-12 0-16-3-22-7-3-7-6-13-6-24 0-3 0-6 3-13 0-6 0-9 3-13h3c3 7 5 10 11 10h21c11 3 17 13 17 33v14c0 13 0 23-6 30-3 6-6 13-15 16z"><text:p/></draw:path><draw:path draw:style-name="gr3" draw:text-style-name="P3" svg:width="0.09cm" svg:height="0.151cm" svg:x="24.163cm" svg:y="6.798cm" svg:viewBox="0 0 91 152" svg:d="M23 10h35c11 0 19 3 25 10 5 6 8 20 8 39v77c0 7-3 13-10 16h-4v-69c0-9 0-17-3-20-2-4-9-7-16-7h-35c-6 0-9 0-11-3-6-3-6-6-9-10-3-3-3-6-3-13 0-10 3-20 9-30h3c0 7 2 10 11 10z"><text:p/></draw:path><draw:path draw:style-name="gr3" draw:text-style-name="P3" svg:width="0.11cm" svg:height="0.151cm" svg:x="24.293cm" svg:y="6.798cm" svg:viewBox="0 0 111 152" svg:d="M6 152c0-6 0-9 0-13 0-26 8-52 26-76 0-4-4-7-6-7-10-3-12-3-14-6-3 0-6-3-6-7-3-6-6-10-6-17 0-10 3-19 9-26h3c0 4 2 4 2 7 2 0 6 3 9 3h9c7 3 14 6 14 16 0 4 0 7-3 14 0 3 0 3 0 7 0 3 0 3 0 6 17-13 22-30 22-46 9 3 18 6 24 13 8 6 11 13 16 23 3 13 6 23 6 37 0 16-3 37-6 53l-1 19h-65l10-49h51c4-13 0-23-6-33-9-7-13-14-25-14-11 0-23 7-34 24-9 16-15 37-15 66v6z"><text:p/></draw:path><draw:path draw:style-name="gr3" draw:text-style-name="P3" svg:width="0.051cm" svg:height="0.151cm" svg:x="24.428cm" svg:y="6.798cm" svg:viewBox="0 0 52 152" svg:d="M41 152h-3v-75c0-3 0-11 0-14-3-4-3-4-6-4-3-3-6-3-15-6-11-3-17-13-17-27 0-10 3-16 9-26h3c0 4 2 7 11 10h12c6 3 11 6 15 10 2 3 2 10 2 20v96c0 7-2 13-11 16z"><text:p/></draw:path><draw:path draw:style-name="gr3" draw:text-style-name="P3" svg:width="0.091cm" svg:height="0.151cm" svg:x="23.057cm" svg:y="6.798cm" svg:viewBox="0 0 92 152" svg:d="M12 0h2c2 7 5 10 12 10h20c17 0 28 6 35 20 7 10 11 26 11 50 0 27-7 46-11 56-9 10-21 16-38 16h-43l9-49h51c9 0 14 0 17-7 0-3 4-9 4-16 0-17-7-24-21-24h-32c-9 0-14-3-19-9-3-4-6-10-6-17 0-10 3-20 9-30z"><text:p/></draw:path><draw:path draw:style-name="gr3" draw:text-style-name="P3" svg:width="0.096cm" svg:height="0.208cm" svg:x="23.186cm" svg:y="6.741cm" svg:viewBox="0 0 97 209" svg:d="M9 0h3c0 7 2 10 5 10l11 3c7 3 8 7 8 13 0 4 0 7-1 14l-3 7c-4 6-4 9-4 13 0 3 4 6 8 6h38c8 0 14 3 20 6 3 7 3 17 3 31v9c0 13 0 20-3 26 0 7-6 11-12 21l-8 6c-3 7-6 10-9 13 0 0 0 3 0 11v11c0 3-3 6-3 6-3 3-5 3-7 3-7 0-10-3-10-13 0-7 0-15 3-21 7-3 9-10 14-13l12-13c6-7 8-14 8-17v-7c0-10-2-13-14-13h-40c-11 0-16-6-16-19v-14c0-7 2-10 2-16l6-10c0-3 0-3 0-6 0-4 0-4-3-7l-8-3c-6-4-9-7-9-14s3-13 9-23z"><text:p/></draw:path><draw:path draw:style-name="gr3" draw:text-style-name="P3" svg:width="0.107cm" svg:height="0.158cm" svg:x="23.334cm" svg:y="6.798cm" svg:viewBox="0 0 108 159" svg:d="M52 106h11c5-3 9-3 9-6 2 0 5-7 8-18 0 0 3-6 5-13 0-3 3-6 3-6 0-7-3-7-5-10-9-3-15-6-18-10-2-3-5-10-5-17 0-10 3-19 8-26h4c0 7 2 10 8 10l11 3c6 0 9 3 12 7 2 3 5 10 5 13 0 7-3 14-5 20-3 6-6 16-9 23 0 6-3 17-3 33 0 10 0 20-6 26-5 10-13 14-30 17l-55 7 8-47 34-6c0-6-3-10-11-10-9-3-12-10-12-23 0-4 0-10 3-17-14-3-19-13-19-30 0-10 0-19 3-26h5c0 4 3 7 11 10h9c14 3 21 13 21 30 0 3 0 10-4 13-6 3-12 3-17 3 0 3 0 7 0 10 3 0 5 3 11 3 3 4 6 7 10 10 0 3 0 7 0 14z"><text:p/></draw:path><draw:path draw:style-name="gr3" draw:text-style-name="P3" svg:width="0.08cm" svg:height="0.151cm" svg:x="23.475cm" svg:y="6.798cm" svg:viewBox="0 0 81 152" svg:d="M48 77v-3c0-8 0-11-3-15-2-3-5-3-8-3-11-3-17-3-20-9-3-7-5-14-5-21 0-10 2-19 8-26h3c0 4 3 7 12 10h10c7 0 10 3 12 3s2 3 6 7c2 3 2 10 2 13 0 4-2 10-6 23 0 3 0 10 0 14 0 7 0 10 4 13 0 4 6 10 12 20 3 4 6 14 6 20 0 10-3 20-9 29h-3l-17-49-15 49h-37l9-49h20c6 0 11 0 11-3 3 0 5-4 5-7 3-3 3-10 3-16z"><text:p/></draw:path><draw:path draw:style-name="gr3" draw:text-style-name="P3" svg:width="0.104cm" svg:height="0.151cm" svg:x="23.612cm" svg:y="6.798cm" svg:viewBox="0 0 105 152" svg:d="M12 0h2c0 7 3 10 12 10h66c5 0 12 0 12 3 1 3 1 7 1 13v11c0 6 0 13-4 16-7 6-9 17-9 24 0 6 0 13 2 19 3 7 3 17 3 27 0 7 0 13-5 20-3 6-9 9-14 9h-3c3-3 3-6 3-16 0-3 0-13-3-23 0-13 3-26 3-33 3-10 5-17 11-24h-63c-9 0-14-3-17-6-6-7-6-13-6-20 0-10 3-20 9-30zM36 87v3c-4 3-7 10-7 20v16c0 7 0 10-3 13 0 4-3 7-9 10-5 3-11 3-14 3h-3c3-3 3-6 3-13v-19c0-13 3-20 9-27 2-6 8-10 17-10 3 0 6 4 7 4z"><text:p/></draw:path><draw:path draw:style-name="gr3" draw:text-style-name="P3" svg:width="0.103cm" svg:height="0.188cm" svg:x="22.99cm" svg:y="6.764cm" svg:viewBox="0 0 104 189" svg:d="M104 0v3c-16 3-27 10-36 16-9 7-13 14-20 24-3 10-8 19-12 32 7-3 9-3 9-3 6-3 12-3 17-3 12 0 21 3 30 13 8 10 12 25 12 41 0 13-4 22-7 33-5 10-12 20-16 23-10 6-19 10-26 10-12 0-20-4-29-10-6-7-14-16-17-27-6-13-9-26-9-39 0-21 6-41 14-57 9-16 21-30 34-40 17-13 35-16 56-16zM36 86c0 13 0 24 0 30 0 10 0 23 4 33 0 14 3 20 8 27 0 3 7 3 9 3s5-3 8-7c3-3 6-13 6-30 0-22-3-40-9-50-3-6-7-10-14-10-3 0-5 0-12 4z"><text:p/></draw:path><draw:path draw:style-name="gr3" draw:text-style-name="P3" svg:width="0.1cm" svg:height="0.151cm" svg:x="22.482cm" svg:y="6.798cm" svg:viewBox="0 0 101 152" svg:d="M23 56c-13-3-23-9-23-26 0-10 3-20 10-30h2c2 7 6 10 11 10h35c11 0 23 0 25 3 6 3 11 7 14 13 0 7 4 17 4 33v93h-98v-59c0-10 4-16 7-23zM89 103v-23c0-6-4-14-6-17-2-7-9-7-17-7h-29l-14 18c-2 6-5 13-5 19v10z"><text:p/></draw:path><draw:path draw:style-name="gr3" draw:text-style-name="P3" svg:width="0.107cm" svg:height="0.158cm" svg:x="22.595cm" svg:y="6.798cm" svg:viewBox="0 0 108 159" svg:d="M52 106h11c6-3 9-3 9-6 2 0 5-7 9-18 0 0 2-6 4-13 0-3 3-6 3-6 0-7-3-7-5-10-9-3-14-6-18-10-2-3-5-10-5-17 0-10 3-19 9-26h3c0 7 2 10 9 10l10 3c6 0 9 3 12 7 2 3 5 10 5 13 0 7-3 14-5 20-3 6-6 16-9 23 0 6-3 17-3 33 0 10-3 20-6 26-4 10-13 14-30 17l-55 7 9-47 34-6c0-6-3-10-10-10-10-3-13-10-13-23 0-4 0-10 3-17-14-3-20-13-20-30 0-10 0-19 3-26h6c0 4 2 7 11 10h10c13 3 19 13 19 30 0 3 0 10-3 13-6 3-12 3-16 3 0 3 0 7 0 10 2 0 4 3 10 3 3 4 6 7 9 10 0 3 0 7 0 14z"><text:p/></draw:path><draw:path draw:style-name="gr3" draw:text-style-name="P3" svg:width="0.051cm" svg:height="0.151cm" svg:x="22.713cm" svg:y="6.798cm" svg:viewBox="0 0 52 152" svg:d="M43 152h-3v-75c0-3-3-11-3-14-2-4-2-4-5-4 0-3-6-3-13-6-13-3-19-13-19-27 0-10 3-16 9-26h3c0 4 4 7 14 10h9c8 3 11 6 14 10 3 3 3 10 3 20v96c0 7-3 13-9 16z"><text:p/></draw:path><draw:path draw:style-name="gr3" draw:text-style-name="P3" svg:width="0.056cm" svg:height="0.102cm" svg:x="21.841cm" svg:y="6.798cm" svg:viewBox="0 0 57 103" svg:d="M37 103l-5-7c5-6 8-9 11-13 0-3 0-6 0-13 0-3 0-6 0-6-3-4-3-4-3-4-3 0-5-3-14-3-10 0-17-3-20-7-6-7-6-13-6-24 0-3 0-6 0-13 3-6 3-9 3-13h6c0 7 3 10 10 10h18c15 3 20 13 20 33v14c0 13-2 23-5 30-3 6-9 13-15 16z"><text:p/></draw:path><draw:path draw:style-name="gr3" draw:text-style-name="P3" svg:width="0.093cm" svg:height="0.151cm" svg:x="21.946cm" svg:y="6.798cm" svg:viewBox="0 0 94 152" svg:d="M8 0h4c0 7 2 10 11 10h58c4 0 7 0 10 3s3 7 3 13v11c0 10-3 16-11 19-6 3-9 7-11 10-4 4-7 11-7 17 0 4 3 10 3 13 4 14 4 21 4 27 0 7-4 13-7 20-5 6-10 9-17 9 0-3 0-9 0-16v-29c0-14 3-27 7-33 5-11 8-15 13-18h-45c-9 0-15-3-17-9-6-4-6-10-6-17 0-10 3-20 8-30z"><text:p/></draw:path><draw:path draw:style-name="gr3" draw:text-style-name="P3" svg:width="0.057cm" svg:height="0.102cm" svg:x="22.054cm" svg:y="6.798cm" svg:viewBox="0 0 58 103" svg:d="M36 103l-1-7c1-6 7-9 7-13 4-3 4-6 4-13 0-3 0-6-4-6 0-4-3-4-3-4-3 0-4-3-11-3-12 0-16-3-22-7-3-7-6-13-6-24 0-3 0-6 0-13 3-6 3-9 6-13h3c0 7 5 10 10 10h20c13 3 19 13 19 33v14c0 13 0 23-6 30-3 6-10 13-16 16z"><text:p/></draw:path><draw:path draw:style-name="gr3" draw:text-style-name="P3" svg:width="0.096cm" svg:height="0.199cm" svg:x="22.161cm" svg:y="6.798cm" svg:viewBox="0 0 97 200" svg:d="M8 0h4c2 7 4 10 11 10h51c9 0 14 3 17 6 6 7 6 14 6 31v9c0 13 0 23-3 26-3 7-6 11-13 18l-12 12c-9 7-11 13-11 20l2 11c0 3-2 6-2 6-4 3-7 3-10 3-6 0-12-3-12-13 0-7 3-14 6-17 3-6 9-13 16-16l14-13c5-4 9-7 9-11 2-3 2-6 2-6v-7c0-10-6-13-14-13h-43c-10 0-14-3-20-6-3-7-6-13-6-20 0-10 3-20 8-30zM16 76h7v103c0 10-7 17-11 21l-6-4v-96c0-11 6-21 10-24z"><text:p/></draw:path><draw:path draw:style-name="gr3" draw:text-style-name="P3" svg:width="0.091cm" svg:height="0.151cm" svg:x="22.267cm" svg:y="6.798cm" svg:viewBox="0 0 92 152" svg:d="M17 53c-8-3-14-13-14-23s3-20 9-30h5c0 7 4 10 9 10h26c11 0 20 3 22 6 7 7 11 14 14 24 4 10 4 23 4 40 0 27-4 46-11 56s-21 16-35 16h-46l9-49h54c9 0 11 0 14-7 4-3 6-9 6-16 0-17-9-24-20-24h-40c0 3 0 3 0 7 0 3 0 3 0 3 3 4 3 4 9 4h3c5 0 8 4 8 7v6c0 7 0 7-6 7h-14c-2 0-6 3-6 3h-5c0-3-3-10-3-13 0-10 3-17 8-27z"><text:p/></draw:path><draw:path draw:style-name="gr3" draw:text-style-name="P3" svg:width="0.111cm" svg:height="0.155cm" svg:x="20.977cm" svg:y="6.798cm" svg:viewBox="0 0 112 156" svg:d="M98 93l3 3c8 10 11 20 11 29 0 11-3 21-14 31h-4c0-4 0-7 0-13-2-4-5-7-8-11l-54-59c-3 6-6 9-6 16 0 4 0 4 3 7 3 4 6 10 11 16 3 7 9 10 9 13 3 4 3 7 3 11 0 7-3 10-6 13-3 0-6 3-9 3h-37v-6c6 0 9-3 9-10 0-4 0-7 0-11 0-9-3-16-3-19 0-17 8-30 20-40l-9-10c-8-6-11-16-11-26s6-20 14-30h3c0 4 0 7 3 10 0 3 3 6 6 10l49 53c0-7 0-14 2-20-11-3-17-13-17-30 0-7 0-16 3-23h3c3 4 6 7 14 10h8c11 0 18 10 18 27 0 6 0 10-3 16-4 3-8 3-15 3-2 7-2 13-2 20 0 3 0 6 0 10 2 0 2 3 6 7z"><text:p/></draw:path><draw:path draw:style-name="gr3" draw:text-style-name="P3" svg:width="0.104cm" svg:height="0.151cm" svg:x="21.092cm" svg:y="6.798cm" svg:viewBox="0 0 105 152" svg:d="M23 56c-7 0-11-3-17-6-3-3-6-10-6-20s3-20 9-30h3c2 7 4 10 11 10h66c5 0 12 0 15 3 0 3 1 7 1 13v11c0 6-1 13-4 16-4 3-7 10-9 13 0 4-3 8-3 11 0 6 3 13 3 19 2 11 2 17 2 27s0 16-5 20c-6 6-8 9-15 9h-3c3-3 3-9 3-16 0-3 0-13 0-23 0-13 0-26 4-33 0-10 3-17 7-24h-50c-7 7-9 18-9 27 0 4 0 7 2 10 0 14 0 20 0 27 0 10-2 19-8 23-6 6-11 9-17 9h-3c3-3 6-9 6-16v-19c0-14 0-27 3-37s7-17 14-24z"><text:p/></draw:path><draw:path draw:style-name="gr3" draw:text-style-name="P3" svg:width="0.059cm" svg:height="0.102cm" svg:x="21.199cm" svg:y="6.798cm" svg:viewBox="0 0 60 103" svg:d="M41 103l-6-7c6-6 8-9 11-13 0-3 0-6 0-13 0-3 0-6 0-6-3-4-3-4-5-4 0 0-3-3-11-3-9 0-18-3-21-7-6-7-9-13-9-24 0-3 3-6 3-13 0-6 3-9 3-13h6c0 7 2 10 11 10h18c14 3 19 13 19 33v14c0 13-2 23-5 30-3 6-9 13-14 16z"><text:p/></draw:path><draw:path draw:style-name="gr3" draw:text-style-name="P3" svg:width="0.059cm" svg:height="0.102cm" svg:x="21.304cm" svg:y="6.798cm" svg:viewBox="0 0 60 103" svg:d="M41 103l-6-7c6-6 8-9 11-13 0-3 0-6 0-13 0-3 0-6 0-6-3-4-3-4-5-4 0 0-4-3-12-3-9 0-17-3-20-7-6-7-9-13-9-24 0-3 3-6 3-13 0-6 3-9 3-13h6c0 7 2 10 11 10h18c14 3 19 13 19 33v14c0 13-2 23-5 30-3 6-9 13-14 16z"><text:p/></draw:path><draw:path draw:style-name="gr3" draw:text-style-name="P3" svg:width="0.091cm" svg:height="0.151cm" svg:x="21.41cm" svg:y="6.798cm" svg:viewBox="0 0 92 152" svg:d="M23 10h37c12 0 21 3 25 10 4 6 7 20 7 39v77c0 7-3 13-9 16h-2v-69c0-9-3-17-7-20 0-4-5-7-14-7h-34c-6 0-10 0-14-3-3-3-6-6-9-10 0-3-3-6-3-13 0-10 3-20 9-30h5c0 7 2 10 9 10z"><text:p/></draw:path><draw:path draw:style-name="gr3" draw:text-style-name="P3" svg:width="0.051cm" svg:height="0.151cm" svg:x="21.52cm" svg:y="6.798cm" svg:viewBox="0 0 52 152" svg:d="M40 152h-3v-75c0-3 0-11-2-14 0-4-3-4-3-4-3-3-6-3-15-6-11-3-17-13-17-27 0-10 3-16 9-26h3c0 4 2 7 11 10h12c5 3 10 6 15 10 2 3 2 10 2 20v96c0 7-2 13-12 16z"><text:p/></draw:path><draw:path draw:style-name="gr3" draw:text-style-name="P3" svg:width="0.111cm" svg:height="0.155cm" svg:x="21.623cm" svg:y="6.798cm" svg:viewBox="0 0 112 156" svg:d="M97 93l3 3c8 10 12 20 12 29 0 11-4 21-15 31h-3c0-4 0-7 0-13-2-4-5-7-9-11l-53-59c-3 6-6 9-6 16 0 4 0 4 3 7 3 4 6 10 11 16 3 7 8 10 8 13 4 4 4 7 4 11 0 7-4 10-7 13-2 0-5 3-9 3h-36v-6c6 0 9-3 9-10 0-4 0-7 0-11 0-9-3-16-3-19 0-17 6-30 20-40l-9-10c-8-6-11-16-11-26s6-20 14-30h3c0 4 0 7 3 10 0 3 3 6 6 10l46 53c3-7 3-14 5-20-11-3-17-13-17-30 0-7 0-16 3-23h3c2 4 6 7 13 10h9c11 0 18 10 18 27 0 6 0 10-4 16-3 3-8 3-14 3-2 7-2 13-2 20 0 3 0 6 0 10 2 0 2 3 5 7z"><text:p/></draw:path><draw:polygon draw:style-name="gr3" draw:text-style-name="P3" svg:width="0.125cm" svg:height="0.128cm" svg:x="20.069cm" svg:y="6.793cm" svg:viewBox="0 0 126 129" draw:points="126,129 0,69 0,59 126,0 126,16 29,62 126,110"><text:p/></draw:polygon><draw:path draw:style-name="gr3" draw:text-style-name="P3" svg:width="0.057cm" svg:height="0.102cm" svg:x="20.183cm" svg:y="6.798cm" svg:viewBox="0 0 58 103" svg:d="M37 103l-2-7c2-6 5-9 8-13 0-3 3-6 3-13 0-3-3-6-3-6 0-4-3-4-3-4-3 0-5-3-14-3s-14-3-19-7c-4-7-7-13-7-24 0-3 0-6 0-13 3-6 3-9 7-13h3c0 7 4 10 11 10h19c12 3 18 13 18 33v14c0 13-3 23-6 30-3 6-9 13-15 16z"><text:p/></draw:path><draw:path draw:style-name="gr3" draw:text-style-name="P3" svg:width="0.091cm" svg:height="0.102cm" svg:x="20.293cm" svg:y="6.764cm" svg:viewBox="0 0 92 103" svg:d="M43 53c0-7 0-10 0-13s-4-7-7-14c-1-3-1-10-1-13s0-7 1-10c3-3 7-3 9-3 3 0 6 0 10 3 2 3 2 7 2 10s0 10-2 13c-4 7-4 11-4 14-3 3-3 6-3 13 3-4 9-7 9-7 2 0 6-3 8-9 6-7 9-7 15-7 2 0 5 0 9 3 3 0 3 4 3 7 0 6 0 9-3 13-4 0-9 3-12 3s-6 0-9 0-3 0-5 0c-4 0-8 0-15 0 3 3 7 6 9 10 2 0 6 3 8 6 6 0 9 3 12 7 0 3 3 7 3 10 0 4-3 7-6 11 0 0-3 3-6 3-5 0-9-3-11-7 0-3-2-7-2-17-4-4-4-7-4-10s-3-7-6-10c-2 3-2 7-6 10 0 3 0 6 0 10-3 10-3 14-4 17-3 4-6 7-9 7s-6-3-9-3c-3-4-3-7-3-11 0-3 0-7 3-10 0-4 3-7 9-10 6 0 9-3 9-7 1 0 4-3 8-6h-11c-3 0-6 0-6 0-6 0-9 0-12 0-2 0-8 0-11-3 0-4-3-7-3-10 0-6 0-6 3-10 3-3 6-3 9-3 5 0 11 0 14 7 6 6 9 9 9 9 1 0 4 3 8 7z"><text:p/></draw:path><draw:path draw:style-name="gr3" draw:text-style-name="P3" svg:width="0.057cm" svg:height="0.102cm" svg:x="20.393cm" svg:y="6.798cm" svg:viewBox="0 0 58 103" svg:d="M37 103l-5-7c5-6 8-9 11-13 0-3 0-6 0-13 0-3 0-6 0-6-3-4-3-4-3-4-3 0-5-3-14-3s-17-3-20-7c-6-7-6-13-6-24 0-3 0-6 0-13 3-6 3-9 6-13h3c0 7 3 10 11 10h17c15 3 21 13 21 33v14c0 13-3 23-6 30-3 6-9 13-15 16z"><text:p/></draw:path><draw:path draw:style-name="gr3" draw:text-style-name="P3" svg:width="0.107cm" svg:height="0.158cm" svg:x="20.492cm" svg:y="6.798cm" svg:viewBox="0 0 108 159" svg:d="M51 106h12c5-3 8-3 8-6 3 0 6-7 9-18 0 0 2-6 6-13 3-3 3-6 3-6 0-7-3-7-7-10-8-3-14-6-17-10-2-3-2-10-2-17 0-10 0-19 5-26h3c0 7 3 10 9 10l12 3c5 0 9 3 12 7 4 3 4 10 4 13 0 7-3 14-4 20-3 6-7 16-10 23 0 6-2 17-2 33 0 10 0 20-6 26-6 10-15 14-31 17l-55 7 9-47 34-6c0-6-3-10-8-10-9-3-15-10-15-23 0-4 0-10 3-17-14-3-20-13-20-30 0-10 0-19 6-26h3c0 4 2 7 11 10h12c10 3 16 13 16 30 0 3 0 10-3 13-5 3-12 3-16 3 0 3 0 7 3 10 0 0 1 3 8 3 2 4 5 7 8 10 0 3 4 7 4 14z"><text:p/></draw:path><draw:path draw:style-name="gr3" draw:text-style-name="P3" svg:width="0.087cm" svg:height="0.151cm" svg:x="20.603cm" svg:y="6.798cm" svg:viewBox="0 0 88 152" svg:d="M19 10h38c11 0 20 3 25 10 3 6 6 20 6 39v77c0 7-3 13-9 16h-2v-69c0-9-3-17-3-20-3-4-9-7-17-7h-34c-7 0-9 0-15-3-2-3-5-6-5-10-3-3-3-6-3-13 0-10 3-20 6-30h6c0 7 2 10 7 10z"><text:p/></draw:path><draw:path draw:style-name="gr3" draw:text-style-name="P3" svg:width="0.093cm" svg:height="0.155cm" svg:x="20.712cm" svg:y="6.798cm" svg:viewBox="0 0 94 156" svg:d="M12 56c-9-3-12-13-12-26 0-10 3-20 8-30h4c0 7 2 10 11 10h31c11 0 20 3 27 6 2 7 7 14 10 27 0 10 3 23 3 36 0 24-3 43-11 57-6 13-18 20-32 20h-8c-7 0-12-4-17-7-7-3-12-10-18-20-2-7-5-20-5-33 0-10 0-17 3-23 2-7 6-14 6-17zM57 56h-34c-4 7-7 17-7 23 0 17 10 27 23 27h15c5 0 11 0 14-3 6 0 9-3 13-7 0-3 2-10 2-17 0-6-2-13-6-16-6-4-12-7-20-7z"><text:p/></draw:path><draw:path draw:style-name="gr3" draw:text-style-name="P3" svg:width="0.111cm" svg:height="0.155cm" svg:x="25.357cm" svg:y="7.217cm" svg:viewBox="0 0 112 156" svg:d="M94 93l7 7c4 6 11 16 11 26 0 13-7 23-14 30h-4c0-4 0-7-2-11 0-3-3-6-6-9l-54-60c-6 3-6 7-6 13 0 4 0 7 3 11 0 3 3 6 7 13 7 6 9 10 12 16 0 3 0 7 0 10s0 6-3 10c-2 3-5 3-10 3h-35v-7c6 0 9-3 9-6 0-7 0-10 0-13-3-10-3-16-3-20 0-13 6-27 17-40l-9-9c-5-7-8-13-8-27 0-11 3-21 14-30h3c0 3 0 9 0 13 3 3 3 6 6 10l48 50c0-7 3-13 6-16-15-7-20-17-20-30 0-11 2-18 5-27h3c0 6 3 9 12 9h9c12 4 20 14 20 28 0 7-3 13-3 20-5 0-8 0-15 0-2 6-5 13-5 19 0 7 0 10 3 10 0 3 2 7 2 7z"><text:p/></draw:path><draw:path draw:style-name="gr3" draw:text-style-name="P3" svg:width="0.059cm" svg:height="0.151cm" svg:x="25.482cm" svg:y="7.217cm" svg:viewBox="0 0 60 152" svg:d="M43 106v-10c0-3 0-10 0-14 0-7 0-10 0-13 0-4 0-4-3-7l-3-3c-2 0-2-3-4-3-12 0-19-4-21-10-6-3-6-10-6-20s3-17 8-26h3c0 6 4 9 12 9l11 4c3 0 9 0 12 0 3 3 3 6 6 10 0 3 2 7 2 10s-2 13-5 23c0 6-3 9-3 13 0 6 3 10 3 20 3 21 5 34 5 43 0 10 0 17 0 20h-60l9-46z"><text:p/></draw:path><draw:path draw:style-name="gr3" draw:text-style-name="P3" svg:width="0.107cm" svg:height="0.151cm" svg:x="25.601cm" svg:y="7.217cm" svg:viewBox="0 0 108 152" svg:d="M20 152c-6-20-8-36-8-53s2-30 4-43c-10-4-16-13-16-30 0-7 3-17 6-26h6c0 6 2 9 11 9 12 4 18 7 20 14 3 3 6 10 6 17 0 6-3 9-3 16-5 0-11 3-18 3-2 6-2 13-2 20s0 17 2 27h66c0-10 3-17 3-24 0-20-5-30-16-30-3 0-9 4-12 7s-6 10-6 16h-5c0-26 2-42 8-52s12-14 17-14c9 0 14 4 17 14 5 10 8 26 8 42 0 34-4 61-11 87z"><text:p/></draw:path><draw:path draw:style-name="gr3" draw:text-style-name="P3" svg:width="0.057cm" svg:height="0.102cm" svg:x="25.724cm" svg:y="7.217cm" svg:viewBox="0 0 58 103" svg:d="M38 103l-3-7c6-3 8-7 8-10 3-3 3-10 3-16 0-4 0-4-3-7l-2-3c0 0-6 0-11-3-13 0-18-4-24-7-3-3-6-10-6-24 0-3 0-7 3-13 0-7 0-10 3-13h3c3 6 5 9 11 9l21 4c11 0 17 10 17 31v13c0 16 0 26-3 32-5 4-9 11-17 14z"><text:p/></draw:path><draw:path draw:style-name="gr3" draw:text-style-name="P3" svg:width="0.104cm" svg:height="0.151cm" svg:x="25.84cm" svg:y="7.22cm" svg:viewBox="0 0 105 152" svg:d="M12 0h2c0 3 6 6 13 6h65c6 0 12 4 13 7 0 3 0 6 0 10v14c0 6 0 9-1 12-10 10-12 17-12 26 0 4 2 11 2 18 4 10 4 20 4 30 0 3 0 10-6 16-3 6-9 10-14 13l-4-3c4-4 4-7 4-13 0-7 0-13 0-26-4-14 0-24 0-35 3-9 5-16 11-22h-62c-10 0-15 0-18-7-3-6-6-13-6-20 0-10 3-20 9-26zM37 82v7c-4 0-7 7-7 18v16c0 6 0 13-3 16 0 3-4 6-10 6-5 4-11 7-14 7l-3-3c3-4 3-7 3-10v-23c0-9 3-20 9-27 2-3 8-7 18-7 3 0 5 0 7 0z"><text:p/></draw:path><draw:path draw:style-name="gr3" draw:text-style-name="P3" svg:width="0.093cm" svg:height="0.151cm" svg:x="25.965cm" svg:y="7.22cm" svg:viewBox="0 0 94 152" svg:d="M14 53c-11-4-14-10-14-23 0-14 3-24 9-30h3c0 3 4 6 11 6h32c11 0 19 4 26 10 4 3 7 10 11 24 2 9 2 22 2 35 0 28-2 45-9 58-7 12-19 19-33 19h-6c-6 0-14 0-20-7-6-3-12-6-17-16-3-9-6-22-6-36 0-7 0-18 3-24 3-7 6-13 8-16zM58 53h-32c-6 9-10 16-10 22 0 21 10 32 24 32h15c5 0 11-4 17-4 2-4 6-7 9-10 2-4 2-7 2-14 0-10-2-17-5-20-4-3-12-6-20-6z"><text:p/></draw:path><draw:path draw:style-name="gr3" draw:text-style-name="P3" svg:width="0.11cm" svg:height="0.155cm" svg:x="24.418cm" svg:y="7.217cm" svg:viewBox="0 0 111 156" svg:d="M97 93l3 7c8 6 11 16 11 26 0 13-3 23-14 30h-3c0-4 0-7 0-11-3-3-6-6-9-9l-53-60c-3 3-6 7-6 13 0 4 0 7 3 11 3 3 6 6 11 13 3 6 9 10 9 16 3 3 3 7 3 10s-3 6-6 10c-3 3-6 3-9 3h-37v-7c6 0 8-3 8-6 0-7 0-10 0-13 0-10-2-16-2-20 0-13 5-27 20-40l-12-9c-6-7-8-13-8-27 0-11 5-21 13-30h3c0 3 0 9 4 13 0 3 3 6 6 10l45 50c3-7 3-13 6-16-11-7-20-17-20-30 0-11 2-18 5-27h4c0 6 5 9 11 9h11c11 4 17 14 17 28 0 7 0 13-3 20-3 0-8 0-14 0-3 6-3 13-3 19 0 7 0 10 0 10 0 3 3 7 6 7z"><text:p/></draw:path><draw:path draw:style-name="gr3" draw:text-style-name="P3" svg:width="0.107cm" svg:height="0.151cm" svg:x="24.538cm" svg:y="7.22cm" svg:viewBox="0 0 108 152" svg:d="M40 53h-3c-8 0-15 0-21-7-2-6-4-13-4-20 0-10 2-20 7-26h7c0 3 3 6 9 6h39c14 0 23 7 29 13 2 7 5 21 5 37v77c0 9-3 12-8 19l-6-3v-70c0-10 0-20-6-20-3-3-5-6-14-6h-22l-3 6c-6 10-6 16-6 20v7c0 7 0 13 3 24 0 3 0 10 0 16v23h-46l8-46h18v-10c0-11 3-21 9-31z"><text:p/></draw:path><draw:path draw:style-name="gr3" draw:text-style-name="P3" svg:width="0.093cm" svg:height="0.148cm" svg:x="24.659cm" svg:y="7.22cm" svg:viewBox="0 0 94 149" svg:d="M17 53c-8-7-11-13-11-27 0-10 3-20 8-26h3c0 3 6 6 12 6h26c8 0 17 4 22 10 6 3 8 14 11 24 4 9 6 23 6 36 0 27-2 47-11 57-9 9-20 16-34 16h-49l9-46h54c9 0 14-3 18-7 2-6 2-10 2-20 0-13-6-23-20-23h-40c0 3 0 6 0 6 0 4 0 8 3 8 0 0 3 0 6 0h5c6 0 9 3 9 9v7c0 3-3 7-9 7h-14c-3 0-3 0-6 3h-3c-2-7-2-13-2-17 0-6 2-17 5-23z"><text:p/></draw:path><draw:path draw:style-name="gr3" draw:text-style-name="P3" svg:width="0.093cm" svg:height="0.151cm" svg:x="24.781cm" svg:y="7.22cm" svg:viewBox="0 0 94 152" svg:d="M15 53c-9-4-15-10-15-23 0-14 3-24 10-30h2c3 3 6 6 11 6h35c11 0 20 4 23 10 5 3 8 10 11 24 2 9 2 22 2 35 0 28-2 45-8 58-5 12-17 19-34 19h-6c-5 0-11 0-16-7-9-3-12-6-18-16-6-9-9-22-9-36 0-7 3-18 7-24 0-7 2-13 5-16zM60 53h-33c-6 9-6 16-6 22 0 21 6 32 22 32h15c5 0 11-4 14-4 3-4 9-7 9-10 2-4 5-7 5-14 0-10-3-17-8-20-3-3-9-6-18-6z"><text:p/></draw:path><draw:path draw:style-name="gr3" draw:text-style-name="P3" svg:width="0.054cm" svg:height="0.155cm" svg:x="24.897cm" svg:y="7.217cm" svg:viewBox="0 0 55 156" svg:d="M43 156l-2-4v-73c0-6-4-9-4-13-2-3-2-6-4-6 0 0-7-3-12-3-15-4-21-13-21-30 0-8 3-18 9-27h3c0 6 6 9 14 9l9 4c8 0 11 3 14 6 3 8 6 14 6 21v96c0 9-6 13-12 20z"><text:p/></draw:path><draw:path draw:style-name="gr3" draw:text-style-name="P3" svg:width="0.104cm" svg:height="0.151cm" svg:x="25.008cm" svg:y="7.22cm" svg:viewBox="0 0 105 152" svg:d="M37 53c-8 0-17 0-21-7-2-6-4-13-4-20 0-10 2-20 8-26h3c3 3 6 6 12 6h39c14 0 23 7 26 13 5 7 5 21 5 37v77c0 9-2 12-8 19l-3-3v-70c0-10-3-20-6-20-3-3-8-6-14-6h-25l-3 6c-3 10-6 16-6 20v7c0 7 3 13 6 24 0 3 0 10 0 16v23h-46l8-46h18v-10c0-11 3-21 9-31z"><text:p/></draw:path><draw:path draw:style-name="gr3" draw:text-style-name="P3" svg:width="0.054cm" svg:height="0.155cm" svg:x="25.13cm" svg:y="7.217cm" svg:viewBox="0 0 55 156" svg:d="M43 156l-3-4v-73c0-6 0-9-4-13 0-3-1-6-4-6 0 0-6-3-12-3-11-4-20-13-20-30 0-8 3-18 9-27h3c0 6 4 9 14 9l9 4c8 0 10 3 13 6 4 8 7 14 7 21v96c0 9-7 13-12 20z"><text:p/></draw:path><draw:path draw:style-name="gr3" draw:text-style-name="P3" svg:width="0.096cm" svg:height="0.208cm" svg:x="24.018cm" svg:y="7.165cm" svg:viewBox="0 0 97 209" svg:d="M8 0h4c0 3 0 6 4 6l10 7c6 0 9 6 9 10 0 3 0 10 0 14l-3 9c-3 7-3 10-3 13s0 3 6 3h39c9 0 14 4 17 10 3 3 6 14 6 27v13c0 10 0 19-3 23-3 7-6 14-11 20l-9 10c-2 3-6 6-9 10-2 4-2 7-2 10v11c0 3 0 6-3 10 0 0-2 3-5 3-6 0-12-7-12-16 0-8 2-14 6-18 3-7 9-10 11-17l14-9c6-7 9-14 9-21v-3c0-10-6-16-15-16h-39c-13 0-17-7-17-20v-10c0-7 0-13 2-20l5-10v-3c0-3-3-6-5-6l-6-7c-5 0-8-7-8-14 0-3 3-13 8-19z"><text:p/></draw:path><draw:path draw:style-name="gr3" draw:text-style-name="P3" svg:width="0.111cm" svg:height="0.161cm" svg:x="24.165cm" svg:y="7.217cm" svg:viewBox="0 0 112 162" svg:d="M55 106h11c3 0 6-3 8-3 4-3 7-7 9-17 0-3 2-10 5-16 0-4 0-4 0-7 0-4 0-7-5-7-5-4-11-7-14-10-3-6-6-10-6-16 0-11 3-21 6-30h3c2 6 6 9 11 9l11 4c6 0 10 3 11 6 3 4 7 11 7 14 0 7-4 13-8 23-4 7-4 14-7 20-3 7-3 20-3 34 0 13-2 19-6 29-5 6-16 13-31 13l-57 10 12-49 33-3c0-7-2-10-10-14-9-3-12-10-12-20 0-6 0-13 3-20-14-4-23-13-23-30 0-10 3-17 6-26h3c0 6 5 9 14 9l9 4c10 0 20 10 20 27 0 6-4 9-4 12-6 4-11 4-19 4 0 7 3 10 3 10 1 4 5 4 8 7 5 0 8 3 8 6 4 4 4 10 4 17z"><text:p/></draw:path><draw:path draw:style-name="gr3" draw:text-style-name="P3" svg:width="0.104cm" svg:height="0.151cm" svg:x="23.478cm" svg:y="7.22cm" svg:viewBox="0 0 105 152" svg:d="M37 53h-2c-9 0-15 0-19-7-2-6-4-13-4-20 0-10 2-20 8-26h3c0 3 5 6 12 6h39c14 0 23 7 26 13 5 7 5 21 5 37v77c0 9-2 12-8 19l-3-3v-70c0-10-3-20-6-20-3-3-8-6-14-6h-25l-3 6c-3 10-6 16-6 20v7c0 7 3 13 3 24 3 3 3 10 3 16v23h-46l9-46h17v-10c0-11 2-21 9-31z"><text:p/></draw:path><draw:path draw:style-name="gr3" draw:text-style-name="P3" svg:width="0.108cm" svg:height="0.151cm" svg:x="23.615cm" svg:y="7.217cm" svg:viewBox="0 0 109 152" svg:d="M104 113l-6 39h-95l9-46h53l-13-13c-4-4-7-7-9-11 0-3 0-7 0-10v-7c0-3-3-6-3-6-4-3-5-3-11-3-9-4-12-4-17-7-3 0-6-3-9-6 0-3-3-10-3-17s3-17 6-26h3c3 6 5 9 11 9h9c6 0 11 4 14 7 2 7 5 10 5 17v13c0 10 0 16 7 19l13 14c0-7 6-14 12-23-8-4-15-7-17-10-4-6-4-13-4-20 0-10 0-17 4-26h2c3 6 7 9 15 9h12c12 4 17 10 17 27 0 10 0 13 0 16-5 4-11 4-17 4-10 9-12 19-12 26s2 11 5 14z"><text:p/></draw:path><draw:path draw:style-name="gr3" draw:text-style-name="P3" svg:width="0.096cm" svg:height="0.195cm" svg:x="23.752cm" svg:y="7.22cm" svg:viewBox="0 0 97 196" svg:d="M10 0h2c2 3 5 6 11 6h51c9 0 14 4 18 7 5 6 5 17 5 30v13c0 13 0 19-3 26-2 4-9 11-13 14l-12 13c-9 6-11 13-11 19l2 10c0 4-2 7-2 11-3 0-6 3-9 3-6 0-12-7-12-17 0-7 3-10 6-16 3-4 9-10 15-17l14-13c5-3 9-7 9-10 2 0 2-4 2-7v-3c0-10-6-16-14-16h-43c-9 0-14 0-20-7-3-6-6-13-6-20 0-10 3-20 10-26zM17 72h6v107c0 6-6 14-11 17l-6-3v-94c0-13 6-20 11-27z"><text:p/></draw:path><draw:path draw:style-name="gr3" draw:text-style-name="P3" svg:width="0.104cm" svg:height="0.151cm" svg:x="22.59cm" svg:y="7.22cm" svg:viewBox="0 0 105 152" svg:d="M37 53h-2c-9 0-15 0-18-7-3-6-5-13-5-20 0-10 2-20 8-26h3c0 3 6 6 12 6h39c15 0 23 7 27 13 4 7 4 21 4 37v77c0 9-1 12-8 19l-3-3v-70c0-10-2-20-5-20-3-3-8-6-15-6h-26l-3 6c-2 10-5 16-5 20v7c0 7 3 13 3 24 2 3 2 10 2 16v23h-45l9-46h17v-10c0-11 3-21 9-31z"><text:p/></draw:path><draw:path draw:style-name="gr3" draw:text-style-name="P3" svg:width="0.051cm" svg:height="0.155cm" svg:x="22.715cm" svg:y="7.217cm" svg:viewBox="0 0 52 156" svg:d="M40 156l-3-4v-73c0-6 0-9-2-13 0-3-2-6-2-6-4 0-7-3-17-3-10-4-16-13-16-30 0-8 3-18 9-27h3c0 6 2 9 11 9l12 4c5 0 11 3 14 6 3 8 3 14 3 21v96c0 9-3 13-12 20z"><text:p/></draw:path><draw:path draw:style-name="gr3" draw:text-style-name="P3" svg:width="0.056cm" svg:height="0.102cm" svg:x="22.828cm" svg:y="7.217cm" svg:viewBox="0 0 57 103" svg:d="M36 103l-2-7c5-3 8-7 8-10 3-3 3-10 3-16 0-4 0-4-3-7l-3-3c0 0-5 0-11-3-12 0-16-4-22-7-3-3-6-10-6-24 0-3 0-7 3-13 0-7 3-10 3-13h2c4 6 6 9 11 9l20 4c12 0 18 10 18 31v13c0 16 0 26-3 32-6 4-9 11-18 14z"><text:p/></draw:path><draw:path draw:style-name="gr3" draw:text-style-name="P3" svg:width="0.148cm" svg:height="0.151cm" svg:x="22.944cm" svg:y="7.217cm" svg:viewBox="0 0 149 152" svg:d="M117 0c0 3 6 6 11 9l3 4c12 3 18 13 18 27 0 6 0 9-3 12 0 4-6 10-9 17-9 13-14 24-16 37-4 10-7 26-7 46h-97c0-7 0-20-3-36-2-10-2-17-2-23 0-11 2-24 5-37-11-4-17-13-17-30 0-10 0-17 3-26h6c0 6 5 9 11 9h9c3 4 8 7 11 10 3 4 3 11 3 17 0 7 0 13-3 20-3 0-8 3-14 3 0 3 0 10 0 20 0 7 0 17 6 27h13c13-17 18-34 24-50-11-4-17-13-17-30 0-10 3-17 6-26h3c2 6 5 9 14 9l6 4c5 0 8 0 11 3 2 3 2 7 2 10 4 4 4 7 4 10 0 7 0 13-4 20-5 0-8 3-13 3-6 20-12 34-20 47h44c4-10 9-20 16-31 2-3 2-6 2-10 0-3 0-6-6-9l-3-4c-5-3-9-12-9-22 0-4 0-11 4-17 3-4 3-10 5-13z"><text:p/></draw:path><draw:path draw:style-name="gr3" draw:text-style-name="P3" svg:width="0.091cm" svg:height="0.151cm" svg:x="23.07cm" svg:y="7.22cm" svg:viewBox="0 0 92 152" svg:d="M23 6h37c12 0 21 4 23 10 6 7 9 21 9 40v77c0 9-3 12-9 19l-5-3v-70c0-10 0-17-4-20-2-3-8-6-16-6h-32c-5 0-12 0-14-4-3 0-6-3-9-6 0-6-3-10-3-17 0-10 3-20 9-26h3c2 3 4 6 11 6z"><text:p/></draw:path><draw:path draw:style-name="gr3" draw:text-style-name="P3" svg:width="0.091cm" svg:height="0.148cm" svg:x="23.189cm" svg:y="7.22cm" svg:viewBox="0 0 92 149" svg:d="M14 53c-5-7-11-13-11-27 0-10 3-20 9-26h2c3 3 6 6 12 6h26c7 0 16 4 22 10 6 3 9 14 11 24 7 9 7 23 7 36 0 27-3 47-12 57-9 9-21 16-35 16h-45l9-46h53c6 0 12-3 15-7 3-6 3-10 3-20 0-13-6-23-18-23h-39c-3 3-3 6-3 6 0 4 0 8 3 8 0 0 3 0 6 0h6c5 0 8 3 8 9v7c0 3-3 7-7 7h-13c-3 0-6 0-9 3h-2c-3-7-3-13-3-17 0-6 3-17 5-23z"><text:p/></draw:path><draw:path draw:style-name="gr3" draw:text-style-name="P3" svg:width="0.057cm" svg:height="0.102cm" svg:x="21.857cm" svg:y="7.217cm" svg:viewBox="0 0 58 103" svg:d="M37 103l-2-7c2-3 8-7 8-10s3-10 3-16c0-4 0-4-3-7l-3-3c-3 0-5 0-10-3-12 0-18-4-24-7-3-3-6-10-6-24 0-3 0-7 0-13 3-7 3-10 6-13h3c0 6 5 9 12 9l19 4c12 0 18 10 18 31v13c0 16 0 26-6 32-3 4-9 11-15 14z"><text:p/></draw:path><draw:path draw:style-name="gr3" draw:text-style-name="P3" svg:width="0.107cm" svg:height="0.151cm" svg:x="21.969cm" svg:y="7.22cm" svg:viewBox="0 0 108 152" svg:d="M12 0h2c3 3 6 6 12 6h68c6 0 9 4 11 7 3 3 3 6 3 10v14c0 6-3 9-5 12-6 10-9 17-9 26 0 4 0 11 3 18 0 10 3 20 3 30 0 3-3 10-6 16s-9 10-17 13v-3c0-4 0-7 0-13 0-7 0-13 0-26 0-14 0-24 3-35 0-9 5-16 8-22h-59c-9 0-15 0-21-7-2-6-5-13-5-20 0-10 3-20 9-26zM37 82v7c-5 0-5 7-5 18v16c0 6-3 13-3 16-3 3-6 6-9 6-6 4-12 7-17 7l-3-3c3-4 6-7 6-10v-23c0-9 2-20 6-27 5-3 11-7 17-7 3 0 6 0 8 0z"><text:p/></draw:path><draw:path draw:style-name="gr3" draw:text-style-name="P3" svg:width="0.051cm" svg:height="0.155cm" svg:x="22.088cm" svg:y="7.217cm" svg:viewBox="0 0 52 156" svg:d="M40 156l-4-4v-73c0-6 0-9-1-13 0-3-4-6-4-6-3 0-8-3-15-3-10-4-16-13-16-30 0-8 0-18 6-27h6c0 6 2 9 11 9l12 4c5 0 8 3 11 6 3 8 6 14 6 21v96c0 9-6 13-12 20z"><text:p/></draw:path><draw:path draw:style-name="gr3" draw:text-style-name="P3" svg:width="0.104cm" svg:height="0.151cm" svg:x="22.199cm" svg:y="7.217cm" svg:viewBox="0 0 105 152" svg:d="M18 152c-4-20-6-36-6-53s2-30 6-43c-12-4-18-13-18-30 0-7 0-17 6-26h3c0 6 5 9 14 9 10 4 18 7 20 14 3 3 3 10 3 17 0 6 0 9 0 16-5 0-11 3-16 3-4 6-4 13-4 20s0 17 4 27h64c0-10 0-17 0-24 0-20-5-30-13-30-7 0-9 4-12 7s-6 10-6 16h-5c0-26 2-42 8-52s12-14 17-14c9 0 14 4 17 14 5 10 5 26 5 42 0 34-1 61-11 87z"><text:p/></draw:path><draw:path draw:style-name="gr3" draw:text-style-name="P3" svg:width="0.09cm" svg:height="0.148cm" svg:x="22.312cm" svg:y="7.22cm" svg:viewBox="0 0 91 149" svg:d="M14 0h2c0 3 3 6 12 6h17c18 0 29 7 38 20 5 14 8 30 8 50 0 27-3 47-11 57-8 9-20 16-35 16h-45l9-46h54c5 0 11-3 14-7 3-6 3-10 3-20 0-13-6-23-17-23h-35c-9 0-14 0-16-7-6-6-6-13-6-20 0-10 3-20 8-26z"><text:p/></draw:path><draw:path draw:style-name="gr3" draw:text-style-name="P3" svg:width="0.11cm" svg:height="0.155cm" svg:x="21.489cm" svg:y="7.217cm" svg:viewBox="0 0 111 156" svg:d="M94 93l6 7c5 6 11 16 11 26 0 13-6 23-14 30h-5c2-4 0-7 0-11-4-3-4-6-10-9l-51-60c-5 3-8 7-8 13 0 4 3 7 3 11 2 3 5 6 10 13 7 6 9 10 12 16 0 3 0 7 0 10s0 6-3 10c-2 3-6 3-10 3h-35v-7c6 0 9-3 9-6 0-7 0-10 0-13-3-10-3-16-3-20 0-13 6-27 17-40l-9-9c-5-7-11-13-11-27 0-11 6-21 16-30h4c0 3 0 9 0 13 3 3 3 6 5 10l49 50c0-7 3-13 5-16-14-7-20-17-20-30 0-11 0-18 3-27h6c0 6 3 9 11 9h10c11 4 19 14 19 28 0 7-3 13-3 20-5 0-11 0-14 0-2 6-6 13-6 19 0 7 0 10 4 10 0 3 0 7 2 7z"><text:p/></draw:path><draw:path draw:style-name="gr3" draw:text-style-name="P3" svg:width="0.096cm" svg:height="0.208cm" svg:x="21.617cm" svg:y="7.165cm" svg:viewBox="0 0 97 209" svg:d="M6 0h6c0 3 0 6 2 6l12 7c6 0 9 6 9 10 0 3 0 10-3 14l-3 9c0 7-3 10-3 13s3 3 9 3h39c9 0 14 4 17 10 3 3 6 14 6 27v13c0 10-3 19-3 23-3 7-6 14-14 20l-6 10c-6 3-9 6-9 10-2 4-2 7-2 10v11c0 3 0 6-3 10-2 0-2 3-5 3-9 0-12-7-12-16 0-8 3-14 6-18 3-7 6-10 11-17l12-9c5-7 8-14 8-21v-3c0-10-3-16-12-16h-42c-10 0-14-7-14-20v-10c0-7 0-13 2-20l2-10 4-3c0-3-4-6-6-6l-8-7c-3 0-6-7-6-14 0-3 3-13 6-19z"><text:p/></draw:path><draw:path draw:style-name="gr3" draw:text-style-name="P3" svg:width="0.105cm" svg:height="0.151cm" svg:x="20.955cm" svg:y="7.22cm" svg:viewBox="0 0 106 152" svg:d="M9 0h5c0 3 3 6 9 6h68c6 0 9 4 12 7s3 6 3 10v14c0 6-3 9-6 12-6 10-9 17-9 26 0 4 0 11 3 18 3 10 3 20 3 30 0 3-3 10-6 16s-8 10-14 13l-3-3c0-4 3-7 3-13 0-7-3-13-3-26 0-14 0-24 3-35 3-9 6-16 11-22h-62c-9 0-14 0-17-7-6-6-6-13-6-20 0-10 0-20 6-26zM35 82v7c-3 0-6 7-6 18v16c0 6 0 13-3 16s-6 6-9 6c-5 4-11 7-17 7v-3c3-4 3-7 3-10v-23c0-9 3-20 6-27 5-3 11-7 17-7 3 0 6 0 9 0z"><text:p/></draw:path><draw:path draw:style-name="gr3" draw:text-style-name="P3" svg:width="0.057cm" svg:height="0.102cm" svg:x="21.08cm" svg:y="7.217cm" svg:viewBox="0 0 58 103" svg:d="M37 103l-2-7c2-3 5-7 8-10 0-3 3-10 3-16 0-4-3-4-3-7l-3-3c-3 0-5 0-14-3-8 0-16-4-19-7-7-3-7-10-7-24 0-3 0-7 0-13 3-7 3-10 7-13h3c0 6 4 9 11 9l19 4c12 0 18 10 18 31v13c0 16-3 26-6 32-3 4-9 11-15 14z"><text:p/></draw:path><draw:path draw:style-name="gr3" draw:text-style-name="P3" svg:width="0.107cm" svg:height="0.151cm" svg:x="21.199cm" svg:y="7.22cm" svg:viewBox="0 0 108 152" svg:d="M12 0h2c3 3 6 6 12 6h66c9 0 12 4 13 7 0 3 3 6 3 10v14c0 6-3 9-4 12-7 10-12 17-12 26 0 4 2 11 2 18 3 10 3 20 3 30 0 3 0 10-3 16-5 6-11 10-16 13l-3-3c3-4 3-7 3-13 0-7 0-13 0-26 0-14 0-24 3-35 0-9 2-16 8-22h-59c-10 0-18 0-21-7-3-6-6-13-6-20 0-10 3-20 9-26zM38 82v7c-5 0-8 7-8 18v16c0 6 0 13 0 16-4 3-7 6-10 6-8 4-11 7-17 7l-3-3c3-4 6-7 6-10v-23c0-9 0-20 6-27 2-3 8-7 18-7 3 0 5 0 8 0z"><text:p/></draw:path><draw:path draw:style-name="gr3" draw:text-style-name="P3" svg:width="0.15cm" svg:height="0.151cm" svg:x="20.039cm" svg:y="7.217cm" svg:viewBox="0 0 151 152" svg:d="M120 0c0 3 3 6 8 9l6 4c11 3 17 13 17 27 0 6-3 9-3 12-3 4-5 10-12 17-5 13-10 24-13 37-3 10-7 26-9 46h-95c0-7-3-20-5-36 0-10 0-17 0-23 0-11 0-24 5-37-13-4-19-13-19-30 0-10 3-17 6-26h2c4 6 6 9 15 9h5c7 4 11 7 14 10 3 4 3 11 3 17 0 7 0 13-3 20-6 0-7 3-14 3 0 3-2 10-2 20 0 7 2 17 5 27h17c9-17 17-34 23-50-12-4-17-13-17-30 0-10 0-17 5-26h3c0 6 6 9 12 9l9 4c2 0 5 0 8 3s6 7 6 10c0 4 3 7 3 10 0 7-3 13-3 20-6 0-12 3-14 3-6 20-15 34-21 47h43c6-10 11-20 18-31 0-3 3-6 3-10 0-3-3-6-6-9l-4-4c-5-3-11-12-11-22 0-4 3-11 3-17 3-4 6-10 8-13z"><text:p/></draw:path><draw:path draw:style-name="gr3" draw:text-style-name="P3" svg:width="0.08cm" svg:height="0.155cm" svg:x="20.16cm" svg:y="7.217cm" svg:viewBox="0 0 81 156" svg:d="M48 79v-6c0-3 0-10-3-10-2-3-6-6-9-6-10 0-16-4-19-10-5-3-5-10-5-20 0-8 2-18 8-27h3c0 6 3 9 12 9l10 4c3 0 10 0 12 0 2 3 2 6 6 10 0 4 3 7 3 10 0 4-3 14-7 24 0 3-2 9-2 16 0 3 2 6 2 10 4 3 10 10 15 20 3 7 7 13 7 20 0 9-4 22-9 33h-3l-18-53-16 49h-35l9-46h20c6 0 7-3 10-3 4-3 6-7 6-10 3-4 3-10 3-14z"><text:p/></draw:path><draw:path draw:style-name="gr3" draw:text-style-name="P3" svg:width="0.059cm" svg:height="0.102cm" svg:x="20.276cm" svg:y="7.217cm" svg:viewBox="0 0 60 103" svg:d="M36 103l-1-7c4-3 8-7 8-10 2-3 2-10 2-16 0-4 0-4 0-7-2 0-2-3-6-3 0 0-4 0-11-3-8 0-16-4-19-7-6-3-9-10-9-24 0-3 3-7 3-13 0-7 3-10 3-13h3c3 6 5 9 11 9l19 4c13 0 21 10 21 31v13c0 16-2 26-5 32-3 4-10 11-19 14z"><text:p/></draw:path><draw:path draw:style-name="gr3" draw:text-style-name="P3" svg:width="0.062cm" svg:height="0.151cm" svg:x="20.39cm" svg:y="7.217cm" svg:viewBox="0 0 63 152" svg:d="M45 106v-10c0-3 0-10 0-14 0-7 0-10 0-13 0-4-2-4-2-7l-3-3c-4 0-5-3-8-3-9 0-18-4-20-10-3-3-3-10-3-20s0-17 5-26h3c3 6 6 9 15 9l11 4c2 0 5 0 9 0 3 3 5 6 7 10 0 3 0 7 0 10s0 13-2 23c-2 6-2 9-2 13 0 6 0 10 2 20 2 21 6 34 6 43 0 10 0 17-4 20h-59l9-46z"><text:p/></draw:path><draw:path draw:style-name="gr3" draw:text-style-name="P3" svg:width="0.091cm" svg:height="0.148cm" svg:x="20.504cm" svg:y="7.22cm" svg:viewBox="0 0 92 149" svg:d="M14 53c-5-7-11-13-11-27 0-10 3-20 9-26h2c3 3 6 6 12 6h26c11 0 17 4 23 10 6 3 8 14 10 24 7 9 7 23 7 36 0 27-3 47-11 57-9 9-21 16-36 16h-45l9-46h54c6 0 12-3 15-7 3-6 3-10 3-20 0-13-6-23-18-23h-40c-3 3-3 6-3 6 0 4 3 8 3 8 0 0 3 0 6 0h6c4 0 8 3 8 9v7c0 3-4 7-7 7h-13c-3 0-6 0-9 3h-2c-3-7-3-13-3-17 0-6 3-17 5-23z"><text:p/></draw:path><draw:path draw:style-name="gr3" draw:text-style-name="P3" svg:width="0.097cm" svg:height="0.208cm" svg:x="20.614cm" svg:y="7.165cm" svg:viewBox="0 0 98 209" svg:d="M6 0h6c0 3 0 6 2 6l12 7c6 0 9 6 9 10 0 3 0 10-3 14l-3 9c0 7-3 10-3 13s3 3 9 3h40c8 0 14 4 17 10 2 3 6 14 6 27v13c0 10-4 19-4 23-2 7-5 14-13 20l-6 10c-6 3-9 6-9 10-3 4-3 7-3 10v11c0 3 0 6-2 10-4 0-4 3-6 3-10 0-12-7-12-16 0-8 2-14 6-18 3-7 6-10 12-17l11-9c6-7 11-14 11-21v-3c0-10-5-16-14-16h-43c-9 0-14-7-14-20v-10c0-7 0-13 2-20l3-10c3 0 3-3 3-3 0-3-3-6-6-6l-8-7c-3 0-6-7-6-14 0-3 3-13 6-19z"><text:p/></draw:path><draw:path draw:style-name="gr3" draw:text-style-name="P3" svg:width="0.093cm" svg:height="0.151cm" svg:x="20.741cm" svg:y="7.22cm" svg:viewBox="0 0 94 152" svg:d="M14 53c-11-4-14-10-14-23 0-14 3-24 9-30h3c0 3 5 6 11 6h32c11 0 20 4 26 10 5 3 8 10 11 24 2 9 2 22 2 35 0 28-2 45-8 58-8 12-20 19-34 19h-7c-5 0-13 0-19-7-6-3-12-6-17-16-3-9-6-22-6-36 0-7 0-18 3-24 3-7 6-13 8-16zM58 53h-32c-6 9-9 16-9 22 0 21 9 32 23 32h15c5 0 11-4 17-4 3-4 6-7 9-10 2-4 2-7 2-14 0-10-2-17-5-20s-12-6-20-6z"><text:p/></draw:path><draw:path draw:style-name="gr3" draw:text-style-name="P3" svg:width="0.133cm" svg:height="0.363cm" svg:x="26.606cm" svg:y="7.636cm" svg:viewBox="0 0 134 364" svg:d="M134 355v9h-134v-9h9c14 0 23-7 27-13 7-7 7-21 7-44v-235c0-17 0-30-3-37 0-3-4-6-8-10-6-3-15-6-23-6h-9v-10h134v10h-11c-16 0-24 3-29 13-6 7-6 20-6 40v235c0 20 0 30 3 37 0 3 3 10 8 13 8 3 15 7 24 7z"><text:p/></draw:path><draw:path draw:style-name="gr3" draw:text-style-name="P3" svg:width="0.201cm" svg:height="0.304cm" svg:x="24.823cm" svg:y="7.699cm" svg:viewBox="0 0 202 305" svg:d="M185 305l-6-4v-130c0-29 0-50 0-59-3-10-5-20-14-26-5-7-16-11-32-11h-51l-11 24c-9 26-14 46-14 62 0 7 2 24 2 45 6 33 9 56 9 62v33h-68l9-56h31l-4-52c0-38 7-68 19-91l13-27h-9c-24 0-36-9-36-32 0-17 5-34 13-43h9c0 9 10 16 23 16h51c35 0 57 7 69 20 9 10 14 36 14 76v160c0 16-5 26-17 33z"><text:p/></draw:path><draw:path draw:style-name="gr3" draw:text-style-name="P3" svg:width="0.088cm" svg:height="0.308cm" svg:x="25.025cm" svg:y="7.695cm" svg:viewBox="0 0 89 309" svg:d="M74 309l-5-4v-183c0-13-3-22-6-29s-14-11-28-14c-23-3-35-16-35-39 0-17 3-30 12-40h8c0 10 6 17 16 20l22 3c11 3 20 7 23 14 4 10 8 23 8 45v193c0 16-6 27-15 34z"><text:p/></draw:path><draw:path draw:style-name="gr3" draw:text-style-name="P3" svg:width="0.091cm" svg:height="0.175cm" svg:x="25.19cm" svg:y="7.695cm" svg:viewBox="0 0 92 176" svg:d="M55 176l-7-10c17-14 26-34 26-57 0-20-11-30-35-30-25 0-39-13-39-35 0-14 3-27 12-44h5c3 13 9 20 19 20h23c22 3 33 20 33 50v19c0 43-14 74-37 87z"><text:p/></draw:path><draw:path draw:style-name="gr3" draw:text-style-name="P3" svg:width="0.202cm" svg:height="0.304cm" svg:x="25.346cm" svg:y="7.699cm" svg:viewBox="0 0 203 305" svg:d="M185 305l-2-4v-130c0-29-4-50-4-59-3-10-5-20-14-26-5-7-16-11-31-11h-51l-11 24c-9 26-14 46-14 62 0 7 2 24 2 45 6 33 9 56 9 62v33h-69l12-56h29l-3-52c0-38 5-68 17-91l14-27h-9c-22 0-37-9-37-32 0-17 7-34 15-43h8c3 9 9 16 23 16h52c33 0 55 7 67 20 9 10 15 36 15 76v160c0 16-6 26-18 33z"><text:p/></draw:path><draw:path draw:style-name="gr3" draw:text-style-name="P3" svg:width="0.088cm" svg:height="0.308cm" svg:x="25.547cm" svg:y="7.695cm" svg:viewBox="0 0 89 309" svg:d="M72 309l-3-4v-183c0-13-3-23-6-29-3-7-14-11-28-14-23-3-35-16-35-39 0-17 3-30 12-40h5c3 10 9 17 19 20l22 3c11 3 17 7 23 14 5 10 8 23 8 45v193c0 16-6 27-17 34z"><text:p/></draw:path><draw:path draw:style-name="gr3" draw:text-style-name="P3" svg:width="0.187cm" svg:height="0.308cm" svg:x="25.718cm" svg:y="7.695cm" svg:viewBox="0 0 188 309" svg:d="M174 309h-6c-3-14-5-27-14-34l-99-137c-19 11-27 24-27 40 0 13 7 28 17 48 14 22 20 39 20 52 0 17-6 27-17 27h-42v-10c8 0 14-7 14-17 0-6-6-20-11-36-6-16-9-29-9-40 0-30 16-53 45-73l-29-36c-10-17-16-33-16-49 0-18 6-31 16-44h7c0 17 5 26 12 37l85 115c6-27 14-49 25-73-22-3-34-19-34-42 0-14 3-27 9-37h6c2 10 8 17 17 20l20 6c16 4 25 18 25 34 0 6 0 13 0 19-6 0-14 3-25 3-18 27-26 53-26 70 0 13 6 26 14 36l20 31c11 16 17 33 17 49 0 14-3 27-14 41z"><text:p/></draw:path><draw:path draw:style-name="gr3" draw:text-style-name="P3" svg:width="0.19cm" svg:height="0.3cm" svg:x="25.899cm" svg:y="7.699cm" svg:viewBox="0 0 191 301" svg:d="M183 301h-183l9-56h137c5-22 5-52 5-86 0-33-2-53-5-66-6-10-20-18-42-18h-64c-23 0-34-9-34-32 0-17 6-34 14-43h6c3 9 11 16 23 16h45c26 0 46 3 55 10 11 7 16 17 20 30 3 10 5 30 5 60v36c0 41-9 74-20 93h37z"><text:p/></draw:path><draw:path draw:style-name="gr3" draw:text-style-name="P3" svg:width="0.201cm" svg:height="0.304cm" svg:x="23.501cm" svg:y="7.699cm" svg:viewBox="0 0 202 305" svg:d="M185 305l-3-4v-130c0-29-3-50-3-59-3-10-5-20-14-26-6-7-17-11-31-11h-51l-11 24c-9 26-14 46-14 62 0 7 2 24 2 45 5 33 9 56 9 62v33h-69l12-56h27l-3-52c0-38 7-68 19-91l14-27h-9c-24 0-37-9-37-32 0-17 5-34 13-43h9c3 9 10 16 24 16h51c34 0 56 7 68 20 9 10 14 36 14 76v160c0 16-5 26-17 33z"><text:p/></draw:path><draw:path draw:style-name="gr3" draw:text-style-name="P3" svg:width="0.088cm" svg:height="0.308cm" svg:x="23.697cm" svg:y="7.695cm" svg:viewBox="0 0 89 309" svg:d="M72 309l-3-4v-183c0-13-3-23-6-29-3-7-15-11-28-14-23-3-35-16-35-39 0-17 3-30 12-40h5c3 10 9 17 19 20l21 3c12 3 18 7 24 14 4 10 8 23 8 45v193c0 16-6 27-17 34z"><text:p/></draw:path><draw:path draw:style-name="gr3" draw:text-style-name="P3" svg:width="0.178cm" svg:height="0.413cm" svg:x="23.845cm" svg:y="7.59cm" svg:viewBox="0 0 179 414" svg:d="M168 279l-45 56c-9 13-15 29-15 42 0 0 0 3 0 7 0 7 0 10 0 10 0 13-3 20-14 20-12 0-17-7-17-20 0-23 10-46 34-73l34-39c11-14 14-27 14-46v-16c0-14-3-24-8-27-6-5-17-8-34-8h-66c-25 0-37-13-37-36 0-17 2-33 9-53l9-23c0-6 0-6 0-10 0-6-4-9-9-13l-11-6c-9-4-12-11-12-17 0-7 3-16 9-27h5c0 6 2 11 12 14l9 3c8 7 13 13 13 20 0 3-3 13-9 33l-3 13c-1 10-1 17-1 23 0 7 1 10 4 17 4 3 9 3 20 3h78c14 0 26 6 31 13 8 6 11 27 11 60v27c0 23-3 42-11 53z"><text:p/></draw:path><draw:path draw:style-name="gr3" draw:text-style-name="P3" svg:width="0.091cm" svg:height="0.308cm" svg:x="24.036cm" svg:y="7.695cm" svg:viewBox="0 0 92 309" svg:d="M74 309l-5-4v-183c0-13 0-22-6-29-3-7-11-11-27-14-24-3-36-16-36-39 0-17 6-30 14-40h6c3 10 8 17 20 20l20 3c9 3 18 7 23 14 5 10 9 23 9 45v193c0 16-7 27-18 34z"><text:p/></draw:path><draw:path draw:style-name="gr3" draw:text-style-name="P3" svg:width="0.164cm" svg:height="0.307cm" svg:x="24.196cm" svg:y="7.699cm" svg:viewBox="0 0 165 308" svg:d="M103 308l-6-7c6-7 8-17 8-30 0-6-2-23-2-43 0-16 0-33 0-44 0-49 11-85 40-109h-108c-23 0-35-9-35-32 0-17 3-34 14-43h5c4 9 9 16 23 16h94c12 0 18 3 23 7 3 7 6 13 6 26 0 17-3 26-9 30-8 7-13 13-16 23-6 10-9 23-9 36 0 14 0 33 3 57 0 27 2 46 2 56 0 33-10 50-33 57z"><text:p/></draw:path><draw:path draw:style-name="gr3" draw:text-style-name="P3" svg:width="0.142cm" svg:height="0.304cm" svg:x="24.364cm" svg:y="7.695cm" svg:viewBox="0 0 143 305" svg:d="M134 305h-6l-34-89h-2l-33 86-59 3 12-56c27 0 50-9 62-26 11-13 18-44 18-81 0-20-4-36-7-42-4-11-11-18-26-18l-16-3c-8-3-15-6-20-13-3-6-6-13-6-22 0-18 3-31 15-44h4c0 10 9 17 21 20h17c20 3 31 17 31 40 0 10 0 22-1 40 0 19 0 32 0 42 0 14 4 37 19 64 11 27 20 50 20 66 0 14-3 24-9 33z"><text:p/></draw:path><draw:path draw:style-name="gr3" draw:text-style-name="P3" svg:width="0.201cm" svg:height="0.304cm" svg:x="21.895cm" svg:y="7.699cm" svg:viewBox="0 0 202 305" svg:d="M185 305l-6-4v-130c0-29 0-50-3-59 0-10-4-20-11-26-8-7-19-11-33-11h-51l-9 24c-12 26-14 46-14 62 0 7 0 24 2 45 6 33 9 56 9 62l-3 33h-66l9-56h28v-52c-2-38 3-68 18-91l11-27h-8c-23 0-35-9-35-32 0-17 3-34 14-43h6c3 9 12 16 23 16h51c34 0 57 7 68 20 12 10 17 36 17 76v160c0 16-5 26-17 33z"><text:p/></draw:path><draw:path draw:style-name="gr3" draw:text-style-name="P3" svg:width="0.087cm" svg:height="0.308cm" svg:x="22.101cm" svg:y="7.695cm" svg:viewBox="0 0 88 309" svg:d="M71 309l-3-4v-183c0-13-3-22-6-29s-14-11-27-14c-23-3-35-16-35-39 0-17 3-30 12-40h7c0 10 7 17 17 20l21 3c11 3 20 7 23 14 5 10 8 23 8 45v193c0 16-5 27-17 34z"><text:p/></draw:path><draw:path draw:style-name="gr3" draw:text-style-name="P3" svg:width="0.182cm" svg:height="0.311cm" svg:x="22.27cm" svg:y="7.695cm" svg:viewBox="0 0 183 312" svg:d="M0 312l9-56 59-7c0-36-3-60-11-67-12-12-21-19-21-26-1-7-4-17-4-26 0-10 3-27 4-51-24-3-36-16-36-35 0-14 3-31 9-44h7c0 13 10 20 20 20h9c20 3 29 17 29 40 0 6 0 10-3 16-9 3-16 3-26 3 0 24 0 38 3 41 0 6 7 13 11 19 9 7 15 13 18 17 3 7 3 17 3 30v60h14c9-3 13-6 16-10 4-3 9-16 12-33 4-21 8-40 20-67 9-19 11-33 11-40 0-10-2-14-11-17-23-6-35-19-35-35 0-14 7-31 12-44h7c2 7 4 13 7 17 6 0 12 3 23 6 18 3 27 14 27 30 0 10-7 33-21 67-14 32-20 66-20 106 0 43-23 70-65 76z"><text:p/></draw:path><draw:path draw:style-name="gr3" draw:text-style-name="P3" svg:width="0.193cm" svg:height="0.3cm" svg:x="22.454cm" svg:y="7.699cm" svg:viewBox="0 0 194 301" svg:d="M184 301h-184l12-56h136c3-22 5-52 5-86 0-33-2-53-8-66-3-10-17-18-40-18h-63c-23 0-34-9-34-32 0-17 4-34 15-43h5c3 9 8 16 23 16h43c28 0 45 3 57 10 7 7 17 17 19 30 4 10 4 30 4 60v36c0 41-6 74-21 93h41z"><text:p/></draw:path><draw:path draw:style-name="gr3" draw:text-style-name="P3" svg:width="0.088cm" svg:height="0.308cm" svg:x="22.649cm" svg:y="7.695cm" svg:viewBox="0 0 89 309" svg:d="M75 309l-6-4v-183c0-13-3-22-6-29-2-7-11-11-28-14-23-3-35-16-35-39 0-17 6-30 14-40h6c0 10 9 17 20 20l18 3c11 3 20 7 25 14 3 10 6 23 6 45v193c0 16-3 27-14 34z"><text:p/></draw:path><draw:path draw:style-name="gr3" draw:text-style-name="P3" svg:width="0.178cm" svg:height="0.304cm" svg:x="22.82cm" svg:y="7.699cm" svg:viewBox="0 0 179 305" svg:d="M163 305l-4-4v-130c0-33-3-56-5-66-3-9-9-16-18-23-5-3-16-7-28-7h-73c-23 0-35-9-35-32 0-17 6-34 14-43h6c3 9 12 16 22 16h52c37 0 60 7 69 20 11 10 16 36 16 76v167c0 9-5 19-16 26z"><text:p/></draw:path><draw:path draw:style-name="gr3" draw:text-style-name="P3" svg:width="0.187cm" svg:height="0.304cm" svg:x="23.016cm" svg:y="7.695cm" svg:viewBox="0 0 188 305" svg:d="M179 259l-8 46h-114l11-56h96c7-19 10-43 10-70 0-30-6-50-16-66-10-17-25-27-42-27-26 0-46 17-68 52-20 37-32 92-32 167h-13c0-9 0-19 0-23 0-76 16-137 51-182 0-7 0-11-3-14-3-4-12-7-23-10-20-3-28-16-28-32 0-18 3-31 8-44h8c0 10 10 17 18 20h14c10 3 20 10 20 24 0 3-3 6-3 13 0 3 0 6 0 9 0 7 3 13 5 16 27-16 40-38 43-65 26 6 43 23 58 49 11 27 17 63 17 106 0 25-3 54-9 87z"><text:p/></draw:path><draw:path draw:style-name="gr3" draw:text-style-name="P3" svg:width="0.201cm" svg:height="0.304cm" svg:x="20.064cm" svg:y="7.699cm" svg:viewBox="0 0 202 305" svg:d="M185 305l-3-4v-130c0-29-3-50-3-59-3-10-5-20-14-26-6-7-17-11-31-11h-51l-11 24c-10 26-15 46-15 62 0 7 2 24 2 45 10 33 10 56 10 62v33h-69l12-56h27l-3-52c0-38 6-68 18-91l15-27h-10c-23 0-33-9-33-32 0-17 2-34 13-43h6c3 9 9 16 24 16h51c34 0 56 7 68 20 11 10 14 36 14 76v160c0 16-5 26-17 33z"><text:p/></draw:path><draw:path draw:style-name="gr3" draw:text-style-name="P3" svg:width="0.178cm" svg:height="0.304cm" svg:x="20.257cm" svg:y="7.699cm" svg:viewBox="0 0 179 305" svg:d="M163 305l-7-4v-130c0-33 0-56-2-66-3-9-8-16-17-23-9-3-17-7-28-7h-77c-20 0-32-9-32-32 0-17 3-34 14-43h6c3 9 9 16 23 16h51c34 0 60 7 69 20 11 10 16 36 16 76v167c0 9-5 19-16 26z"><text:p/></draw:path><draw:path draw:style-name="gr3" draw:text-style-name="P3" svg:width="0.091cm" svg:height="0.308cm" svg:x="20.436cm" svg:y="7.695cm" svg:viewBox="0 0 92 309" svg:d="M75 309l-6-4v-183c0-13 0-23-3-29-5-7-14-11-28-14-26-3-38-16-38-39 0-17 6-30 14-40h6c3 10 9 17 21 20l20 3c8 3 17 7 22 14 6 10 9 23 9 45v193c0 16-6 27-17 34z"><text:p/></draw:path><draw:path draw:style-name="gr3" draw:text-style-name="P3" svg:width="0.167cm" svg:height="0.307cm" svg:x="20.595cm" svg:y="7.699cm" svg:viewBox="0 0 168 308" svg:d="M104 308l-4-7c5-7 5-17 5-30 0-6 0-23 0-43 0-16 0-33 0-44 0-49 12-85 40-109h-108c-23 0-37-9-37-32 0-17 6-34 14-43h7c2 9 12 16 25 16h94c11 0 16 3 23 7 2 7 5 13 5 26 0 17-3 26-12 30-5 7-11 13-16 23-6 10-9 23-9 36 0 14 3 33 3 57 2 27 2 46 2 56 0 33-10 50-32 57z"><text:p/></draw:path><draw:path draw:style-name="gr3" draw:text-style-name="P3" svg:width="0.087cm" svg:height="0.308cm" svg:x="20.771cm" svg:y="7.695cm" svg:viewBox="0 0 88 309" svg:d="M74 309l-5-4v-183c0-13-4-22-6-29-3-7-11-11-28-14-23-3-35-16-35-39 0-17 6-30 14-40h7c0 10 8 17 19 20l18 3c11 3 19 7 25 14 2 10 5 23 5 45v193c0 16-5 27-14 34z"><text:p/></draw:path><draw:path draw:style-name="gr3" draw:text-style-name="P3" svg:width="0.175cm" svg:height="0.393cm" svg:x="20.938cm" svg:y="7.699cm" svg:viewBox="0 0 176 394" svg:d="M154 187l-50 41c-12 10-19 24-19 40 0 4 0 7 0 11 0 3 0 6 0 9 0 10-4 17-16 17-9 0-14-7-14-20 0-30 14-54 39-76l46-35c11-9 16-22 16-43v-19c0-13-2-23-7-30-6-3-18-7-29-7h-85c-23 0-35-9-35-32 0-17 6-34 14-43h6c3 9 12 16 23 16h77c20 0 34 7 45 17 9 13 11 29 11 59v23c0 20 0 33-5 46-3 10-8 20-17 26zM9 394l-6-3v-230c0-16 6-30 17-40h3v253c0 6-3 13-14 20z"><text:p/></draw:path><draw:path draw:style-name="gr3" draw:text-style-name="P3" svg:width="0.113cm" svg:height="0.304cm" svg:x="21.103cm" svg:y="7.695cm" svg:viewBox="0 0 114 305" svg:d="M114 305h-114l9-56h76v-43c-2-13 0-34 0-61 4-20 4-32 4-42 0-17-6-24-20-24-34-3-53-13-53-35 0-18 7-34 16-44h4c4 10 13 17 24 20h18c22 3 30 17 30 37 0 13 0 29-3 49-1 19-5 36-5 46 0 20 4 34 4 45 7 39 10 62 10 72 0 17 0 27 0 36z"><text:p/></draw:path><draw:path draw:style-name="gr3" draw:text-style-name="P3" svg:width="0.168cm" svg:height="0.3cm" svg:x="21.272cm" svg:y="7.699cm" svg:viewBox="0 0 169 301" svg:d="M74 301h-74l9-56h88c37 0 54-25 54-79 0-37-3-60-12-73-9-10-23-18-36-18h-63c-23 0-34-9-34-32 0-17 6-34 14-43h6c3 9 10 16 22 16h49c48 0 72 46 72 140 0 37 0 64-7 83-6 23-14 36-32 46-14 10-30 16-56 16z"><text:p/></draw:path><draw:path draw:style-name="gr3" draw:text-style-name="P3" svg:width="0.091cm" svg:height="0.308cm" svg:x="21.449cm" svg:y="7.695cm" svg:viewBox="0 0 92 309" svg:d="M75 309l-6-4v-183c0-13 0-22-6-29-3-7-11-11-25-14-26-3-38-16-38-39 0-17 6-30 14-40h7c2 10 9 17 20 20l19 3c9 3 18 7 23 14 6 10 9 23 9 45v193c0 16-6 27-17 34z"><text:p/></draw:path><draw:path draw:style-name="gr3" draw:text-style-name="P3" svg:width="0.107cm" svg:height="0.165cm" svg:x="26.459cm" svg:y="8.304cm" svg:viewBox="0 0 108 166" svg:d="M55 0c5 13 14 27 26 44 11 17 19 30 27 39-4 7-16 20-27 40-12 16-21 33-26 43-3-3-6-10-9-14-7-13-15-22-23-38-3-4-9-14-23-31 9-9 20-22 31-43 8-13 18-27 24-40z"><text:p/></draw:path><draw:path draw:style-name="gr3" draw:text-style-name="P3" svg:width="0.09cm" svg:height="0.102cm" svg:x="26.561cm" svg:y="8.285cm" svg:viewBox="0 0 91 103" svg:d="M42 50c0-4 0-7 0-10 0-4-3-7-6-14-2-7-2-10-2-13s0-7 2-10c3-3 6-3 9-3s6 0 10 3c2 3 2 7 2 10s0 10-2 13c-4 7-4 10-4 14-3 3-3 6-3 10 3 0 9-4 9-4 3-3 6-6 8-10 7-6 9-10 15-10 3 0 5 4 8 7 3 0 3 3 3 7 0 6 0 10-3 10-3 3-8 6-11 6s-5 0-9 0c-3 0-3 0-5 0-3 0-8 0-15 0 3 3 7 7 9 10 3 0 6 3 8 3 7 3 9 7 12 10 0 3 3 7 3 10 0 4-3 7-6 11 0 0-2 3-6 3-5 0-8-3-11-7-2-3-2-7-2-17-4-3-4-10-4-10 0-3-3-6-6-10-3 4-3 7-6 10 0 3 0 7 0 10-3 10-3 14-5 17-3 4-6 7-8 7-4 0-7-3-10-7-2 0-2-3-2-7 0-3 0-7 2-10 0-3 3-7 10-10 2-3 8-3 8-6 2 0 5-4 8-7h-11c-3 0-5 0-9 0-3 0-6 0-8 0-3 0-8-3-11-3 0-3-3-7-3-13 0-4 0-7 3-7 3-3 5-7 8-7 5 0 11 4 15 10 5 4 8 7 8 10 2 0 5 4 8 4z"><text:p/></draw:path><draw:path draw:style-name="gr3" draw:text-style-name="P3" svg:width="0.059cm" svg:height="0.199cm" svg:x="26.65cm" svg:y="8.317cm" svg:viewBox="0 0 60 200" svg:d="M52 93l6 46c2 4 2 10 2 14 0 13-2 20-5 30-3 6-6 14-12 17l-3-3-4-101c0-6 4-13 4-22 3-4 3-7 3-7 0-6-7-10-15-13-8 0-14 0-16-3-3 0-6-4-9-7-3-7-3-10-3-17 0-9 3-19 6-27h3c3 3 5 8 14 8l12 3c5 0 11 0 14 3 3 4 6 7 9 10 2 3 2 10 2 16 0 4 0 7 0 11 0 3-2 6-5 16-3 3-3 10-3 16 0 4 0 7 0 10z"><text:p/></draw:path><draw:path draw:style-name="gr3" draw:text-style-name="P3" svg:width="0.093cm" svg:height="0.152cm" svg:x="25.485cm" svg:y="8.317cm" svg:viewBox="0 0 94 153" svg:d="M9 0h3c0 7 2 10 8 10h61c4 0 8 0 11 3 0 4 2 7 2 13v11c0 10-2 16-11 19-5 4-8 7-11 10s-6 10-6 16c0 4 0 11 3 14 3 10 3 21 3 27 0 7-3 13-6 20-6 6-11 10-17 10v-4c0 0 0-6 0-13v-30c0-13 3-27 6-33 5-10 8-13 14-17h-46c-9 0-14-3-17-9-6-3-6-10-6-17 0-13 3-20 9-30z"><text:p/></draw:path><draw:path draw:style-name="gr3" draw:text-style-name="P3" svg:width="0.051cm" svg:height="0.152cm" svg:x="25.61cm" svg:y="8.317cm" svg:viewBox="0 0 52 153" svg:d="M40 153l-3-4v-73c0-7 0-10-2-13 0-3-2-3-2-3-4-4-7-4-17-7s-16-13-16-27c0-9 3-19 6-26h6c0 3 2 7 11 10h12c5 3 11 3 14 10 0 3 3 10 3 20v96c0 7-3 13-12 17z"><text:p/></draw:path><draw:path draw:style-name="gr3" draw:text-style-name="P3" svg:width="0.093cm" svg:height="0.155cm" svg:x="25.732cm" svg:y="8.317cm" svg:viewBox="0 0 94 156" svg:d="M14 57c-8-3-14-13-14-26 0-10 3-21 9-31h3c2 7 5 10 11 10h34c11 0 20 4 24 8 4 6 8 13 11 22 2 14 2 27 2 40 0 23-2 43-9 56-4 13-17 20-34 20h-6c-5 0-10-3-16-7-9-3-15-10-17-19-6-10-9-20-9-34 0-9 3-16 6-22 0-10 3-13 5-17zM59 57h-33c-6 7-6 13-6 23 0 16 6 27 23 27h14c5 0 8 0 14-4 3 0 6-3 10-7 2-3 2-9 2-16 0-10 0-13-6-19-3-4-9-4-18-4z"><text:p/></draw:path><draw:path draw:style-name="gr3" draw:text-style-name="P3" svg:width="0.056cm" svg:height="0.102cm" svg:x="25.857cm" svg:y="8.317cm" svg:viewBox="0 0 57 103" svg:d="M37 103l-2-7c5-6 8-9 8-13 3-3 3-6 3-13 0-3 0-7-3-7 0-3 0-3-3-3 0-4-5-4-11-4-12 0-17-3-23-6-3-6-6-13-6-24 0-3 0-9 3-13 0-6 3-10 3-13h4c2 7 4 10 10 10h20c12 0 17 13 17 34v12c0 14 0 24-2 31-3 6-9 9-18 16z"><text:p/></draw:path><draw:path draw:style-name="gr3" draw:text-style-name="P3" svg:width="0.096cm" svg:height="0.209cm" svg:x="25.967cm" svg:y="8.262cm" svg:viewBox="0 0 97 210" svg:d="M10 0h2c0 7 2 7 6 10l12 3c5 3 7 7 7 13 0 4 0 7-2 14l-2 7c-3 6-3 9-3 12 0 4 3 7 7 7h38c8 0 14 3 19 7 3 6 3 16 3 30v9c0 13 0 20-3 26 0 4-5 11-11 18l-8 10c-3 3-6 10-9 10 0 3 0 6 0 13v11c0 3-3 6-3 6-3 4-5 4-8 4-6 0-9-4-9-14 0-7 0-14 3-20 6-3 9-10 14-13l12-14c6-7 8-14 8-17v-7c0-9-2-13-14-13h-39c-12 0-18-6-18-23v-10c0-6 2-13 2-16l7-10c0-3 0-3 0-6 0-4 0-4-3-7l-8-3c-7-4-10-7-10-14s3-13 10-23z"><text:p/></draw:path><draw:path draw:style-name="gr3" draw:text-style-name="P3" svg:width="0.057cm" svg:height="0.102cm" svg:x="25.195cm" svg:y="8.317cm" svg:viewBox="0 0 58 103" svg:d="M36 103l-2-7c2-6 5-9 8-13 0-3 3-6 3-13 0-3 0-7-3-7 0-3-3-3-3-3-3-4-5-4-13-4-10 0-14-3-20-6-3-6-6-13-6-24 0-3 0-9 0-13 3-6 3-10 6-13h2c0 7 6 10 11 10h20c13 0 19 13 19 34v12c0 14 0 24-6 31-4 6-10 9-16 16z"><text:p/></draw:path><draw:path draw:style-name="gr3" draw:text-style-name="P3" svg:width="0.091cm" svg:height="0.148cm" svg:x="25.295cm" svg:y="8.317cm" svg:viewBox="0 0 92 149" svg:d="M14 0h2c0 8 4 11 12 11h17c18 0 29 7 38 16 6 13 9 30 9 53 0 27-3 46-11 56-9 10-21 13-36 13h-45l9-46h54c6 0 11 0 15-7 3-3 3-9 3-16 0-16-7-23-18-23h-35c-8 0-14-3-16-10-6-3-6-10-6-16 0-13 3-20 8-31z"><text:p/></draw:path><draw:path draw:style-name="gr3" draw:text-style-name="P3" svg:width="0.096cm" svg:height="0.209cm" svg:x="24.812cm" svg:y="8.262cm" svg:viewBox="0 0 97 210" svg:d="M10 0h2c0 7 0 7 5 10l9 3c7 3 11 7 11 13 0 4-2 7-2 14l-2 7c-4 6-4 9-4 12 0 4 0 7 6 7h39c9 0 15 3 18 7 2 6 5 16 5 30v9c0 13 0 20-3 26-2 4-5 11-11 18l-9 10c-2 3-5 10-8 10 0 3-3 6-3 13v11c0 3 0 6-3 6 0 4-2 4-5 4-6 0-12-4-12-14 0-7 3-14 6-20 3-3 9-10 11-13l14-14c7-7 9-14 9-17v-7c0-9-5-13-14-13h-40c-12 0-17-6-17-23v-10c0-6 0-13 2-16l7-10c0-3 0-3 0-6 0-4-4-4-7-7l-4-3c-7-4-10-7-10-14s3-13 10-23z"><text:p/></draw:path><draw:path draw:style-name="gr3" draw:text-style-name="P3" svg:width="0.091cm" svg:height="0.148cm" svg:x="24.952cm" svg:y="8.317cm" svg:viewBox="0 0 92 149" svg:d="M14 0h2c0 8 4 11 12 11h18c17 0 28 7 37 16 6 13 9 30 9 53 0 27-3 46-11 56-9 10-21 13-35 13h-46l9-46h54c6 0 11 0 15-7 3-3 3-9 3-16 0-16-7-23-18-23h-35c-8 0-14-3-16-10-6-3-6-10-6-16 0-13 3-20 8-31z"><text:p/></draw:path><draw:path draw:style-name="gr3" draw:text-style-name="P3" svg:width="0.148cm" svg:height="0.148cm" svg:x="24.357cm" svg:y="8.317cm" svg:viewBox="0 0 149 149" svg:d="M120 0c0 4 3 8 8 11h6c9 7 15 16 15 26 0 7 0 10-3 14 0 6-3 10-9 19-9 10-11 23-14 33-6 14-6 30-9 46h-97c0-6 0-16-3-32 0-10-2-17-2-24 0-13 2-26 5-36-11-3-17-17-17-30 0-9 0-19 6-27h3c0 4 5 8 11 11h9c6 0 7 3 11 7 3 6 5 13 5 19 0 7-2 10-2 17-7 3-11 3-14 3-3 7-3 13-3 20 0 6 3 16 6 26h16c9-16 17-29 20-46-11-3-16-13-16-30 0-9 3-19 5-27h6c0 4 2 8 11 11h8c3 0 6 3 9 7 3 0 3 3 6 6 0 3 0 7 0 13 0 7 0 10-3 17-3 3-9 3-14 3-6 20-12 36-17 46h42c4-10 9-16 15-26 3-3 3-7 3-10s0-6-3-10l-6-3c-5-7-9-14-9-27 0-3 0-6 4-13 3-6 5-10 5-14z"><text:p/></draw:path><draw:path draw:style-name="gr3" draw:text-style-name="P3" svg:width="0.057cm" svg:height="0.102cm" svg:x="24.484cm" svg:y="8.317cm" svg:viewBox="0 0 58 103" svg:d="M37 103l-2-7c2-6 8-9 8-13 3-3 3-6 3-13 0-3 0-7-3-7 0-3-3-3-3-3-3-4-5-4-11-4-12 0-17-3-23-6-3-6-6-13-6-24 0-3 0-9 3-13 0-6 0-10 3-13h3c0 7 5 10 11 10h20c12 0 18 13 18 34v12c0 14 0 24-6 31-3 6-9 9-15 16z"><text:p/></draw:path><draw:path draw:style-name="gr3" draw:text-style-name="P3" svg:width="0.11cm" svg:height="0.155cm" svg:x="24.599cm" svg:y="8.317cm" svg:viewBox="0 0 111 156" svg:d="M97 93l3 3c8 11 11 21 11 30 0 10-6 20-14 30h-3c0-3 0-10-2-13 0-4-3-7-7-10l-53-59c-6 6-6 9-6 16 0 0 0 3 2 6 0 4 7 11 8 14 7 7 9 13 12 16 0 4 3 7 3 10 0 7-3 10-6 10-2 3-6 3-9 3h-36v-3c6 0 9-3 9-10 0-3 0-6 0-10-3-9-3-16-3-19 0-17 6-30 17-40l-9-10c-5-6-8-17-8-26 0-13 3-24 14-31h3c0 3 0 7 0 10 3 4 3 8 5 11l50 53c0-7 3-13 5-20-14-3-21-14-21-30 0-6 3-17 7-24h3c0 3 6 7 11 10h9c13 0 19 11 19 27 0 7 0 10-3 17-4 0-8 3-14 3-2 7-5 13-5 20 0 3 0 6 3 10 0 0 2 3 5 6z"><text:p/></draw:path><draw:path draw:style-name="gr3" draw:text-style-name="P3" svg:width="0.09cm" svg:height="0.152cm" svg:x="23.819cm" svg:y="8.317cm" svg:viewBox="0 0 91 153" svg:d="M23 10h36c12 0 21 3 23 10 6 6 9 20 9 40v76c0 7-3 13-9 17h-5v-71c0-9 0-16-3-19-3-7-9-7-17-7h-31c-7 0-12 0-14-3-4-3-6-6-9-9 0-4-3-7-3-14 0-10 3-20 8-30h4c2 7 4 10 11 10z"><text:p/></draw:path><draw:path draw:style-name="gr3" draw:text-style-name="P3" svg:width="0.15cm" svg:height="0.148cm" svg:x="23.958cm" svg:y="8.317cm" svg:viewBox="0 0 151 149" svg:d="M121 0c0 4 2 8 7 11h6c12 7 17 16 17 26 0 7-2 10-2 14-3 6-6 10-12 19-5 10-11 23-14 33-2 14-5 30-9 46h-94c0-6-3-16-3-32-3-10-3-17-3-24 0-13 3-26 6-36-14-3-20-17-20-30 0-9 3-19 6-27h6c0 4 2 8 11 11h6c6 0 11 3 14 7 2 6 2 13 2 19 0 7 0 10-2 17-6 3-8 3-14 3 0 7-3 13-3 20 0 6 3 16 6 26h17c12-16 17-29 23-46-11-3-17-13-17-30 0-9 0-19 6-27h2c0 4 6 8 12 11h8c3 0 9 3 9 7 2 0 6 3 6 6 3 3 3 7 3 13 0 7-3 10-3 17-6 3-12 3-15 3-5 20-11 36-20 46h42c7-10 13-16 18-26 0-3 3-7 3-10s-3-6-5-10l-3-3c-6-7-9-14-9-27 0-3 0-6 3-13 0-6 2-10 6-14z"><text:p/></draw:path><draw:path draw:style-name="gr3" draw:text-style-name="P3" svg:width="0.11cm" svg:height="0.155cm" svg:x="24.105cm" svg:y="8.317cm" svg:viewBox="0 0 111 156" svg:d="M97 93l4 3c7 11 10 21 10 30 0 10-3 20-14 30h-3c0-3 0-10 0-13-2-4-5-7-9-10l-52-59c-4 6-7 9-7 16 0 0 0 3 3 6 4 4 6 11 11 14 6 7 9 13 9 16 3 4 3 7 3 10 0 7 0 10-3 10-3 3-9 3-12 3h-37v-3c6 0 10-3 10-10 0-3 0-6 0-10 0-9-4-16-4-19 0-17 8-30 20-40l-9-10c-7-6-11-17-11-26 0-13 6-24 15-31h2c0 3 0 7 3 10 0 4 3 8 7 11l48 53c0-7 2-13 2-20-11-3-17-14-17-30 0-6 0-17 3-24h3c2 3 6 7 13 10h9c11 0 17 11 17 27 0 7 0 10-3 17-3 0-7 3-14 3-2 7-2 13-2 20 0 3 0 6 0 10 2 0 2 3 5 6z"><text:p/></draw:path><draw:path draw:style-name="gr3" draw:text-style-name="P3" svg:width="0.104cm" svg:height="0.152cm" svg:x="23.408cm" svg:y="8.317cm" svg:viewBox="0 0 105 153" svg:d="M23 56c-7 0-11-3-14-6-6-3-9-10-9-20s3-20 9-30h3c2 7 4 10 11 10h69c5 0 8 0 12 3 0 4 1 7 1 13v11c0 7-1 10-5 16-3 3-6 7-8 10 0 3 0 10 0 13 0 6 0 13 2 20 0 10 3 16 3 27 0 7-3 13-9 20-3 6-7 10-14 10v-4c0 0 0-6 0-13 0-3 0-13 0-27 0-13 0-23 3-30 0-10 6-16 8-23h-49c-5 7-8 13-8 26 0 4 0 7 0 11 0 13 0 19 0 27 0 10-2 16-9 23-3 6-7 10-16 10v-4c3-3 3-6 3-13v-19c0-17 0-28 6-38 2-10 4-16 11-23z"><text:p/></draw:path><draw:path draw:style-name="gr3" draw:text-style-name="P3" svg:width="0.051cm" svg:height="0.152cm" svg:x="23.528cm" svg:y="8.317cm" svg:viewBox="0 0 52 153" svg:d="M40 153l-3-4v-73c0-7 0-10-2-13 0-3-3-3-3-3-3-4-6-4-16-7s-16-13-16-27c0-9 3-19 6-26h6c0 3 2 7 11 10h12c5 3 11 3 11 10 3 3 6 10 6 20v96c0 7-3 13-12 17z"><text:p/></draw:path><draw:path draw:style-name="gr3" draw:text-style-name="P3" svg:width="0.091cm" svg:height="0.152cm" svg:x="23.638cm" svg:y="8.317cm" svg:viewBox="0 0 92 153" svg:d="M23 10h34c14 0 23 3 25 10 7 6 10 20 10 40v76c0 7-3 13-10 17h-5v-71c0-9 0-16-3-19-3-7-9-7-17-7h-34c-3 0-9 0-11-3-3-3-6-6-9-9-3-4-3-7-3-14 0-10 3-20 9-30h3c0 7 5 10 11 10z"><text:p/></draw:path><draw:path draw:style-name="gr3" draw:text-style-name="P3" svg:width="0.093cm" svg:height="0.155cm" svg:x="22.697cm" svg:y="8.317cm" svg:viewBox="0 0 94 156" svg:d="M14 57c-8-3-14-13-14-26 0-10 3-21 9-31h3c2 7 5 10 11 10h32c14 0 23 4 26 8 5 6 8 13 11 22 2 14 2 27 2 40 0 23-2 43-8 56-8 13-17 20-34 20h-6c-6 0-11-3-17-7-9-3-15-10-17-19-6-10-9-20-9-34 0-9 3-16 3-22 3-10 6-13 8-17zM61 57h-35c-6 7-6 13-6 23 0 16 6 27 23 27h12c8 0 11 0 17-4 3 0 6-3 9-7 2-3 2-9 2-16 0-10 0-13-5-19-3-4-9-4-17-4z"><text:p/></draw:path><draw:path draw:style-name="gr3" draw:text-style-name="P3" svg:width="0.057cm" svg:height="0.102cm" svg:x="22.82cm" svg:y="8.317cm" svg:viewBox="0 0 58 103" svg:d="M37 103l-2-7c5-6 8-9 8-13 3-3 3-6 3-13 0-3 0-7-3-7 0-3 0-3-3-3 0-4-5-4-11-4-12 0-17-3-23-6-3-6-6-13-6-24 0-3 0-9 3-13 0-6 3-10 3-13h4c2 7 4 10 11 10h19c12 0 18 13 18 34v12c0 14 0 24-3 31-3 6-9 9-18 16z"><text:p/></draw:path><draw:path draw:style-name="gr3" draw:text-style-name="P3" svg:width="0.105cm" svg:height="0.152cm" svg:x="22.939cm" svg:y="8.317cm" svg:viewBox="0 0 106 153" svg:d="M10 0h4c0 7 3 10 9 10h69c5 0 8 0 12 3 2 4 2 7 2 13v11c0 7-2 13-6 16-6 7-8 16-8 23 0 6 0 13 2 20 3 7 3 16 3 27 0 7-3 13-5 20-3 3-9 10-14 10l-4-4c0 0 4-6 4-13 0-3-4-13-4-27 0-13 0-23 4-30 3-10 5-16 11-23h-63c-9 0-14-3-16-9-7-3-7-10-7-17 0-13 3-20 7-30zM35 86v3c-2 4-6 7-6 20v17c0 7 0 10-3 13-3 4-5 7-9 10-5 4-11 4-14 4l-3-4c3 0 3-3 3-10v-22c0-11 3-17 7-24s11-11 16-11c7 0 9 0 9 4z"><text:p/></draw:path><draw:path draw:style-name="gr3" draw:text-style-name="P3" svg:width="0.096cm" svg:height="0.209cm" svg:x="23.053cm" svg:y="8.262cm" svg:viewBox="0 0 97 210" svg:d="M6 0h6c0 7 0 7 2 10l12 3c6 3 9 7 9 13 0 4 0 7-3 14l-3 7c0 6-3 9-3 12 0 4 3 7 9 7h39c9 0 14 3 17 7 3 6 6 16 6 30v9c0 13-3 20-3 26-3 4-6 11-14 18l-6 10c-6 3-9 10-9 10-2 3-2 6-2 13v11c0 3 0 6-3 6-2 4-2 4-5 4-9 0-12-4-12-14 0-7 3-14 6-20 3-3 6-10 11-13l12-14c5-7 11-14 11-17v-7c0-9-6-13-15-13h-42c-10 0-14-6-14-23v-10c0-6 0-13 2-16l2-10c0-3 3-3 3-6 0-4-3-4-5-7l-8-3c-3-4-6-7-6-14s3-13 6-23z"><text:p/></draw:path><draw:path draw:style-name="gr3" draw:text-style-name="P3" svg:width="0.11cm" svg:height="0.155cm" svg:x="23.184cm" svg:y="8.317cm" svg:viewBox="0 0 111 156" svg:d="M94 93l6 3c5 11 11 21 11 30 0 10-6 20-14 30h-6c3-3 0-10 0-13-3-4-3-7-8-10l-52-59c-5 6-8 9-8 16 0 0 3 3 3 6 2 4 5 11 10 14 6 7 9 13 13 16 0 4 0 7 0 10 0 7 0 10-4 10-3 3-6 3-10 3h-35v-3c6 0 9-3 9-10 0-3 0-6 0-10-3-9-3-16-3-19 0-17 6-30 17-40l-9-10c-5-6-11-17-11-26 0-13 6-24 17-31h3c0 3 0 7 0 10 3 4 3 8 5 11l49 53c0-7 3-13 6-20-15-3-20-14-20-30 0-6 0-17 2-24h7c0 3 2 7 11 10h8c12 0 20 11 20 27 0 7-3 10-3 17-5 0-11 3-14 3-3 7-6 13-6 20 0 3 0 6 3 10 0 0 0 3 3 6z"><text:p/></draw:path><draw:path draw:style-name="gr3" draw:text-style-name="P3" svg:width="0.091cm" svg:height="0.152cm" svg:x="22.199cm" svg:y="8.317cm" svg:viewBox="0 0 92 153" svg:d="M23 10h36c12 0 22 3 26 10 3 6 7 20 7 40v76c0 7-4 13-9 17h-2v-71c0-9-4-16-7-19 0-7-6-7-15-7h-33c-6 0-9 0-14-3-3-3-6-6-9-9 0-4-3-7-3-14 0-10 3-20 9-30h5c0 7 3 10 9 10z"><text:p/></draw:path><draw:path draw:style-name="gr3" draw:text-style-name="P3" svg:width="0.091cm" svg:height="0.148cm" svg:x="22.329cm" svg:y="8.317cm" svg:viewBox="0 0 92 149" svg:d="M14 0h3c3 8 6 11 12 11h20c17 0 29 7 34 16 6 13 9 30 9 53 0 27-3 46-11 56-7 10-21 13-35 13h-46l9-46h54c9 0 11 0 15-7 3-3 5-9 5-16 0-16-9-23-20-23h-31c-9 0-18-3-20-10-3-3-6-10-6-16 0-13 3-20 8-31z"><text:p/></draw:path><draw:path draw:style-name="gr3" draw:text-style-name="P3" svg:width="0.09cm" svg:height="0.152cm" svg:x="22.465cm" svg:y="8.317cm" svg:viewBox="0 0 91 153" svg:d="M23 10h34c11 0 20 3 26 10 5 6 8 20 8 40v76c0 7-3 13-11 17h-3v-71c0-9 0-16-3-19-3-7-9-7-17-7h-34c-7 0-9 0-11-3-6-3-6-6-9-9-3-4-3-7-3-14 0-10 3-20 8-30h4c0 7 2 10 11 10z"><text:p/></draw:path><draw:path draw:style-name="gr3" draw:text-style-name="P3" svg:width="0.051cm" svg:height="0.152cm" svg:x="21.898cm" svg:y="8.317cm" svg:viewBox="0 0 52 153" svg:d="M41 153l-3-4v-73c0-7 0-10-3-13 0-3-2-3-2-3-3-4-10-4-16-7-11-3-17-13-17-27 0-9 0-19 6-26h3c0 3 5 7 14 10h12c6 3 8 3 11 10 4 3 6 10 6 20v96c0 7-6 13-11 17z"><text:p/></draw:path><draw:path draw:style-name="gr3" draw:text-style-name="P3" svg:width="0.1cm" svg:height="0.148cm" svg:x="21.999cm" svg:y="8.317cm" svg:viewBox="0 0 101 149" svg:d="M74 103v-20c0-9 0-16-3-19-3-7-8-7-16-7h-26c-9 0-15-3-20-10-3-3-6-10-6-16 0-13 3-20 9-31h5c0 8 3 11 9 11h29c10 0 19 3 25 10 2 6 5 19 5 40v16c0 10 0 16-3 26h19l-9 46h-92l9-46z"><text:p/></draw:path><draw:path draw:style-name="gr3" draw:text-style-name="P3" svg:width="0.104cm" svg:height="0.152cm" svg:x="21.233cm" svg:y="8.317cm" svg:viewBox="0 0 105 153" svg:d="M37 56c-8 0-17-3-20-9-3-3-5-10-5-17 0-10 2-20 8-30h3c3 7 6 10 12 10h39c15 0 23 3 27 10 4 10 4 24 4 40v76c0 7-1 13-8 17h-3v-71c0-13-2-19-5-22-4-4-8-4-15-4h-25l-3 7c-3 6-5 13-5 19v7c0 4 2 11 5 20 0 8 0 11 0 17v23h-46l9-46h17v-10c0-11 3-20 9-30z"><text:p/></draw:path><draw:path draw:style-name="gr3" draw:text-style-name="P3" svg:width="0.054cm" svg:height="0.152cm" svg:x="21.352cm" svg:y="8.317cm" svg:viewBox="0 0 55 153" svg:d="M43 153l-2-4v-73c0-7 0-10-4-13 0-3-2-3-4-3 0-4-7-4-13-7-11-3-20-13-20-27 0-9 3-19 9-26h3c0 3 5 7 14 10h9c8 3 11 3 14 10 3 3 6 10 6 20v96c0 7-6 13-12 17z"><text:p/></draw:path><draw:path draw:style-name="gr3" draw:text-style-name="P3" svg:width="0.059cm" svg:height="0.102cm" svg:x="21.463cm" svg:y="8.317cm" svg:viewBox="0 0 60 103" svg:d="M36 103l-1-7c4-6 8-9 8-13 2-3 2-6 2-13 0-3 0-7 0-7-2-3-2-3-6-3 0-4-4-4-11-4-9 0-16-3-20-6-5-6-8-13-8-24 0-3 3-9 3-13 0-6 3-10 3-13h6c0 7 2 10 11 10h16c13 0 21 13 21 34v12c0 14-3 24-5 31-3 6-10 9-19 16z"><text:p/></draw:path><draw:path draw:style-name="gr3" draw:text-style-name="P3" svg:width="0.107cm" svg:height="0.152cm" svg:x="21.574cm" svg:y="8.317cm" svg:viewBox="0 0 108 153" svg:d="M12 0h2c2 7 6 10 12 10h68c7 0 10 0 11 3 3 4 3 7 3 13v11c0 7-3 13-4 16-7 7-10 16-10 23 0 6 0 13 3 20 0 7 4 16 4 27 0 7-4 13-7 20-2 3-9 10-17 10v-4c0 0 0-6 0-13 0-3 0-13 0-27 0-13 0-23 3-30 0-10 5-16 9-23h-61c-8 0-14-3-19-9-3-3-6-10-6-17 0-13 3-20 9-30zM36 86v3c-4 4-4 7-4 20v17c0 7-4 10-4 13-2 4-5 7-8 10-6 4-11 4-17 4l-3-4c3 0 6-3 6-10v-22c0-11 3-17 6-24 4-7 11-11 16-11 4 0 7 0 8 4z"><text:p/></draw:path><draw:path draw:style-name="gr3" draw:text-style-name="P3" svg:width="0.057cm" svg:height="0.102cm" svg:x="21.693cm" svg:y="8.317cm" svg:viewBox="0 0 58 103" svg:d="M37 103l-4-7c4-6 8-9 10-13 0-3 0-6 0-13 0-3 0-7 0-7-2-3-2-3-2-3-4-4-6-4-15-4-8 0-17-3-20-6-6-6-6-13-6-24 0-3 0-9 0-13 3-6 3-10 3-13h6c0 7 3 10 12 10h16c15 0 21 13 21 34v12c0 14-3 24-6 31-3 6-9 9-15 16z"><text:p/></draw:path><draw:path draw:style-name="gr3" draw:text-style-name="P3" svg:width="0.096cm" svg:height="0.199cm" svg:x="20.7cm" svg:y="8.317cm" svg:viewBox="0 0 97 200" svg:d="M9 0h5c0 8 2 11 9 11h51c9 0 14 3 18 7 5 3 5 13 5 29v10c0 13 0 23-3 26-2 7-6 10-11 17l-14 13c-7 4-12 10-12 20l2 10c0 3-2 6-2 6-2 4-6 4-9 4-6 0-9-4-9-14 0-6 0-13 3-16 3-6 9-13 15-20l15-10c5-3 9-6 9-10 2-3 2-6 2-6v-7c0-9-2-13-14-13h-43c-10 0-14-3-20-10-3-3-6-10-6-16 0-13 3-20 9-31zM16 77h7v102c0 10-4 14-11 21l-3-3v-97c0-10 3-20 7-23z"><text:p/></draw:path><draw:path draw:style-name="gr3" draw:text-style-name="P3" svg:width="0.059cm" svg:height="0.102cm" svg:x="20.819cm" svg:y="8.317cm" svg:viewBox="0 0 60 103" svg:d="M37 103l-2-7c5-6 8-9 8-13 3-3 3-6 3-13 0-3 0-7 0-7-3-3-3-3-6-3 0-4-5-4-12-4-8 0-16-3-19-6-6-6-9-13-9-24 0-3 3-9 3-13 0-6 3-10 3-13h3c3 7 5 10 11 10h20c12 0 20 13 20 34v12c0 14-2 24-5 31-3 6-9 9-18 16z"><text:p/></draw:path><draw:path draw:style-name="gr3" draw:text-style-name="P3" svg:width="0.093cm" svg:height="0.152cm" svg:x="20.935cm" svg:y="8.317cm" svg:viewBox="0 0 94 153" svg:d="M9 0h3c0 7 4 10 11 10h58c4 0 7 0 10 3 3 4 3 7 3 13v11c0 10-3 16-11 19-2 4-9 7-11 10-3 3-3 10-3 16 0 4 0 11 0 14 3 10 3 21 3 27 0 7-3 13-7 20-2 6-7 10-16 10v-4c0 0 3-6 3-13l-3-30c0-13 3-27 9-33 2-10 5-13 11-17h-46c-9 0-14-3-17-9-3-3-6-10-6-17 0-13 3-20 9-30z"><text:p/></draw:path><draw:path draw:style-name="gr3" draw:text-style-name="P3" svg:width="0.107cm" svg:height="0.148cm" svg:x="21.055cm" svg:y="8.317cm" svg:viewBox="0 0 108 149" svg:d="M104 113l-7 36h-94l9-46h53l-14-13c-3-3-6-7-8-10 0 0-4-3-4-6v-7c0-3 0-6 0-10-3 0-4-3-11-3-8 0-14-3-16-3-3 0-6-4-9-7-3-7-3-10-3-17 0-9 3-16 6-27h3c0 4 5 8 11 8l8 3c7 0 11 3 15 7 2 3 2 9 2 13v16c0 7 3 14 9 20l11 10c4-7 9-13 16-20-9-3-16-6-18-13-4-4-6-10-6-20 0-6 2-16 6-24h2c0 4 7 8 12 11h12c15 0 19 10 19 26 0 7 0 14-3 17-1 0-8 3-13 3-9 10-11 17-11 26 0 4 0 10 4 13z"><text:p/></draw:path><draw:path draw:style-name="gr3" draw:text-style-name="P3" svg:width="0.09cm" svg:height="0.152cm" svg:x="20.059cm" svg:y="8.317cm" svg:viewBox="0 0 91 153" svg:d="M22 10h35c15 0 23 3 26 10 5 6 8 20 8 40v76c0 7-3 13-8 17h-6v-71c0-9 0-16-3-19-2-7-9-7-17-7h-35c-3 0-8 0-11-3s-5-6-8-9c-3-4-3-7-3-14 0-10 3-20 8-30h3c0 7 5 10 11 10z"><text:p/></draw:path><draw:path draw:style-name="gr3" draw:text-style-name="P3" svg:width="0.059cm" svg:height="0.102cm" svg:x="20.169cm" svg:y="8.317cm" svg:viewBox="0 0 60 103" svg:d="M40 103l-5-7c5-6 8-9 11-13 0-3 0-6 0-13 0-3 0-7 0-7-3-3-3-3-6-3 0-4-5-4-12-4-8 0-16-3-19-6-6-6-9-13-9-24 0-3 3-9 3-13 0-6 3-10 3-13h6c0 7 2 10 11 10h17c12 0 20 13 20 34v12c0 14-2 24-5 31-3 6-9 9-15 16z"><text:p/></draw:path><draw:path draw:style-name="gr3" draw:text-style-name="P3" svg:width="0.096cm" svg:height="0.155cm" svg:x="20.279cm" svg:y="8.317cm" svg:viewBox="0 0 97 156" svg:d="M14 57c-7-3-14-13-14-26 0-10 3-21 10-31h4c0 7 4 10 9 10h35c11 0 20 4 25 8 3 6 9 13 9 22 2 14 5 27 5 40 0 23-3 43-11 56-5 13-17 20-31 20h-9c-5 0-11-3-16-7-7-3-12-10-18-19-5-10-5-20-5-34 0-9 0-16 3-22 2-10 2-13 4-17zM60 57h-34c-3 7-5 13-5 23 0 16 9 27 22 27h15c5 0 11 0 14-4 6 0 9-3 11-7 0-3 3-9 3-16 0-10-3-13-5-19-6-4-12-4-21-4z"><text:p/></draw:path><draw:path draw:style-name="gr3" draw:text-style-name="P3" svg:width="0.104cm" svg:height="0.152cm" svg:x="20.393cm" svg:y="8.317cm" svg:viewBox="0 0 105 153" svg:d="M23 56c-7 0-11-3-17-6-3-3-6-10-6-20s3-20 9-30h3c0 7 4 10 11 10h65c6 0 12 0 12 3 4 4 5 7 5 13v11c0 7-1 10-5 16-3 3-6 7-8 10 0 3-4 10-4 13 0 6 4 13 4 20 2 10 2 16 2 27 0 7 0 13-6 20-5 6-7 10-14 10l-2-4c2 0 2-6 2-13 0-3 0-13 0-27 0-13 0-23 0-30 3-10 7-16 11-23h-50c-7 7-9 13-9 26 0 4 0 7 2 11 0 13 0 19 0 27 0 10-2 16-9 23-5 6-10 10-16 10l-3-4c3-3 6-6 6-13v-19c0-17 0-28 3-38s7-16 14-23z"><text:p/></draw:path><draw:path draw:style-name="gr3" draw:text-style-name="P3" svg:width="0.057cm" svg:height="0.102cm" svg:x="20.507cm" svg:y="8.317cm" svg:viewBox="0 0 58 103" svg:d="M37 103l-2-7c6-6 8-9 8-13 3-3 3-6 3-13 0-3 0-7-3-7 0-3-2-3-2-3 0-4-6-4-11-4-12 0-18-3-24-6-3-6-6-13-6-24 0-3 0-9 3-13 0-6 0-10 3-13h3c3 7 5 10 12 10h20c11 0 17 13 17 34v12c0 14 0 24-3 31-5 6-9 9-18 16z"><text:p/></draw:path><draw:path draw:style-name="gr3" draw:text-style-name="P3" svg:width="0.082cm" svg:height="0.182cm" svg:x="26.586cm" svg:y="8.69cm" svg:viewBox="0 0 83 183" svg:d="M83 176v7h-83v-7h6c6 0 8 0 10 0 3-3 3-3 7-6 0-4 0-11 0-18v-119c0-10 0-16 0-20-4 0-4-3-7-3-2-3-4-3-10-3h-6v-7h83v7h-6c-5 0-9 0-12 3 0 0-3 3-3 7-3 0-3 6-3 16v119c0 7 0 14 3 18 0 3 0 3 3 6 3 0 9 0 12 0z"><text:p/></draw:path><draw:path draw:style-name="gr3" draw:text-style-name="P3" svg:width="0.051cm" svg:height="0.155cm" svg:x="25.357cm" svg:y="8.721cm" svg:viewBox="0 0 52 156" svg:d="M41 156l-4-4v-73c0-6 0-10-2-14 0-3-2-6-2-6-3 0-6-3-16-3-11-3-17-13-17-30 0-7 3-17 6-26h6c0 6 2 9 11 9l12 3c6 0 11 4 14 7 0 7 3 14 3 21v95c0 10-3 14-11 21z"><text:p/></draw:path><draw:path draw:style-name="gr3" draw:text-style-name="P3" svg:width="0.059cm" svg:height="0.151cm" svg:x="25.459cm" svg:y="8.721cm" svg:viewBox="0 0 60 152" svg:d="M43 105v-6c0-7 0-13 0-17 0-7 0-10 0-13 0-4 0-4-4-7 0 0 0-3-3-3-1 0-1-3-4-3-12 0-18-3-20-10-3-3-6-10-6-20s3-17 8-26h2c0 6 7 9 12 9l11 3c6 0 9 0 13 0 3 4 6 7 6 11 2 3 2 7 2 10s-2 13-5 23c0 6 0 9 0 13 0 6 0 10 0 20 5 19 5 33 5 43s0 17 0 20h-60l9-47z"><text:p/></draw:path><draw:path draw:style-name="gr3" draw:text-style-name="P3" svg:width="0.091cm" svg:height="0.148cm" svg:x="25.564cm" svg:y="8.726cm" svg:viewBox="0 0 92 149" svg:d="M16 54c-7-7-13-14-13-28 0-10 3-20 9-26h2c2 3 6 6 12 6h25c12 0 18 3 23 10 7 3 9 14 14 24 4 11 4 23 4 36 0 27-4 47-11 56-9 10-21 17-36 17h-45l9-46h54c6 0 11-3 15-7 3-7 3-10 3-20 0-13-7-22-18-22h-40c0 3-3 6-3 6 0 3 3 7 3 7 0 0 3 0 5 0h7c4 0 7 3 7 9v7c0 3-3 6-6 6h-13c-3 0-7 0-7 4h-4c-3-7-3-13-3-17 0-6 3-16 7-22z"><text:p/></draw:path><draw:path draw:style-name="gr3" draw:text-style-name="P3" svg:width="0.093cm" svg:height="0.151cm" svg:x="25.675cm" svg:y="8.726cm" svg:viewBox="0 0 94 152" svg:d="M14 53c-11-3-14-10-14-23 0-14 3-24 9-30h3c0 3 2 6 11 6h32c11 0 20 3 26 10 5 3 8 14 11 24 0 10 2 22 2 35 0 27-2 44-11 57-5 13-17 20-31 20h-9c-7 0-11 0-17-3-6-7-12-10-17-20-3-10-6-19-6-36 0-7 0-18 3-24 3-7 6-13 8-16zM58 53h-32c-6 9-9 16-9 22 0 21 9 30 23 30h15c5 0 11-3 14-3 6-3 9-6 12-9 2-4 2-7 2-14 0-10-2-17-5-20-6-3-12-6-20-6z"><text:p/></draw:path><draw:path draw:style-name="gr3" draw:text-style-name="P3" svg:width="0.057cm" svg:height="0.102cm" svg:x="25.78cm" svg:y="8.721cm" svg:viewBox="0 0 58 103" svg:d="M37 103l-2-7c2-3 8-7 8-10 3-3 3-10 3-16 0-5 0-5-3-8l-2-3c-4 0-6 0-11-3-13 0-18-3-24-7-3-3-6-9-6-23 0-3 0-7 3-14 0-6 0-9 3-12h3c0 6 5 9 11 9l21 3c11 0 17 11 17 31v13c0 17 0 27-6 33-3 4-9 11-15 14z"><text:p/></draw:path><draw:path draw:style-name="gr3" draw:text-style-name="P3" svg:width="0.104cm" svg:height="0.151cm" svg:x="25.885cm" svg:y="8.726cm" svg:viewBox="0 0 105 152" svg:d="M9 0h5c0 3 3 6 9 6h69c5 0 9 3 12 7 1 3 1 6 1 10v14c0 6-1 9-4 13-7 9-9 16-9 25 0 7 0 11 2 21 3 6 3 17 3 27 0 3-3 9-5 16-3 6-10 10-15 13l-3-3c0-4 0-7 0-13 0-7 0-13 0-26 0-14 0-24 3-35 3-9 6-16 12-22h-63c-9 0-14 0-17-7-6-6-6-9-6-20 0-10 0-20 6-26zM35 82v7c-3 0-7 7-7 16v21c0 3 0 10-2 13-3 3-6 6-9 6-5 4-11 7-17 7v-3c3-4 3-7 3-10v-23c0-11 3-20 6-27 5-3 11-7 17-7 2 0 6 0 9 0z"><text:p/></draw:path><draw:path draw:style-name="gr3" draw:text-style-name="P3" svg:width="0.057cm" svg:height="0.102cm" svg:x="25.993cm" svg:y="8.721cm" svg:viewBox="0 0 58 103" svg:d="M37 103l-2-7c2-3 6-7 8-10 0-3 3-10 3-16 0-5 0-5-3-8l-2-3c-4 0-6 0-15-3-9 0-14-3-20-7-3-3-6-9-6-23 0-3 0-7 0-14 3-6 3-9 6-12h3c0 6 5 9 11 9l21 3c11 0 17 11 17 31v13c0 17 0 27-6 33-2 4-9 11-15 14z"><text:p/></draw:path><draw:path draw:style-name="gr3" draw:text-style-name="P3" svg:width="0.051cm" svg:height="0.155cm" svg:x="24.557cm" svg:y="8.721cm" svg:viewBox="0 0 52 156" svg:d="M41 156l-3-4v-73c0-6 0-10-3-14 0-3-2-6-2-6-3 0-6-3-15-3-12-3-18-13-18-30 0-7 3-17 9-26h3c0 6 3 9 11 9l12 3c6 0 11 4 14 7 3 7 3 14 3 21v95c0 10-3 14-11 21z"><text:p/></draw:path><draw:path draw:style-name="gr3" draw:text-style-name="P3" svg:width="0.093cm" svg:height="0.148cm" svg:x="24.671cm" svg:y="8.726cm" svg:viewBox="0 0 94 149" svg:d="M17 54c-8-7-11-14-11-28 0-10 3-20 8-26h3c0 3 3 6 12 6h23c11 0 20 3 25 10 4 3 8 14 12 24 3 11 5 23 5 36 0 27-5 47-11 56-9 10-20 17-37 17h-46l9-46h54c9 0 14-3 18-7 2-7 2-10 2-20 0-13-6-22-20-22h-40c0 3 0 6 0 6 0 3 0 7 3 7 0 0 3 0 7 0h4c6 0 9 3 9 9v7c0 3-3 6-9 6h-14c-3 0-6 0-6 4h-5c0-7 0-13 0-17 0-6 0-16 5-22z"><text:p/></draw:path><draw:path draw:style-name="gr3" draw:text-style-name="P3" svg:width="0.057cm" svg:height="0.102cm" svg:x="24.792cm" svg:y="8.721cm" svg:viewBox="0 0 58 103" svg:d="M37 103l-2-7c2-3 8-7 8-10 3-3 3-10 3-16 0-5 0-5-3-8l-2-3c-4 0-6 0-11-3-12 0-18-3-23-7-3-3-7-9-7-23 0-3 0-7 0-14 4-6 4-9 7-12h3c0 6 5 9 11 9l20 3c11 0 17 11 17 31v13c0 17 0 27-6 33-3 4-9 11-15 14z"><text:p/></draw:path><draw:path draw:style-name="gr3" draw:text-style-name="P3" svg:width="0.096cm" svg:height="0.195cm" svg:x="24.909cm" svg:y="8.726cm" svg:viewBox="0 0 97 196" svg:d="M10 0h2c2 3 6 6 11 6h52c8 0 14 3 17 10 2 3 5 14 5 28v13c0 13 0 19-3 26-2 3-8 10-13 13l-12 14c-9 6-11 13-11 19v10c0 3 0 6-3 10 0 0-3 3-6 3-8 0-12-7-12-16 0-7 4-10 6-17 3-3 6-9 15-16l14-14c6-3 9-6 9-9 2 0 2-4 2-7v-3c0-10-5-16-14-16h-43c-8 0-16 0-19-7-4-7-7-10-7-20 0-11 3-21 10-27zM18 73h3v106c0 6-3 14-9 17l-5-3v-93c0-14 3-20 11-27z"><text:p/></draw:path><draw:path draw:style-name="gr3" draw:text-style-name="P3" svg:width="0.093cm" svg:height="0.151cm" svg:x="25.031cm" svg:y="8.726cm" svg:viewBox="0 0 94 152" svg:d="M8 0h3c0 3 3 6 8 6h61c5 0 8 3 11 7 3 0 3 6 3 10v14c0 6-3 13-11 19-6 0-9 3-11 6-4 4-7 10-7 17s3 10 3 14c4 12 4 23 4 30 0 6-4 9-7 16-5 6-10 10-16 13v-3c0-4 0-7 0-13v-31c0-16 3-26 6-36 5-7 8-13 13-16h-45c-9 0-15 0-17-7-6-6-6-13-6-20 0-10 3-20 8-26z"><text:p/></draw:path><draw:path draw:style-name="gr3" draw:text-style-name="P3" svg:width="0.099cm" svg:height="0.148cm" svg:x="25.15cm" svg:y="8.726cm" svg:viewBox="0 0 100 149" svg:d="M74 103v-23c0-10-2-13-2-20-4-3-9-6-17-6h-26c-8 0-15 0-19-7s-7-14-7-21c0-10 3-20 9-26h2c3 3 7 6 12 6h29c10 0 19 3 25 10 3 7 5 21 5 41v19c0 7 0 17-2 27h17l-9 46h-91l10-46z"><text:p/></draw:path><draw:path draw:style-name="gr3" draw:text-style-name="P3" svg:width="0.057cm" svg:height="0.102cm" svg:x="23.909cm" svg:y="8.721cm" svg:viewBox="0 0 58 103" svg:d="M36 103l-1-7c1-3 4-7 8-10 0-3 3-10 3-16 0-5-3-5-3-8l-4-3c-3 0-4 0-13-3-9 0-14-3-20-7-3-3-6-9-6-23 0-3 0-7 0-14 3-6 3-9 6-12h3c0 6 5 9 11 9l19 3c13 0 19 11 19 31v13c0 17 0 27-6 33-3 4-9 11-16 14z"><text:p/></draw:path><draw:path draw:style-name="gr3" draw:text-style-name="P3" svg:width="0.051cm" svg:height="0.155cm" svg:x="24.018cm" svg:y="8.721cm" svg:viewBox="0 0 52 156" svg:d="M39 156l-3-4v-73c0-6 0-10-2-14 0-3-3-6-3-6-3 0-5-3-15-3-10-3-16-13-16-30 0-7 3-17 6-26h6c0 6 2 9 10 9l12 3c5 0 11 4 15 7 0 7 3 14 3 21v95c0 10-3 14-13 21z"><text:p/></draw:path><draw:path draw:style-name="gr3" draw:text-style-name="P3" svg:width="0.11cm" svg:height="0.155cm" svg:x="24.125cm" svg:y="8.721cm" svg:viewBox="0 0 111 156" svg:d="M94 93l6 7c5 6 11 16 11 26 0 13-6 23-17 30h-4c4-4 0-7 0-11-3-3-3-6-8-10l-51-59c-5 3-8 7-8 13 0 4 3 7 3 11 2 3 5 6 10 13 6 6 9 9 12 16 0 3 0 6 0 10 0 3 0 6-3 10-3 3-6 3-10 3h-35v-7c6 0 8-3 8-6 0-7 0-10-2-13 0-10 0-17 0-20 0-13 6-27 17-41l-9-9c-6-7-11-13-11-26 0-11 5-21 16-30h4c-4 6 0 9 0 12 0 4 3 7 5 11l49 50c0-8 3-14 5-17-14-7-20-16-20-30 0-10 0-17 3-26h6c0 6 3 9 11 9h8c13 3 18 14 18 27 0 7 0 13 0 20-5 0-11 0-14 0-4 6-7 13-7 20s0 10 3 10c0 3 0 7 4 7z"><text:p/></draw:path><draw:path draw:style-name="gr3" draw:text-style-name="P3" svg:width="0.09cm" svg:height="0.151cm" svg:x="24.242cm" svg:y="8.726cm" svg:viewBox="0 0 91 152" svg:d="M23 6h34c15 0 20 3 26 10 5 7 8 21 8 40v76c0 10-3 13-8 20l-6-3v-70c0-10 0-13-3-20-2-3-9-6-17-6h-34c-4 0-9 0-12-3-3 0-5-4-8-7-3-6-3-10-3-17 0-10 3-20 8-26h3c0 3 5 6 12 6z"><text:p/></draw:path><draw:path draw:style-name="gr3" draw:text-style-name="P3" svg:width="0.108cm" svg:height="0.151cm" svg:x="24.357cm" svg:y="8.726cm" svg:viewBox="0 0 109 152" svg:d="M12 0h2c3 3 6 6 12 6h68c6 0 10 3 11 7 4 3 4 6 4 10v14c0 6-4 9-5 13-7 9-10 16-10 25 0 7 0 11 3 21 0 6 3 17 3 27 0 3-3 9-6 16-3 6-9 10-17 13v-3c0-4 0-7 0-13 0-7 0-13 0-26 0-14 0-24 3-35 0-9 5-16 8-22h-59c-9 0-15 0-20-7-3-6-6-9-6-20 0-10 3-20 9-26zM36 82v7c-4 0-4 7-4 16v21c0 3-3 10-3 13-3 3-6 6-9 6-6 4-11 7-17 7l-3-3c3-4 6-7 6-10v-23c0-11 3-20 6-27 5-3 11-7 17-7 3 0 6 0 7 0z"><text:p/></draw:path><draw:path draw:style-name="gr3" draw:text-style-name="P3" svg:width="0.104cm" svg:height="0.151cm" svg:x="23.257cm" svg:y="8.726cm" svg:viewBox="0 0 105 152" svg:d="M9 0h5c0 3 2 6 9 6h68c6 0 8 3 13 7 1 3 1 6 1 10v14c0 6-1 9-6 13-5 9-8 16-8 25 0 7 0 11 3 21 0 6 3 17 3 27 0 3-3 9-6 16-4 6-9 10-14 13l-3-3c0-4 0-7 0-13 0-7 0-13 0-26 0-14 0-24 3-35 3-9 5-16 8-22h-59c-10 0-14 0-20-7-3-6-6-9-6-20 0-10 3-20 9-26zM35 82v7c-3 0-7 7-7 16v21c0 3-2 10-2 13-3 3-6 6-10 6-4 4-10 7-16 7v-3c0-4 3-7 3-10v-23c0-11 3-20 6-27 5-3 11-7 17-7 2 0 6 0 9 0z"><text:p/></draw:path><draw:path draw:style-name="gr3" draw:text-style-name="P3" svg:width="0.11cm" svg:height="0.155cm" svg:x="23.396cm" svg:y="8.721cm" svg:viewBox="0 0 111 156" svg:d="M97 93l3 7c8 6 11 16 11 26 0 13-6 23-14 30h-3c0-4 0-7-2-11 0-3-4-6-7-10l-54-59c-3 3-5 7-5 13 0 4 0 7 2 11 0 3 7 6 8 13 6 6 9 9 12 16 0 3 3 6 3 10 0 3-3 6-6 10-3 3-6 3-9 3h-36v-7c6 0 9-3 9-6 0-7 0-10 0-13-3-10-3-17-3-20 0-13 6-27 17-41l-9-9c-5-7-8-13-8-26 0-11 3-21 14-30h3c0 6 0 9 0 12 3 4 5 7 8 11l46 50c3-8 3-14 6-17-11-7-20-16-20-30 0-10 2-17 6-26h3c0 6 5 9 11 9h9c13 3 19 14 19 27 0 7 0 13-3 20-4 0-8 0-14 0-2 6-6 13-6 20s4 10 4 10c0 3 2 7 5 7z"><text:p/></draw:path><draw:path draw:style-name="gr3" draw:text-style-name="P3" svg:width="0.091cm" svg:height="0.151cm" svg:x="23.538cm" svg:y="8.726cm" svg:viewBox="0 0 92 152" svg:d="M23 6h35c14 0 23 3 25 10 5 7 9 21 9 40v76c0 10-4 13-9 20l-6-3v-70c0-10 0-13-3-20-2-3-9-6-16-6h-35c-3 0-9 0-11-3-2 0-6-4-9-7-3-6-3-10-3-17 0-10 3-20 10-26h2c0 3 5 6 11 6z"><text:p/></draw:path><draw:path draw:style-name="gr3" draw:text-style-name="P3" svg:width="0.107cm" svg:height="0.151cm" svg:x="23.677cm" svg:y="8.721cm" svg:viewBox="0 0 108 152" svg:d="M3 152c0-3 0-7 0-10 0-29 9-56 26-77 0-6 0-9-6-9-7 0-11-3-14-3-3-4-6-7-6-10-3-3-3-10-3-17 0-10 0-17 6-26h3c0 3 3 6 3 6 2 3 4 3 7 3l10 3c8 0 14 7 14 18 0 3 0 6 0 10-3 3-3 6-3 6 0 3 0 7 3 7 14-13 22-27 22-47 9 3 15 6 23 13 6 7 12 17 15 27 2 10 5 19 5 33 0 20 0 37-5 53l-3 20h-63l12-47h48c3-13 0-26-6-33-6-10-14-13-26-13-10 0-22 6-33 20-9 17-16 40-16 70v3z"><text:p/></draw:path><draw:path draw:style-name="gr3" draw:text-style-name="P3" svg:width="0.099cm" svg:height="0.148cm" svg:x="22.726cm" svg:y="8.726cm" svg:viewBox="0 0 100 149" svg:d="M23 54c-14 0-23-10-23-28 0-10 3-20 9-26h3c2 3 4 6 11 6h35c11 0 23 3 25 7 5 0 11 6 14 13 0 7 3 18 3 31v92h-97v-60c0-6 3-16 6-19zM88 103v-23c0-10-3-17-5-20s-9-6-18-6h-29l-13 19c-3 3-7 10-7 16v14z"><text:p/></draw:path><draw:path draw:style-name="gr3" draw:text-style-name="P3" svg:width="0.051cm" svg:height="0.155cm" svg:x="22.849cm" svg:y="8.721cm" svg:viewBox="0 0 52 156" svg:d="M40 156l-4-4v-73c0-6 0-10 0-14-1-3-1-6-4-6s-6-3-15-3c-11-3-17-13-17-30 0-7 3-17 9-26h3c0 6 2 9 11 9l12 3c5 0 11 4 14 7 3 7 3 14 3 21v95c0 10-3 14-12 21z"><text:p/></draw:path><draw:path draw:style-name="gr3" draw:text-style-name="P3" svg:width="0.097cm" svg:height="0.195cm" svg:x="22.967cm" svg:y="8.726cm" svg:viewBox="0 0 98 196" svg:d="M9 0h3c0 3 2 6 11 6h52c6 0 11 3 17 10 2 3 6 14 6 28v13c0 13-4 19-6 26-3 3-6 10-11 13l-15 14c-5 6-8 13-8 19v10c0 3 0 6-3 10-3 0-5 3-9 3-5 0-8-7-8-16 0-7 0-10 3-17 2-3 9-9 17-16l14-14c3-3 6-6 9-9 0 0 0-4 0-7v-3c0-10-3-16-12-16h-46c-9 0-14 0-17-7-6-7-6-10-6-20 0-11 3-21 9-27zM14 73h7v106c0 6-3 14-12 17l-3-3v-93c0-14 3-20 8-27z"><text:p/></draw:path><draw:path draw:style-name="gr3" draw:text-style-name="P3" svg:width="0.093cm" svg:height="0.151cm" svg:x="23.09cm" svg:y="8.726cm" svg:viewBox="0 0 94 152" svg:d="M14 53c-8-3-14-10-14-23 0-14 3-24 9-30h3c2 3 4 6 11 6h35c11 0 19 4 23 10 4 3 7 10 11 24 2 10 2 22 2 35 0 28-2 45-9 58-4 13-16 19-33 19h-6c-6 0-11 0-17-6-9-4-13-7-17-17-6-9-9-23-9-36 0-7 3-18 6-24 0-7 3-13 5-16zM60 53h-34c-6 9-6 16-6 22 0 21 6 31 23 31h15c5 0 11-3 14-3 2-4 9-7 9-10 2-4 4-7 4-14 0-10-2-17-8-20-3-3-8-6-17-6z"><text:p/></draw:path><draw:path draw:style-name="gr3" draw:text-style-name="P3" svg:width="0.059cm" svg:height="0.102cm" svg:x="22.267cm" svg:y="8.721cm" svg:viewBox="0 0 60 103" svg:d="M37 103l-2-7c5-3 8-7 8-10 3-3 3-10 3-16 0-5 0-5-3-8 0 0 0-3-3-3 0 0-5 0-11-3-12 0-17-3-20-7-6-3-9-9-9-23 0-3 0-7 3-14 0-6 3-9 3-12h3c3 6 5 9 12 9l19 3c12 0 20 11 20 31v13c0 17-2 27-5 33-3 4-9 11-18 14z"><text:p/></draw:path><draw:path draw:style-name="gr3" draw:text-style-name="P3" svg:width="0.091cm" svg:height="0.148cm" svg:x="22.397cm" svg:y="8.726cm" svg:viewBox="0 0 92 149" svg:d="M14 0h3c0 3 6 6 11 6h20c15 0 29 7 35 20 5 14 9 31 9 50 0 27-4 47-11 56-9 10-22 17-36 17h-45l9-46h54c6 0 11-3 14-7 4-7 4-10 4-20 0-13-7-22-18-22h-35c-8 0-14 0-16-7-3-7-6-14-6-21 0-10 3-20 8-26z"><text:p/></draw:path><draw:path draw:style-name="gr3" draw:text-style-name="P3" svg:width="0.093cm" svg:height="0.151cm" svg:x="22.539cm" svg:y="8.726cm" svg:viewBox="0 0 94 152" svg:d="M14 53c-11-3-14-10-14-23 0-14 3-24 9-30h3c0 3 5 6 11 6h32c11 0 19 3 26 10 4 3 8 14 11 24 2 10 2 22 2 35 0 27-2 44-11 57-5 13-17 20-31 20h-6c-6 0-13 0-20-3-5-7-12-10-17-20-3-10-6-19-6-36 0-7 0-18 3-24 3-7 6-13 8-16zM58 53h-32c-5 9-9 16-9 22 0 21 9 30 23 30h15c5 0 11-3 17-3 2-3 6-6 9-9 2-4 2-7 2-14 0-10-2-17-5-20-4-3-12-6-20-6z"><text:p/></draw:path><draw:path draw:style-name="gr3" draw:text-style-name="P3" svg:width="0.064cm" svg:height="0.076cm" svg:x="21.64cm" svg:y="8.743cm" svg:viewBox="0 0 65 77" svg:d="M35 0c8 0 14 3 22 13 6 7 8 13 8 27 0 10-2 21-8 27-8 7-14 10-22 10-12 0-19-3-27-10-5-6-8-17-8-27s3-20 8-27c8-10 15-13 27-13z"><text:p/></draw:path><draw:path draw:style-name="gr3" draw:text-style-name="P3" svg:width="0.096cm" svg:height="0.195cm" svg:x="21.75cm" svg:y="8.726cm" svg:viewBox="0 0 97 196" svg:d="M9 0h5c0 3 2 6 9 6h51c9 0 15 3 18 10 5 3 5 14 5 28v13c0 13 0 19-3 26-2 3-5 10-11 13l-15 14c-6 6-11 13-11 19l2 10c0 3-2 6-2 10-2 0-6 3-9 3-5 0-9-7-9-16 0-7 0-10 4-17 2-3 8-9 14-16l14-14c6-3 10-6 10-9 2 0 2-4 2-7v-3c0-10-2-16-15-16h-42c-10 0-14 0-20-7-3-7-6-10-6-20 0-11 3-21 9-27zM16 73h7v106c0 6-7 14-11 17l-3-3v-93c0-14 3-20 7-27z"><text:p/></draw:path><draw:path draw:style-name="gr3" draw:text-style-name="P3" svg:width="0.057cm" svg:height="0.102cm" svg:x="21.866cm" svg:y="8.721cm" svg:viewBox="0 0 58 103" svg:d="M37 103l-2-7c2-3 5-7 8-10 0-3 3-10 3-16 0-5 0-5-3-8l-3-3c-3 0-5 0-14-3-9 0-14-3-20-7-3-3-6-9-6-23 0-3 0-7 0-14 3-6 3-9 6-12h3c0 6 5 9 11 9l20 3c12 0 18 11 18 31v13c0 17 0 27-6 33-3 4-9 11-15 14z"><text:p/></draw:path><draw:path draw:style-name="gr3" draw:text-style-name="P3" svg:width="0.096cm" svg:height="0.151cm" svg:x="21.977cm" svg:y="8.726cm" svg:viewBox="0 0 97 152" svg:d="M14 53c-8-3-14-10-14-23 0-14 3-24 9-30h5c0 3 3 6 9 6h35c11 0 20 3 25 10 3 3 6 14 9 24 2 10 5 22 5 35 0 27-5 44-11 57-5 13-17 20-31 20h-9c-6 0-11 0-17-3-6-7-12-10-17-20-6-10-6-19-6-36 0-7 0-18 3-24 3-7 3-13 5-16zM60 53h-34c-3 9-6 16-6 22 0 21 9 30 23 30h15c5 0 11-3 14-3 6-3 9-6 11-9 0-4 3-7 3-14 0-10-3-17-5-20-6-3-12-6-21-6z"><text:p/></draw:path><draw:path draw:style-name="gr3" draw:text-style-name="P3" svg:width="0.093cm" svg:height="0.148cm" svg:x="22.09cm" svg:y="8.726cm" svg:viewBox="0 0 94 149" svg:d="M16 54c-7-7-10-14-10-28 0-10 3-20 8-26h2c0 3 4 6 12 6h23c11 0 20 3 26 10 3 3 8 14 10 24 4 11 7 23 7 36 0 27-7 47-12 56-8 10-20 17-37 17h-45l9-46h53c9 0 15-3 18-7 0-7 2-10 2-20 0-13-5-22-20-22h-39c0 3 0 6 0 6 0 3 0 7 0 7 3 0 5 0 9 0h3c8 0 10 3 10 9v7c0 3-2 6-9 6h-13c-3 0-7 0-7 4h-4c0-7 0-13 0-17 0-6 0-16 4-22z"><text:p/></draw:path><draw:path draw:style-name="gr3" draw:text-style-name="P3" svg:width="0.093cm" svg:height="0.195cm" svg:x="21.086cm" svg:y="8.726cm" svg:viewBox="0 0 94 196" svg:d="M8 0h4c0 3 2 6 7 6h58c11 0 17 7 17 17v17c0 4-3 7-6 11-3 3-5 6-5 6-3 3-3 6-3 13l5 79c0 13 0 23-2 33-3 7-6 11-12 14l-3-3v-139h-46c-8 0-14 0-16-7-6-7-6-10-6-20 0-11 3-21 8-27z"><text:p/></draw:path><draw:path draw:style-name="gr3" draw:text-style-name="P3" svg:width="0.082cm" svg:height="0.085cm" svg:x="21.219cm" svg:y="8.727cm" svg:viewBox="0 0 83 86" svg:d="M26 40l-20 46h-6l3-59c0-21 6-27 20-27 9 0 12 3 12 17 0 3-3 10-9 23zM74 40l-19 46h-6l3-59c0-21 6-27 20-27 8 0 11 3 11 17 0 3-3 10-9 23z"><text:p/></draw:path><draw:path draw:style-name="gr3" draw:text-style-name="P3" svg:width="0.08cm" svg:height="0.155cm" svg:x="21.327cm" svg:y="8.721cm" svg:viewBox="0 0 81 156" svg:d="M49 79v-6c0-4-3-11-3-11-3-3-5-6-11-6-9 0-14-3-21-10-2-3-2-10-2-20 0-7 0-17 6-26h3c2 6 5 9 14 9l11 3c3 0 6 0 9 0 3 4 5 7 8 11 0 3 0 7 0 10s0 13-3 23c-2 3-2 9-2 17 0 3 2 6 2 10 3 3 6 10 14 20 4 6 7 13 7 19 0 13-3 23-12 34h-3l-14-53h-3l-14 49h-35l10-46h20c5 0 7-3 11-3 2-3 2-7 5-10 3-4 3-10 3-14z"><text:p/></draw:path><draw:path draw:style-name="gr3" draw:text-style-name="P3" svg:width="0.107cm" svg:height="0.151cm" svg:x="21.443cm" svg:y="8.726cm" svg:viewBox="0 0 108 152" svg:d="M39 53h-3c-8 0-13 0-20-7-2-6-4-13-4-20 0-10 2-20 8-26h6c0 3 2 6 9 6h39c14 0 23 7 29 13 2 7 5 21 5 37v76c0 10-3 17-8 20l-6-3v-70c0-10 0-20-3-20-6-3-9-6-17-6h-23l-3 6c-5 10-5 16-5 20v7c0 7 0 13 2 24 0 3 0 9 0 16v23h-45l9-47h17v-9c0-11 2-21 9-31z"><text:p/></draw:path><draw:path draw:style-name="gr3" draw:text-style-name="P3" svg:width="0.099cm" svg:height="0.148cm" svg:x="20.714cm" svg:y="8.726cm" svg:viewBox="0 0 100 149" svg:d="M23 54c-14 0-23-10-23-28 0-10 3-20 9-26h3c2 3 4 6 11 6h34c14 0 23 3 28 7 3 0 9 6 12 13s3 18 3 31v92h-97v-60c0-6 3-16 9-19zM88 103v-23c0-10-3-17-6-20-2-3-8-6-17-6h-29l-13 19c-3 3-7 10-7 16v14z"><text:p/></draw:path><draw:path draw:style-name="gr3" draw:text-style-name="P3" svg:width="0.107cm" svg:height="0.161cm" svg:x="20.851cm" svg:y="8.721cm" svg:viewBox="0 0 108 162" svg:d="M52 106h11c5 0 9-3 9-3 2-3 5-7 8-17 0-3 2-10 5-16 0-4 3-4 3-7s-3-6-6-6c-8-3-14-7-17-10-2-3-5-10-5-17 0-10 3-20 8-30h4c0 6 2 10 8 10l11 3c6 0 9 4 12 7 2 3 5 10 5 17 0 3-3 10-5 20-3 6-6 13-9 19 0 7-3 20-3 33s0 20-6 30c-5 6-13 13-30 13l-55 10 8-49 34-4c0-6-3-9-11-13-8-3-12-10-12-20 0-6 0-13 4-19-15-3-20-13-20-31 0-9 0-16 3-26h6c0 6 2 10 11 10l8 3c14 0 21 10 21 27 0 7 0 10-4 14-6 3-12 3-17 3 0 6 0 9 4 9 0 4 1 4 7 7 3 0 6 3 10 6 0 4 0 10 0 17z"><text:p/></draw:path><draw:path draw:style-name="gr3" draw:text-style-name="P3" svg:width="0.107cm" svg:height="0.151cm" svg:x="20.053cm" svg:y="8.726cm" svg:viewBox="0 0 108 152" svg:d="M39 53h-3c-8 0-13 0-20-7-2-6-4-13-4-20 0-10 2-20 8-26h6c0 3 2 6 9 6h39c14 0 23 7 30 13 1 7 4 21 4 37v76c0 10-3 17-8 20l-6-3v-70c0-10 0-20-3-20-6-3-9-6-17-6h-23l-3 6c-5 10-5 16-5 20v7c0 7 0 13 2 24 0 3 0 9 0 16v23h-45l9-47h17v-9c0-11 2-21 9-31z"><text:p/></draw:path><draw:path draw:style-name="gr3" draw:text-style-name="P3" svg:width="0.051cm" svg:height="0.155cm" svg:x="20.16cm" svg:y="8.721cm" svg:viewBox="0 0 52 156" svg:d="M40 156l-3-4v-73c0-6 0-10 0-14-2-3-2-6-5-6s-6-3-15-3c-11-3-17-13-17-30 0-7 3-17 9-26h3c0 6 2 9 11 9l12 3c5 0 11 4 14 7 3 7 3 14 3 21v95c0 10-3 14-12 21z"><text:p/></draw:path><draw:path draw:style-name="gr3" draw:text-style-name="P3" svg:width="0.057cm" svg:height="0.102cm" svg:x="20.257cm" svg:y="8.721cm" svg:viewBox="0 0 58 103" svg:d="M36 103l-1-7c5-3 8-7 8-10 3-3 3-10 3-16 0-5 0-5-3-8l-3-3c-4 0-5 0-11-3-12 0-17-3-23-7-3-3-6-9-6-23 0-3 0-7 3-14 0-6 0-9 3-12h3c0 6 5 9 11 9l20 3c12 0 18 11 18 31v13c0 17 0 27-6 33-3 4-6 11-16 14z"><text:p/></draw:path><draw:path draw:style-name="gr3" draw:text-style-name="P3" svg:width="0.056cm" svg:height="0.102cm" svg:x="20.357cm" svg:y="8.721cm" svg:viewBox="0 0 57 103" svg:d="M36 103l-5-7c5-3 8-7 11-10 0-3 0-10 0-16 0-5 0-5 0-8-3 0-3-3-6-3 0 0-1 0-10-3-10 0-17-3-20-7-6-3-6-9-6-23 0-3 0-7 0-14 0-6 3-9 3-12h6c0 6 3 9 10 9l17 3c15 0 21 11 21 31v13c0 17-2 27-6 33-3 4-9 11-15 14z"><text:p/></draw:path><draw:path draw:style-name="gr3" draw:text-style-name="P3" svg:width="0.076cm" svg:height="0.155cm" svg:x="20.45cm" svg:y="8.721cm" svg:viewBox="0 0 77 156" svg:d="M49 79v-6c0-4-3-11-6-11 0-3-3-6-8-6-9 0-18-3-21-10-2-3-6-10-6-20 0-7 4-17 9-26h3c0 6 6 9 12 9l14 3c3 0 6 0 9 0 2 4 5 7 5 11 3 3 3 7 3 10s0 13-3 23c-3 3-3 9-3 17 0 3 0 6 3 10 3 3 5 10 12 20 5 6 5 13 5 19 0 13-3 23-9 34h-3l-16-53-14 49h-35l8-46h21c6 0 8-3 11-3 3-3 3-7 6-10 0-4 3-10 3-14z"><text:p/></draw:path><draw:path draw:style-name="gr3" draw:text-style-name="P3" svg:width="0.104cm" svg:height="0.151cm" svg:x="20.553cm" svg:y="8.726cm" svg:viewBox="0 0 105 152" svg:d="M12 0h2c0 3 3 6 9 6h69c6 0 12 3 12 7 1 3 1 6 1 10v14c0 6 0 9-4 13-7 9-9 16-9 25 0 7 0 11 2 21 4 6 4 17 4 27 0 3-4 9-6 16-4 6-10 10-15 13l-3-3c0-4 3-7 3-13 0-7-3-13-3-26 0-14 0-24 3-35 3-9 5-16 11-22h-62c-9 0-14 0-17-7-6-6-6-9-6-20 0-10 3-20 9-26zM35 82v7c-3 0-6 7-6 16v21c0 3 0 10-3 13s-6 6-9 6c-5 4-11 7-14 7l-3-3c3-4 3-7 3-10v-23c0-11 3-20 6-27 5-3 11-7 17-7s9 0 9 0z"><text:p/></draw:path><draw:path draw:style-name="gr3" draw:text-style-name="P3" svg:width="0.082cm" svg:height="0.178cm" svg:x="26.598cm" svg:y="9.103cm" svg:viewBox="0 0 83 179" svg:d="M83 176v3h-83v-3h6c6 0 8 0 10-3 0 0 3-3 3-7 4 0 4-7 4-17v-119c0-10 0-13-4-17 0-3 0-3-3-6-2-3-8-3-10-3h-6v-4h83v4h-6c-5 0-9 0-12 3-2 0-2 3-5 6 0 4 0 7 0 17v119c0 10 0 17 0 17 3 4 3 7 5 7 3 3 7 3 12 3z"><text:p/></draw:path><draw:path draw:style-name="gr3" draw:text-style-name="P3" svg:width="0.059cm" svg:height="0.102cm" svg:x="25.55cm" svg:y="9.133cm" svg:viewBox="0 0 60 103" svg:d="M37 103l-2-6c5-7 8-10 8-13 3-4 3-7 3-13 0-4 0-8 0-8-3-3-3-3-6-3 0-4-5-4-11-4-12 0-17-3-20-9-6-3-9-10-9-21 0-3 0-9 3-13 0-6 3-9 3-13h3c3 7 5 10 11 10h20c12 0 20 13 20 34v12c0 15-3 24-5 31-3 6-9 10-18 16z"><text:p/></draw:path><draw:path draw:style-name="gr3" draw:text-style-name="P3" svg:width="0.057cm" svg:height="0.102cm" svg:x="25.661cm" svg:y="9.133cm" svg:viewBox="0 0 58 103" svg:d="M37 103l-2-6c2-7 5-10 8-13 0-4 3-7 3-13 0-4-3-8-3-8-3-3-3-3-3-3-3-4-5-4-14-4s-17-3-20-9c-6-3-6-10-6-21 0-3 0-9 0-13 3-6 3-9 6-13h3c0 7 5 10 11 10h17c15 0 21 13 21 34v12c0 15-3 24-6 31-3 6-9 10-15 16z"><text:p/></draw:path><draw:path draw:style-name="gr3" draw:text-style-name="P3" svg:width="0.087cm" svg:height="0.151cm" svg:x="25.772cm" svg:y="9.133cm" svg:viewBox="0 0 88 152" svg:d="M20 11h37c11 0 20 3 26 10 5 6 5 19 5 40v72c0 10-3 16-8 19h-3v-72c0-6-3-13-3-16-2-7-9-7-17-7h-34c-6 0-9-3-11-3-6-3-9-7-9-10-3-4-3-7-3-13 0-10 3-20 9-31h3c0 8 2 11 8 11z"><text:p/></draw:path><draw:path draw:style-name="gr3" draw:text-style-name="P3" svg:width="0.11cm" svg:height="0.155cm" svg:x="25.883cm" svg:y="9.133cm" svg:viewBox="0 0 111 156" svg:d="M97 93l6 3c4 10 8 20 8 31 0 9-4 19-14 29h-3c0-4 0-10 0-13-3-3-7-7-9-10l-54-60c-3 3-5 10-5 16 0 0 2 4 2 7 3 4 7 10 11 13 6 7 9 13 9 18 3 3 3 6 3 9 0 7 0 10-3 10-3 3-9 3-12 3h-36v-3c9 0 12-3 12-10 0-3-3-6-3-9 0-11 0-18 0-21 0-17 5-30 17-40l-10-10c-7-6-10-16-10-26 0-13 6-23 14-30h3c0 4 0 7 3 10 0 3 2 7 5 10l49 53c0-7 2-13 2-20-11-3-17-13-17-30 0-6 0-16 3-23h6c0 4 3 7 11 7l9 3c11 0 17 10 17 27 0 7 0 10 0 16-6 0-12 3-14 3-6 7-6 14-6 20 0 3 0 7 0 10 3 0 3 3 6 7z"><text:p/></draw:path><draw:path draw:style-name="gr3" draw:text-style-name="P3" svg:width="0.104cm" svg:height="0.151cm" svg:x="26.002cm" svg:y="9.133cm" svg:viewBox="0 0 105 152" svg:d="M23 57c-7 0-11-3-17-6-3-4-6-11-6-20 0-10 3-20 9-31h3c2 8 4 11 11 11h65c6 0 12 0 16 3 0 4 1 7 1 13v10c0 7-1 10-5 17-3 3-6 7-8 10 0 3-4 10-4 13 0 7 4 13 4 20 2 10 5 17 5 26 0 7-3 13-9 20-5 6-7 9-14 9l-2-3c2 0 2-6 2-13 0-3 0-13 0-26s0-23 4-33c0-6 3-13 7-20h-49c-7 7-10 14-10 27 0 3 0 6 3 9 0 10 0 21 0 27 0 10-3 16-9 23-6 6-11 9-17 9l-3-3c3-3 6-6 6-13v-22c0-14 0-24 3-34 3-9 7-19 14-23z"><text:p/></draw:path><draw:path draw:style-name="gr3" draw:text-style-name="P3" svg:width="0.091cm" svg:height="0.151cm" svg:x="25.146cm" svg:y="9.133cm" svg:viewBox="0 0 92 152" svg:d="M24 11h37c11 0 20 3 25 10 3 6 6 19 6 40v72c0 10-3 16-9 19h-2v-72c0-6-3-13-6-16 0-7-6-7-14-7h-34c-7 0-10-3-15-3-3-3-6-7-9-10 0-4-3-7-3-13 0-10 3-20 9-31h3c2 8 5 11 12 11z"><text:p/></draw:path><draw:path draw:style-name="gr3" draw:text-style-name="P3" svg:width="0.082cm" svg:height="0.085cm" svg:x="25.261cm" svg:y="9.137cm" svg:viewBox="0 0 83 86" svg:d="M26 40l-19 46h-7l3-60c0-17 7-26 20-26 10 0 12 6 12 16 0 3-2 14-9 24zM74 40l-19 46h-6l3-60c0-17 6-26 17-26 9 0 14 6 14 16 0 3-2 14-9 24z"><text:p/></draw:path><draw:path draw:style-name="gr3" draw:text-style-name="P3" svg:width="0.062cm" svg:height="0.151cm" svg:x="25.354cm" svg:y="9.133cm" svg:viewBox="0 0 63 152" svg:d="M21 152l-3-3c3 0 5-6 5-13 0-3 0-9 0-13-2-16-5-26-5-33 0-10 5-23 12-33-21 0-30-13-30-30 0-9 3-19 9-27h3c0 0 0 5 2 8 4 0 7 0 12 3 7 0 11 0 11 0 18 3 26 10 26 29 0 4-3 11-3 14-5 3-14 3-23 3-2 4-2 10-2 14 0 3 2 16 5 32 3 7 3 14 3 20 0 17-8 29-22 29z"><text:p/></draw:path><draw:path draw:style-name="gr3" draw:text-style-name="P3" svg:width="0.059cm" svg:height="0.102cm" svg:x="24.586cm" svg:y="9.133cm" svg:viewBox="0 0 60 103" svg:d="M40 103l-5-6c5-7 8-10 11-13 0-4 0-7 0-13 0-4 0-8 0-8-3-3-3-3-6-3 0-4-4-4-12-4-9 0-16-3-19-9-6-3-9-10-9-21 0-3 3-9 3-13 0-6 3-9 3-13h6c0 7 2 10 11 10h17c15 0 20 13 20 34v12c0 15-2 24-5 31-3 6-9 10-15 16z"><text:p/></draw:path><draw:path draw:style-name="gr3" draw:text-style-name="P3" svg:width="0.057cm" svg:height="0.102cm" svg:x="24.668cm" svg:y="9.133cm" svg:viewBox="0 0 58 103" svg:d="M37 103l-2-6c5-7 8-10 8-13 3-4 3-7 3-13 0-4 0-8-3-8 0-3 0-3-3-3 0-4-5-4-11-4-12 0-17-3-23-9-3-3-6-10-6-21 0-3 0-9 3-13 0-6 3-9 3-13h3c3 7 5 10 12 10h19c12 0 18 13 18 34v12c0 15 0 24-3 31-6 6-9 10-18 16z"><text:p/></draw:path><draw:path draw:style-name="gr3" draw:text-style-name="P3" svg:width="0.034cm" svg:height="0.085cm" svg:x="24.759cm" svg:y="9.137cm" svg:viewBox="0 0 35 86" svg:d="M26 40l-20 46h-6l3-60c0-17 5-26 20-26 9 0 12 6 12 16 0 3-3 14-9 24z"><text:p/></draw:path><draw:path draw:style-name="gr3" draw:text-style-name="P3" svg:width="0.091cm" svg:height="0.148cm" svg:x="24.829cm" svg:y="9.133cm" svg:viewBox="0 0 92 149" svg:d="M14 53c-5-3-11-13-11-23s3-20 9-30h2c3 7 6 10 12 10h26c8 0 17 3 23 7 6 6 8 13 11 23 6 10 6 23 6 40 0 27-3 47-11 56-9 10-21 13-36 13h-45l9-46h54c6 0 12 0 15-6 3-4 3-10 3-17 0-17-6-24-18-24h-40c-3 0-3 4-3 7s0 3 3 3c0 4 3 4 6 4h6c5 0 8 0 8 7v7c0 6-3 6-6 6h-14c-3 0-6 3-9 3h-2c-3-6-3-9-3-13 0-10 3-20 5-27z"><text:p/></draw:path><draw:path draw:style-name="gr3" draw:text-style-name="P3" svg:width="0.108cm" svg:height="0.158cm" svg:x="24.912cm" svg:y="9.133cm" svg:viewBox="0 0 109 159" svg:d="M52 107l11-4c5 0 9 0 11-3 0 0 3-7 6-16 3-4 3-7 6-13 3-4 3-7 3-7 0-7-3-7-6-10-9-3-15-7-18-10-2-4-2-10-2-18 0-9 0-19 5-26h4c0 4 2 7 8 10h12c6 3 12 3 13 10 4 3 4 6 4 14 0 6-4 13-5 20-3 7-6 13-10 23 0 7 0 16 0 33 0 10-2 20-8 26-6 10-14 13-31 16l-55 7 9-45 34-7c0-7-3-10-8-14-9 0-15-6-15-19 0-3 0-10 3-17-14-3-20-13-20-31 0-9 0-19 6-26h3c0 4 2 7 11 10h12c10 3 17 10 17 27 0 7 0 14 0 17-7 0-15 3-20 3 0 4 0 7 3 10 0 0 2 4 8 4 2 3 6 3 9 6 0 3 3 10 3 16z"><text:p/></draw:path><draw:path draw:style-name="gr3" draw:text-style-name="P3" svg:width="0.093cm" svg:height="0.196cm" svg:x="24.08cm" svg:y="9.133cm" svg:viewBox="0 0 94 197" svg:d="M9 0h3c0 8 4 11 11 11h58c7 0 13 3 13 13v16c0 4-2 7-6 11-3 3-3 6-5 10 0 3 0 6 0 10l2 81c3 14 0 24-2 31 0 6-6 10-9 14h-5v-140h-46c-7 0-14-3-17-10-3-3-6-10-6-16 0-13 3-23 9-31z"><text:p/></draw:path><draw:path draw:style-name="gr3" draw:text-style-name="P3" svg:width="0.091cm" svg:height="0.151cm" svg:x="24.216cm" svg:y="9.133cm" svg:viewBox="0 0 92 152" svg:d="M23 11h35c11 0 20 3 25 10 6 6 9 19 9 40v72c0 10-6 16-11 19h-3v-72c0-6 0-13-3-16-3-7-9-7-17-7h-35c-6 0-9-3-11-3-6-3-9-7-9-10-3-4-3-7-3-13 0-10 3-20 9-31h3c0 8 2 11 11 11z"><text:p/></draw:path><draw:path draw:style-name="gr3" draw:text-style-name="P3" svg:width="0.093cm" svg:height="0.151cm" svg:x="24.35cm" svg:y="9.133cm" svg:viewBox="0 0 94 152" svg:d="M8 0h4c0 8 4 11 11 11h57c5 0 8 0 11 3 3 4 3 7 3 13v10c0 10-3 17-9 20-5 4-11 7-13 10-3 4-3 7-3 17 0 3 0 6 0 13 3 10 3 20 3 26 0 7 0 13-7 20-3 3-8 9-14 9l-3-3c3 0 3-6 3-13v-29c0-14 0-27 6-33 2-10 8-13 12-17h-43c-10 0-18-3-20-10-3-3-6-10-6-16 0-13 3-23 8-31z"><text:p/></draw:path><draw:path draw:style-name="gr3" draw:text-style-name="P3" svg:width="0.104cm" svg:height="0.151cm" svg:x="23.387cm" svg:y="9.133cm" svg:viewBox="0 0 105 152" svg:d="M36 57h-1c-9 0-15-3-18-10-3-3-5-10-5-16 0-13 2-20 8-31h3c0 8 6 11 12 11h39c14 0 23 3 27 10 4 10 4 23 4 40v72c0 10-1 16-8 19h-3v-72c0-9-2-16-6-19-3-4-7-4-14-4h-26l-3 7c-2 7-6 13-6 20v6c0 3 4 10 4 20 2 7 2 10 2 17v22h-45l9-46h17v-10c0-9 0-19 9-29z"><text:p/></draw:path><draw:path draw:style-name="gr3" draw:text-style-name="P3" svg:width="0.091cm" svg:height="0.151cm" svg:x="23.521cm" svg:y="9.133cm" svg:viewBox="0 0 92 152" svg:d="M23 11h37c12 0 21 3 23 10 6 6 9 19 9 40v72c0 10-3 16-9 19h-5v-72c0-6 0-13-3-16-3-7-9-7-17-7h-31c-7 0-13-3-15-3-3-3-6-7-9-10 0-4-3-7-3-13 0-10 3-20 9-31h3c2 8 5 11 11 11z"><text:p/></draw:path><draw:path draw:style-name="gr3" draw:text-style-name="P3" svg:width="0.093cm" svg:height="0.151cm" svg:x="23.655cm" svg:y="9.133cm" svg:viewBox="0 0 94 152" svg:d="M12 57c-9-3-12-13-12-26 0-10 3-20 8-31h4c0 8 2 11 8 11h35c10 0 19 3 25 7 3 6 8 13 8 22 3 14 6 27 6 40 0 23-3 43-11 56-6 13-18 16-31 16h-9c-6 0-10 0-17-3-6-3-12-9-18-19-2-10-5-20-5-33 0-10 0-17 3-26 2-7 6-10 6-14zM58 57h-35c-3 7-7 14-7 23 0 17 10 27 24 27h15c5 0 10 0 14-4 5 0 8-3 11-6 0-4 3-10 3-17 0-9-3-13-6-19-5-4-12-4-19-4z"><text:p/></draw:path><draw:path draw:style-name="gr3" draw:text-style-name="P3" svg:width="0.111cm" svg:height="0.155cm" svg:x="23.779cm" svg:y="9.133cm" svg:viewBox="0 0 112 156" svg:d="M98 93l3 3c8 10 11 20 11 31 0 9-7 19-14 29h-4c0-4 0-10-2-13 0-3-3-7-7-10l-52-60c-3 3-6 10-6 16 0 0 0 4 3 7 3 4 5 10 8 13 5 7 11 13 11 18 0 3 3 6 3 9 0 7-3 10-6 10-3 3-5 3-8 3h-38v-3c7 0 10-3 10-10 0-3 0-6 0-9-3-11-3-18-3-21 0-17 5-30 20-40l-12-10c-5-6-8-16-8-26 0-13 5-23 14-30h2c0 4 0 7 4 10 0 3 3 7 6 10l45 53c3-7 3-13 5-20-11-3-20-13-20-30 0-6 3-16 6-23h3c0 4 6 7 11 7l9 3c13 0 20 10 20 27 0 7 0 10-3 16-4 0-8 3-15 3-2 7-2 14-2 20 0 3 0 7 0 10 0 0 2 3 6 7z"><text:p/></draw:path><draw:path draw:style-name="gr3" draw:text-style-name="P3" svg:width="0.062cm" svg:height="0.151cm" svg:x="22.496cm" svg:y="9.133cm" svg:viewBox="0 0 63 152" svg:d="M21 152v-3c2 0 2-6 2-13 0-3 0-9 0-13-2-16-2-26-2-33 0-10 2-23 9-33-20 0-30-13-30-30 0-9 3-19 10-27h2c0 0 0 5 3 8 3 0 6 0 12 3 8 0 11 0 11 0 17 3 25 10 25 29 0 4 0 11-3 14-5 3-10 3-22 3 0 4-3 10-3 14 0 3 3 16 6 32 2 7 2 14 2 20 0 17-8 29-22 29z"><text:p/></draw:path><draw:path draw:style-name="gr3" draw:text-style-name="P3" svg:width="0.093cm" svg:height="0.151cm" svg:x="22.616cm" svg:y="9.133cm" svg:viewBox="0 0 94 152" svg:d="M8 0h4c0 8 4 11 10 11h58c5 0 8 0 11 3 3 4 3 7 3 13v10c0 10-3 17-12 20-2 4-8 7-11 10-3 4-3 7-3 17 0 3 0 6 0 13 3 10 3 20 3 26 0 7 0 13-6 20-2 3-8 9-13 9l-3-3c0 0 3-6 3-13v-29c0-14 0-27 5-33 3-10 6-13 11-17h-46c-8 0-14-3-16-10-3-3-6-10-6-16 0-13 3-23 8-31z"><text:p/></draw:path><draw:path draw:style-name="gr3" draw:text-style-name="P3" svg:width="0.107cm" svg:height="0.148cm" svg:x="22.737cm" svg:y="9.133cm" svg:viewBox="0 0 108 149" svg:d="M20 149c-6-16-6-35-6-52s0-31 2-41c-10-3-16-12-16-30 0-9 3-19 9-26h3c0 4 4 7 14 10 9 0 13 3 16 10 3 6 6 10 6 17s0 13-3 16-9 3-17 3c0 7-2 14-2 24 0 7 2 13 2 23h66c3-6 3-13 3-19 0-21-6-31-15-31-5 0-8 0-14 7-3 3-3 10-6 13h-5c0-23 2-43 8-53 6-7 12-13 20-13 6 0 12 6 19 16 1 10 4 24 4 43 0 31-3 61-11 83z"><text:p/></draw:path><draw:path draw:style-name="gr3" draw:text-style-name="P3" svg:width="0.093cm" svg:height="0.151cm" svg:x="22.866cm" svg:y="9.133cm" svg:viewBox="0 0 94 152" svg:d="M14 57c-8-3-14-13-14-26 0-10 3-20 8-31h4c2 8 4 11 11 11h31c15 0 20 3 26 7 5 6 8 13 11 22 3 14 3 27 3 40 0 23-3 43-9 56-8 13-16 16-34 16h-6c-6 0-10 0-19-3-7-3-12-9-14-19-6-10-9-20-9-33 0-10 3-17 3-26 2-7 6-10 8-14zM57 57h-31c-7 7-10 14-10 23 0 17 10 27 26 27h12c5 0 11 0 18-4 2 0 5-3 8-6 3-4 3-10 3-17 0-9 0-13-6-19-3-4-8-4-20-4z"><text:p/></draw:path><draw:path draw:style-name="gr3" draw:text-style-name="P3" svg:width="0.096cm" svg:height="0.208cm" svg:x="22.976cm" svg:y="9.078cm" svg:viewBox="0 0 97 209" svg:d="M6 0h6c0 3 0 6 2 9l12 3c7 4 9 7 9 14 0 4 0 7 0 13l-2 7c-3 6-3 9-3 13 0 3 0 6 5 6h39c9 0 15 3 18 7 2 7 5 17 5 30v9c0 14 0 21-3 28-2 3-5 10-11 17l-9 9c-5 4-5 7-8 10s-3 7-3 13v11c0 3 0 7-3 7 0 3-2 3-5 3-9 0-12-3-12-13 0-8 3-14 6-21 3-6 9-10 11-13l12-13c9-7 11-14 11-21v-3c0-10-5-14-14-14h-39c-13 0-18-6-18-22v-10c0-7 0-14 2-17l3-10c4-3 4-3 4-6s-4-3-7-7l-4-3c-7-3-10-6-10-13s3-14 6-23z"><text:p/></draw:path><draw:path draw:style-name="gr3" draw:text-style-name="P3" svg:width="0.051cm" svg:height="0.151cm" svg:x="23.109cm" svg:y="9.133cm" svg:viewBox="0 0 52 152" svg:d="M40 152l-3-3v-72c0-6 0-10-2-13 0-3-4-3-4-7-3 0-5 0-15-3s-16-14-16-27c0-9 3-19 8-27h3c0 5 3 8 11 11h13c5 3 10 3 14 10 3 3 3 10 3 19v96c0 7-3 13-12 16z"><text:p/></draw:path><draw:path draw:style-name="gr3" draw:text-style-name="P3" svg:width="0.104cm" svg:height="0.151cm" svg:x="21.753cm" svg:y="9.133cm" svg:viewBox="0 0 105 152" svg:d="M9 0h5c0 8 3 11 9 11h69c6 0 9 0 12 3 1 4 1 7 1 13v10c0 7-1 14-4 17-7 7-9 17-9 23 0 7 0 13 2 20 4 6 4 17 4 26 0 7-4 13-6 20-3 3-9 9-14 9l-3-3c0 0 0-6 0-13 0-3 0-13 0-26s0-23 3-30c3-9 5-16 11-23h-63c-9 0-14-3-17-10-6-3-6-10-6-16 0-13 0-23 6-31zM35 87v3c-3 0-6 7-6 20v17c0 6 0 9-3 13-3 3-6 6-9 9-5 3-11 3-17 3v-3c3 0 3-3 3-9v-23c0-10 3-17 6-24 5-6 11-9 17-9 3 0 6 0 9 3z"><text:p/></draw:path><draw:path draw:style-name="gr3" draw:text-style-name="P3" svg:width="0.111cm" svg:height="0.155cm" svg:x="21.895cm" svg:y="9.133cm" svg:viewBox="0 0 112 156" svg:d="M94 93l7 3c4 10 11 20 11 31 0 9-7 19-18 29h-2c0-4 0-10 0-13-3-3-3-7-9-10l-50-60c-6 3-10 10-10 16 0 0 4 4 4 7 3 4 6 10 11 13 5 7 8 13 8 18 3 3 3 6 3 9 0 7 0 10-3 10-3 3-5 3-11 3h-35v-3c6 0 9-3 9-10 0-3 0-6-3-9 0-11 0-18 0-21 0-17 6-30 17-40l-9-10c-8-6-11-16-11-26 0-13 6-23 15-30h5c-2 4 0 7 0 10s4 7 7 10l48 53c0-7 3-13 5-20-14-3-20-13-20-30 0-6 0-16 3-23h6c0 4 3 7 11 7l9 3c12 0 16 10 16 27 0 7 0 10 0 16-4 0-11 3-14 3-2 7-5 14-5 20 0 3 0 7 0 10 3 0 3 3 5 7z"><text:p/></draw:path><draw:path draw:style-name="gr3" draw:text-style-name="P3" svg:width="0.087cm" svg:height="0.151cm" svg:x="22.041cm" svg:y="9.133cm" svg:viewBox="0 0 88 152" svg:d="M19 11h38c11 0 20 3 26 10 2 6 5 19 5 40v72c0 10-3 16-8 19h-3v-72c0-6-3-13-3-16-2-7-9-7-17-7h-34c-7 0-9-3-15-3-2-3-5-7-5-10-3-4-3-7-3-13 0-10 3-20 6-31h6c0 8 2 11 7 11z"><text:p/></draw:path><draw:path draw:style-name="gr3" draw:text-style-name="P3" svg:width="0.096cm" svg:height="0.151cm" svg:x="22.181cm" svg:y="9.133cm" svg:viewBox="0 0 97 152" svg:d="M14 57c-8-3-14-13-14-26 0-10 3-20 8-31h6c0 8 2 11 8 11h36c10 0 19 3 25 7 2 6 5 13 8 22 3 14 6 27 6 40 0 23-6 43-12 56-5 13-17 16-30 16h-9c-6 0-11 0-18-3-6-3-12-9-16-19-6-10-6-20-6-33 0-10 0-17 2-26 4-7 4-10 6-14zM60 57h-34c-4 7-7 14-7 23 0 17 7 27 24 27h15c5 0 10 0 14-4 5 0 8-3 8-6 3-4 5-10 5-17 0-9-2-13-5-19-6-4-12-4-20-4z"><text:p/></draw:path><draw:path draw:style-name="gr3" draw:text-style-name="P3" svg:width="0.103cm" svg:height="0.151cm" svg:x="20.854cm" svg:y="9.133cm" svg:viewBox="0 0 104 152" svg:d="M23 57h-3c-4 0-8-3-14-6-3-4-6-11-6-20 0-10 3-20 9-31h3c0 8 4 11 11 11h65c6 0 12 0 12 3 4 4 4 7 4 13v10c0 7 0 10-4 17-6 3-8 7-8 10s-4 10-4 13c0 7 4 13 4 20 2 10 2 17 2 26 0 7 0 13-6 20-5 6-8 9-14 9l-3-3c3 0 3-6 3-13 0-3 0-13 0-26-3-13 0-23 0-33 3-6 6-13 11-20h-50c-7 7-9 14-9 27 0 3 0 6 0 9 2 10 2 21 2 27 0 10-2 16-8 23-6 6-11 9-17 9l-3-3c3-3 6-6 6-13v-22c0-14 0-24 3-34 3-9 7-19 14-23z"><text:p/></draw:path><draw:path draw:style-name="gr3" draw:text-style-name="P3" svg:width="0.091cm" svg:height="0.151cm" svg:x="20.97cm" svg:y="9.133cm" svg:viewBox="0 0 92 152" svg:d="M23 11h34c12 0 20 3 26 10 5 6 9 19 9 40v72c0 10-4 16-9 19h-6v-72c0-6 0-13-3-16-2-7-9-7-17-7h-34c-4 0-9-3-11-3-4-3-6-7-9-10-3-4-3-7-3-13 0-10 3-20 8-31h4c0 8 4 11 11 11z"><text:p/></draw:path><draw:path draw:style-name="gr3" draw:text-style-name="P3" svg:width="0.051cm" svg:height="0.151cm" svg:x="21.085cm" svg:y="9.133cm" svg:viewBox="0 0 52 152" svg:d="M41 152v-3-72c0-6-4-10-4-13-2-3-2-3-4-7 0 0-7 0-13-3-14-3-20-14-20-27 0-9 3-19 9-27h3c0 5 5 8 14 11h9c6 3 11 3 14 10 3 3 3 10 3 19v96c0 7-3 13-11 16z"><text:p/></draw:path><draw:path draw:style-name="gr3" draw:text-style-name="P3" svg:width="0.107cm" svg:height="0.148cm" svg:x="21.194cm" svg:y="9.133cm" svg:viewBox="0 0 108 149" svg:d="M6 149c-3-3-3-6-3-9 0-30 9-53 29-77 0-3-4-7-9-7-7-3-11-3-15-6-2 0-2-3-5-6-3-7-3-11-3-18 0-9 0-19 6-26h2c0 0 4 4 4 7 2 0 4 0 7 3h9c9 0 15 7 15 16 0 4 0 7 0 11-3 7-3 7-3 10s0 3 3 3c15-10 22-27 22-43 9 0 16 6 23 13 6 6 12 13 15 24 2 9 5 22 5 36 0 17 0 34-5 53l-3 16h-63l12-46h48c3-13 0-23-6-33s-14-14-26-14c-10 0-22 7-33 24-9 13-16 37-16 66v3z"><text:p/></draw:path><draw:path draw:style-name="gr3" draw:text-style-name="P3" svg:width="0.054cm" svg:height="0.151cm" svg:x="21.309cm" svg:y="9.133cm" svg:viewBox="0 0 55 152" svg:d="M43 152l-2-3v-72c0-6-3-10-3-13s-3-3-5-7c0 0-6 0-12-3-12-3-21-14-21-27 0-9 3-19 9-27h3c0 5 5 8 15 11h8c8 3 11 3 15 10 2 3 5 10 5 19v96c0 7-5 13-12 16z"><text:p/></draw:path><draw:path draw:style-name="gr3" draw:text-style-name="P3" svg:width="0.096cm" svg:height="0.196cm" svg:x="21.418cm" svg:y="9.133cm" svg:viewBox="0 0 97 197" svg:d="M8 0h4c2 8 4 11 11 11h51c9 0 14 3 17 7 3 3 6 13 6 29v10c0 14 0 23-3 27-3 6-9 9-13 16l-12 14c-9 3-11 9-11 19v10c0 3 0 6-3 6 0 3-3 3-6 3-6 0-12-3-12-12 0-7 3-13 6-17 3-6 9-13 15-20l14-10c5-3 9-6 9-9 2-4 2-7 2-10v-3c0-10-6-14-14-14h-43c-10 0-14-3-20-10-3-3-6-10-6-16 0-13 3-23 8-31zM16 77h7v102c0 10-7 14-11 18h-6v-97c0-10 6-20 10-23z"><text:p/></draw:path><draw:path draw:style-name="gr3" draw:text-style-name="P3" svg:width="0.093cm" svg:height="0.151cm" svg:x="21.534cm" svg:y="9.133cm" svg:viewBox="0 0 94 152" svg:d="M14 57c-11-3-14-13-14-26 0-10 3-20 9-31h3c0 8 4 11 11 11h31c11 0 20 3 25 7 6 6 8 13 13 22 2 14 2 27 2 40 0 23-2 43-9 56-8 13-20 16-34 16h-6c-6 0-10 0-19-3-7-3-12-9-14-19-6-10-9-20-9-33 0-10 0-17 3-26 3-7 6-10 8-14zM57 57h-31c-7 7-10 14-10 23 0 17 10 27 23 27h15c5 0 11 0 17-4 3 0 6-3 8-6 3-4 3-10 3-17 0-9-3-13-5-19-3-4-12-4-20-4z"><text:p/></draw:path><draw:path draw:style-name="gr3" draw:text-style-name="P3" svg:width="0.1cm" svg:height="0.148cm" svg:x="20.069cm" svg:y="9.133cm" svg:viewBox="0 0 101 149" svg:d="M20 56c-14-3-20-9-20-26 0-13 3-23 9-30h3c0 7 2 10 11 10h35c11 0 20 0 25 3 6 4 9 7 11 13 4 7 7 18 7 30v93h-98v-56c0-9 3-16 6-23zM85 103v-23c0-10 0-14-2-20-5-4-8-4-17-4h-31l-12 17c-3 7-6 14-6 17v13z"><text:p/></draw:path><draw:path draw:style-name="gr3" draw:text-style-name="P3" svg:width="0.082cm" svg:height="0.085cm" svg:x="20.208cm" svg:y="9.137cm" svg:viewBox="0 0 83 86" svg:d="M29 40l-23 46h-6l3-60c0-17 6-26 20-26 10 0 12 6 12 16 0 3-2 14-6 24zM74 40l-19 46h-6l3-60c0-17 6-26 20-26 9 0 11 6 11 16 0 3-2 14-9 24z"><text:p/></draw:path><draw:path draw:style-name="gr3" draw:text-style-name="P3" svg:width="0.091cm" svg:height="0.151cm" svg:x="20.33cm" svg:y="9.133cm" svg:viewBox="0 0 92 152" svg:d="M23 11h38c11 0 20 3 25 10 3 6 6 19 6 40v72c0 10-3 16-9 19h-2v-72c0-6-3-13-6-16-3-7-6-7-14-7h-35c-6 0-12-3-14-3-3-3-6-7-9-10 0-4-3-7-3-13 0-10 3-20 9-31h3c2 8 5 11 11 11z"><text:p/></draw:path><draw:path draw:style-name="gr3" draw:text-style-name="P3" svg:width="0.104cm" svg:height="0.151cm" svg:x="20.464cm" svg:y="9.133cm" svg:viewBox="0 0 105 152" svg:d="M9 0h5c0 8 2 11 9 11h69c5 0 8 0 12 3 1 4 1 7 1 13v10c0 7-1 14-5 17-6 7-8 17-8 23 0 7 0 13 2 20 3 6 3 17 3 26 0 7-3 13-5 20-4 3-9 9-15 9l-3-3c0 0 0-6 0-13 0-3 0-13 0-26s0-23 3-30c3-9 6-16 11-23h-62c-10 0-14-3-20-10-3-3-6-10-6-16 0-13 3-23 9-31zM35 87v3c-3 0-7 7-7 20v17c0 6 0 9-2 13-3 3-6 6-10 9s-10 3-16 3v-3c0 0 3-3 3-9v-23c0-10 3-17 6-24 5-6 11-9 17-9 2 0 6 0 9 3z"><text:p/></draw:path><draw:path draw:style-name="gr3" draw:text-style-name="P3" svg:width="0.093cm" svg:height="0.151cm" svg:x="20.598cm" svg:y="9.133cm" svg:viewBox="0 0 94 152" svg:d="M14 57c-11-3-14-13-14-26 0-10 3-20 10-31h2c0 8 6 11 11 11h32c11 0 20 3 26 7 4 6 8 13 11 22 2 14 2 27 2 40 0 23-2 43-11 56-5 13-17 16-31 16h-6c-6 0-13 0-20-3-5-3-12-9-16-19-3-10-7-20-7-33 0-10 0-17 4-26 3-7 5-10 7-14zM58 57h-32c-5 7-8 14-8 23 0 17 8 27 22 27h15c5 0 11 0 17-4 3 0 6-3 9-6 2-4 2-10 2-17 0-9-2-13-5-19-3-4-12-4-20-4z"><text:p/></draw:path><draw:path draw:style-name="gr3" draw:text-style-name="P3" svg:width="0.059cm" svg:height="0.198cm" svg:x="26.609cm" svg:y="9.543cm" svg:viewBox="0 0 60 199" svg:d="M52 96l5 42c3 7 3 11 3 17 0 11-3 21-5 27-3 11-6 14-12 17l-6-3v-100c0-7 0-14 3-24 3-3 3-3 3-6 0-7-6-10-14-10-10 0-15-3-17-3-4-3-6-7-9-10s-3-10-3-17c0-10 3-16 6-26h2c4 7 6 10 11 10h16c5 0 11 3 14 3 3 3 6 7 8 10 3 7 3 10 3 17 0 3 0 6 0 10 0 3-3 9-5 16-3 6-3 10-3 16 0 4 0 7 0 14z"><text:p/></draw:path><draw:path draw:style-name="gr3" draw:text-style-name="P3" svg:width="0.051cm" svg:height="0.155cm" svg:x="25.146cm" svg:y="9.543cm" svg:viewBox="0 0 52 156" svg:d="M41 156l-3-4v-72c0-7 0-13-3-13 0-3-2-7-2-7-4 0-7-3-16-3-11-3-17-13-17-30 0-11 3-17 9-27h3c0 7 2 10 11 10l12 3c6 0 11 3 15 7 2 3 2 10 2 20v96c0 10-2 13-11 20z"><text:p/></draw:path><draw:path draw:style-name="gr3" draw:text-style-name="P3" svg:width="0.088cm" svg:height="0.151cm" svg:x="25.263cm" svg:y="9.548cm" svg:viewBox="0 0 89 152" svg:d="M20 7h37c11 0 21 3 26 10 6 6 6 20 6 40v76c0 10-3 13-8 19l-3-3v-69c0-10-3-16-3-19-3-4-10-7-18-7h-34c-6 0-9 0-11-3-6 0-9-4-9-7-3-7-3-11-3-18 0-9 3-19 9-26h3c0 4 2 7 8 7z"><text:p/></draw:path><draw:path draw:style-name="gr3" draw:text-style-name="P3" svg:width="0.091cm" svg:height="0.102cm" svg:x="25.391cm" svg:y="9.511cm" svg:viewBox="0 0 92 103" svg:d="M43 53c0-7 0-10 0-13-3-4-3-7-7-10-1-7-1-11-1-14 0-6 0-10 1-13 4-3 7-3 9-3 4 0 7 0 10 3s3 7 3 13c0 3 0 7-3 14-3 3-3 6-6 10 0 3 0 6 0 13 3-4 6-4 9-7 2 0 5-3 8-6 6-7 9-10 15-10 2 0 4 0 8 3 0 3 3 7 3 10s-3 6-7 10c-2 3-4 3-7 3s-6 0-9 0-6 0-6 0c-3 0-8 0-14 0 3 3 6 6 9 10 0 0 5 3 8 6 6 3 9 7 12 7 0 3 0 7 0 10s0 7-3 11c-3 3-6 3-9 3s-6 0-8-3c-3-4-3-11-6-18 0-7 0-10 0-13-3-3-3-7-7-10-2 3-5 7-5 10s0 6-4 13c0 7-1 14-1 18-3 3-6 3-12 3-3 0-6 0-6-3-3-4-5-8-5-11s2-7 2-10c3-4 6-4 12-7 3-3 6-6 9-6 1-4 5-7 8-10h-14c0 0-3 0-6 0s-6 0-9 0c-5 0-8 0-11-3-3-4-3-7-3-10s0-7 3-10 6-3 9-3c5 0 8 3 14 6 3 7 6 10 9 10 1 3 5 3 8 7z"><text:p/></draw:path><draw:path draw:style-name="gr3" draw:text-style-name="P3" svg:width="0.102cm" svg:height="0.148cm" svg:x="25.507cm" svg:y="9.548cm" svg:viewBox="0 0 103 149" svg:d="M74 103v-24c0-10 0-16-2-19-3-4-9-7-17-7h-26c-9 0-15-3-17-6-6-7-6-14-6-21 0-9 4-19 8-26h3c0 4 3 7 9 7h29c10 0 19 3 26 10 4 6 4 20 4 39v20c0 6 0 17-2 27h20l-11 46h-92l10-46z"><text:p/></draw:path><draw:path draw:style-name="gr3" draw:text-style-name="P3" svg:width="0.108cm" svg:height="0.151cm" svg:x="25.63cm" svg:y="9.543cm" svg:viewBox="0 0 109 152" svg:d="M3 152c0-3 0-6 0-9 0-30 9-57 27-79 0-4-3-7-7-7-8 0-11-3-14-3-3-3-6-7-6-11-3-3-3-10-3-17 0-10 0-16 6-26h3c0 3 3 3 3 7 3 3 6 3 9 3h9c8 3 13 10 13 20 0 3 0 7-2 10 0 3 0 7 0 7 0 4 0 7 2 7 15-14 20-28 20-47 12 3 18 6 23 13 8 6 12 17 18 27 1 10 5 20 5 33 0 16-4 37-5 53l-3 19h-63l8-45h52c3-17 0-27-6-37-6-6-14-10-26-10-11 0-23 7-33 20-10 16-15 40-15 69v3z"><text:p/></draw:path><draw:path draw:style-name="gr3" draw:text-style-name="P3" svg:width="0.091cm" svg:height="0.151cm" svg:x="25.754cm" svg:y="9.548cm" svg:viewBox="0 0 92 152" svg:d="M23 7h35c11 0 19 3 25 10 5 6 9 20 9 40v76c0 10-4 13-12 19l-3-3v-69c0-10 0-16-3-19-2-4-9-7-16-7h-35c-7 0-9 0-11-3-6 0-6-4-9-7-3-7-3-11-3-18 0-9 3-19 9-26h3c0 4 2 7 11 7z"><text:p/></draw:path><draw:path draw:style-name="gr3" draw:text-style-name="P3" svg:width="0.051cm" svg:height="0.155cm" svg:x="25.874cm" svg:y="9.543cm" svg:viewBox="0 0 52 156" svg:d="M40 156l-3-4v-72c0-7 0-13-2-13 0-3-2-7-2-7-3 0-10-3-15-3-12-3-18-13-18-30 0-11 0-17 6-27h3c3 7 5 10 14 10l12 3c5 0 8 3 11 7 3 3 6 10 6 20v96c0 10-6 13-12 20z"><text:p/></draw:path><draw:path draw:style-name="gr3" draw:text-style-name="P3" svg:width="0.096cm" svg:height="0.195cm" svg:x="25.99cm" svg:y="9.548cm" svg:viewBox="0 0 97 196" svg:d="M9 0h3c0 4 2 7 11 7h51c7 0 11 3 18 6 2 7 5 17 5 30v13c0 10-3 20-5 26-3 4-7 11-11 14l-16 13c-6 7-8 13-8 20v10c0 3 0 6-2 10-3 0-3 3-10 3-5 0-9-7-9-17 0-6 0-9 4-16 3-6 8-10 17-16l14-14c3-3 6-7 10-10 0-3 2-3 2-6v-7c0-6-6-13-15-13h-45c-9 0-14-3-17-6-6-7-6-14-6-21 0-9 3-19 9-26zM14 73h6v106c0 7-4 14-11 17l-3-3v-93c0-14 3-21 8-27z"><text:p/></draw:path><draw:path draw:style-name="gr3" draw:text-style-name="P3" svg:width="0.057cm" svg:height="0.102cm" svg:x="24.417cm" svg:y="9.543cm" svg:viewBox="0 0 58 103" svg:d="M36 103l-1-7c5-3 8-6 8-10 3-3 3-9 3-16 0-3 0-3-3-6 0 0 0-5-3-5 0 0-5 0-11-3-12 0-17-3-23-6-3-4-6-10-6-24 0-3 0-6 3-13 0-6 3-10 3-13h3c3 7 5 10 11 10l20 3c12 0 18 10 18 30v13c0 17 0 27-3 30-3 7-9 14-19 17z"><text:p/></draw:path><draw:path draw:style-name="gr3" draw:text-style-name="P3" svg:width="0.087cm" svg:height="0.151cm" svg:x="24.526cm" svg:y="9.548cm" svg:viewBox="0 0 88 152" svg:d="M20 7h38c11 0 19 3 25 10 2 6 5 20 5 40v76c0 10-3 13-8 19l-3-3v-69c0-10-3-16-3-19-2-4-9-7-16-7h-35c-7 0-9 0-15-3-2 0-5-4-5-7-3-7-3-11-3-18 0-9 3-19 6-26h6c0 4 2 7 8 7z"><text:p/></draw:path><draw:path draw:style-name="gr3" draw:text-style-name="P3" svg:width="0.093cm" svg:height="0.151cm" svg:x="24.641cm" svg:y="9.548cm" svg:viewBox="0 0 94 152" svg:d="M14 54c-8-3-14-10-14-24 0-13 3-23 9-30h3c2 4 5 7 11 7h32c14 0 23 3 26 6 5 7 8 13 11 27 2 11 2 24 2 37 0 26-2 43-8 56-8 13-17 19-34 19h-7c-5 0-10-3-16-6-9-3-15-10-17-16-6-10-9-23-9-37 0-10 3-16 3-23 3-6 6-13 8-16zM60 54h-34c-6 10-6 16-6 23 0 19 6 26 23 26h12c8 0 11 0 17 0 3-3 6-7 9-10 2-3 2-10 2-13 0-10 0-16-5-19-3-4-9-7-18-7z"><text:p/></draw:path><draw:path draw:style-name="gr3" draw:text-style-name="P3" svg:width="0.11cm" svg:height="0.155cm" svg:x="24.751cm" svg:y="9.543cm" svg:viewBox="0 0 111 156" svg:d="M97 93l3 7c8 7 11 17 11 26 0 13-3 23-14 30h-3c0-4 0-7 0-10-3-3-6-7-9-10l-53-59c-3 3-6 6-6 13 0 3 3 6 3 10 3 3 6 7 11 13 6 7 9 10 9 13 3 7 3 10 3 10 0 7 0 10-3 13s-9 3-12 3h-37v-6c6 0 12-3 12-10 0-3-3-6-3-10 0-9 0-16 0-19 0-14 5-27 17-40l-10-10c-7-6-10-17-10-27s6-20 14-30h3c0 3 0 10 3 13 0 3 3 7 6 10l48 50c0-6 3-13 3-16-11-6-18-17-18-30 0-11 0-17 4-27h3c2 7 5 10 13 10h9c11 3 17 10 17 27 0 7 0 14 0 17-6 3-11 3-17 3-3 7-3 13-3 20 0 6 0 9 0 9 3 4 3 4 6 7z"><text:p/></draw:path><draw:path draw:style-name="gr3" draw:text-style-name="P3" svg:width="0.051cm" svg:height="0.155cm" svg:x="24.869cm" svg:y="9.543cm" svg:viewBox="0 0 52 156" svg:d="M40 156l-3-4v-72c0-7 0-13-2-13 0-3-2-7-2-7-4 0-7-3-16-3-11-3-17-13-17-30 0-11 3-17 6-27h6c0 7 2 10 11 10l12 3c5 0 11 3 11 7 3 3 6 10 6 20v96c0 10-3 13-12 20z"><text:p/></draw:path><draw:path draw:style-name="gr3" draw:text-style-name="P3" svg:width="0.104cm" svg:height="0.151cm" svg:x="23.876cm" svg:y="9.548cm" svg:viewBox="0 0 105 152" svg:d="M12 0h2c0 4 3 7 12 7h65c6 0 12 3 12 6 2 0 2 7 2 10v14c0 3 0 10-5 14-6 10-9 16-9 26 0 3 0 10 3 16 3 10 3 17 3 27 0 7-3 13-6 20-3 6-9 9-14 12l-3-3c0-3 3-6 3-16 0-3 0-10-3-23 0-14 0-23 3-33s5-16 11-23h-62c-9 0-14-3-17-7-6-7-6-14-6-21 0-9 3-19 9-26zM35 83v4c-3 3-6 9-6 20v16c0 7 0 10-3 17-3 3-3 3-9 6-5 3-11 6-14 6l-3-3c3-3 3-6 3-9v-23c0-10 3-21 6-27 5-3 11-7 17-7s9 0 9 0z"><text:p/></draw:path><draw:path draw:style-name="gr3" draw:text-style-name="P3" svg:width="0.059cm" svg:height="0.151cm" svg:x="23.986cm" svg:y="9.543cm" svg:viewBox="0 0 60 152" svg:d="M43 107v-11c0-3 0-10 0-13 0-6 0-10 0-13s0-3-4-6l-3-4c-1-3-1-3-4-3-12 0-18-3-20-10-3-4-6-10-6-21 0-10 3-16 8-26h2c0 7 4 10 12 10h11c4 3 9 3 13 3 3 3 3 3 6 10 0 3 2 7 2 10 0 4-2 10-5 24 0 3 0 10 0 13 0 7 0 10 0 20 3 20 5 33 5 43s0 16 0 19h-60l9-45z"><text:p/></draw:path><draw:path draw:style-name="gr3" draw:text-style-name="P3" svg:width="0.06cm" svg:height="0.102cm" svg:x="24.094cm" svg:y="9.543cm" svg:viewBox="0 0 61 103" svg:d="M40 103l-5-7c5-3 8-6 11-10 0-3 0-9 0-16 0-3 0-3 0-6-3 0-3-5-6-5 0 0-3 0-11-3-8 0-17-3-19-6-7-4-10-10-10-24 0-3 3-6 3-13 0-6 4-10 4-13h5c0 7 2 10 11 10l17 3c15 0 21 10 21 30v13c0 17-3 27-6 30-3 7-9 14-15 17z"><text:p/></draw:path><draw:path draw:style-name="gr3" draw:text-style-name="P3" svg:width="0.091cm" svg:height="0.148cm" svg:x="24.2cm" svg:y="9.548cm" svg:viewBox="0 0 92 149" svg:d="M14 0h2c0 4 4 7 12 7h17c17 0 29 6 38 19 6 14 9 30 9 50 0 27-3 47-11 57-9 10-22 16-36 16h-45l9-46h53c7 0 12-3 16-7 3-7 3-14 3-20 0-13-7-23-19-23h-34c-8 0-14-3-16-6-6-7-6-14-6-21 0-9 3-19 8-26z"><text:p/></draw:path><draw:path draw:style-name="gr3" draw:text-style-name="P3" svg:width="0.1cm" svg:height="0.148cm" svg:x="23.498cm" svg:y="9.548cm" svg:viewBox="0 0 101 149" svg:d="M20 53c-14 0-20-10-20-27 0-9 3-19 9-26h3c0 4 5 7 11 7h34c11 0 20 3 26 3 6 3 9 10 11 16 4 7 7 17 7 30v93h-98v-60c0-10 3-16 6-20zM85 103v-27c0-7 0-13-2-16-2-4-9-7-18-7h-30l-12 20c-3 3-6 9-6 16v14z"><text:p/></draw:path><draw:path draw:style-name="gr3" draw:text-style-name="P3" svg:width="0.107cm" svg:height="0.162cm" svg:x="23.629cm" svg:y="9.543cm" svg:viewBox="0 0 108 163" svg:d="M54 106h11c3 0 6-3 9-3 3-4 3-10 9-17 0-4 2-10 5-17 0-3 0-3 0-6 0-4-3-7-5-7-9-3-12-6-15-10-6-6-6-9-6-20 0-10 3-16 6-26h3c3 7 6 10 12 10l11 3c3 0 9 3 11 7 3 3 3 10 3 13 0 7 0 13-5 23-3 7-6 13-6 20-3 6-3 20-3 33s-3 20-9 29c-2 7-14 14-28 14l-57 11 12-51 33-3c0-6-6-10-11-13-8-3-15-10-15-20 0-7 3-13 3-20-10-3-19-13-19-30 0-10 3-16 5-26h4c0 7 4 10 10 10l12 3c11 0 17 10 17 27 0 6 0 10 0 13-6 3-12 3-20 3 0 7 0 7 3 10 2 0 5 3 8 6 6 0 9 4 9 7 3 3 3 7 3 17z"><text:p/></draw:path><draw:path draw:style-name="gr3" draw:text-style-name="P3" svg:width="0.051cm" svg:height="0.155cm" svg:x="22.689cm" svg:y="9.543cm" svg:viewBox="0 0 52 156" svg:d="M39 156l-3-4v-72c0-7 0-13-1-13 0-3-3-7-3-7-4 0-9-3-16-3-10-3-16-13-16-30 0-11 0-17 6-27h2c0 7 6 10 15 10l12 3c4 0 7 3 10 7 4 3 7 10 7 20v96c0 10-7 13-13 20z"><text:p/></draw:path><draw:path draw:style-name="gr3" draw:text-style-name="P3" svg:width="0.148cm" svg:height="0.151cm" svg:x="22.791cm" svg:y="9.543cm" svg:viewBox="0 0 149 152" svg:d="M117 0c4 3 6 7 11 10l4 3c11 3 17 13 17 27 0 3 0 11-3 14 0 3-6 10-9 16-9 10-14 23-16 37-4 10-7 26-7 45h-97c0-6 0-19-3-35-2-10-2-17-2-24 0-13 2-23 5-36-11-3-17-14-17-31 0-10 0-19 3-26h6c0 7 5 10 11 10h9c6 3 8 3 11 10 3 3 5 10 5 17 0 6-2 14-2 20-6 0-11 3-17 3 0 4 0 10 0 20 0 6 0 13 6 27h13c13-17 18-34 24-50-11-3-17-14-17-31 0-10 3-19 6-26h3c2 7 5 10 14 10h6c5 3 8 3 11 6 2 4 2 7 6 10 0 4 0 7 0 11 0 6 0 14-4 20-5 0-8 3-13 3-6 20-12 33-20 47h44c4-11 9-21 16-30 2-4 2-7 2-10s0-7-6-10l-3-3c-5-3-9-14-9-24 0-7 0-10 4-17 3-3 3-10 5-13z"><text:p/></draw:path><draw:path draw:style-name="gr3" draw:text-style-name="P3" svg:width="0.054cm" svg:height="0.155cm" svg:x="22.902cm" svg:y="9.543cm" svg:viewBox="0 0 55 156" svg:d="M43 156l-3-4v-72c0-7-3-13-3-13-2-3-2-7-4-7 0 0-7-3-13-3-11-3-20-13-20-30 0-11 3-17 9-27h3c0 7 4 10 14 10l9 3c8 0 11 3 14 7 3 3 6 10 6 20v96c0 10-6 13-12 20z"><text:p/></draw:path><draw:path draw:style-name="gr3" draw:text-style-name="P3" svg:width="0.09cm" svg:height="0.151cm" svg:x="23.005cm" svg:y="9.548cm" svg:viewBox="0 0 91 152" svg:d="M23 7h36c11 0 20 3 26 10 3 6 6 20 6 40v76c0 10-3 13-10 19l-2-3v-69c0-10-2-16-5-19 0-4-6-7-15-7h-33c-7 0-10 0-14-3-4 0-6-4-9-7 0-7-3-11-3-18 0-9 3-19 8-26h6c0 4 2 7 9 7z"><text:p/></draw:path><draw:path draw:style-name="gr3" draw:text-style-name="P3" svg:width="0.059cm" svg:height="0.102cm" svg:x="23.112cm" svg:y="9.543cm" svg:viewBox="0 0 60 103" svg:d="M36 103l-1-7c4-3 8-6 8-10 3-3 3-9 3-16 0-3 0-3 0-6-3 0-3-5-7-5 0 0-4 0-11-3-9 0-16-3-20-6-5-4-8-10-8-24 0-3 0-6 3-13 0-6 3-10 3-13h2c4 7 6 10 11 10l20 3c13 0 21 10 21 30v13c0 17-3 27-5 30-3 7-9 14-19 17z"><text:p/></draw:path><draw:path draw:style-name="gr3" draw:text-style-name="P3" svg:width="0.093cm" svg:height="0.148cm" svg:x="23.214cm" svg:y="9.548cm" svg:viewBox="0 0 94 149" svg:d="M17 53c-8-6-11-13-11-27 0-9 3-19 8-26h3c0 4 6 7 12 7h26c8 0 16 3 22 10 5 3 9 9 12 23 3 10 5 23 5 36 0 27-5 47-12 57-8 10-19 16-34 16h-48l9-46h54c8 0 14-3 17-7 2-7 2-10 2-20 0-13-5-23-19-23h-40c0 3 0 7 0 7 0 3 0 3 3 6 0 0 3 0 6 0h4c7 0 9 3 9 7v9c0 4-2 7-9 7h-13c-3 0-3 0-6 4h-5c0-7 0-14 0-17 0-7 2-16 5-23z"><text:p/></draw:path><draw:path draw:style-name="gr3" draw:text-style-name="P3" svg:width="0.104cm" svg:height="0.151cm" svg:x="21.736cm" svg:y="9.548cm" svg:viewBox="0 0 105 152" svg:d="M36 54c-8 0-16-3-20-7-2-7-4-14-4-21 0-9 2-19 8-26h3c3 4 5 7 12 7h39c14 0 23 3 26 13 5 6 5 20 5 37v76c0 10-1 13-8 19l-3-3v-69c0-10-2-19-6-19-3-4-8-7-14-7h-26l-3 7c-3 9-6 16-6 19v7c0 3 3 13 6 23 0 4 0 10 0 17v22h-45l9-46h17v-10c0-10 2-19 9-29z"><text:p/></draw:path><draw:path draw:style-name="gr3" draw:text-style-name="P3" svg:width="0.09cm" svg:height="0.151cm" svg:x="21.854cm" svg:y="9.548cm" svg:viewBox="0 0 91 152" svg:d="M23 7h34c15 0 20 3 26 10 5 6 8 20 8 40v76c0 10-3 13-8 19l-6-3v-69c0-10 0-16-3-19-2-4-9-7-17-7h-34c-4 0-9 0-11-3-4 0-6-4-9-7-3-7-3-11-3-18 0-9 3-19 8-26h4c0 4 4 7 11 7z"><text:p/></draw:path><draw:path draw:style-name="gr3" draw:text-style-name="P3" svg:width="0.051cm" svg:height="0.155cm" svg:x="21.966cm" svg:y="9.543cm" svg:viewBox="0 0 52 156" svg:d="M41 156l-4-4v-72c0-7 0-13-2-13 0-3-2-7-2-7-3 0-7-3-15-3-12-3-18-13-18-30 0-11 3-17 10-27h2c0 7 3 10 11 10l12 3c6 0 11 3 14 7 3 3 3 10 3 20v96c0 10-3 13-11 20z"><text:p/></draw:path><draw:path draw:style-name="gr3" draw:text-style-name="P3" svg:width="0.104cm" svg:height="0.151cm" svg:x="22.073cm" svg:y="9.548cm" svg:viewBox="0 0 105 152" svg:d="M12 0h2c0 4 3 7 12 7h66c6 0 12 3 12 6 1 0 1 7 1 10v14c0 3 0 10-4 14-7 10-9 16-9 26 0 3 0 10 2 16 4 10 4 17 4 27 0 7 0 13-6 20-3 6-9 9-14 12l-3-3c3-3 3-6 3-16 0-3 0-10-3-23 0-14 3-23 3-33 3-10 5-16 11-23h-63c-9 0-14-3-17-7-6-7-6-14-6-21 0-9 3-19 9-26zM38 83v4c-5 3-9 9-9 20v16c0 7 0 10-3 17 0 3-3 3-9 6-5 3-11 6-14 6l-3-3c3-3 3-6 3-9v-23c0-10 3-21 9-27 2-3 8-7 17-7 4 0 6 0 9 0z"><text:p/></draw:path><draw:path draw:style-name="gr3" draw:text-style-name="P3" svg:width="0.08cm" svg:height="0.155cm" svg:x="22.184cm" svg:y="9.543cm" svg:viewBox="0 0 81 156" svg:d="M49 80v-7c0-3 0-9-3-13-3 0-6-3-9-3-11 0-17-3-20-10-3-3-5-10-5-20 0-11 2-17 8-27h3c0 7 3 10 12 10h11c3 3 9 3 12 3 2 3 2 3 5 10 0 4 2 7 2 11 0 3-2 13-5 23 0 3 0 10 0 13 0 7 0 10 3 13 0 3 6 10 11 20 3 7 7 14 7 20 0 10-4 23-9 33h-3l-17-53-17 49h-35l9-45h20c6 0 8-4 11-4 3-3 6-7 6-10 3-3 3-10 3-13z"><text:p/></draw:path><draw:path draw:style-name="gr3" draw:text-style-name="P3" svg:width="0.104cm" svg:height="0.151cm" svg:x="22.297cm" svg:y="9.548cm" svg:viewBox="0 0 105 152" svg:d="M9 0h5c0 4 4 7 10 7h68c6 0 9 3 12 6 1 0 1 7 1 10v14c0 3-1 10-4 14-7 10-9 16-9 26 0 3 0 10 2 16 4 10 4 17 4 27 0 7-4 13-6 20-3 6-9 9-14 12l-3-3c0-3 3-6 3-16 0-3-3-10-3-23 0-14 0-23 3-33s5-16 11-23h-62c-9 0-15-3-18-7-6-7-6-14-6-21 0-9 0-19 6-26zM35 83v4c-2 3-5 9-5 20v16c0 7 0 10-3 17-3 3-6 3-9 6-6 3-12 6-18 6v-3c3-3 3-6 3-9v-23c0-10 3-21 6-27 5-3 12-7 18-7 3 0 6 0 8 0z"><text:p/></draw:path><draw:path draw:style-name="gr3" draw:text-style-name="P3" svg:width="0.051cm" svg:height="0.155cm" svg:x="22.411cm" svg:y="9.543cm" svg:viewBox="0 0 52 156" svg:d="M41 156l-4-4v-72c0-7 0-13-2-13 0-3-2-7-2-7-3 0-7-3-16-3-11-3-17-13-17-30 0-11 3-17 9-27h3c0 7 2 10 11 10l12 3c6 0 11 3 14 7 3 3 3 10 3 20v96c0 10-3 13-11 20z"><text:p/></draw:path><draw:path draw:style-name="gr3" draw:text-style-name="P3" svg:width="0.148cm" svg:height="0.151cm" svg:x="21.401cm" svg:y="9.543cm" svg:viewBox="0 0 149 152" svg:d="M120 0c0 3 3 7 8 10l6 3c12 3 15 13 15 27 0 3 0 11 0 14-3 3-6 10-12 16-5 10-11 23-14 37-3 10-7 26-9 45h-97c0-6 0-19-3-35 0-10 0-17 0-24 0-13 0-23 6-36-14-3-20-14-20-31 0-10 3-19 6-26h3c3 7 5 10 11 10h9c6 3 8 3 11 10 3 3 5 10 5 17 0 6 0 14-2 20-6 0-11 3-14 3-3 4-3 10-3 20 0 6 3 13 6 27h17c8-17 16-34 22-50-12-3-16-14-16-31 0-10 0-19 2-26h6c0 7 5 10 11 10h8c3 3 6 3 9 6 3 4 6 7 6 10 0 4 0 7 0 11 0 6 0 14-3 20-3 0-9 3-14 3-6 20-12 33-17 47h42c6-11 9-21 15-30 3-4 6-7 6-10s-3-7-6-10l-4-3c-9-3-11-14-11-24 0-7 2-10 2-17 4-3 7-10 9-13z"><text:p/></draw:path><draw:path draw:style-name="gr3" draw:text-style-name="P3" svg:width="0.059cm" svg:height="0.102cm" svg:x="21.523cm" svg:y="9.543cm" svg:viewBox="0 0 60 103" svg:d="M36 103l-1-7c4-3 7-6 7-10 4-3 4-9 4-16 0-3 0-3-4-6 0 0 0-5-3-5 0 0-4 0-11-3-12 0-16-3-19-6-6-4-9-10-9-24 0-3 0-6 3-13 0-6 3-10 3-13h3c3 7 5 10 11 10l19 3c13 0 21 10 21 30v13c0 17-2 27-5 30-3 7-9 14-19 17z"><text:p/></draw:path><draw:path draw:style-name="gr3" draw:text-style-name="P3" svg:width="0.062cm" svg:height="0.198cm" svg:x="20.714cm" svg:y="9.543cm" svg:viewBox="0 0 63 199" svg:d="M55 96l5 42c0 7 3 11 3 17 0 11-3 21-5 27-3 11-9 14-12 17l-6-3v-100c0-7 0-14 3-24 0-3 3-3 3-6 0-7-6-10-14-10-9 0-16-3-18-3-2-3-5-7-8-10s-6-10-6-17c0-10 3-16 9-26h3c0 7 4 10 11 10h13c7 0 13 3 16 3 3 3 6 7 8 10 3 7 3 10 3 17 0 3 0 6 0 10 0 3-3 9-8 16 0 6-3 10-3 16 0 4 0 7 3 14z"><text:p/></draw:path><draw:path draw:style-name="gr3" draw:text-style-name="P3" svg:width="0.082cm" svg:height="0.085cm" svg:x="20.828cm" svg:y="9.55cm" svg:viewBox="0 0 83 86" svg:d="M26 39l-20 47h-6v-60c0-20 8-26 19-26 9 0 16 3 16 13 0 6-4 13-9 26zM74 39l-20 47h-6v-60c0-20 9-26 20-26 9 0 15 3 15 13 0 6-3 13-9 26z"><text:p/></draw:path><draw:path draw:style-name="gr3" draw:text-style-name="P3" svg:width="0.057cm" svg:height="0.102cm" svg:x="20.925cm" svg:y="9.543cm" svg:viewBox="0 0 58 103" svg:d="M36 103l-1-7c1-3 4-6 8-10 0-3 2-9 2-16 0-3-2-3-2-6l-4-5c-3 0-4 0-13-3-10 0-14-3-20-6-3-4-6-10-6-24 0-3 0-6 0-13 3-6 3-10 6-13h2c0 7 6 10 12 10l19 3c13 0 19 10 19 30v13c0 17-3 27-6 30-4 7-9 14-16 17z"><text:p/></draw:path><draw:path draw:style-name="gr3" draw:text-style-name="P3" svg:width="0.111cm" svg:height="0.155cm" svg:x="21.025cm" svg:y="9.543cm" svg:viewBox="0 0 112 156" svg:d="M97 93l3 7c7 7 12 17 12 26 0 13-5 23-15 30h-3c0-4 0-7 0-10-3-3-6-7-9-10l-53-59c-3 3-6 6-6 13 0 3 0 6 3 10 3 3 6 7 11 13 5 7 8 10 8 13 4 7 4 10 4 10 0 7 0 10-7 13 0 3-5 3-8 3h-37v-6c6 0 9-3 9-10 0-3 0-6 0-10 0-9-3-16-3-19 0-14 8-27 20-40l-9-10c-8-6-11-17-11-27s6-20 14-30h3c0 3 0 10 3 13 0 3 3 7 6 10l48 50c0-6 0-13 2-16-11-6-17-17-17-30 0-11 0-17 3-27h3c3 7 6 10 14 10h9c11 3 18 10 18 27 0 7 0 14-5 17-2 3-7 3-13 3-3 7-3 13-3 20 0 6 0 9 0 9 3 4 3 4 6 7z"><text:p/></draw:path><draw:path draw:style-name="gr3" draw:text-style-name="P3" svg:width="0.093cm" svg:height="0.151cm" svg:x="21.137cm" svg:y="9.548cm" svg:viewBox="0 0 94 152" svg:d="M14 54c-11-3-14-10-14-24 0-13 3-23 9-30h3c0 4 4 7 11 7h32c10 0 19 3 26 6 4 7 7 13 11 27 2 11 2 24 2 37 0 26-2 43-9 56-8 13-20 19-33 19h-6c-6 0-11-3-20-6-6-3-12-10-14-16-6-10-9-23-9-37 0-10 0-16 3-23 3-6 6-13 8-16zM58 54h-32c-6 10-10 16-10 23 0 19 10 26 24 26h15c5 0 10 0 17 0 2-3 5-7 9-10 2-3 2-10 2-13 0-10-2-16-6-19-3-4-12-7-19-7z"><text:p/></draw:path><draw:path draw:style-name="gr3" draw:text-style-name="P3" svg:width="0.102cm" svg:height="0.148cm" svg:x="20.073cm" svg:y="9.548cm" svg:viewBox="0 0 103 149" svg:d="M74 103v-24c0-10 0-16-2-19-4-4-7-7-17-7h-27c-9 0-14-3-16-6-4-7-6-14-6-21 0-9 2-19 8-26h2c0 4 3 7 12 7h27c10 0 19 3 25 10 5 6 8 20 8 39v20c0 6-3 17-6 27h21l-9 46h-94l8-46z"><text:p/></draw:path><draw:path draw:style-name="gr3" draw:text-style-name="P3" svg:width="0.091cm" svg:height="0.151cm" svg:x="20.211cm" svg:y="9.548cm" svg:viewBox="0 0 92 152" svg:d="M23 7h34c14 0 20 3 26 10 6 6 9 20 9 40v76c0 10-3 13-9 19l-6-3v-69c0-10 0-16-3-19-3-4-9-7-17-7h-34c-3 0-9 0-11-3-3 0-6-4-9-7-3-7-3-11-3-18 0-9 3-19 9-26h3c0 4 5 7 11 7z"><text:p/></draw:path><draw:path draw:style-name="gr3" draw:text-style-name="P3" svg:width="0.107cm" svg:height="0.151cm" svg:x="20.347cm" svg:y="9.548cm" svg:viewBox="0 0 108 152" svg:d="M12 0h2c4 4 7 7 12 7h66c8 0 12 3 13 6 0 0 3 7 3 10v14c0 3-3 10-4 14-7 10-10 16-10 26 0 3 0 10 0 16 3 10 6 17 6 27 0 7-3 13-6 20-6 6-9 9-17 12v-3c0-3 0-6 0-16 0-3 0-10 0-23 0-14 0-23 4-33 0-10 2-16 7-23h-59c-8 0-17-3-20-7-3-7-6-14-6-21 0-9 3-19 9-26zM37 83v4c-4 3-8 9-8 20l4 16c0 7-4 10-4 17-3 3-6 3-8 6-7 3-12 6-18 6l-3-3c3-3 6-6 6-9v-23c0-10 0-21 6-27 2-3 9-7 17-7 4 0 6 0 8 0z"><text:p/></draw:path><draw:path draw:style-name="gr3" draw:text-style-name="P3" svg:width="0.096cm" svg:height="0.208cm" svg:x="20.476cm" svg:y="9.49cm" svg:viewBox="0 0 97 209" svg:d="M10 0h2c0 4 0 7 5 7l12 6c6 0 8 7 8 10s-2 10-2 14l-3 10c-3 3-3 9-3 9 0 7 3 7 6 7h39c9 0 14 3 18 10 2 3 5 13 5 26v13c0 10 0 20-3 24-2 7-6 13-11 20l-9 7c-2 7-6 10-9 13 0 3-2 7-2 10v11c0 3 0 6-3 9 0 0-2 3-5 3-6 0-12-6-12-16 0-7 3-14 6-17 3-6 9-13 11-17l14-10c7-6 9-13 9-20v-7c0-6-6-13-15-13h-39c-12 0-17-6-17-20v-10c0-6 0-13 2-19l7-10v-3c0-3-4-7-7-7l-4-7c-7 0-10-7-10-13 0-7 3-13 10-20z"><text:p/></draw:path><draw:polygon draw:style-name="gr3" draw:text-style-name="P3" svg:width="0.016cm" svg:height="0.244cm" svg:x="26.613cm" svg:y="9.908cm" svg:viewBox="0 0 17 245" draw:points="0,0 17,0 17,245 0,245"><text:p/></draw:polygon><draw:path draw:style-name="gr3" draw:text-style-name="P3" svg:width="0.11cm" svg:height="0.155cm" svg:x="24.103cm" svg:y="9.943cm" svg:viewBox="0 0 111 156" svg:d="M97 93l3 3c8 11 11 20 11 30s-3 20-14 30h-3c0-4 0-10 0-13-2-4-6-7-9-10l-53-61c-3 4-6 10-6 17 0 0 0 4 3 7 3 4 6 11 11 14 6 6 9 13 9 16 3 3 3 7 3 10 0 7 0 10-3 10-3 3-9 3-12 3h-37v-3c6 0 9-3 9-10 0-3 0-7 0-10 0-10-3-16-3-19 0-18 8-31 20-41l-9-10c-8-6-11-16-11-26 0-14 6-23 14-30h3c0 3 0 7 3 10 0 3 3 6 6 10l49 52c0-6 0-13 2-19-11-3-18-13-18-30 0-7 0-16 4-23h3c2 3 5 7 13 10h9c11 0 17 10 17 27 0 6 0 10-3 16-3 0-8 3-14 3-2 7-2 13-2 20 0 3 0 6 0 10 2 0 2 3 5 7z"><text:p/></draw:path><draw:path draw:style-name="gr3" draw:text-style-name="P3" svg:width="0.082cm" svg:height="0.086cm" svg:x="24.234cm" svg:y="9.946cm" svg:viewBox="0 0 83 87" svg:d="M28 40l-22 47h-6l3-61c0-16 6-26 20-26 8 0 12 7 12 17 0 3-4 13-7 23zM74 40l-19 47h-6l3-61c0-16 6-26 20-26 9 0 11 7 11 17 0 3-2 13-9 23z"><text:p/></draw:path><draw:path draw:style-name="gr3" draw:text-style-name="P3" svg:width="0.093cm" svg:height="0.151cm" svg:x="24.344cm" svg:y="9.943cm" svg:viewBox="0 0 94 152" svg:d="M9 0h3c0 7 5 10 11 10h58c4 0 8 0 11 3 2 3 2 7 2 13v11c0 10-2 16-9 19-4 3-10 7-14 10-3 3-3 6-3 16 0 4 0 7 0 14 3 11 3 20 3 27 0 6 0 13-6 20-2 3-8 9-13 9l-4-3c4 0 4-6 4-13v-29c0-14 0-28 5-35 2-9 8-13 11-16h-42c-9 0-17-3-20-9-3-4-6-10-6-17 0-14 3-20 9-30z"><text:p/></draw:path><draw:path draw:style-name="gr3" draw:text-style-name="P3" svg:width="0.056cm" svg:height="0.102cm" svg:x="24.464cm" svg:y="9.943cm" svg:viewBox="0 0 57 103" svg:d="M36 103l-2-7c2-6 5-10 8-13 0-3 3-6 3-14 0-3-3-7-3-7-3-3-3-3-3-3-3-3-5-3-13-3-10 0-18-3-20-10-6-3-6-9-6-20 0-3 0-10 0-13 3-7 3-10 6-13h2c0 6 6 10 11 10h17c16 0 21 13 21 33v13c0 13-2 24-5 30-4 7-10 10-16 17z"><text:p/></draw:path><draw:path draw:style-name="gr3" draw:text-style-name="P3" svg:width="0.103cm" svg:height="0.151cm" svg:x="24.581cm" svg:y="9.943cm" svg:viewBox="0 0 104 152" svg:d="M21 56c-6 0-12-3-15-6-6-3-6-10-6-20s0-20 6-30h6c0 7 3 10 9 10h68c5 0 9 0 12 3s3 7 3 13v11c0 6-3 10-6 16-4 3-6 6-6 10-3 3-3 9-3 13 0 6 0 13 3 20 2 11 2 17 2 27 0 6-2 13-8 20-3 6-8 9-12 9l-2-3c0 0 0-6 0-13 0-3 0-13 0-26 0-14 0-24 2-34 4-7 7-13 12-20h-51c-5 7-9 13-9 26 0 4 0 7 0 11 0 14 0 20 0 27 0 9 0 16-5 23-6 6-12 9-18 9l-3-3c3-3 3-6 3-13v-23c0-14 3-24 6-34s6-20 12-23z"><text:p/></draw:path><draw:path draw:style-name="gr3" draw:text-style-name="P3" svg:width="0.111cm" svg:height="0.155cm" svg:x="23.484cm" svg:y="9.943cm" svg:viewBox="0 0 112 156" svg:d="M94 93l7 3c4 11 11 20 11 30s-7 20-15 30h-5c2-4 0-10 0-13-3-4-3-7-9-10l-51-61c-6 4-9 10-9 17 0 0 3 4 3 7 3 4 6 11 10 14 7 6 9 13 12 16 0 3 0 7 0 10 0 7 0 10-3 10-2 3-5 3-10 3h-35v-3c6 0 9-3 9-10 0-3 0-7 0-10-3-10-3-16-3-19 0-18 6-31 17-41l-9-10c-5-6-11-16-11-26 0-14 6-23 17-30h3c0 3 0 7 0 10 3 3 3 6 6 10l48 52c0-6 4-13 6-19-15-3-20-13-20-30 0-7 0-16 2-23h6c0 3 3 7 12 10h9c12 0 20 10 20 27 0 6-3 10-3 16-5 0-12 3-15 3-2 7-5 13-5 20 0 3 0 6 3 10 0 0 0 3 2 7z"><text:p/></draw:path><draw:path draw:style-name="gr3" draw:text-style-name="P3" svg:width="0.082cm" svg:height="0.086cm" svg:x="23.603cm" svg:y="9.946cm" svg:viewBox="0 0 83 87" svg:d="M27 40l-21 47h-6v-61c3-16 10-26 21-26 9 0 14 7 14 17 0 3-2 13-8 23zM75 40l-20 47h-6v-61c0-16 9-26 20-26 9 0 14 7 14 17 0 3-2 13-8 23z"><text:p/></draw:path><draw:path draw:style-name="gr3" draw:text-style-name="P3" svg:width="0.107cm" svg:height="0.158cm" svg:x="23.7cm" svg:y="9.943cm" svg:viewBox="0 0 108 159" svg:d="M52 107l11-4c2 0 5 0 9-3 2 0 5-7 8-17 0-3 3-6 5-13 0-3 3-6 3-6 0-7-3-7-8-10-6-3-12-7-15-10-2-4-5-10-5-17 0-10 3-20 8-27h4c0 3 2 7 8 11h11c6 3 9 3 12 10 2 3 5 6 5 13 0 6-3 13-5 20-3 6-6 13-9 23 0 6-3 16-3 33 0 10-3 19-6 26-5 10-13 13-30 16l-55 7 9-46 34-6c0-7-3-11-11-14-9 0-12-7-12-20 0-3 0-9 3-16-14-3-20-13-20-30 0-10 0-20 3-27h3c3 3 5 7 14 11h9c13 3 20 13 20 26 0 7 0 14-3 17-6 0-12 3-17 3 0 3 0 7 0 10 3 0 5 3 8 3 5 3 9 3 9 7 3 3 3 9 3 16z"><text:p/></draw:path><draw:path draw:style-name="gr3" draw:text-style-name="P3" svg:width="0.057cm" svg:height="0.102cm" svg:x="23.812cm" svg:y="9.943cm" svg:viewBox="0 0 58 103" svg:d="M37 103l-2-7c2-6 5-10 8-13 0-3 3-6 3-14 0-3-3-6-3-6 0-4-3-4-3-4-3-3-5-3-14-3-10 0-17-3-20-9-6-4-6-10-6-21 0-3 0-10 0-13 3-6 3-10 6-13h3c0 7 5 10 11 10h20c12 0 18 13 18 33v13c0 13-3 24-6 30-3 7-9 10-15 17z"><text:p/></draw:path><draw:path draw:style-name="gr3" draw:text-style-name="P3" svg:width="0.062cm" svg:height="0.151cm" svg:x="23.913cm" svg:y="9.943cm" svg:viewBox="0 0 63 152" svg:d="M23 152l-4-3c4 0 4-6 4-13 0-3 0-10 0-13-4-16-4-27-4-34 0-10 4-23 10-33-17 0-29-13-29-30 0-10 3-19 8-26h4c0 0 2 3 2 7 2 0 5 0 15 3 6 0 8 0 11 0 15 3 23 10 23 30 0 3 0 10-3 13s-11 3-20 3c-3 3-5 10-5 13s2 17 8 34c0 7 0 13 0 20 0 16-6 29-20 29z"><text:p/></draw:path><draw:path draw:style-name="gr3" draw:text-style-name="P3" svg:width="0.096cm" svg:height="0.208cm" svg:x="22.96cm" svg:y="9.887cm" svg:viewBox="0 0 97 209" svg:d="M6 0h2c0 3 4 6 6 10l12 3c6 3 9 6 9 13 0 4 0 7-3 14l-3 7c0 6-3 9-3 12 0 4 3 7 9 7h39c9 0 14 3 17 6 3 7 6 17 6 31v9c0 13-3 20-3 26-3 4-9 11-14 17l-6 10c-5 3-9 6-9 10-2 3-2 6-2 13v12c0 3 0 6-3 6-2 3-2 3-5 3-9 0-12-3-12-13 0-8 3-15 6-21 3-4 6-10 11-13l12-13c5-7 8-14 8-21v-3c0-10-3-13-11-13h-43c-10 0-14-6-14-23v-10c0-7 0-13 2-16l2-10c0-3 3-3 3-6 0-4-3-4-5-7l-8-3c-3-4-6-7-6-14s3-13 6-23z"><text:p/></draw:path><draw:path draw:style-name="gr3" draw:text-style-name="P3" svg:width="0.091cm" svg:height="0.148cm" svg:x="23.104cm" svg:y="9.943cm" svg:viewBox="0 0 92 149" svg:d="M14 0h2c0 8 4 11 12 11h17c17 0 29 6 38 16 6 13 9 30 9 53 0 27-3 46-11 56-10 10-22 13-36 13h-45l9-46h53c6 0 12-3 15-7 4-3 4-10 4-16 0-16-7-23-19-23h-34c-8 0-14-3-16-10-6-3-6-10-6-17 0-13 3-22 8-30z"><text:p/></draw:path><draw:path draw:style-name="gr3" draw:text-style-name="P3" svg:width="0.104cm" svg:height="0.151cm" svg:x="23.245cm" svg:y="9.943cm" svg:viewBox="0 0 105 152" svg:d="M10 0h4c0 7 3 10 9 10h69c5 0 8 0 12 3 1 3 1 7 1 13v11c0 6-1 13-5 16-6 6-8 16-8 23 0 6 0 13 2 20 3 7 3 17 3 27 0 6-3 13-5 20-3 3-9 9-14 9l-4-3c0 0 4-6 4-13 0-3-4-13-4-26 0-14 0-24 4-31 3-10 5-16 11-23h-63c-9 0-14-3-16-9-7-4-7-10-7-17 0-14 3-20 7-30zM35 86v3c-2 0-6 7-6 21v16c0 7 0 10-3 13-3 4-5 7-9 10-5 3-11 3-17 3v-3c3 0 3-3 3-10v-23c0-9 3-16 7-23s11-11 16-11c3 0 7 0 9 4z"><text:p/></draw:path><draw:path draw:style-name="gr3" draw:text-style-name="P3" svg:width="0.096cm" svg:height="0.208cm" svg:x="22.571cm" svg:y="9.887cm" svg:viewBox="0 0 97 209" svg:d="M8 0h4c0 3 0 6 4 10l10 3c9 3 11 6 11 13 0 4-2 7-2 14l-3 7c-3 6-3 9-3 12 0 4 0 7 6 7h39c9 0 14 3 17 6 3 7 6 17 6 31v9c0 13 0 20-3 26-3 4-6 11-11 17l-9 10c-2 3-6 6-9 10 0 3-2 6-2 13v12c0 3 0 6-3 6 0 3-2 3-5 3-6 0-12-3-12-13 0-8 3-15 6-21 3-4 9-10 11-13l14-13c6-7 9-14 9-21v-3c0-10-6-13-15-13h-39c-13 0-17-6-17-23v-10c0-7 0-13 2-16l5-10c0-3 0-3 0-6 0-4-3-4-5-7l-6-3c-5-4-8-7-8-14s3-13 8-23z"><text:p/></draw:path><draw:path draw:style-name="gr3" draw:text-style-name="P3" svg:width="0.107cm" svg:height="0.158cm" svg:x="22.729cm" svg:y="9.943cm" svg:viewBox="0 0 108 159" svg:d="M52 107l11-4c6 0 9 0 9-3 3 0 6-7 9-17 0-3 2-6 4-13 4-3 4-6 4-6 0-7-4-7-6-10-8-3-14-7-17-10-3-4-3-10-3-17 0-10 0-20 6-27h3c0 3 3 7 9 11h11c5 3 9 3 12 10 1 3 4 6 4 13 0 6-3 13-4 20-3 6-7 13-10 23 0 6-2 16-2 33 0 10 0 19-7 26-4 10-13 13-30 16l-55 7 10-46 33-6c0-7-3-11-8-14-12 0-14-7-14-20 0-3 0-9 2-16-13-3-20-13-20-30 0-10 0-20 7-27h2c0 3 2 7 11 11h12c11 3 17 13 17 26 0 7 0 14-3 17-6 0-12 3-16 3 0 3 0 7 2 10 0 0 2 3 8 3 3 3 6 3 9 7 0 3 0 9 0 16z"><text:p/></draw:path><draw:path draw:style-name="gr3" draw:text-style-name="P3" svg:width="0.088cm" svg:height="0.151cm" svg:x="22.085cm" svg:y="9.943cm" svg:viewBox="0 0 89 152" svg:d="M21 10h37c11 0 20 3 25 10 6 6 6 20 6 39v74c0 10-3 16-8 19h-3v-73c0-6-3-13-3-16-3-7-9-7-17-7h-35c-5 0-8-3-11-3-5-3-9-6-9-10-3-3-3-6-3-13 0-10 3-20 10-30h2c0 7 3 10 9 10z"><text:p/></draw:path><draw:path draw:style-name="gr3" draw:text-style-name="P3" svg:width="0.093cm" svg:height="0.151cm" svg:x="22.224cm" svg:y="9.943cm" svg:viewBox="0 0 94 152" svg:d="M9 0h3c0 7 5 10 11 10h58c4 0 8 0 11 3 2 3 2 7 2 13v11c0 10-2 16-11 19-2 3-9 7-11 10-3 3-3 6-3 16 0 4 0 7 0 14 3 11 3 20 3 27 0 6-3 13-6 20-3 3-8 9-18 9v-3c0 0 4-6 4-13l-4-29c0-14 4-28 10-35 2-9 5-13 11-16h-46c-9 0-14-3-17-9-3-4-6-10-6-17 0-14 3-20 9-30z"><text:p/></draw:path><draw:path draw:style-name="gr3" draw:text-style-name="P3" svg:width="0.093cm" svg:height="0.151cm" svg:x="22.365cm" svg:y="9.943cm" svg:viewBox="0 0 94 152" svg:d="M12 56c-9-3-12-13-12-26 0-10 3-20 10-30h2c0 7 2 10 9 10h34c11 0 20 3 26 6 2 7 8 14 8 24 3 13 5 26 5 39 0 24-2 44-11 57-5 13-17 16-31 16h-9c-5 0-10 0-16-3s-13-10-17-19c-3-10-7-20-7-34 0-10 0-17 4-27 3-6 5-10 5-13zM58 56h-35c-2 7-5 13-5 23 0 17 9 28 23 28h14c5 0 11 0 14-4 6 0 9-3 12-7 0-3 2-10 2-17 0-10-2-13-5-20-6-3-12-3-20-3z"><text:p/></draw:path><draw:path draw:style-name="gr3" draw:text-style-name="P3" svg:width="0.059cm" svg:height="0.195cm" svg:x="21.63cm" svg:y="9.943cm" svg:viewBox="0 0 60 196" svg:d="M51 93l6 45c3 4 3 11 3 14 0 13-3 21-5 30-4 7-7 14-13 14h-3l-3-100c0-7 3-14 3-24 3-3 3-6 3-6 0-7-6-10-14-13-9 0-14 0-16-3-4 0-6-3-9-7-3-6-3-10-3-17 0-10 3-19 6-26h2c4 3 6 7 15 7l12 3c4 0 10 0 13 3 3 0 7 3 9 10 3 3 3 10 3 17 0 3 0 7 0 10s-3 6-5 16c-4 3-4 10-4 16 0 4 0 7 0 11z"><text:p/></draw:path><draw:path draw:style-name="gr3" draw:text-style-name="P3" svg:width="0.052cm" svg:height="0.151cm" svg:x="21.72cm" svg:y="9.943cm" svg:viewBox="0 0 53 152" svg:d="M41 152l-3-3v-73c0-7 0-10-3-13 0-4-2-4-2-7-3 0-6 0-15-3-11-3-18-13-18-27 0-10 3-19 7-26h5c0 3 3 7 11 10h12c6 3 11 3 14 10 0 3 4 10 4 20v96c0 7-4 13-12 16z"><text:p/></draw:path><draw:path draw:style-name="gr3" draw:text-style-name="P3" svg:width="0.09cm" svg:height="0.148cm" svg:x="21.806cm" svg:y="9.943cm" svg:viewBox="0 0 91 149" svg:d="M14 0h2c0 8 7 11 13 11h17c17 0 31 6 37 16 5 13 8 30 8 53 0 27-3 46-10 56-9 10-21 13-35 13h-46l8-46h55c6 0 11-3 14-7 4-3 4-10 4-16 0-16-7-23-18-23h-34c-8 0-15-3-17-10-4-3-6-10-6-17 0-13 2-22 8-30z"><text:p/></draw:path><draw:path draw:style-name="gr3" draw:text-style-name="P3" svg:width="0.059cm" svg:height="0.148cm" svg:x="21.9cm" svg:y="9.943cm" svg:viewBox="0 0 60 149" svg:d="M46 103v-7c-3-6-3-10-3-16 3-3 3-10 0-10 0-3 0-6 0-6-3-4-3-4-6-7 0 0-2 0-4 0-10-3-19-6-21-10-4-7-6-13-6-20 0-10 2-19 8-27h2c0 3 7 8 13 11h14c3 0 6 0 9 3 3 0 6 3 6 7 2 3 2 6 2 9 0 7 0 14-2 27-3 3-3 7-3 13 0 3 0 10 3 16 2 21 2 37 2 47s0 13 0 16h-60l8-46z"><text:p/></draw:path><draw:path draw:style-name="gr3" draw:text-style-name="P3" svg:width="0.039cm" svg:height="0.128cm" svg:x="21.503cm" svg:y="9.966cm" svg:viewBox="0 0 40 129" svg:d="M20 0c6 0 13 0 15 6 2 4 5 7 5 13 0 7-3 14-5 17-2 4-9 7-15 7s-8-3-14-7c-3-3-3-10-3-17 0-6 0-9 3-13 6-6 8-6 14-6zM20 86c6 0 13 3 15 6 2 4 5 10 5 17 0 6-3 10-5 13-2 7-9 7-15 7s-8 0-14-7c-3-3-6-7-6-13 0-7 3-13 6-17 6-3 8-6 14-6z"><text:p/></draw:path><draw:polygon draw:style-name="gr3" draw:text-style-name="P3" svg:width="0.082cm" svg:height="0.079cm" svg:x="26.504cm" svg:y="10.438cm" svg:viewBox="0 0 83 80" draw:points="42,0 83,80 74,80 39,16 8,80 0,80 39,0"><text:p/></draw:polygon><draw:path draw:style-name="gr3" draw:text-style-name="P3" svg:width="0.037cm" svg:height="0.072cm" svg:x="25.831cm" svg:y="10.467cm" svg:viewBox="0 0 38 73" svg:d="M24 73l-3-4c6-6 9-13 9-23 0-6-3-13-15-13-9 0-15-3-15-14 0-6 0-13 3-19h3c3 6 6 10 9 10h9c9 0 14 6 14 20v10c0 16-5 29-14 33z"><text:p/></draw:path><draw:path draw:style-name="gr3" draw:text-style-name="P3" svg:width="0.02cm" svg:height="0.105cm" svg:x="25.32cm" svg:y="10.489cm" svg:viewBox="0 0 21 106" svg:d="M12 0c2 0 2 0 6 3 3 3 3 3 3 6s0 7-3 10c-4 4-4 4-6 4s-5 0-9-4c-3-3-3-7-3-10s0-3 3-6c4-3 7-3 9-3zM12 82c2 0 2 0 6 4 3 0 3 3 3 6 0 4 0 8-3 11-4 3-4 3-6 3-5 0-5 0-9-3-3-3-3-7-3-11 0-3 0-6 3-6 4-4 4-4 9-4z"><text:p/></draw:path><draw:path draw:style-name="gr3" draw:text-style-name="P3" svg:width="0.036cm" svg:height="0.072cm" svg:x="25.38cm" svg:y="10.467cm" svg:viewBox="0 0 37 73" svg:d="M23 73l-3-4c6-6 10-13 10-23 0-6-4-13-16-13-8 0-14-3-14-14 0-6 0-13 6-19 3 6 6 10 8 10h9c10 0 14 6 14 20v10c0 16-4 29-14 33z"><text:p/></draw:path><draw:path draw:style-name="gr3" draw:text-style-name="P3" svg:width="0.048cm" svg:height="0.125cm" svg:x="25.446cm" svg:y="10.467cm" svg:viewBox="0 0 49 126" svg:d="M46 126h-46l6-23h31l-2-17c0-7 0-14 2-23 0-10 0-17 0-20 0-7-2-10-9-10-14 0-19-3-19-14 0-6 0-13 5-19h2c0 6 4 10 10 10h5c9 0 15 6 15 16 0 4 0 10-3 20 0 7 0 13 0 20 0 6 0 10 0 16 3 18 6 28 6 31 0 7 0 10-3 13z"><text:p/></draw:path><draw:path draw:style-name="gr3" draw:text-style-name="P3" svg:width="0.036cm" svg:height="0.072cm" svg:x="25.519cm" svg:y="10.467cm" svg:viewBox="0 0 37 73" svg:d="M20 73v-4c6-6 9-13 9-23 0-6-6-13-15-13-11 0-14-3-14-14 0-6 0-13 3-19h3c0 6 3 10 8 10h9c10 0 14 6 14 20v10c0 16-4 29-17 33z"><text:p/></draw:path><draw:path draw:style-name="gr3" draw:text-style-name="P3" svg:width="0.073cm" svg:height="0.125cm" svg:x="25.59cm" svg:y="10.469cm" svg:viewBox="0 0 74 126" svg:d="M58 126v-3c2-3 2-6 2-10 0-6 0-10 0-20-2-11-2-17-2-20 0-17 5-33 11-43h-48c-7 7-9 17-9 26 0 7 0 13 2 23 0 10 0 17 0 24 0 14-2 23-14 23v-3c3-3 3-10 3-20v-27c-3-20 3-33 11-46-5 0-8 0-11-4-3 0-3-3-3-10 0-6 0-13 6-16h3c0 3 3 7 8 7h46c6 0 9 0 9 3 2 3 2 6 2 10 0 6 0 13-2 17-3 3-3 10-3 19 0 7 0 13 0 23 3 10 3 21 3 24 0 14-3 23-14 23z"><text:p/></draw:path><draw:path draw:style-name="gr3" draw:text-style-name="P3" svg:width="0.036cm" svg:height="0.128cm" svg:x="25.658cm" svg:y="10.467cm" svg:viewBox="0 0 37 129" svg:d="M29 129v-75c0-7-3-10-3-14-3-3-5-3-12-7-11 0-14-6-14-16 0-7 0-11 6-17 4 6 6 10 8 10h9c6 4 10 4 10 7 2 3 4 10 4 20v79c0 7-2 10-8 13z"><text:p/></draw:path><draw:path draw:style-name="gr3" draw:text-style-name="P3" svg:width="0.077cm" svg:height="0.125cm" svg:x="24.823cm" svg:y="10.469cm" svg:viewBox="0 0 78 126" svg:d="M59 126v-3c0-3 0-6 0-10 0-6 0-10 0-20 0-11 0-17 0-20 0-17 4-33 13-43h-49c-7 7-9 17-9 26 0 7 0 13 0 23 2 10 2 17 2 24 0 14-4 23-13 23v-3c0-3 3-10 3-20l-3-27c0-20 6-33 13-46-4 0-10 0-13-4 0 0-3-3-3-10 0-6 3-13 6-16h3c3 3 5 7 7 7h50c3 0 6 0 8 3 4 3 4 6 4 10 0 6-4 13-4 17-2 3-5 10-5 19 0 7 3 13 3 23 2 10 2 21 2 24 0 14-5 23-15 23z"><text:p/></draw:path><draw:path draw:style-name="gr3" draw:text-style-name="P3" svg:width="0.036cm" svg:height="0.072cm" svg:x="24.914cm" svg:y="10.467cm" svg:viewBox="0 0 37 73" svg:d="M23 73l-3-4c6-6 12-13 12-23 0-6-6-13-15-13-11 0-17-3-17-14 0-6 3-13 6-19h2c0 6 4 10 9 10h9c9 0 11 6 11 20v10c0 16-5 29-14 33z"><text:p/></draw:path><draw:path draw:style-name="gr3" draw:text-style-name="P3" svg:width="0.077cm" svg:height="0.128cm" svg:x="25.003cm" svg:y="10.467cm" svg:viewBox="0 0 78 129" svg:d="M0 129l6-22 23-4c0-14 0-23-3-26-6-4-9-7-9-10-3-3-3-7-3-10 0-6 0-13 3-20-11-4-14-10-14-17 0-6 0-14 3-20h3c0 6 3 10 8 10h3c9 0 12 7 12 17 0 3 0 3 0 6-6 0-9 4-12 4 0 7 0 14 0 14 3 3 3 6 6 9 3 0 6 4 9 7 0 3 0 6 0 10v26h5c3 0 6-3 9-3 0-4 3-7 3-17 3-6 6-13 8-23 3-9 6-16 6-16 0-7-3-7-6-11-8 0-14-6-14-13 0-6 3-14 6-20h3c0 3 0 6 3 6 0 4 5 4 8 4 6 4 12 7 12 14 0 3-3 13-9 27-6 13-9 29-9 45 0 17-8 27-25 30z"><text:p/></draw:path><draw:path draw:style-name="gr3" draw:text-style-name="P3" svg:width="0.08cm" svg:height="0.122cm" svg:x="25.094cm" svg:y="10.469cm" svg:viewBox="0 0 81 123" svg:d="M74 123h-74l3-23h57c3-10 3-20 3-34 0-13-3-23-3-29-2-4-8-7-17-7h-27c-7 0-13-4-13-14 0-6 3-13 6-16h3c0 3 2 7 8 7h17c12 0 21 0 23 3 6 3 9 6 9 13 3 3 3 14 3 24v16c0 17-3 30-9 37h18z"><text:p/></draw:path><draw:path draw:style-name="gr3" draw:text-style-name="P3" svg:width="0.073cm" svg:height="0.125cm" svg:x="23.998cm" svg:y="10.469cm" svg:viewBox="0 0 74 126" svg:d="M69 126h-4v-57c0-13 0-22-2-26 0-3-4-6-6-10-3 0-9-3-12-3h-31c-11 0-14-4-14-14 0-6 3-13 6-16h3c0 3 3 7 7 7h23c15 0 24 3 30 6 3 7 5 17 5 34v66c0 7-2 10-5 13z"><text:p/></draw:path><draw:path draw:style-name="gr3" draw:text-style-name="P3" svg:width="0.073cm" svg:height="0.125cm" svg:x="24.089cm" svg:y="10.469cm" svg:viewBox="0 0 74 126" svg:d="M60 126l-3-3c3-3 3-6 3-10 0-6 0-10 0-20-3-11-3-17-3-20 0-17 6-33 11-43h-49c-5 7-7 17-7 26 0 7 0 13 2 23 0 10 2 17 2 24 0 14-4 23-13 23l-3-3c3-3 3-10 3-20v-27c-3-20 3-33 13-46-8 0-10 0-13-4-3 0-3-3-3-10 0-6 0-13 6-16h2c0 3 4 7 8 7h47c5 0 9 0 9 3 2 3 2 6 2 10 0 6 0 13-2 17-4 3-4 10-4 19 0 7 0 13 0 23 4 10 4 21 4 24 0 14-4 23-12 23z"><text:p/></draw:path><draw:path draw:style-name="gr3" draw:text-style-name="P3" svg:width="0.059cm" svg:height="0.128cm" svg:x="24.17cm" svg:y="10.467cm" svg:viewBox="0 0 60 129" svg:d="M58 129h-3l-14-40-14 37h-27l6-19c11-4 21-7 27-14 5-7 5-16 5-33 0-6 0-13 0-16-3-4-5-7-11-7l-10-4c-3 0-3 0-5-3-3-3-3-6-3-10 0-6 0-14 5-20h3c0 6 4 10 10 10h6c8 0 13 7 13 17 0 3 0 10-3 17 0 7 0 13 0 16 0 7 3 17 9 26 6 10 8 21 8 27 0 7-2 10-2 16z"><text:p/></draw:path><draw:path draw:style-name="gr3" draw:text-style-name="P3" svg:width="0.073cm" svg:height="0.128cm" svg:x="24.26cm" svg:y="10.467cm" svg:viewBox="0 0 74 129" svg:d="M0 129l3-22 27-4c0-14-4-23-7-26-6-4-9-7-9-10s0-7 0-10c0-6 0-13 0-20-8-4-14-10-14-17 0-6 0-14 3-20h3c3 6 6 10 8 10h7c5 0 12 7 12 17 0 3 0 3-3 6-4 0-7 4-9 4 0 7 0 14 0 14 0 3 2 6 5 9 4 0 7 4 7 7s2 6 2 10v26h5c3 0 6-3 6-3 3-4 3-7 6-17 0-6 3-13 6-23 5-9 5-16 5-16 0-7 0-7-3-11-11 0-14-6-14-13 0-6 0-14 3-20h3c0 3 3 6 3 6 3 4 5 4 11 4 6 4 8 7 8 14 0 3-2 13-8 27-6 13-8 29-8 45 0 17-9 27-25 30z"><text:p/></draw:path><draw:polygon draw:style-name="gr3" draw:text-style-name="P3" svg:width="0.054cm" svg:height="0.026cm" svg:x="24.346cm" svg:y="10.476cm" svg:viewBox="0 0 55 27" draw:points="0,0 55,0 55,27 0,27"><text:p/></draw:polygon><draw:path draw:style-name="gr3" draw:text-style-name="P3" svg:width="0.073cm" svg:height="0.125cm" svg:x="24.432cm" svg:y="10.469cm" svg:viewBox="0 0 74 126" svg:d="M59 126l-2-3c2-3 2-6 2-10 0-6 0-10 0-20 0-11 0-17 0-20 0-17 3-33 10-43h-55c-8 0-14-4-14-14 0-6 3-13 6-16h2c0 3 4 7 8 7h46c7 0 10 0 10 3 2 0 2 3 2 10v6c0 0 0 7-2 11-3 3-3 10-3 19 0 7 0 13 3 23 0 10 2 21 2 24 0 14-5 20-15 23zM3 126l-3-3c3 0 3-3 3-6 0-4 0-7 0-10 0-7 0-11 0-11 0-17 5-23 13-23h3v3c-3 3-5 6-5 13 0 4 0 7 2 11 0 7 0 10 0 13 0 7-4 13-13 13z"><text:p/></draw:path><draw:path draw:style-name="gr3" draw:text-style-name="P3" svg:width="0.068cm" svg:height="0.122cm" svg:x="24.518cm" svg:y="10.469cm" svg:viewBox="0 0 69 123" svg:d="M33 123h-33l3-23h37c15 0 23-10 23-34 0-13-3-23-5-26-3-7-9-10-18-10h-26c-8 0-11-4-11-14 0-6 0-13 6-16h3c0 3 2 7 8 7h20c20 0 29 19 29 56 0 17 0 27-3 37-3 7-6 13-11 17-6 6-15 6-22 6z"><text:p/></draw:path><draw:path draw:style-name="gr3" draw:text-style-name="P3" svg:width="0.037cm" svg:height="0.072cm" svg:x="24.605cm" svg:y="10.467cm" svg:viewBox="0 0 38 73" svg:d="M23 73l-3-4c7-6 10-13 10-23 0-6-3-13-16-13-8 0-14-3-14-14 0-6 0-13 3-19h3c0 6 3 10 8 10h9c10 0 15 6 15 20v10c0 16-5 29-15 33z"><text:p/></draw:path><draw:path draw:style-name="gr3" draw:text-style-name="P3" svg:width="0.082cm" svg:height="0.125cm" svg:x="23.374cm" svg:y="10.469cm" svg:viewBox="0 0 83 126" svg:d="M77 126l-3-3v-54c0-9 0-19 0-22 0-4-3-7-6-10-3-4-9-7-14-7h-19l-7 10c-2 10-5 20-5 26 0 3 0 10 3 20 2 14 2 21 2 24v13h-28l3-23h13l-2-21c0-16 2-26 9-36l5-13h-5c-9 0-15-4-15-14 0-6 4-13 6-16h2c4 3 7 7 12 7h20c14 0 26 3 29 6 6 7 6 17 6 34v66c0 7-2 10-6 13z"><text:p/></draw:path><draw:path draw:style-name="gr3" draw:text-style-name="P3" svg:width="0.068cm" svg:height="0.125cm" svg:x="23.458cm" svg:y="10.469cm" svg:viewBox="0 0 69 126" svg:d="M43 126v-3c0-3 0-6 0-10 0-3 0-10 0-20 0-7 0-14 0-17 0-20 6-36 17-46h-46c-8 0-14-4-14-14 0-6 3-13 6-16h4c2 3 4 7 7 7h41c5 0 8 0 8 3 3 0 3 3 3 10 0 6 0 10-3 13-3 0-6 4-8 10 0 4-3 10-3 13 0 7 0 13 3 23 0 10 0 21 0 24 0 14-6 20-15 23z"><text:p/></draw:path><draw:path draw:style-name="gr3" draw:text-style-name="P3" svg:width="0.068cm" svg:height="0.122cm" svg:x="23.544cm" svg:y="10.469cm" svg:viewBox="0 0 69 123" svg:d="M29 123h-29l3-23h33c9 0 16 0 19-7 5-7 5-13 5-27 0-10 0-19-3-26-2-7-8-10-17-10h-26c-2 3-5 7-5 13 0 4 3 7 8 10 9 0 12 3 12 7v6c0 3-3 3-6 3h-3c-3 0-3 0-3 0-5 0-8 4-11 8h-3c-3-8-3-11-3-17 0-10 3-20 9-30l-6-4c0-3 0-6 0-10 0-6 0-13 6-16h3c0 3 2 7 8 7h16c21 0 33 19 33 56 0 27-6 44-12 50-5 7-14 10-28 10z"><text:p/></draw:path><draw:polygon draw:style-name="gr3" draw:text-style-name="P3" svg:width="0.054cm" svg:height="0.026cm" svg:x="23.626cm" svg:y="10.476cm" svg:viewBox="0 0 55 27" draw:points="0,0 55,0 55,27 0,27"><text:p/></draw:polygon><draw:path draw:style-name="gr3" draw:text-style-name="P3" svg:width="0.036cm" svg:height="0.072cm" svg:x="23.706cm" svg:y="10.467cm" svg:viewBox="0 0 37 73" svg:d="M23 73l-2-4c5-6 8-13 8-23 0-6-3-13-15-13-7 0-14-3-14-14 0-6 0-13 3-19h4c0 6 3 10 7 10h9c10 0 14 6 14 20v10c0 16-4 29-14 33z"><text:p/></draw:path><draw:path draw:style-name="gr3" draw:text-style-name="P3" svg:width="0.104cm" svg:height="0.125cm" svg:x="23.785cm" svg:y="10.467cm" svg:viewBox="0 0 105 126" svg:d="M71 126h-51c-4-10-6-19-8-30-3-14-3-24-3-30 0-13 0-23 3-30-9-3-12-10-12-17 0-6 3-13 6-19h3c0 3 0 6 3 6 0 0 2 4 8 4 6 3 8 6 8 16 0 4 0 7 0 7-5 3-8 3-12 3-2 7-2 17-2 23 0 13 2 27 12 44h2c8-17 17-40 23-70-9-3-12-7-12-14 0-6 0-13 3-19h3c3 6 3 6 6 10h6c5 3 11 6 11 16 0 4 0 4-3 7-3 0-6 3-8 3-6 23-12 46-22 67h30c3-10 12-27 22-47 7-6 7-10 7-16 0-4 0-4-7-7-5-3-8-7-8-14 0-6 0-13 6-19 2 3 2 6 6 10h6c7 3 8 6 8 16 0 7-1 14-8 27-6 10-12 19-15 33-5 14-8 27-11 40z"><text:p/></draw:path><draw:polygon draw:style-name="gr3" draw:text-style-name="P3" svg:width="0.054cm" svg:height="0.026cm" svg:x="22.797cm" svg:y="10.476cm" svg:viewBox="0 0 55 27" draw:points="0,0 55,0 55,27 0,27"><text:p/></draw:polygon><draw:path draw:style-name="gr3" draw:text-style-name="P3" svg:width="0.036cm" svg:height="0.072cm" svg:x="22.871cm" svg:y="10.467cm" svg:viewBox="0 0 37 73" svg:d="M23 73l-3-4c6-6 13-13 13-23 0-6-7-13-16-13-11 0-17-3-17-14 0-6 3-13 6-19h3c0 6 3 10 8 10h9c9 0 11 6 11 20v10c0 16-4 29-14 33z"><text:p/></draw:path><draw:path draw:style-name="gr3" draw:text-style-name="P3" svg:width="0.068cm" svg:height="0.088cm" svg:x="22.953cm" svg:y="10.437cm" svg:viewBox="0 0 69 89" svg:d="M35 40c0-3-3-10-3-13-3-7-3-14-3-17 0-4 0-7 0-7 3-3 6-3 6-3 1 0 4 0 4 3 4 0 4 3 4 7 0 3 0 10-4 17-3 3-3 10-3 13 3 0 7-3 10-7 6-6 9-10 12-13 0 0 2 0 5 0s3 0 6 0c0 3 0 7 0 7 0 3 0 6-3 6 0 4-6 7-14 7-6 4-9 4-13 7 4 0 7 3 13 3 8 4 11 4 14 7s3 3 3 6 0 3 0 7c-3 0-3 3-6 3s-5-3-5-3c-3 0-6-4-12-10-3-3-7-6-10-10 0 4 0 7 3 13 4 10 4 13 4 17 0 3 0 6-4 9 0 0-3 0-4 0 0 0-3 0-6 0 0-3 0-6 0-9 0-4 0-7 0-14 3-3 3-6 3-9 0 0 0-3 3-7-6 4-9 7-12 10-3 6-9 10-9 10-2 3-5 3-5 3-3 0-6-3-6-3-3-4-3-4-3-7 0 0 0-3 3-3 0-3 3-6 6-6 0 0 5-4 11-4 3 0 9-3 12-3-3-3-9-3-12-7-8 0-14-3-14-3-3-4-6-7-6-10 0-4 0-4 3-7 0 0 3 0 6 0 0 0 3 0 5 0 3 3 6 7 9 10 3 7 6 10 12 10z"><text:p/></draw:path><draw:path draw:style-name="gr3" draw:text-style-name="P3" svg:width="0.04cm" svg:height="0.128cm" svg:x="23.024cm" svg:y="10.467cm" svg:viewBox="0 0 41 129" svg:d="M41 33c-6 4-11 4-18 4-3 7-3 14-3 17 0 6 0 16 3 23 3 12 3 23 3 30 0 13-3 19-14 22v-3c2-3 2-6 2-10 0-6 0-13-2-20 0-10 0-16 0-23 0-13 2-26 5-36-11 0-17-7-17-17 0-6 0-14 3-20h3c3 6 3 6 6 10 14 0 23 0 25 4 4 3 4 6 4 13 0 3 0 3 0 6z"><text:p/></draw:path><draw:path draw:style-name="gr3" draw:text-style-name="P3" svg:width="0.068cm" svg:height="0.088cm" svg:x="23.104cm" svg:y="10.437cm" svg:viewBox="0 0 69 89" svg:d="M35 40c0-3-2-10-2-13-4-7-4-14-4-17 0-4 0-7 0-7 4-3 6-3 6-3 2 0 5 0 5 3 3 0 3 3 3 7 0 3 0 10-3 17-3 3-3 10-3 13 3 0 6-3 9-7 6-6 9-10 12-13 0 0 2 0 5 0 2 0 2 0 6 0 0 3 0 7 0 7 0 3 0 6-4 6 0 4-5 7-13 7-6 4-9 4-12 7 3 0 6 3 12 3 6 4 11 4 13 7 4 3 4 3 4 6s0 3 0 7c-4 0-4 3-6 3-3 0-5-3-5-3-3 0-6-4-12-10-3-3-6-6-9-10 0 4 0 7 3 13 3 10 3 13 3 17 0 3 0 6-3 9 0 0-3 0-5 0 0 0-2 0-6 0 0-3 0-6 0-9 0-4 0-7 0-14 4-3 4-6 4-9 0 0 0-3 2-7-6 4-9 7-12 10-3 6-9 10-9 10-2 3-5 3-5 3-3 0-6-3-6-3-3-4-3-4-3-7 0 0 0-3 3-3 0-3 3-6 6-6 0 0 5-4 11-4 3 0 9-3 13-3-4-3-10-3-13-7-8 0-14-3-14-3-3-4-6-7-6-10 0-4 0-4 3-7 0 0 3 0 6 0 0 0 3 0 5 0 2 3 6 7 9 10 3 7 6 10 12 10z"><text:p/></draw:path><draw:path draw:style-name="gr3" draw:text-style-name="P3" svg:width="0.068cm" svg:height="0.122cm" svg:x="23.172cm" svg:y="10.469cm" svg:viewBox="0 0 69 123" svg:d="M33 123h-33l3-23h37c15 0 23-10 23-34 0-13-3-23-5-26-3-7-9-10-15-10h-29c-8 0-11-4-11-14 0-6 0-13 5-16h4c0 3 2 7 8 7h20c20 0 29 19 29 56 0 17 0 27-4 37-2 7-5 13-10 17-6 6-15 6-22 6z"><text:p/></draw:path><draw:path draw:style-name="gr3" draw:text-style-name="P3" svg:width="0.073cm" svg:height="0.099cm" svg:x="22.445cm" svg:y="10.492cm" svg:viewBox="0 0 74 100" svg:d="M6 6l30-6-13 53c12-20 22-37 32-47 4-3 7-6 10-6 4 0 7 0 7 3 2 0 2 3 2 6 0 4-2 7-2 14-3 3-7 3-10 3h-3c0-3-2-3-2-7v-3h-2-4c0 3-3 7-6 10-6 7-10 17-17 27-2 7-5 14-8 17-4 10-4 13-4 16l-2 14h-14l16-67c0-10 4-17 4-20l-4-4h-2c-2 0-5 0-8 0z"><text:p/></draw:path><draw:path draw:style-name="gr3" draw:text-style-name="P3" svg:width="0.113cm" svg:height="0.148cm" svg:x="22.519cm" svg:y="10.492cm" svg:viewBox="0 0 114 149" svg:d="M65 0l-8 26c8-10 14-17 20-20 5-3 11-6 17-6 7 0 10 3 15 6 3 7 5 13 5 24 0 13-5 30-16 46-13 17-27 27-41 27-2 0-5 0-9 0-3-3-5-3-8-7l-5 30c-3 6-3 10-3 10 0 3 0 3 0 3 3 3 3 3 4 3 0 0 4 0 9 0v7h-45l3-7c6 0 9 0 11-3 0 0 3-7 6-16l23-97c2-7 2-10 2-10 0-3 0-3 0-7-2 0-2 0-5 0-4 0-4 0-8 0v-3zM43 89c2 4 9 7 16 7 4 0 6 0 9-3 3 0 6-4 12-10 2-3 5-7 8-13 3-7 3-13 6-19 4-8 4-14 4-25 0-3 0-10-4-13-3-4-6-4-9-4-5 0-14 4-20 14s-10 20-13 34z"><text:p/></draw:path><draw:path draw:style-name="gr3" draw:text-style-name="P3" svg:width="0.068cm" svg:height="0.088cm" svg:x="22.4cm" svg:y="10.437cm" svg:viewBox="0 0 69 89" svg:d="M35 40c0-3-3-10-3-13-3-7-3-14-3-17 0-4 0-7 0-7 3-3 6-3 6-3 1 0 5 0 5 3 3 0 3 3 3 7 0 3 0 10-3 17 0 3-4 10-4 13 4 0 7-3 9-7 7-6 10-10 13-13 0 0 2 0 5 0s3 0 6 0c0 3 0 7 0 7 0 3 0 6-3 6 0 4-6 7-14 7-7 4-9 4-12 7 3 0 5 3 12 3 8 4 11 4 14 7s3 3 3 6 0 3 0 7c-3 0-3 3-6 3s-5-3-5-3c-3 0-6-4-13-10 0-3-5-6-9-10 0 4 0 7 4 13 3 10 3 13 3 17 0 3 0 6-3 9 0 0-4 0-5 0 0 0-3 0-6 0 0-3 0-6 0-9 0-4 0-7 0-14 3-3 3-6 3-9 0 0 3-3 3-7-6 4-9 7-12 10-3 6-9 10-9 10-2 3-5 3-5 3-3 0-6-3-6-3-3-4-3-4-3-7 0 0 0-3 3-3 0-3 3-6 6-6 0 0 5-4 11-4 3 0 9-3 12-3-3-3-9-3-12-7-8 0-14-3-14-3-3-4-6-7-6-10 0-4 0-4 3-7 0 0 3 0 6 0 0 0 3 0 5 0 3 3 6 7 9 10 3 7 6 10 12 10z"><text:p/></draw:path><draw:polygon draw:style-name="gr3" draw:text-style-name="P3" svg:width="0.09cm" svg:height="0.105cm" svg:x="21.793cm" svg:y="10.488cm" svg:viewBox="0 0 91 106" draw:points="0,0 91,0 91,106 0,106"><text:p/></draw:polygon><draw:path draw:style-name="gr3" draw:text-style-name="P3" svg:width="0.074cm" svg:height="0.125cm" svg:x="21.884cm" svg:y="10.469cm" svg:viewBox="0 0 75 126" svg:d="M66 126v-57c0-13-3-22-3-26-3-3-3-6-8-10-3 0-5-3-12-3h-31c-9 0-12-4-12-14 0-6 0-13 6-16h3c0 3 3 7 8 7h20c15 0 26 3 29 6 6 7 9 17 9 34v66c0 7-3 10-9 13z"><text:p/></draw:path><draw:path draw:style-name="gr3" draw:text-style-name="P3" svg:width="0.036cm" svg:height="0.072cm" svg:x="21.977cm" svg:y="10.467cm" svg:viewBox="0 0 37 73" svg:d="M23 73l-2-4c5-6 9-13 9-23 0-6-4-13-16-13-7 0-14-3-14-14 0-6 0-13 4-19h3c0 6 3 10 7 10h9c10 0 14 6 14 20v10c0 16-4 29-14 33z"><text:p/></draw:path><draw:path draw:style-name="gr3" draw:text-style-name="P3" svg:width="0.071cm" svg:height="0.162cm" svg:x="22.073cm" svg:y="10.469cm" svg:viewBox="0 0 72 163" svg:d="M63 77l-23 16c-3 3-5 10-5 17v3c0 4 0 4 0 7s-3 6-6 6c-6 0-9-3-9-9 0-10 6-24 17-31l20-12c4-4 6-10 6-20v-7c0-7 0-10-2-14-4 0-6-3-12-3h-37c-9 0-12-4-12-14 0-6 0-13 6-16 3 3 6 7 11 7h32c8 0 14 3 17 6s6 13 6 24v10c0 10 0 17-3 20 0 3-3 7-6 10zM3 163h-3v-96c0-6 3-13 6-16h3v101c0 4-3 7-6 11z"><text:p/></draw:path><draw:path draw:style-name="gr3" draw:text-style-name="P3" svg:width="0.077cm" svg:height="0.125cm" svg:x="22.164cm" svg:y="10.469cm" svg:viewBox="0 0 78 126" svg:d="M60 126v-3c0-3 0-6 0-10 0-6 0-10 0-20 0-11 0-17 0-20 0-17 3-33 12-43h-58c-8 0-14-4-14-14 0-6 3-13 6-16h3c0 3 5 7 8 7h46c6 0 9 0 12 3 0 0 3 3 3 10v6c0 0-3 7-3 11-3 3-6 10-6 19 0 7 3 13 3 23 3 10 3 21 3 24 0 14-6 20-15 23zM3 126v-3c0 0 0-3 0-6 0-4 0-7 0-10 0-7 0-11 0-11 0-17 6-23 14-23 3 0 3 0 3 0v3c-3 3-3 6-3 13 0 4 0 7 0 11 0 7 0 10 0 13 0 7-5 13-14 13z"><text:p/></draw:path><draw:path draw:style-name="gr3" draw:text-style-name="P3" svg:width="0.082cm" svg:height="0.125cm" svg:x="21.109cm" svg:y="10.469cm" svg:viewBox="0 0 83 126" svg:d="M78 126l-3-3v-54c0-9 0-19 0-22 0-4-3-7-6-10-3-4-6-7-14-7h-20l-3 10c-6 10-6 20-6 26 0 3 0 10 0 20 3 14 3 21 3 24v13h-29l6-23h11v-21c-3-16 0-26 6-36l6-13h-3c-12 0-14-4-14-14 0-6 0-13 5-16h3c0 3 3 7 9 7h21c13 0 25 3 28 6 5 7 5 17 5 34v66c0 7 0 10-5 13z"><text:p/></draw:path><draw:path draw:style-name="gr3" draw:text-style-name="P3" svg:width="0.059cm" svg:height="0.128cm" svg:x="21.189cm" svg:y="10.467cm" svg:viewBox="0 0 60 129" svg:d="M58 129h-3l-14-40-14 37h-27l6-19c11-4 21-7 27-14 5-7 5-16 5-33 0-6 0-13 0-16-3-4-5-7-11-7l-10-4c-3 0-3 0-5-3-3-3-3-6-3-10 0-6 0-14 5-20h3c0 6 3 10 10 10h6c8 0 13 7 13 17 0 3 0 10-3 17 0 7 0 13 0 16 0 7 3 17 9 26 6 10 8 21 8 27 0 7-2 10-2 16z"><text:p/></draw:path><draw:path draw:style-name="gr3" draw:text-style-name="P3" svg:width="0.036cm" svg:height="0.072cm" svg:x="21.272cm" svg:y="10.467cm" svg:viewBox="0 0 37 73" svg:d="M23 73l-2-4c5-6 9-13 9-23 0-6-4-13-16-13-8 0-14-3-14-14 0-6 0-13 3-19h3c0 6 3 10 8 10h9c10 0 14 6 14 20v10c0 16-4 29-14 33z"><text:p/></draw:path><draw:path draw:style-name="gr3" draw:text-style-name="P3" svg:width="0.036cm" svg:height="0.128cm" svg:x="21.347cm" svg:y="10.467cm" svg:viewBox="0 0 37 129" svg:d="M32 129h-3v-75c0-7 0-10-3-14 0-3-5-3-12-7-8 0-14-6-14-16 0-7 3-11 6-17h4c0 6 2 10 7 10h6c6 4 9 4 12 7 2 3 2 10 2 20v79c0 7-2 10-5 13z"><text:p/></draw:path><draw:path draw:style-name="gr3" draw:text-style-name="P3" svg:width="0.04cm" svg:height="0.128cm" svg:x="21.426cm" svg:y="10.467cm" svg:viewBox="0 0 41 129" svg:d="M41 33c-6 4-11 4-17 4-3 7-3 14-3 17 0 6 0 16 3 23 3 12 3 23 3 30 0 13-3 19-12 22l-3-3c3-3 3-6 3-10 0-6 0-13-3-20 0-10 0-16 0-23 0-13 3-26 9-36-14 0-21-7-21-17 0-6 0-14 4-20h3c3 6 3 6 8 10 12 0 20 0 23 4 3 3 3 6 3 13 0 3 0 3 0 6z"><text:p/></draw:path><draw:path draw:style-name="gr3" draw:text-style-name="P3" svg:width="0.04cm" svg:height="0.128cm" svg:x="21.503cm" svg:y="10.467cm" svg:viewBox="0 0 41 129" svg:d="M41 33c-6 4-11 4-18 4-2 7-2 14-2 17 0 6 0 16 2 23 3 12 3 23 3 30 0 13-3 19-12 22l-2-3c2-3 2-6 2-10 0-6 0-13-2-20 0-10 0-16 0-23 0-13 2-26 9-36-14 0-21-7-21-17 0-6 0-14 3-20h4c3 6 3 6 7 10 12 0 21 0 23 4 4 3 4 6 4 13 0 3 0 3 0 6z"><text:p/></draw:path><draw:path draw:style-name="gr3" draw:text-style-name="P3" svg:width="0.082cm" svg:height="0.125cm" svg:x="21.576cm" svg:y="10.469cm" svg:viewBox="0 0 83 126" svg:d="M75 126v-3-54c0-9 0-19-3-22 0-4-3-7-6-10-3-4-6-7-11-7h-23l-3 10c-3 10-6 20-6 26 0 3 0 10 0 20 3 14 3 21 3 24v13h-26l3-23h11v-21c0-16 3-26 6-36l6-13h-3c-9 0-14-4-14-14 0-6 3-13 5-16h3c0 3 3 7 9 7h23c14 0 23 3 29 6 3 7 5 17 5 34v66c0 7-2 10-8 13z"><text:p/></draw:path><draw:path draw:style-name="gr3" draw:text-style-name="P3" svg:width="0.133cm" svg:height="0.155cm" svg:x="20.408cm" svg:y="10.438cm" svg:viewBox="0 0 134 156" svg:d="M69 0c12 0 20 3 31 10 11 6 20 16 26 30 5 13 8 27 8 40s-3 27-8 36c-6 13-15 23-26 30-8 6-19 10-31 10-14 0-24-4-34-10-12-7-21-17-26-30-6-9-9-23-9-36s3-27 9-40c5-14 14-24 26-30 10-7 23-10 34-10zM69 7c-11 0-24 3-33 9-8 7-16 14-22 27-5 10-8 24-8 37 0 10 3 23 8 33 6 13 12 20 22 26 9 7 22 10 33 10 9 0 20-3 28-10 11-6 17-13 23-26 6-10 8-23 8-33 0-13-2-27-8-37-6-13-12-20-23-27-8-6-19-9-28-9zM32 30h34c12 0 17 3 23 7 3 6 5 13 5 19 0 3 0 11-2 14-7 3-9 7-18 10l20 33c3 3 3 7 6 7 0 3 4 3 5 3v3h-16l-29-46h-9v36c4 0 4 4 4 4 3 3 5 3 8 3v3h-35v-3c4 0 7 0 7-3 1 0 1 0 1-4 3 0 3-3 3-9v-57c0-7 0-10-3-10 0-3 0-3 0-3-1-4-1-4-4-4zM51 77c9 0 15 0 18-4 3 0 5-3 9-6 3-4 3-8 3-11 0-6-3-10-7-16-2-3-8-3-14-3-2 0-5 0-9 0z"><text:p/></draw:path><draw:path draw:style-name="gr3" draw:text-style-name="P3" svg:width="0.037cm" svg:height="0.072cm" svg:x="20.51cm" svg:y="10.467cm" svg:viewBox="0 0 38 73" svg:d="M23 73l-3-4c6-6 9-13 9-23 0-6-3-13-15-13-8 0-14-3-14-14 0-6 0-13 3-19h3c3 6 6 10 8 10h9c9 0 15 6 15 20v10c0 16-6 29-15 33z"><text:p/></draw:path><draw:path draw:style-name="gr3" draw:text-style-name="P3" svg:width="0.036cm" svg:height="0.072cm" svg:x="20.607cm" svg:y="10.467cm" svg:viewBox="0 0 37 73" svg:d="M23 73l-2-4c5-6 8-13 8-23 0-6-3-13-15-13-8 0-14-3-14-14 0-6 0-13 6-19 3 6 6 10 8 10h9c9 0 14 6 14 20v10c0 16-5 29-14 33z"><text:p/></draw:path><draw:path draw:style-name="gr3" draw:text-style-name="P3" svg:width="0.073cm" svg:height="0.128cm" svg:x="20.704cm" svg:y="10.467cm" svg:viewBox="0 0 74 129" svg:d="M0 129l3-22 25-4c0-14 0-23-5-26-3-4-7-7-9-10 0-3 0-7 0-10 0-6 0-13 0-20-8-4-14-10-14-17 0-6 3-14 6-20 3 6 6 10 8 10h6c8 0 12 7 12 17 0 3 0 3 0 6-6 0-9 4-12 4 0 7 0 14 0 14 0 3 3 6 6 9 2 0 6 4 6 7 3 3 3 6 3 10v26h4c4 0 7-3 7-3 3-4 3-7 6-17 0-6 3-13 8-23 3-9 6-16 6-16 0-7-3-7-6-11-8 0-14-6-14-13 0-6 0-14 6-20 3 3 3 6 6 6 0 4 2 4 8 4 6 4 8 7 8 14 0 3-2 13-5 27-6 13-9 29-9 45 0 17-8 27-28 30z"><text:p/></draw:path><draw:path draw:style-name="gr3" draw:text-style-name="P3" svg:width="0.037cm" svg:height="0.072cm" svg:x="20.802cm" svg:y="10.467cm" svg:viewBox="0 0 38 73" svg:d="M23 73l-3-4c6-6 9-13 9-23 0-6-3-13-12-13-11 0-17-3-17-14 0-6 3-13 6-19 3 6 6 10 8 10h12c6 0 12 6 12 20v10c0 16-6 29-15 33z"><text:p/></draw:path><draw:path draw:style-name="gr3" draw:text-style-name="P3" svg:width="0.073cm" svg:height="0.128cm" svg:x="20.899cm" svg:y="10.467cm" svg:viewBox="0 0 74 129" svg:d="M0 129l3-22 25-4c0-14 0-23-5-26-4-4-7-7-9-10 0-3 0-7 0-10 0-6 0-13 2-20-10-4-16-10-16-17 0-6 3-14 6-20h2c0 6 4 10 6 10h5c9 0 12 7 12 17 0 3 0 3 0 6-5 0-8 4-12 4 0 7 0 14 0 14 0 3 4 6 7 9 2 0 5 4 5 7 3 3 3 6 3 10v26h5c3 0 6-3 6-3 3-4 3-7 6-17 0-6 3-13 8-23 3-9 6-16 6-16 0-7-3-7-6-11-8 0-14-6-14-13 0-6 3-14 6-20h3c0 3 0 6 3 6 0 4 2 4 8 4 7 4 9 7 9 14 0 3 0 13-5 27-7 13-10 29-10 45 0 17-8 27-28 30z"><text:p/></draw:path><draw:path draw:style-name="gr3" draw:text-style-name="P3" svg:width="0.09cm" svg:height="0.099cm" svg:x="23.584cm" svg:y="11.741cm" svg:viewBox="0 0 91 100" svg:d="M9 0l36 50-39 50h-6l23-50-23-50zM52 0l39 50-39 50h-10l23-50-23-50z"><text:p/></draw:path><draw:polygon draw:style-name="gr3" draw:text-style-name="P3" svg:width="0.215cm" svg:height="0.151cm" svg:x="24.284cm" svg:y="12.162cm" svg:viewBox="0 0 216 152" draw:points="0,0 216,0 216,152 0,152"><text:p/></draw:polygon><draw:path draw:style-name="gr3" draw:text-style-name="P3" svg:width="0.19cm" svg:height="0.337cm" svg:x="24.381cm" svg:y="12.128cm" svg:viewBox="0 0 191 338" svg:d="M123 338l-12-23c15-13 25-26 31-36 3-14 6-27 6-46 0-13-3-20-6-27-3-6-8-10-11-10-5-3-17-7-43-10-31-3-54-10-69-24-13-13-19-40-19-73 0-13 0-26 6-46 2-20 5-33 10-43h12c3 20 17 30 37 30l63 7c40 3 63 39 63 105v47c0 47-6 80-17 100-12 20-29 36-51 49z"><text:p/></draw:path><draw:path draw:style-name="gr3" draw:text-style-name="P3" svg:width="0.537cm" svg:height="0.625cm" svg:x="24.474cm" svg:y="12.016cm" svg:viewBox="0 0 538 626" svg:d="M269 0c46 0 89 13 132 40 43 26 76 66 99 115 26 51 38 103 38 156 0 57-12 106-35 156-26 49-56 89-98 116-45 29-90 43-136 43-48 0-91-14-133-43-42-27-77-67-99-116-23-50-37-99-37-156 0-53 14-105 37-156 26-49 57-89 99-115 42-27 88-40 133-40zM269 40c-39 0-78 13-116 36-37 23-65 56-88 99-20 44-30 90-30 136 0 50 10 94 30 136 20 46 51 79 88 102 38 24 74 38 116 38 41 0 80-14 117-38 38-23 66-56 86-102 20-42 31-86 31-136 0-46-11-92-31-136-20-43-51-76-88-99s-74-36-115-36zM126 132h135c49 0 79 6 97 20 26 16 40 43 40 77 0 19-5 39-16 56-12 16-30 26-53 32l53 113c8 13 14 27 23 34 4 3 7 6 16 9v13h-92l-76-162h-20v90c0 23 3 40 9 46 5 7 19 10 36 13v13h-158v-13c16 0 25-3 31-9 5-10 8-27 8-50v-208c0-25-3-41-6-47-5-7-14-10-27-14zM233 304c9 0 17 0 23 0 16 0 31-6 42-19 12-17 17-33 17-60 0-23-5-44-17-57-11-13-26-16-48-16h-17z"><text:p/></draw:path><draw:path draw:style-name="gr3" draw:text-style-name="P3" svg:width="0.167cm" svg:height="0.505cm" svg:x="22.32cm" svg:y="12.128cm" svg:viewBox="0 0 168 506" svg:d="M134 506l-11-7v-243c0-20 0-33-7-43-6-10-9-17-14-20-5 0-21-7-45-14-38-9-57-43-57-92 0-27 6-57 22-87h12c2 17 14 26 43 33l33 4c24 6 38 13 46 29 9 13 12 37 12 64v317c0 27-12 46-34 59z"><text:p/></draw:path><draw:path draw:style-name="gr3" draw:text-style-name="P3" svg:width="0.202cm" svg:height="0.498cm" svg:x="22.507cm" svg:y="12.128cm" svg:viewBox="0 0 203 499" svg:d="M149 344l-3-27c0-16 0-35 0-52s0-30 0-36c0-10-3-16-6-23-6-4-9-11-14-15-5-3-12-6-21-6-33-3-53-13-64-33-12-17-18-36-18-63 0-33 9-63 26-89h11c0 17 15 26 38 30l39 7c12 0 23 3 32 10 10 3 16 9 22 22s8 24 8 37-5 39-14 76c-6 17-6 34-6 47 0 16 0 36 6 59 12 66 18 115 18 149 0 30 0 50-4 62h-199l29-155z"><text:p/></draw:path><draw:path draw:style-name="gr3" draw:text-style-name="P3" svg:width="0.297cm" svg:height="0.502cm" svg:x="22.724cm" svg:y="12.132cm" svg:viewBox="0 0 298 503" svg:d="M74 30h116c39 0 68 9 86 32 14 20 22 63 22 129v249c0 29-8 49-29 63l-14-8v-227c0-30-3-50-12-66-7-15-24-21-53-21h-110c-18 0-32-3-44-10-10-6-20-16-24-29-6-14-12-27-12-47 0-36 12-65 28-95h11c3 19 15 30 35 30z"><text:p/></draw:path><draw:path draw:style-name="gr3" draw:text-style-name="P3" svg:width="0.171cm" svg:height="0.505cm" svg:x="23.033cm" svg:y="12.128cm" svg:viewBox="0 0 172 506" svg:d="M134 506l-8-7v-243c0-20-3-33-6-43-6-10-9-17-15-20-5 0-20-7-45-14-39-9-60-43-60-92 0-27 9-57 26-87h11c0 17 15 26 44 33l33 4c20 6 37 13 46 29 8 13 12 37 12 64v317c0 27-12 46-38 59z"><text:p/></draw:path><draw:path draw:style-name="gr3" draw:text-style-name="P3" svg:width="0.17cm" svg:height="0.505cm" svg:x="23.232cm" svg:y="12.128cm" svg:viewBox="0 0 171 506" svg:d="M133 506l-8-7v-243c0-20-3-33-6-43-6-10-12-17-14-20-6 0-20-7-46-14-40-9-59-43-59-92 0-27 9-57 26-87h10c0 17 15 26 44 33l33 4c20 6 37 13 45 29 10 13 13 37 13 64v317c0 27-13 46-38 59z"><text:p/></draw:path><draw:path draw:style-name="gr3" draw:text-style-name="P3" svg:width="0.19cm" svg:height="0.337cm" svg:x="23.431cm" svg:y="12.128cm" svg:viewBox="0 0 191 338" svg:d="M123 338l-12-23c17-13 25-26 32-36 5-14 8-27 8-46 0-13-3-20-8-27-4-6-7-10-12-10-3-3-17-7-40-10-32-3-55-10-68-24-15-13-23-40-23-73 0-13 3-26 6-46 2-20 8-33 13-43h12c4 20 14 30 37 30l63 7c40 3 60 39 60 105v47c0 47-6 80-17 100s-29 36-51 49z"><text:p/></draw:path><draw:path draw:style-name="gr3" draw:text-style-name="P3" svg:width="0.317cm" svg:height="0.688cm" svg:x="23.603cm" svg:y="11.945cm" svg:viewBox="0 0 318 689" svg:d="M26 0h11c0 16 6 26 18 30l33 17c20 6 28 19 28 39 0 10 0 26-5 42l-8 24c-9 23-12 36-12 43 0 14 9 21 25 21h129c29 0 48 9 57 26 11 16 16 49 16 92v39c0 37-3 63-7 80-6 21-21 40-41 64l-25 29c-14 13-23 27-28 37-6 10-6 20-6 33v36c0 10-3 20-8 26-6 7-15 11-27 11-20 0-31-14-31-46 0-27 6-47 17-63 10-18 23-34 41-51l37-39c22-20 30-40 30-61v-16c0-29-14-46-45-46h-134c-34 0-51-23-51-69v-37c0-19 3-39 8-55l15-38c2-3 2-9 2-16 0-10-6-17-13-20l-26-13c-17-10-26-23-26-47 0-19 9-42 26-72z"><text:p/></draw:path><draw:path draw:style-name="gr3" draw:text-style-name="P3" svg:width="0.366cm" svg:height="0.516cm" svg:x="21.381cm" svg:y="12.128cm" svg:viewBox="0 0 367 517" svg:d="M315 308l12 13c26 30 40 60 40 93 0 40-18 73-52 103h-8c0-18 0-30-6-40-3-13-11-23-23-37l-176-195c-15 13-20 30-20 47 0 9 3 19 8 29 7 14 17 26 35 47 17 19 28 36 33 49 4 14 7 23 7 33 0 17-7 30-14 37-9 6-21 12-35 12h-116v-16c19-3 28-16 28-33 0-13 0-26-2-36-3-30-7-54-7-67 0-49 20-92 60-125l-31-37c-20-23-32-53-32-86 0-36 15-69 49-99h9c0 13 0 26 5 37 3 13 8 23 20 32l156 173c3-23 9-43 14-64-40-16-62-46-62-99 0-23 6-49 13-79h16c0 17 13 26 36 30l29 3c43 7 63 36 63 89 0 17-4 37-8 56-16 4-32 7-46 7-12 21-17 44-17 66 0 14 3 27 5 34 3 7 9 13 17 23z"><text:p/></draw:path><draw:path draw:style-name="gr3" draw:text-style-name="P3" svg:width="0.3cm" svg:height="0.341cm" svg:x="21.653cm" svg:y="12.016cm" svg:viewBox="0 0 301 342" svg:d="M145 176c-3-17-3-30-6-40s-9-23-14-40c-9-19-15-33-15-43 0-13 6-27 15-37 5-9 17-16 25-16 11 0 20 7 28 16 9 7 12 21 12 37 0 10-3 27-12 43-8 17-10 30-14 40-3 7-6 20-6 40 15-7 23-13 32-20 6-4 14-13 26-26 17-20 31-30 46-30 11 0 20 3 28 10 8 10 11 20 11 33 0 9-5 23-14 33s-20 13-37 13c-3 0-14 0-25 0-6 0-15 0-21 0-8 0-23 0-43 0 12 14 20 24 26 31 6 6 17 13 32 23 14 6 25 16 31 26 6 6 8 17 8 30 0 9-2 22-11 29-8 10-17 14-26 14-11 0-23-4-31-17-9-10-14-26-17-53-3-19-3-29-5-39-4-7-10-20-18-33-8 13-14 26-17 36 0 7-3 20-5 36-3 27-9 43-18 53-8 10-16 17-28 17s-20-4-28-14c-6-7-12-16-12-29 0-10 3-24 9-30 6-10 17-20 31-30 17-9 25-16 31-23 6-3 15-13 26-27h-40c-5 0-14 0-20 0-14 0-25 0-31 0-14 0-25-3-34-13-8-10-14-20-14-33s3-23 12-30c7-10 16-13 27-13 18 0 31 7 46 26 14 17 25 26 28 30 6 7 17 13 32 20z"><text:p/></draw:path><draw:path draw:style-name="gr3" draw:text-style-name="P3" svg:width="0.215cm" svg:height="0.251cm" svg:x="21.869cm" svg:y="12.206cm" svg:viewBox="0 0 216 252" svg:d="M108 0c29 0 55 10 77 36 20 24 31 53 31 90 0 33-11 62-33 90-20 23-46 36-75 36-30 0-56-13-76-36-23-28-32-57-32-90 0-37 9-66 32-90 20-26 46-36 76-36z"><text:p/></draw:path><draw:path draw:style-name="gr3" draw:text-style-name="P3" svg:width="0.119cm" svg:height="0.172cm" svg:x="24.775cm" svg:y="13.33cm" svg:viewBox="0 0 120 173" svg:d="M43 63h-4c-7 0-16-3-19-10-6-6-6-13-6-20 0-13 2-23 9-33h3c2 7 6 10 10 10h46c15 0 26 7 29 13 6 10 9 24 9 43v86c0 7-3 18-12 21l-3-3v-77c0-14-1-24-5-27-3 0-9-3-18-3h-28l-3 6c-3 10-6 17-6 24v6c0 7 3 14 3 23 3 7 3 13 3 20v28h-51l9-54h19v-10c0-13 4-24 8-33z"><text:p/></draw:path><draw:path draw:style-name="gr3" draw:text-style-name="P3" svg:width="0.068cm" svg:height="0.169cm" svg:x="24.897cm" svg:y="13.33cm" svg:viewBox="0 0 69 170" svg:d="M52 117l-4-7c0-7 0-14 0-20 0-7 0-10 0-13s0-3-3-7c0 0 0-3-2-3-3-3-7-3-8-3-9 0-18-8-21-11-5-6-5-13-5-23s3-20 8-30h3c0 7 6 10 15 10l10 3c7 0 10 0 13 4 2 0 5 3 8 6 0 3 3 10 3 14 0 3-3 13-6 27-3 3-3 10-3 13 0 6 0 13 3 19 3 24 6 40 6 53 0 10 0 17 0 21h-69l9-53z"><text:p/></draw:path><draw:path draw:style-name="gr3" draw:text-style-name="P3" svg:width="0.167cm" svg:height="0.169cm" svg:x="24.974cm" svg:y="13.33cm" svg:viewBox="0 0 168 170" svg:d="M133 0c0 4 3 7 12 10l6 3c11 7 17 17 17 31 0 6 0 9-3 16-3 4-6 10-11 17-9 13-15 26-18 40-3 13-6 29-8 53h-108c0-7 0-21-4-40 0-10-2-20-2-27 0-13 2-26 9-39-14-4-23-17-23-34 0-13 3-20 6-30h6c0 7 4 10 14 10l9 3c4 0 7 4 10 7 6 6 6 13 6 20s0 13-3 24c-6 0-12 3-17 3 0 3-3 13-3 20 0 9 3 20 8 30h18c11-17 20-34 26-53-15-4-21-17-21-34 0-13 3-20 6-30h6c0 7 6 10 11 10l12 3c3 0 5 0 9 4 2 3 4 6 4 9 3 4 3 11 3 14 0 7 0 13-3 24-4 0-10 3-16 3-6 20-14 36-20 50h48c3-10 9-21 17-30 3-7 3-10 3-13 0-4-3-7-6-10l-3-4c-8-7-11-13-11-27 0-7 0-13 3-20 3-3 6-9 8-13z"><text:p/></draw:path><draw:path draw:style-name="gr3" draw:text-style-name="P3" svg:width="0.119cm" svg:height="0.172cm" svg:x="24.043cm" svg:y="13.33cm" svg:viewBox="0 0 120 173" svg:d="M14 0h2c0 7 7 10 12 10h74c8 0 11 3 15 7 3 3 3 6 3 13v14c0 6 0 12-7 16-6 6-11 16-11 26 0 7 3 13 5 23 0 7 3 17 3 30 0 6-3 13-5 20-6 6-11 11-18 14l-2-3c0-5 0-8 0-18 0-3 0-13 0-26 0-17 0-30 2-37 3-10 7-20 12-26h-67c-9 0-18-3-20-10-6-3-9-9-9-20 0-13 3-23 11-33zM42 96v3c-6 4-7 10-7 23v20c0 7-3 10-3 14-4 6-6 6-9 9-9 5-15 8-20 8l-3-3c3-5 6-8 6-14v-24c0-13 2-23 6-29 4-4 11-7 20-7 4 0 7 0 10 0z"><text:p/></draw:path><draw:path draw:style-name="gr3" draw:text-style-name="P3" svg:width="0.119cm" svg:height="0.172cm" svg:x="24.173cm" svg:y="13.33cm" svg:viewBox="0 0 120 173" svg:d="M42 63h-3c-7 0-16-3-19-10-4-6-6-13-6-20 0-13 2-23 9-33h3c2 7 6 10 13 10h43c17 0 26 7 32 13 3 10 6 24 6 43v86c0 7-3 18-9 21l-6-3v-77c0-14-1-24-6-27-2 0-9-3-17-3h-25l-6 6c-3 10-6 17-6 24v6c0 7 3 14 6 23 0 7 0 13 0 20v28h-51l12-54h16v-10c0-13 4-24 8-33z"><text:p/></draw:path><draw:path draw:style-name="gr3" draw:text-style-name="P3" svg:width="0.125cm" svg:height="0.175cm" svg:x="24.315cm" svg:y="13.33cm" svg:viewBox="0 0 126 176" svg:d="M108 103l3 7c9 10 15 20 15 33 0 9-6 23-18 33h-3c0-6 0-10-1-13 0-4-4-11-10-14l-59-67c-4 4-7 11-7 18 0 3 0 7 3 10 4 4 5 10 11 17 6 6 9 13 13 16 0 3 2 6 2 9 0 7-2 11-6 14-3 4-6 4-12 4h-39v-7c6 0 9-4 9-11 0-3 0-9 0-12 0-10-3-17-3-20 0-17 8-34 20-44l-10-13c-7-7-10-16-10-30 0-13 6-23 17-33h3c0 4 0 10 0 13 2 4 5 7 9 10l50 59c3-9 3-16 7-22-15-4-21-16-21-34 0-6 0-16 6-26h3c0 7 5 10 14 10h10c13 3 19 13 19 30 0 7 0 13 0 20-6 3-12 3-18 3-1 6-5 13-5 23 0 3 0 7 4 10 0 4 1 4 4 7z"><text:p/></draw:path><draw:path draw:style-name="gr3" draw:text-style-name="P3" svg:width="0.11cm" svg:height="0.169cm" svg:x="23.362cm" svg:y="13.33cm" svg:viewBox="0 0 111 170" svg:d="M23 64c-17-4-23-14-23-31 0-13 3-23 9-33h3c2 7 4 10 11 10h39c15 0 23 3 30 7 5 3 12 6 13 13 3 10 6 20 6 37v103h-108v-67c0-10 3-16 6-23zM97 117v-27c0-10-3-16-5-20-7-3-12-6-21-6h-32l-13 19c-7 7-10 13-10 20v14z"><text:p/></draw:path><draw:path draw:style-name="gr3" draw:text-style-name="P3" svg:width="0.057cm" svg:height="0.172cm" svg:x="23.505cm" svg:y="13.33cm" svg:viewBox="0 0 58 173" svg:d="M45 173l-2-3v-84c0-7 0-10-4-13 0-4-3-7-4-7 0-3-7-3-15-6-11-4-20-13-20-30 0-10 3-20 9-30h5c0 7 2 10 14 10l11 3c6 0 12 4 15 10 4 3 4 10 4 21v108c0 7-4 13-13 21z"><text:p/></draw:path><draw:path draw:style-name="gr3" draw:text-style-name="P3" svg:width="0.107cm" svg:height="0.222cm" svg:x="23.592cm" svg:y="13.33cm" svg:viewBox="0 0 108 223" svg:d="M9 0h5c0 7 6 10 12 10h56c9 0 15 3 21 10 2 3 5 17 5 33v13c0 13 0 23-3 27-2 6-8 14-14 21l-17 13c-6 6-9 13-9 22v10c0 4-2 7-2 11-4 3-6 3-8 3-10 0-12-7-12-17 0-7 0-13 2-20 4-6 10-13 18-19l17-14c5-4 8-7 8-10 3-4 3-7 3-11v-3c0-10-3-16-14-16h-48c-12 0-17-3-23-10-3-3-6-9-6-20 0-13 3-23 9-33zM17 86h6v117c0 10-3 17-11 20l-3-3v-106c0-15 3-25 8-28z"><text:p/></draw:path><draw:path draw:style-name="gr3" draw:text-style-name="P3" svg:width="0.119cm" svg:height="0.172cm" svg:x="23.726cm" svg:y="13.33cm" svg:viewBox="0 0 120 173" svg:d="M45 63h-3c-11 0-16-3-23-10-3-6-5-13-5-20 0-13 2-23 9-33h5c0 7 7 10 11 10h46c15 0 23 7 29 13 6 10 6 24 6 43v86c0 7-3 18-9 21l-6-3v-77c0-14 0-24-5-27-3 0-9-3-15-3h-28l-3 6c-6 10-9 17-9 24l3 6c0 7 0 14 3 23 0 7 3 13 3 20l-3 28h-51l12-54h19v-10c-3-13 0-24 8-33z"><text:p/></draw:path><draw:path draw:style-name="gr3" draw:text-style-name="P3" svg:width="0.111cm" svg:height="0.169cm" svg:x="22.332cm" svg:y="13.33cm" svg:viewBox="0 0 112 170" svg:d="M27 64c-18-4-27-14-27-31 0-13 6-23 12-33h2c0 7 7 10 13 10h39c15 0 23 3 28 7 7 3 11 6 15 13 3 10 3 20 3 37v103h-106v-67c0-10 0-16 6-23zM98 117v-27c0-10 0-16-4-20-5-3-11-6-19-6h-34l-11 19c-7 7-9 13-9 20v14z"><text:p/></draw:path><draw:path draw:style-name="gr3" draw:text-style-name="P3" svg:width="0.116cm" svg:height="0.172cm" svg:x="22.553cm" svg:y="13.33cm" svg:viewBox="0 0 117 173" svg:d="M26 63h-3c-6 0-9-3-14-7-6-3-9-12-9-23 0-13 3-23 9-33h5c0 7 3 10 12 10h74c5 0 12 3 14 7 3 3 3 6 3 13v14c0 6-3 9-5 16-4 3-7 9-8 13-4 3-4 6-4 13s4 13 4 23c1 10 1 17 1 30 0 6 0 17-5 23-6 8-12 11-18 11l-2-3c2-5 2-8 2-18 0-3 0-13 0-26 0-17 0-30 3-37 0-10 6-20 12-26h-58c-4 6-7 16-7 30 0 3 0 6 0 10 0 13 0 23 0 29 0 13-3 20-9 30-6 3-11 11-20 11l-3-3c6-5 6-11 6-18v-23c0-16 3-30 6-40 2-10 8-20 14-26z"><text:p/></draw:path><draw:path draw:style-name="gr3" draw:text-style-name="P3" svg:width="0.102cm" svg:height="0.172cm" svg:x="22.773cm" svg:y="13.33cm" svg:viewBox="0 0 103 173" svg:d="M26 10h39c15 0 22 3 29 13 6 7 9 21 9 43v86c0 7-3 13-13 21l-3-3v-77c0-11-2-17-2-24-3-3-11-6-20-6h-37c-5 0-12 0-14-3-6-4-8-7-8-10-3-3-6-10-6-17 0-13 6-23 12-33h2c0 7 5 10 12 10z"><text:p/></draw:path><draw:path draw:style-name="gr3" draw:text-style-name="P3" svg:width="0.119cm" svg:height="0.172cm" svg:x="22.97cm" svg:y="13.33cm" svg:viewBox="0 0 120 173" svg:d="M42 63h-3c-8 0-17-3-20-10-3-6-5-13-5-20 0-13 2-23 8-33h4c2 7 5 10 10 10h46c17 0 25 7 31 13 3 10 7 24 7 43v86c0 7-4 18-13 21l-3-3v-77c0-14-2-24-5-27-2 0-9-3-17-3h-25l-6 6c-3 10-6 17-6 24v6c0 7 3 14 6 23 0 7 0 13 0 20v28h-51l8-54h20v-10c0-13 3-24 8-33z"><text:p/></draw:path><draw:path draw:style-name="gr3" draw:text-style-name="P3" svg:width="0.068cm" svg:height="0.222cm" svg:x="21.857cm" svg:y="13.33cm" svg:viewBox="0 0 69 223" svg:d="M60 107l6 49c3 7 3 10 3 17 0 13-3 24-6 30-3 10-8 17-15 20l-3-3-2-110c0-11 2-17 5-28 0-3 0-6 0-9 0-7-5-10-13-10-9-3-18-3-21-7-2 0-5-3-8-9-3-3-6-10-6-17 0-10 3-20 9-30h3c2 7 5 10 14 10h13c6 3 12 3 16 7 5 0 8 3 11 9 3 7 3 11 3 18 0 6 0 9 0 12 0 4-3 10-9 20 0 3-2 10-2 17 0 3 0 6 2 14z"><text:p/></draw:path><draw:path draw:style-name="gr3" draw:text-style-name="P3" svg:width="0.057cm" svg:height="0.172cm" svg:x="21.928cm" svg:y="13.33cm" svg:viewBox="0 0 58 173" svg:d="M45 173l-2-3v-84c0-7 0-10-3-13-4-4-4-7-5-7 0-3-6-3-15-6-14-4-20-13-20-30 0-10 3-20 9-30h3c0 7 5 10 14 10l10 3c9 0 16 4 19 10 3 3 3 10 3 21v108c0 7-3 13-13 21z"><text:p/></draw:path><draw:path draw:style-name="gr3" draw:text-style-name="P3" svg:width="0.064cm" svg:height="0.113cm" svg:x="21.994cm" svg:y="13.33cm" svg:viewBox="0 0 65 114" svg:d="M43 114l-3-7c3-4 9-7 9-14 3-3 3-7 3-14 0-3 0-6-3-10 0-3-3-3-3-3-3 0-6-3-13-3-13 0-21-3-24-10-6-3-9-9-9-23 0-4 3-10 3-17 0-6 3-9 3-13h6c0 7 5 10 11 10l23 3c14 0 19 13 19 34v16c0 16-2 27-5 33-2 7-8 14-17 18z"><text:p/></draw:path><draw:path draw:style-name="gr3" draw:text-style-name="P3" svg:width="0.119cm" svg:height="0.169cm" svg:x="22.062cm" svg:y="13.33cm" svg:viewBox="0 0 120 170" svg:d="M116 127l-8 43h-105l8-53h63l-17-14c-3-7-6-10-9-10-3-3-3-6-3-10v-9c0-4 0-7-3-10 0 0-6-4-11-4-9 0-15 0-17-4-3-3-8-3-8-9-3-3-6-10-6-17 0-10 3-20 6-30h2c3 7 6 10 14 10h9c8 3 14 3 17 10 3 3 6 10 6 13l-3 20c0 11 3 17 8 21l15 13c3-7 9-13 14-23-8-4-14-8-16-14-7-6-7-13-7-24 0-6 0-16 7-26h2c0 7 6 10 14 10h12c14 3 20 13 20 30 0 10 0 16 0 20-6 4-12 4-17 4-9 10-15 19-15 29 0 3 3 10 9 14z"><text:p/></draw:path><draw:path draw:style-name="gr3" draw:text-style-name="P3" svg:width="0.065cm" svg:height="0.113cm" svg:x="21.057cm" svg:y="13.33cm" svg:viewBox="0 0 66 114" svg:d="M43 114l-6-7c6-4 12-7 12-14 3-3 3-7 3-14 0-3 0-6-3-10 0-3-3-3-3-3-3 0-5-3-14-3-12 0-20-3-23-10-6-3-9-9-9-23 0-4 0-10 3-17 0-6 3-9 3-13h6c0 7 5 10 11 10l23 3c12 0 20 13 20 34v16c0 16-3 27-6 33-2 7-8 14-17 18z"><text:p/></draw:path><draw:path draw:style-name="gr3" draw:text-style-name="P3" svg:width="0.091cm" svg:height="0.095cm" svg:x="21.159cm" svg:y="13.337cm" svg:viewBox="0 0 92 96" svg:d="M28 43l-22 53h-6l3-66c0-20 6-30 20-30 12 0 14 3 14 16 0 3-2 14-9 27zM83 43l-23 53h-5l3-66c0-20 5-30 20-30 10 0 14 3 14 16 0 3-4 14-9 27z"><text:p/></draw:path><draw:path draw:style-name="gr3" draw:text-style-name="P3" svg:width="0.103cm" svg:height="0.169cm" svg:x="21.281cm" svg:y="13.33cm" svg:viewBox="0 0 104 170" svg:d="M20 60c-11-4-14-13-14-27 0-13 3-23 8-33h3c3 7 6 10 15 10h26c11 0 23 3 28 10 6 6 8 13 11 27 7 9 7 27 7 43 0 30-3 50-12 62-9 11-23 18-40 18h-52l9-53h63c9 0 14-3 17-7 3-7 3-14 3-20 0-16-6-26-20-26h-46c0 3 0 6 0 6 0 4 0 7 0 7 3 0 6 0 9 0h5c5 0 8 3 8 10v6c0 7-3 10-5 10h-17c-3 0-6 0-6 4h-6c-2-7-2-14-2-17 0-10 2-20 8-30z"><text:p/></draw:path><draw:path draw:style-name="gr3" draw:text-style-name="P3" svg:width="0.107cm" svg:height="0.235cm" svg:x="21.407cm" svg:y="13.268cm" svg:viewBox="0 0 108 236" svg:d="M6 0h6c0 6 2 9 4 9l12 7c7 3 12 7 12 14 0 3-3 10-3 13l-2 10c-3 6-7 13-7 13 0 6 4 6 9 6h46c9 0 14 3 20 10 2 7 5 17 5 33v13c0 10-3 21-5 27 0 6-6 13-11 20l-9 9c-6 9-9 12-11 15 0 4-3 7-3 14l3 10c0 3-3 6-3 10-4 3-6 3-9 3-8 0-11-7-11-16 0-7 0-17 6-21 3-6 8-15 14-18l12-13c7-7 11-16 11-23v-3c0-11-7-17-18-17h-42c-16 0-20-7-20-23v-13c0-7 2-14 2-20l5-10c0-3 0-3 0-6s0-7-3-7l-8-6c-5 0-8-7-8-14s3-17 6-26z"><text:p/></draw:path><draw:path draw:style-name="gr3" draw:text-style-name="P3" svg:width="0.164cm" svg:height="0.369cm" svg:x="23.983cm" svg:y="13.883cm" svg:viewBox="0 0 165 370" svg:d="M142 178l-45 38c-12 6-18 19-18 36 0 3 0 6 0 9 0 4 0 7 0 11 0 10-5 16-14 16-8 0-14-6-14-20 0-26 11-49 36-69l43-34c12-9 18-23 18-41v-16c0-16-3-26-9-29-5-4-14-7-29-7h-79c-20 0-31-10-31-33 0-13 3-30 14-39h5c0 9 9 16 20 16h74c17 0 32 7 40 17 9 10 12 26 12 53v22c0 20 0 34-3 44s-9 20-20 26zM8 370h-5v-218c0-14 5-28 16-37h3v239c0 3-6 10-14 16z"><text:p/></draw:path><draw:path draw:style-name="gr3" draw:text-style-name="P3" svg:width="0.19cm" svg:height="0.287cm" svg:x="24.165cm" svg:y="13.883cm" svg:viewBox="0 0 191 288" svg:d="M174 288l-2-3v-123c0-27-4-46-4-56-3-10-5-17-12-24-7-6-16-10-30-10h-49l-9 24c-11 20-13 39-13 56 0 7 0 20 2 44 5 30 8 49 8 56l-3 30h-62l9-50h27l-1-50c0-33 5-63 16-86l11-24h-7c-20 0-32-10-32-33 0-16 3-30 12-39h5c3 9 11 16 22 16h50c33 0 53 7 64 17 9 10 15 35 15 73v149c0 17-6 27-17 33z"><text:p/></draw:path><draw:path draw:style-name="gr3" draw:text-style-name="P3" svg:width="0.173cm" svg:height="0.295cm" svg:x="24.384cm" svg:y="13.88cm" svg:viewBox="0 0 174 296" svg:d="M0 296l12-53 56-7c0-36-6-57-14-63-9-11-18-21-18-28-1-7-5-13-5-23s4-26 5-46c-22-4-33-17-33-33 0-17 3-30 9-43h4c3 10 10 16 20 20h9c17 3 26 13 26 36 0 7 0 10-3 16-9 4-17 4-23 4 0 20 0 33 3 39 0 4 3 10 9 13 11 7 14 14 17 21 3 3 3 13 3 27v57h13c9-3 15-7 17-10 3-3 6-14 9-34 3-16 9-37 20-61 6-19 12-29 12-35 0-11-3-17-12-17-20-7-31-20-31-36 0-14 2-27 11-40h6c0 7 3 13 6 16 5 0 11 4 22 7 15 0 24 10 24 27 0 9-6 29-21 62-11 30-17 64-17 104s-20 63-59 66z"><text:p/></draw:path><draw:path draw:style-name="gr3" draw:text-style-name="P3" svg:width="0.082cm" svg:height="0.291cm" svg:x="24.577cm" svg:y="13.88cm" svg:viewBox="0 0 83 292" svg:d="M69 292l-3-4v-173c0-12-3-22-6-26-2-7-11-10-25-13-23-4-35-17-35-39 0-14 3-27 12-37h5c3 10 9 16 20 20l18 3c11 0 17 7 22 14 6 6 6 19 6 42v179c0 17-2 27-14 34z"><text:p/></draw:path><draw:path draw:style-name="gr3" draw:text-style-name="P3" svg:width="0.171cm" svg:height="0.287cm" svg:x="24.701cm" svg:y="13.883cm" svg:viewBox="0 0 172 288" svg:d="M134 288l-3-3c3-10 6-17 6-27s0-26-3-45c0-22 0-35 0-44 0-44 9-73 26-97h-128c-23 0-32-10-32-33 0-16 3-30 12-39h5c3 9 9 16 19 16h107c11 0 17 3 23 7 3 3 6 10 6 23v13c0 6-3 13-9 23-3 11-6 27-6 47 0 13 0 30 3 56 6 24 6 41 6 54 0 29-9 46-32 49zM3 288l-3-3c6-6 6-13 6-20 0-4 0-13 0-23s0-20 0-23c0-37 11-54 30-54 4 0 7 0 9 4v6c-9 3-10 13-10 34 0 4 0 13 0 23 1 10 1 20 1 23 0 20-10 33-33 33z"><text:p/></draw:path><draw:path draw:style-name="gr3" draw:text-style-name="P3" svg:width="0.17cm" svg:height="0.287cm" svg:x="22.87cm" svg:y="13.883cm" svg:viewBox="0 0 171 288" svg:d="M92 288h-7c-25 0-45-9-59-30-17-23-23-49-23-86 0-40 9-72 23-100-9 0-14-4-20-10-3-7-6-13-6-23 0-16 6-30 14-39h7c2 9 8 16 19 16h54c29 0 49 10 60 33 11 19 17 54 17 100 0 50-6 86-20 106-11 24-31 33-59 33zM104 72h-64c-14 24-19 50-19 80 0 57 19 83 60 83h16c20 0 34-3 43-16s14-34 14-63c0-34-3-56-14-67-9-13-20-17-36-17z"><text:p/></draw:path><draw:path draw:style-name="gr3" draw:text-style-name="P3" svg:width="0.107cm" svg:height="0.285cm" svg:x="23.061cm" svg:y="13.88cm" svg:viewBox="0 0 108 286" svg:d="M105 286h-105l9-50h71v-43c-3-12 0-31 0-55 2-19 2-32 2-42 0-14-5-20-17-20-33-4-48-13-48-36 0-17 3-30 12-40h6c2 10 8 16 20 20h16c20 3 33 13 33 36 0 10-4 23-7 43 0 20-3 36-3 46 0 17 0 30 3 40 8 38 11 61 11 71 0 12 0 23-3 30z"><text:p/></draw:path><draw:path draw:style-name="gr3" draw:text-style-name="P3" svg:width="0.158cm" svg:height="0.281cm" svg:x="23.195cm" svg:y="13.883cm" svg:viewBox="0 0 159 282" svg:d="M72 282h-72l12-50h82c34 0 51-26 51-76 0-34-5-56-14-67-5-10-20-16-34-16h-60c-21 0-28-10-28-33 0-14 3-31 11-40h6c3 9 9 17 23 17h42c45 0 68 43 68 132 0 29 0 57-5 77-6 19-14 32-28 42-15 11-32 14-54 14z"><text:p/></draw:path><draw:path draw:style-name="gr3" draw:text-style-name="P3" svg:width="0.082cm" svg:height="0.291cm" svg:x="23.384cm" svg:y="13.88cm" svg:viewBox="0 0 83 292" svg:d="M69 292l-6-4v-173c0-12 0-22-6-26-3-7-12-10-25-13-23-4-32-17-32-39 0-14 3-27 12-37h4c0 10 10 16 19 20l19 3c9 0 18 7 20 14 7 6 9 19 9 42v179c0 17-6 27-14 34z"><text:p/></draw:path><draw:path draw:style-name="gr3" draw:text-style-name="P3" svg:width="0.173cm" svg:height="0.287cm" svg:x="23.505cm" svg:y="13.883cm" svg:viewBox="0 0 174 288" svg:d="M137 288l-3-3c3-10 6-17 6-27s-3-26-3-45c0-22-3-35-3-44 0-44 9-73 25-97h-124c-23 0-35-10-35-33 0-16 7-30 14-39h7c2 9 8 16 19 16h105c9 0 18 3 20 7 6 3 9 10 9 23v13c0 6-3 13-9 23-6 11-9 27-9 47 0 13 3 30 7 56 2 24 5 41 5 54 0 29-12 46-31 49zM7 288l-4-3c4-6 7-13 7-20 0-4 0-13 0-23-3-10-3-20-3-23 0-37 10-54 33-54 3 0 6 0 6 4v6c-6 3-9 13-9 34 0 4 0 13 0 23s0 20 0 23c0 20-11 33-30 33z"><text:p/></draw:path><draw:path draw:style-name="gr3" draw:text-style-name="P3" svg:width="0.084cm" svg:height="0.291cm" svg:x="23.703cm" svg:y="13.88cm" svg:viewBox="0 0 85 292" svg:d="M71 292l-6-4v-173c0-12-3-22-6-26-2-7-11-10-24-13-23-4-35-17-35-39 0-14 6-27 14-37h6c0 10 6 16 16 20l18 3c11 0 20 7 23 14 6 6 8 19 8 42v179c0 17-4 27-14 34z"><text:p/></draw:path><draw:path draw:style-name="gr3" draw:text-style-name="P3" svg:width="0.173cm" svg:height="0.285cm" svg:x="21.339cm" svg:y="13.88cm" svg:viewBox="0 0 174 286" svg:d="M149 286h-117c0-14 0-34-6-56-6-42-9-68-9-88s3-43 12-66c-12 0-20-4-23-10-3-7-6-13-6-23 0-13 3-30 9-43h5c3 13 9 20 22 20 19 0 26 10 26 33 0 6 0 13-3 19-4 4-11 4-20 4-4 20-7 36-7 49 0 34 4 71 23 111h88c11-30 20-68 20-108 0-39-14-56-37-56-21 0-35 17-44 50l-5-3c10-69 31-103 57-103 29 0 40 37 40 109 0 47-9 101-25 161z"><text:p/></draw:path><draw:path draw:style-name="gr3" draw:text-style-name="P3" svg:width="0.11cm" svg:height="0.285cm" svg:x="21.534cm" svg:y="13.88cm" svg:viewBox="0 0 111 286" svg:d="M108 286h-108l12-50h71l-3-43c0-12 0-31 3-55 0-19 2-32 2-42 0-14-5-20-20-20-30-4-46-13-46-36 0-17 4-30 12-40h5c4 10 10 16 21 20h17c20 3 31 13 31 36 0 10-2 23-5 43s-3 36-3 46c0 17 0 30 3 40 5 38 11 61 11 71 0 12-3 23-3 30z"><text:p/></draw:path><draw:path draw:style-name="gr3" draw:text-style-name="P3" svg:width="0.17cm" svg:height="0.287cm" svg:x="21.676cm" svg:y="13.883cm" svg:viewBox="0 0 171 288" svg:d="M154 288l-3-3v-123c0-33-3-53-6-62-2-11-9-18-14-21-8-7-17-7-28-7h-71c-20 0-32-10-32-33 0-13 6-30 14-39h6c3 9 9 16 23 16h48c35 0 54 7 65 17 9 13 15 35 15 73v155c0 11-6 21-17 27z"><text:p/></draw:path><draw:path draw:style-name="gr3" draw:text-style-name="P3" svg:width="0.173cm" svg:height="0.285cm" svg:x="21.877cm" svg:y="13.88cm" svg:viewBox="0 0 174 286" svg:d="M149 286h-118c0-14 0-34-5-56-7-42-10-68-10-88s3-43 12-66c-12 0-19-4-22-10-3-7-6-13-6-23 0-13 3-30 9-43h5c2 13 9 20 25 20 18 0 26 10 26 33 0 6-3 13-3 19-7 4-14 4-23 4-4 20-8 36-8 49 0 34 8 71 24 111h88c11-30 20-68 20-108 0-39-14-56-37-56-21 0-34 17-43 50l-6-3c11-69 31-103 57-103 29 0 40 37 40 109 0 47-9 101-25 161z"><text:p/></draw:path><draw:path draw:style-name="gr3" draw:text-style-name="P3" svg:width="0.107cm" svg:height="0.285cm" svg:x="22.078cm" svg:y="13.88cm" svg:viewBox="0 0 108 286" svg:d="M105 286h-105l8-50h75l-2-43c0-12 0-31 2-55 0-19 0-32 0-42 0-14-6-20-18-20-30-4-48-13-48-36 0-17 6-30 15-40h5c0 10 9 16 21 20h16c20 3 29 13 29 36 0 10 0 23-3 43s-6 36-6 46c0 17 3 30 3 40 8 38 11 61 11 71 0 12 0 23-3 30z"><text:p/></draw:path><draw:path draw:style-name="gr3" draw:text-style-name="P3" svg:width="0.081cm" svg:height="0.165cm" svg:x="22.216cm" svg:y="13.88cm" svg:viewBox="0 0 82 166" svg:d="M52 166l-7-7c15-14 23-34 23-56 0-17-11-27-33-27-23-4-35-13-35-36 0-14 3-24 8-40h6c2 13 9 16 21 20h20c19 3 27 17 27 46v20c0 39-8 66-30 80z"><text:p/></draw:path><draw:path draw:style-name="gr3" draw:text-style-name="P3" svg:width="0.178cm" svg:height="0.291cm" svg:x="22.338cm" svg:y="13.88cm" svg:viewBox="0 0 179 292" svg:d="M163 292h-7c0-14-2-24-11-34l-90-126c-18 10-26 24-26 36 0 10 6 27 14 44 15 20 20 36 20 49 0 17-5 24-17 24h-40v-7c8-3 11-6 11-17 0-6-3-16-7-32-4-17-7-30-7-38 0-26 14-49 43-69l-29-36c-11-14-17-30-17-46 0-14 6-27 17-40h6c0 16 3 26 12 37l79 105c6-23 12-46 26-66-23-7-35-20-35-39 0-14 3-27 9-37h6c0 10 6 16 16 20l18 3c17 7 25 17 25 33 0 7-3 13-3 20-5 0-11 0-22 0-18 30-23 49-23 69 0 11 3 23 12 33l20 28c11 16 16 29 16 45 0 17-5 27-16 41z"><text:p/></draw:path><draw:path draw:style-name="gr3" draw:text-style-name="P3" svg:width="0.167cm" svg:height="0.39cm" svg:x="22.527cm" svg:y="13.78cm" svg:viewBox="0 0 168 391" svg:d="M156 261l-42 53c-9 14-13 28-13 41 0 3 0 3 0 9 3 3 3 7 3 7 0 13-7 20-15 20-12 0-15-7-15-20 0-20 9-43 31-70l32-36c8-10 14-27 14-43v-13c0-14-2-25-8-28-6-6-17-6-32-6h-63c-22 0-34-13-34-37 0-13 3-29 9-49l5-23c0-4 0-7 0-7 0-6-2-9-5-13l-14-6c-6-3-9-7-9-14 0-10 3-16 9-26h5c0 6 3 10 9 13l9 3c7 3 11 10 11 21 0 0 0 9-7 29l-1 13c-3 10-3 17-3 20 0 7 3 10 4 16 3 4 9 4 21 4h71c12 0 23 3 31 13 6 6 9 23 9 52v28c0 23-3 39-12 49z"><text:p/></draw:path><draw:path draw:style-name="gr3" draw:text-style-name="P3" svg:width="0.3cm" svg:height="0.229cm" svg:x="21.075cm" svg:y="14.527cm" svg:viewBox="0 0 301 230" svg:d="M0 0h79v10c-5 0-11 0-14 3s-3 6-3 10c0 7 0 10 3 20l42 126 41-103-12-33c-3-10-6-17-11-20-3-3-9-3-18-3v-10h92v10c-11 0-17 0-23 6-3 0-3 7-3 10 0 4 0 7 0 11l46 129 40-123c3-10 3-17 3-24 0-3 0-3-3-6s-9-3-17-3v-10h59v10c-11 0-19 9-25 27l-66 193h-8l-46-144-57 144h-9l-59-187c-5-13-8-20-15-27-2-3-8-6-16-6z"><text:p/></draw:path><draw:path draw:style-name="gr3" draw:text-style-name="P3" svg:width="0.3cm" svg:height="0.229cm" svg:x="21.392cm" svg:y="14.527cm" svg:viewBox="0 0 301 230" svg:d="M0 0h79v10c-8 0-11 0-14 3s-3 6-3 10c0 7 0 10 3 20l40 126 43-103-12-33c-3-10-8-17-14-20-3-3-9-3-17-3v-10h92v10c-9 0-18 0-21 6-2 0-5 7-5 10 0 4 3 7 3 11l42 129 43-123c3-10 3-17 3-24 0-3 0-3-3-6s-9-3-17-3v-10h59v10c-11 0-19 9-25 27l-66 193h-8l-49-144-54 144h-9l-62-187c-2-13-6-20-12-27-2-3-8-6-16-6z"><text:p/></draw:path><draw:path draw:style-name="gr3" draw:text-style-name="P3" svg:width="0.3cm" svg:height="0.229cm" svg:x="21.711cm" svg:y="14.527cm" svg:viewBox="0 0 301 230" svg:d="M0 0h79v10c-8 0-11 0-14 3s-3 6-3 10c0 7 0 10 3 20l39 126 44-103-12-33c-3-10-8-17-14-20-3-3-9-3-18-3v-10h93v10c-10 0-18 0-21 6-2 0-5 7-5 10 0 4 0 7 3 11l42 129 40-123c3-10 6-17 6-24 0-3-3-3-6-6s-6-3-14-3v-10h59v10c-11 0-20 9-25 27l-65 193h-9l-48-144-55 144h-9l-62-187c-2-13-9-20-12-27-2-3-8-6-16-6z"><text:p/></draw:path><draw:path draw:style-name="gr3" draw:text-style-name="P3" svg:width="0.045cm" svg:height="0.053cm" svg:x="22.054cm" svg:y="14.703cm" svg:viewBox="0 0 46 54" svg:d="M23 0c9 0 14 3 17 6 6 7 6 13 6 20s0 14-6 21c-5 7-8 7-17 7-7 0-11 0-14-7-6-7-9-14-9-21s3-13 9-20c3-3 7-6 14-6z"><text:p/></draw:path><draw:path draw:style-name="gr3" draw:text-style-name="P3" svg:width="0.209cm" svg:height="0.344cm" svg:x="22.133cm" svg:y="14.405cm" svg:viewBox="0 0 210 345" svg:d="M68 0v162c15-20 26-33 37-40 9-3 18-6 26-6 12 0 20 3 28 9 9 7 15 17 17 34 3 9 6 29 6 57v79c0 13 0 23 3 30 0 3 3 6 6 10 3 0 7 3 19 3v7h-96v-7h6c8 0 14-3 19-7 4-3 6-6 6-13 0-3 0-10 0-23v-79c0-25 0-41-2-48-4-9-7-13-9-16-6-7-11-7-20-7-6 0-11 0-20 7-9 3-17 13-26 23v120c0 17 0 26 0 30 3 3 6 6 9 6 6 4 11 7 23 7v7h-97v-7c9 0 13-3 20-7 3 0 5-3 8-10 0-3 0-13 0-26v-202c0-27 0-40 0-47-3-6-3-9-5-13-3 0-7-3-10-3-2 0-8 3-13 3l-3-7 57-26z"><text:p/></draw:path><draw:path draw:style-name="gr3" draw:text-style-name="P3" svg:width="0.161cm" svg:height="0.235cm" svg:x="22.369cm" svg:y="14.522cm" svg:viewBox="0 0 162 236" svg:d="M28 89c0 34 8 60 23 80 11 16 28 27 48 27 11 0 23-5 31-11 12-10 18-23 26-43l6 7c-4 20-12 42-26 60-14 20-32 27-54 27-23 0-43-10-60-30-14-21-22-50-22-87s8-67 26-89c16-21 36-30 61-30 20 0 41 6 55 23 11 16 20 39 20 66zM28 75h88c0-13 0-23-3-29-3-10-9-16-16-23-7-4-15-7-20-7-12 0-23 7-32 17s-14 23-17 42z"><text:p/></draw:path><draw:path draw:style-name="gr3" draw:text-style-name="P3" svg:width="0.198cm" svg:height="0.351cm" svg:x="22.549cm" svg:y="14.405cm" svg:viewBox="0 0 199 352" svg:d="M65 159c20-30 40-43 63-43 17 0 35 9 51 29 15 20 20 46 20 81 0 39-11 73-34 95-17 21-39 31-62 31-12 0-23 0-35-7-11-3-26-10-37-20v-232c0-27 0-40 0-47-3-6-3-9-5-13-3 0-7-3-10-3-2 0-8 3-13 3l-3-7 57-26h8zM65 175v137c9 6 15 13 23 16 9 3 17 7 23 7 15 0 25-7 37-23 11-17 17-40 17-72 0-27-6-52-17-68-12-13-22-23-37-23-8 0-14 3-23 6-6 4-14 10-23 20z"><text:p/></draw:path><draw:path draw:style-name="gr3" draw:text-style-name="P3" svg:width="0.142cm" svg:height="0.228cm" svg:x="22.773cm" svg:y="14.522cm" svg:viewBox="0 0 143 229" svg:d="M65 0v49c17-33 34-49 52-49 6 0 14 3 17 6 6 7 9 13 9 20s-3 13-7 17c-2 3-8 6-10 6-6 0-12-3-18-10-6-3-11-6-14-6-4 0-7 0-9 3-5 7-11 20-20 33v109c0 10 3 21 6 28 0 3 6 7 9 10 5 3 10 7 19 7v6h-96v-6c9 0 16-4 20-7 5-3 5-7 9-14 0-3 0-11 0-24v-85c0-28 0-44 0-47-4-7-4-10-6-10-3-3-7-3-10-3-4 0-8 0-13 3l-3-10 57-26z"><text:p/></draw:path><draw:path draw:style-name="gr3" draw:text-style-name="P3" svg:width="0.162cm" svg:height="0.235cm" svg:x="22.93cm" svg:y="14.522cm" svg:viewBox="0 0 163 236" svg:d="M32 89c0 34 4 60 20 80 13 16 30 27 49 27 13 0 22-5 33-11 9-10 17-23 22-43l7 7c-3 20-12 42-26 60-14 20-32 27-51 27-27 0-43-10-60-30-17-21-26-50-26-87s9-67 26-89c17-21 36-30 63-30 23 0 39 6 54 23 13 16 20 39 20 66zM32 75h88c0-13-3-23-6-29-2-10-9-16-13-23-9-4-15-7-24-7-12 0-22 7-32 17-9 10-13 23-13 42z"><text:p/></draw:path><draw:path draw:style-name="gr3" draw:text-style-name="P3" svg:width="0.304cm" svg:height="0.229cm" svg:x="23.112cm" svg:y="14.527cm" svg:viewBox="0 0 305 230" svg:d="M0 0h83v10c-9 0-15 0-15 3-3 3-5 6-5 10 0 7 2 10 5 20l40 126 43-103-12-33c-3-10-8-17-13-20-3-3-9-3-18-3v-10h91v10c-8 0-17 0-20 6-3 0-5 7-5 10 0 4 0 7 2 11l43 129 40-123c3-10 6-17 6-24 0-3-3-3-6-6s-9-3-15-3v-10h61v10c-12 0-20 9-27 27l-64 193h-9l-49-144-53 144h-9l-62-187c-3-13-9-20-12-27-3-3-12-6-20-6z"><text:p/></draw:path><draw:path draw:style-name="gr3" draw:text-style-name="P3" svg:width="0.198cm" svg:height="0.351cm" svg:x="23.427cm" svg:y="14.405cm" svg:viewBox="0 0 199 352" svg:d="M68 159c17-30 37-43 60-43 20 0 37 9 51 29 15 20 20 46 20 81 0 39-8 73-31 95-20 21-42 31-65 31-12 0-23 0-35-7-11-3-23-10-36-20v-232c0-27 0-40 0-47-3-6-3-9-6-13-3 0-6-3-9-3s-8 3-14 3l-3-7 57-26h11zM68 175v137c6 6 15 13 20 16 9 3 17 7 23 7 15 0 25-7 37-23 11-17 17-40 17-72 0-27-6-52-17-68-12-13-22-23-37-23-8 0-14 3-23 6-5 4-11 10-20 20z"><text:p/></draw:path><draw:path draw:style-name="gr3" draw:text-style-name="P3" svg:width="0.184cm" svg:height="0.235cm" svg:x="23.662cm" svg:y="14.522cm" svg:viewBox="0 0 185 236" svg:d="M94 0c29 0 51 13 69 39 17 20 22 47 22 74 0 19-2 39-11 62-9 21-20 34-35 48-13 9-31 13-48 13-28 0-51-13-68-40-14-24-23-47-23-77 0-20 6-40 14-60 9-20 21-36 35-46s28-13 45-13zM88 16c-8 0-17 0-23 7-8 7-13 13-20 26-2 13-5 30-5 50 0 33 5 60 17 83 11 27 25 37 43 37 14 0 26-6 34-20 9-14 14-33 14-67 0-40-9-70-22-93-12-16-23-23-38-23z"><text:p/></draw:path><draw:path draw:style-name="gr3" draw:text-style-name="P3" svg:width="0.184cm" svg:height="0.235cm" svg:x="23.886cm" svg:y="14.522cm" svg:viewBox="0 0 185 236" svg:d="M94 0c29 0 52 13 69 39 13 20 22 47 22 74 0 19-2 39-11 62-9 21-20 34-34 48-14 9-33 13-49 13-29 0-51-13-68-40-17-24-23-47-23-77 0-20 3-40 14-60 9-20 21-36 34-46 14-10 29-13 46-13zM85 16c-5 0-14 0-23 7-5 7-10 13-17 26-5 13-5 30-5 50 0 33 5 60 15 83 10 27 27 37 45 37 14 0 26-6 34-20 9-14 12-33 12-67 0-40-6-70-20-93-12-16-23-23-41-23z"><text:p/></draw:path><draw:path draw:style-name="gr3" draw:text-style-name="P3" svg:width="0.213cm" svg:height="0.344cm" svg:x="24.094cm" svg:y="14.405cm" svg:viewBox="0 0 214 345" svg:d="M65 0v222l49-54c12-9 17-16 20-19 0-4 0-4 0-7 0-4 0-7-3-10-3 0-5-3-11-3v-7h82v7c-11 0-19 3-28 6-6 3-15 10-23 20l-50 54 50 73c12 20 23 33 25 36 9 10 15 13 18 17 5 0 11 3 20 3v7h-94v-7c6 0 8-3 11-3 3-4 3-4 3-7 0-7-3-10-8-20l-61-86v73c0 13 3 23 3 30 3 3 6 6 9 10 3 0 8 3 20 3v7h-97v-7c9 0 17-3 23-7 3 0 3-3 5-6 4-7 4-17 4-30v-202c0-27 0-40 0-47-4-6-4-9-6-13-3 0-6-3-9-3s-8 3-14 3l-3-7 57-26z"><text:p/></draw:path><draw:path draw:style-name="gr3" draw:text-style-name="P3" svg:width="0.131cm" svg:height="0.235cm" svg:x="24.333cm" svg:y="14.522cm" svg:viewBox="0 0 132 236" svg:d="M117 0v75h-9c-4-23-11-39-19-49-9-7-21-13-32-13-12 0-17 3-22 10-6 7-12 13-12 20 0 9 3 16 9 22 3 7 11 14 25 21l32 19c28 18 43 37 43 64 0 19-9 37-20 50-15 10-29 17-47 17-10 0-25 0-39-7-6 0-9-3-12-3-2 0-5 3-8 6h-6v-80h6c6 23 11 39 23 54 11 10 26 17 36 17 12 0 21-4 27-10 5-7 9-14 9-25 0-13-4-19-12-29-6-7-21-17-40-27-20-13-35-22-40-33-6-10-9-20-9-37 0-16 6-32 14-46 12-10 26-16 43-16 8 0 17 0 29 6 6 0 11 3 15 3 3 0 3 0 4-3 0 0 3-3 3-6z"><text:p/></draw:path><draw:path draw:style-name="gr3" draw:text-style-name="P3" svg:width="0.044cm" svg:height="0.053cm" svg:x="24.515cm" svg:y="14.703cm" svg:viewBox="0 0 45 54" svg:d="M23 0c6 0 12 3 17 6 3 7 5 13 5 20s-2 14-5 21c-5 7-11 7-17 7-7 0-11 0-17-7-3-7-6-14-6-21s3-13 6-20c6-3 10-6 17-6z"><text:p/></draw:path><draw:path draw:style-name="gr3" draw:text-style-name="P3" svg:width="0.184cm" svg:height="0.235cm" svg:x="24.59cm" svg:y="14.522cm" svg:viewBox="0 0 185 236" svg:d="M94 0c29 0 51 13 71 39 15 20 20 47 20 74 0 19-2 39-11 62-9 21-20 34-35 48-13 9-32 13-48 13-29 0-51-13-68-40-14-24-23-47-23-77 0-20 6-40 14-60 9-20 21-36 34-46 14-10 29-13 46-13zM88 16c-8 0-17 0-23 7-8 7-13 13-20 26-2 13-5 30-5 50 0 33 5 60 17 83 11 27 25 37 43 37 14 0 26-6 34-20s14-33 14-67c0-40-9-70-22-93-10-16-23-23-38-23z"><text:p/></draw:path><draw:path draw:style-name="gr3" draw:text-style-name="P3" svg:width="0.142cm" svg:height="0.228cm" svg:x="24.798cm" svg:y="14.522cm" svg:viewBox="0 0 143 229" svg:d="M65 0v49c18-33 32-49 49-49 9 0 14 3 20 6 5 7 9 13 9 20s-4 13-7 17c-2 3-8 6-13 6-3 0-9-3-15-10-8-3-11-6-14-6s-6 0-9 3c-5 7-13 20-20 33v109c0 10 4 21 4 28 3 3 5 7 11 10 3 3 11 7 20 7v6h-100v-6c12 0 16-4 23-7 3-3 6-7 9-14 0-3 0-11 0-24v-85c0-28 0-44-3-47 0-7 0-10-3-10-3-3-7-3-12-3-2 0-8 0-14 3v-10l57-26z"><text:p/></draw:path><draw:path draw:style-name="gr3" draw:text-style-name="P3" svg:width="0.193cm" svg:height="0.337cm" svg:x="24.945cm" svg:y="14.522cm" svg:viewBox="0 0 194 338" svg:d="M55 149c-14-7-22-18-28-31-6-9-9-22-9-39 0-20 5-40 20-56 14-17 34-23 56-23 18 0 34 3 46 16h43c5 0 8 0 8 0 3 0 3 0 3 0 0 3 0 7 0 10 0 4 0 7 0 7 0 3 0 3-3 3 0 0-3 0-8 0h-26c8 13 12 26 12 46s-6 36-20 53c-15 14-35 24-57 24-9 0-17-3-29-7-5 7-8 14-11 17-2 3-2 9-2 13 0 0 0 3 2 6 3 3 6 3 14 8 3 0 12 0 28 0 29 0 49 3 57 3 12 3 23 10 29 17 8 10 14 20 14 33 0 19-9 36-22 52-23 23-51 37-86 37-28 0-51-7-68-24-12-6-18-16-18-22 0-4 3-10 3-13 3-7 9-14 15-24 3-3 9-10 23-26-8-6-14-10-18-13-2-7-2-10-2-14 0-6 0-14 6-24 3-6 11-16 28-29zM89 9c-8 0-17 7-26 17-5 10-8 23-8 43 0 27 3 46 14 59 6 11 14 17 25 17s20-3 27-14c7-9 11-22 11-42 0-27-6-46-15-63-8-10-16-17-28-17zM52 229c-6 10-11 16-14 23-5 6-5 13-5 20 0 10 2 16 10 20 15 9 35 16 61 16 24 0 45-7 56-16 12-10 16-20 16-34 0-6-2-13-11-16-5-3-19-6-42-6-31 0-54-4-71-7z"><text:p/></draw:path><draw:path draw:style-name="gr3" draw:text-style-name="P3" svg:width="0.084cm" svg:height="0.165cm" svg:x="23.872cm" svg:y="15.066cm" svg:viewBox="0 0 85 166" svg:d="M52 166l-7-10c14-14 23-30 23-54 0-16-11-26-32-26-24-4-36-13-36-36 0-14 3-27 12-40h5c0 10 6 16 19 20h21c17 3 28 17 28 46v20c0 40-11 66-33 80z"><text:p/></draw:path><draw:path draw:style-name="gr3" draw:text-style-name="P3" svg:width="0.122cm" svg:height="0.119cm" svg:x="23.992cm" svg:y="15.076cm" svg:viewBox="0 0 123 120" svg:d="M32 73l-20 47h-12l3-73c0-30 11-47 32-47 8 0 13 6 13 20 0 7-5 24-16 53zM103 73l-20 47h-9v-73c3-30 11-47 31-47 12 0 18 6 18 20 0 7-9 27-20 53z"><text:p/></draw:path><draw:path draw:style-name="gr3" draw:text-style-name="P3" svg:width="0.171cm" svg:height="0.291cm" svg:x="24.145cm" svg:y="15.066cm" svg:viewBox="0 0 172 292" svg:d="M0 292l9-51 56-9c0-33-2-54-10-60-12-13-18-20-20-27-3-7-3-16-3-23 0-10 0-26 3-46-23-4-35-17-35-36 0-14 3-27 12-40h5c0 10 9 16 18 20h10c18 0 26 13 26 36 0 7-3 10-3 16-8 0-16 4-23 4 0 20 0 30 0 36 4 7 7 13 12 17 8 6 14 13 17 16 0 7 3 17 3 30v57l11-3c10 0 16-4 17-7 3-3 7-16 12-34 3-16 9-36 17-59 9-20 12-33 12-36 0-11-3-17-9-17-23-7-33-20-33-36 0-14 4-27 10-40h6c3 7 3 10 8 13 4 3 12 7 21 7 16 3 23 13 23 30 0 9-7 29-18 62-14 30-20 63-20 100 0 42-20 67-60 70z"><text:p/></draw:path><draw:path draw:style-name="gr3" draw:text-style-name="P3" svg:width="0.178cm" svg:height="0.281cm" svg:x="23.109cm" svg:y="15.069cm" svg:viewBox="0 0 179 282" svg:d="M3 282v-137c0-13 5-26 13-36l29-36h-14c-23 0-31-13-31-33 0-17 3-30 11-40h5c3 10 12 17 23 17h60c32 0 54 6 63 16 12 10 17 36 17 73v176zM58 73l-24 43c-8 10-12 22-12 40v77h137v-71c0-33-3-59-8-73-6-10-17-16-38-16z"><text:p/></draw:path><draw:path draw:style-name="gr3" draw:text-style-name="P3" svg:width="0.084cm" svg:height="0.165cm" svg:x="23.312cm" svg:y="15.066cm" svg:viewBox="0 0 85 166" svg:d="M52 166l-7-10c15-14 23-30 23-54 0-16-11-26-32-26-24-4-36-13-36-36 0-14 3-27 12-40h4c0 10 10 16 20 20h21c17 3 28 17 28 46v20c0 40-11 66-33 80z"><text:p/></draw:path><draw:path draw:style-name="gr3" draw:text-style-name="P3" svg:width="0.082cm" svg:height="0.165cm" svg:x="23.425cm" svg:y="15.066cm" svg:viewBox="0 0 83 166" svg:d="M52 166l-9-10c17-14 23-30 23-54 0-16-8-26-31-26-23-4-35-13-35-36 0-14 3-27 9-40h5c3 10 9 16 21 20h20c20 3 28 17 28 46v20c0 40-11 66-31 80z"><text:p/></draw:path><draw:path draw:style-name="gr3" draw:text-style-name="P3" svg:width="0.173cm" svg:height="0.288cm" svg:x="23.538cm" svg:y="15.069cm" svg:viewBox="0 0 174 289" svg:d="M136 289l-3-7c3-7 6-13 6-26 0-10-3-23-3-43s-3-37-3-47c0-39 9-73 26-92h-108c-15 9-23 29-23 59 0 10 3 26 7 49 1 24 1 41 1 54 0 30-8 50-30 53l-3-7c6-7 9-23 6-43l-3-63c0-46 8-80 30-102-13-4-22-4-27-10-6-3-9-10-9-24 0-17 6-30 14-40h5c4 10 9 17 20 17h106c11 0 18 3 23 6 3 3 6 14 6 24 0 14-3 27-9 36-6 13-9 27-9 47 0 13 0 29 7 52 2 27 2 44 2 57 0 30-9 47-29 50z"><text:p/></draw:path><draw:path draw:style-name="gr3" draw:text-style-name="P3" svg:width="0.181cm" svg:height="0.281cm" svg:x="21.914cm" svg:y="15.069cm" svg:viewBox="0 0 182 282" svg:d="M174 282h-174l9-49h127c6-24 6-52 6-84 0-30 0-50-6-63-6-10-17-13-39-13h-58c-23 0-33-13-33-33 0-17 6-30 14-40h6c2 10 9 17 22 17h39c27 0 43 3 52 9 12 7 17 14 19 27 4 10 7 26 7 53v36c0 39-9 71-20 91h37z"><text:p/></draw:path><draw:path draw:style-name="gr3" draw:text-style-name="P3" svg:width="0.119cm" svg:height="0.119cm" svg:x="22.125cm" svg:y="15.076cm" svg:viewBox="0 0 120 120" svg:d="M29 73l-19 47h-10l3-73c0-30 9-47 30-47 10 0 16 6 16 20 0 7-6 24-20 53zM104 73l-24 47h-8l2-73c0-30 11-47 30-47 10 0 16 6 16 20 0 7-6 27-16 53z"><text:p/></draw:path><draw:path draw:style-name="gr3" draw:text-style-name="P3" svg:width="0.17cm" svg:height="0.291cm" svg:x="22.278cm" svg:y="15.066cm" svg:viewBox="0 0 171 292" svg:d="M0 292l9-51 56-9c0-33-3-54-11-60-11-13-18-20-19-27-4-7-7-16-7-23 0-10 3-26 7-46-23-4-35-17-35-36 0-14 3-27 9-40h5c2 10 9 16 21 20h8c16 0 25 13 25 36 0 7 0 10 0 16-11 0-17 4-25 4 0 20 0 30 2 36 0 7 3 13 12 17 8 6 14 13 14 16 3 7 3 17 3 30v57l13-3c10 0 16-4 18-7 3-3 6-16 9-34 3-16 12-36 20-59 9-20 11-33 11-36 0-11-2-17-11-17-20-7-31-20-31-36 0-14 2-27 11-40h6c0 7 3 10 6 13 5 3 11 7 22 7 15 3 23 13 23 30 0 9-6 29-20 62-11 30-17 63-17 100 0 42-20 67-60 70z"><text:p/></draw:path><draw:path draw:style-name="gr3" draw:text-style-name="P3" svg:width="0.242cm" svg:height="0.285cm" svg:x="22.474cm" svg:y="15.066cm" svg:viewBox="0 0 243 286" svg:d="M163 286h-120c-6-27-8-50-14-70-6-31-12-53-12-74 0-23 3-46 12-66-20-7-29-17-29-33 0-17 3-30 12-43h5c0 7 3 10 6 13s12 3 20 7c14 3 22 17 22 39 0 7-2 10-2 13-8 4-18 4-26 4-2 20-5 39-5 59 0 28 8 61 25 101h8c17-43 38-98 51-160-16-10-28-20-28-36 0-17 6-30 12-40h5c3 10 6 13 14 16l12 4c14 3 23 17 23 36 0 7 0 10-3 16-6 4-15 4-23 4-12 56-25 109-48 160h71c6-27 23-63 54-114 6-13 12-23 12-33 0-7-6-13-12-17h-2c-15-6-23-16-23-29 0-17 5-30 14-43h5c0 7 4 13 9 16l14 4c12 6 21 17 21 36 0 13-6 33-21 56-14 26-25 54-37 81-9 30-16 59-22 93z"><text:p/></draw:path><draw:path draw:style-name="gr3" draw:text-style-name="P3" svg:width="0.191cm" svg:height="0.285cm" svg:x="22.732cm" svg:y="15.069cm" svg:viewBox="0 0 192 286" svg:d="M176 286h-4v-123c0-28 0-47-3-57 0-10-6-20-12-24-6-6-17-9-31-9h-48l-9 20c-9 23-14 42-14 59 0 7 3 21 3 41 5 33 8 53 8 59l-3 30h-63l12-49h25v-51c-2-36 4-63 15-86l14-23h-8c-23 0-35-13-35-33 0-17 7-30 14-40h6c3 10 9 17 20 17h49c34 0 57 6 64 16 9 10 16 36 16 73v150c0 13-7 23-16 30z"><text:p/></draw:path><draw:path draw:style-name="gr3" draw:text-style-name="P3" svg:width="0.219cm" svg:height="0.36cm" svg:x="20.527cm" svg:y="16.6cm" svg:viewBox="0 0 220 361" svg:d="M156 40c-17 0-30 3-46 10-13 3-28 13-36 26-12 13-19 27-26 46-5 16-8 37-8 62s3 45 8 61c7 20 11 34 23 47 11 10 23 20 36 23 16 6 32 9 49 9 7 0 12 0 18 0 5-3 11-3 17-3 6-3 11-3 14-3 6-3 11-3 15-6v36c-9 7-18 10-29 10-12 3-26 3-38 3-25 0-46-3-65-9-20-10-33-21-48-37-11-13-24-33-28-57-9-20-12-45-12-74 0-25 3-49 12-72 4-23 17-43 31-59 12-16 28-30 48-37 16-9 39-16 62-16 6 0 12 3 21 3 5 0 11 0 17 4 6 0 8 0 14 3 6 0 9 3 11 3v40c-8-3-17-6-28-10-12-3-20-3-32-3z"><text:p/></draw:path><draw:path draw:style-name="gr3" draw:text-style-name="P3" svg:width="0.219cm" svg:height="0.36cm" svg:x="20.764cm" svg:y="16.6cm" svg:viewBox="0 0 220 361" svg:d="M156 40c-17 0-33 3-49 10-13 3-25 13-36 26-9 13-16 27-26 46-6 16-9 37-9 62s3 45 9 61c6 20 14 34 26 47 9 10 23 20 36 23 16 6 32 9 49 9 7 0 12 0 18 0 2-3 9-3 14-3 6-3 11-3 17-3 6-3 11-3 15-6v36c-9 7-21 10-32 10-12 3-23 3-34 3-26 0-49-3-66-9-20-10-37-21-49-37-13-13-22-33-30-57-6-20-9-45-9-74 0-25 3-49 9-72 8-23 20-43 30-59 16-16 32-30 49-37 19-9 40-16 66-16 6 0 11 3 17 3 5 0 12 0 17 4 6 0 11 0 17 3 3 0 9 3 11 3v40c-8-3-17-6-28-10-12-3-23-3-32-3z"><text:p/></draw:path><draw:path draw:style-name="gr3" draw:text-style-name="P3" svg:width="0.171cm" svg:height="0.257cm" svg:x="20.989cm" svg:y="16.704cm" svg:viewBox="0 0 172 258" svg:d="M137 226c-3 3-6 6-11 13-3 3-9 6-14 10-7 3-11 6-20 6-6 3-11 3-20 3-11 0-20 0-29-3-8-3-16-10-23-16-6-7-11-17-14-26-3-11-6-22-6-35 0-9 3-22 6-33 6-10 11-16 17-23 7-6 14-12 27-16 8-3 19-3 31-3 11 0 20 0 31 3 8 0 16 4 22 7h3v-17c0-7 0-14-3-20 0-3 0-10-3-13-3-6-11-13-19-19-8-7-20-11-34-11-9 0-20 4-28 7-13 0-20 4-30 7v-34c3 0 10-4 13-7 4 0 10-3 17-3 5 0 11-3 16-3 6 0 12 0 17 0 21 0 40 3 51 13 15 10 26 20 31 34 0 6 4 13 4 19 3 7 3 13 3 23v163h-29zM137 145c-9-3-14-6-23-6-9-4-20-4-28-4-17 0-28 4-36 10-9 7-13 21-13 33 0 10 0 18 4 21 2 7 5 10 9 17 2 3 8 3 13 6 3 4 9 4 15 4 8 0 14 0 23-4 4-3 11-6 16-9 3-4 9-7 11-11 3-3 6-6 9-11z"><text:p/></draw:path><draw:polygon draw:style-name="gr3" draw:text-style-name="P3" svg:width="0.213cm" svg:height="0.215cm" svg:x="21.168cm" svg:y="16.6cm" svg:viewBox="0 0 214 216" draw:points="34,216 0,216 91,0 123,0 214,216 179,216 105,43"><text:p/></draw:polygon><draw:polygon draw:style-name="gr3" draw:text-style-name="P3" svg:width="0.036cm" svg:height="0.376cm" svg:x="21.389cm" svg:y="16.581cm" svg:viewBox="0 0 37 377" draw:points="0,0 37,0 37,377 0,377"><text:p/></draw:polygon><draw:path draw:style-name="gr3" draw:text-style-name="P3" svg:width="0.142cm" svg:height="0.32cm" svg:x="21.421cm" svg:y="16.639cm" svg:viewBox="0 0 143 321" svg:d="M143 315c-3 3-6 3-15 6-5 0-11 0-20 0-11 0-23 0-27-3-9-3-18-10-23-13-3-6-9-13-12-23-3-7-3-17-3-27v-153h-43v-33h43v-69h35v69h62v33h-62v147c0 3 0 10 3 13 0 6 2 10 4 13 3 4 7 7 12 10 7 0 11 4 17 4s9 0 14-4c6 0 12 0 15-3z"><text:p/></draw:path><draw:path draw:style-name="gr3" draw:text-style-name="P3" svg:width="0.147cm" svg:height="0.38cm" svg:x="21.549cm" svg:y="16.572cm" svg:viewBox="0 0 148 381" svg:d="M148 37c-3 0-8 0-14 0s-11-4-14-4c-10 0-15 4-21 4-5 3-12 6-17 13-2 3-5 9-8 19-3 7-3 17-3 27v39h63v34h-63v212h-35v-212h-36v-34h36v-39c0-17 0-30 6-43 3-13 9-23 17-30 6-10 15-13 26-16 9-7 20-7 31-7 7 0 12 0 18 0 9 0 11 3 14 3z"><text:p/></draw:path><draw:path draw:style-name="gr3" draw:text-style-name="P3" svg:width="0.241cm" svg:height="0.36cm" svg:x="21.914cm" svg:y="16.6cm" svg:viewBox="0 0 242 361" svg:d="M207 216h-68v-41h103v170c-3 3-6 3-12 7-6 0-14 3-23 3-6 3-14 3-23 6-8 0-16 0-28 0-23 0-46-3-66-9-19-10-36-21-51-37-11-13-23-33-27-54-9-23-12-45-12-73 0-26 6-53 12-76 8-23 19-43 33-59s32-30 54-37c20-9 40-16 66-16 5 0 11 3 19 3 6 0 12 0 17 4 6 0 12 0 18 3 5 0 8 3 15 3v40c-10-3-21-6-33-10-11-3-23-3-33-3-17 0-35 3-49 10-17 3-32 13-42 26-12 10-20 27-29 43-6 19-9 40-9 65s3 45 9 64c6 17 14 31 23 44 11 10 23 20 39 23 15 6 32 9 48 9 10 0 18 0 26-3 9 0 14 0 23-3z"><text:p/></draw:path><draw:path draw:style-name="gr3" draw:text-style-name="P3" svg:width="0.233cm" svg:height="0.353cm" svg:x="22.168cm" svg:y="16.607cm" svg:viewBox="0 0 234 354" svg:d="M116 317c10 0 20-3 29-3 9-3 14-9 23-13 6-6 11-13 14-19 3-7 9-17 9-28 3-3 3-10 3-16 3-10 3-16 3-23v-215h37v215c0 10-3 16-3 26 0 7 0 17-3 24-3 14-8 27-15 36-6 10-11 20-19 30-9 7-20 14-35 17-11 3-25 6-43 6-16 0-31 0-44-6-12-3-23-10-32-17-8-7-14-17-20-26-6-10-11-20-14-33-3-7-3-18-6-28 0-9 0-19 0-29v-215h36v215c0 10 0 16 0 26 0 7 4 13 7 21 2 20 14 33 25 39 12 10 29 16 48 16z"><text:p/></draw:path><draw:polygon draw:style-name="gr3" draw:text-style-name="P3" svg:width="0.036cm" svg:height="0.347cm" svg:x="22.415cm" svg:y="16.608cm" svg:viewBox="0 0 37 348" draw:points="0,0 37,0 37,348 0,348"><text:p/></draw:polygon><draw:path draw:style-name="gr3" draw:text-style-name="P3" svg:width="0.233cm" svg:height="0.353cm" svg:x="22.479cm" svg:y="16.607cm" svg:viewBox="0 0 234 354" svg:d="M116 317c12 0 21-3 29-3 9-3 18-9 23-13 6-6 11-13 14-19 6-7 9-17 12-28 0-3 3-10 3-16 0-10 0-16 0-23v-215h37v215c0 10 0 16 0 26-3 7-3 17-7 24-2 14-5 27-11 36-5 10-14 20-22 30-9 7-20 14-31 17-14 3-30 6-47 6s-31 0-42-6c-15-3-23-10-31-17s-17-17-23-26c-6-10-11-20-14-33 0-7-3-18-3-28-3-9-3-19-3-29v-215h36v215c0 10 0 16 0 26 3 7 3 13 7 21 5 20 14 33 25 39 12 10 29 16 48 16z"><text:p/></draw:path><draw:path draw:style-name="gr3" draw:text-style-name="P3" svg:width="0.229cm" svg:height="0.353cm" svg:x="22.726cm" svg:y="16.607cm" svg:viewBox="0 0 230 354" svg:d="M117 317c9 0 19-3 28-3 9-3 14-9 20-13 9-6 11-13 17-19 3-7 6-17 9-28 3-3 3-10 3-16 3-10 3-16 3-23v-215h33v215c0 10 0 16 0 26 0 7-3 17-3 24-2 14-8 27-13 36-6 10-12 20-20 30-12 7-20 14-35 17-11 3-28 6-45 6-14 0-29 0-42-6-12-3-23-10-33-17-7-7-16-17-23-26-2-10-7-20-10-33-3-7-3-18-6-28 0-9 0-19 0-29v-215h35v215c0 10 1 16 1 26 0 7 3 13 6 21 4 20 13 33 27 39 12 10 28 16 48 16z"><text:p/></draw:path><draw:polygon draw:style-name="gr3" draw:text-style-name="P3" svg:width="0.181cm" svg:height="0.347cm" svg:x="22.973cm" svg:y="16.607cm" svg:viewBox="0 0 182 348" draw:points="37,0 37,311 182,311 182,348 0,348 0,0"><text:p/></draw:polygon><draw:path draw:style-name="gr3" draw:text-style-name="P3" svg:width="0.042cm" svg:height="0.208cm" svg:x="23.316cm" svg:y="16.745cm" svg:viewBox="0 0 43 209" svg:d="M0 209v-51h43v51zM43 0v49h-43v-49z"><text:p/></draw:path><draw:path draw:style-name="gr3" draw:text-style-name="P3" svg:width="0.242cm" svg:height="0.36cm" svg:x="23.521cm" svg:y="16.6cm" svg:viewBox="0 0 243 361" svg:d="M205 216h-65v-41h103v170c-3 3-7 3-15 7-6 0-11 3-20 3-9 3-14 3-25 6-9 0-17 0-26 0-26 0-48-3-68-9-17-10-34-21-49-37-11-13-23-33-28-54-9-23-12-45-12-73 0-26 3-53 12-76 8-23 20-43 33-59 14-16 33-30 53-37 19-9 42-16 68-16 6 0 10 3 19 3 7 0 12 0 18 4 5 0 11 0 17 3 5 0 8 3 11 3v40c-9-3-17-6-28-10-11-3-27-3-37-3-17 0-32 3-49 10-13 3-28 13-39 26-12 10-21 27-30 43-5 19-12 40-12 65s4 45 9 64c7 17 14 31 27 44 11 10 22 20 37 23 17 6 34 9 51 9 9 0 16 0 25-3 9 0 14 0 20-3z"><text:p/></draw:path><draw:polygon draw:style-name="gr3" draw:text-style-name="P3" svg:width="0.036cm" svg:height="0.347cm" svg:x="23.794cm" svg:y="16.608cm" svg:viewBox="0 0 37 348" draw:points="0,0 37,0 37,348 0,348"><text:p/></draw:polygon><draw:polygon draw:style-name="gr3" draw:text-style-name="P3" svg:width="0.182cm" svg:height="0.347cm" svg:x="23.864cm" svg:y="16.607cm" svg:viewBox="0 0 183 348" draw:points="38,0 38,311 183,311 183,348 0,348 0,0"><text:p/></draw:polygon><draw:path draw:style-name="gr3" draw:text-style-name="P3" svg:width="0.281cm" svg:height="0.334cm" svg:x="24.239cm" svg:y="16.63cm" svg:viewBox="0 0 282 335" svg:d="M245 56l-28 157c-6 33-20 62-45 86-26 23-55 36-83 36-26 0-46-10-63-30-17-16-26-40-26-65 0-10 0-17 3-27l30-157c-10 0-16-3-21-6-3-3-6-10-6-17 0-10 6-20 14-26 6-4 13-7 23-7h62c12 0 18 3 23 7 4 3 4 10 4 16 0 10-4 20-12 27-6 3-15 6-26 6h-13l-31 160c0 4 0 10 0 14 0 13 2 22 13 35 9 10 20 14 35 14 10 0 22-4 34-10 11-7 19-13 28-26 5-7 9-13 12-27l27-160h-16c-11 0-18-3-23-6-3-3-6-10-6-17 0-10 6-20 15-26 5-4 14-7 22-7h63c11 0 16 3 22 7 3 3 6 10 6 16 0 10-6 17-12 24-5 6-14 9-25 9z"><text:p/></draw:path><draw:path draw:style-name="gr3" draw:text-style-name="P3" svg:width="0.122cm" svg:height="0.162cm" svg:x="24.417cm" svg:y="16.88cm" svg:viewBox="0 0 123 163" svg:d="M60 0h63l-94 149c-6 7-12 14-17 14-3 0-6-4-9-4-3-3-3-7-3-10s0-6 3-13z"><text:p/></draw:path><draw:path draw:style-name="gr3" draw:text-style-name="P3" svg:width="0.269cm" svg:height="0.324cm" svg:x="24.721cm" svg:y="16.63cm" svg:viewBox="0 0 270 325" svg:d="M151 56l-39 216h102l8-53c3-13 6-24 12-28 6-6 11-9 20-9 5 0 9 3 13 6 3 3 3 7 3 14 0 4 0 11 0 17l-19 106h-221c-13 0-21 0-24-3-3-7-6-10-6-17 0-14 6-20 14-30 3-3 12-3 24-3h28l38-216h-26c-12 0-18-3-23-6-3-3-5-10-5-17 0-10 5-20 13-26 6-4 15-7 23-7h102c11 0 17 3 23 7 3 3 6 10 6 16 0 10-6 20-15 27-5 3-11 6-22 6z"><text:p/></draw:path><draw:path draw:style-name="gr3" draw:text-style-name="P3" svg:width="0.286cm" svg:height="0.344cm" svg:x="24.891cm" svg:y="16.61cm" svg:viewBox="0 0 287 345" svg:d="M136 159l-23 133h66c12 0 18 0 23 3 3 7 3 10 3 16 0 13-3 20-11 31-6 3-15 3-23 3h-145c-10 0-17 0-20-3-3-7-6-11-6-18 0-13 6-19 14-29 2-3 12-3 22-3h29l22-133h-19c-11 0-20-3-23-7-3-3-6-10-6-16 0-10 6-20 15-26 3-3 11-8 23-8h22l4-20c4-26 16-45 33-59 20-17 43-23 71-23 12 0 27 0 43 3 17 0 26 3 32 10 3 3 5 10 5 13 0 11-2 17-8 27-6 6-12 9-20 9-3 0-6 0-12-3-20-3-36-6-50-6-15 0-26 3-34 9-7 4-12 10-12 20l-3 20h71c11 0 17 5 23 8 2 3 2 6 2 16s-2 19-10 26c-7 4-15 7-27 7z"><text:p/></draw:path><draw:path draw:style-name="gr3" draw:text-style-name="P3" svg:width="0.233cm" svg:height="0.353cm" svg:x="25.039cm" svg:y="16.607cm" svg:viewBox="0 0 234 354" svg:d="M116 317c12 0 21-3 30-3 8-3 17-9 23-13 5-6 10-13 16-19 3-7 6-17 9-28 0-3 3-10 3-16 0-10 0-16 0-23v-215h37v215c0 10 0 16 0 26 0 7-3 17-3 24-3 14-9 27-14 36-6 10-12 20-23 30-9 7-20 14-31 17-14 3-29 6-47 6-16 0-31 0-42-6-11-3-22-10-31-17-8-7-17-17-23-26-6-10-8-20-11-33-3-7-6-18-6-28 0-9-3-19-3-29v-215h37v215c0 10 0 16 3 26 0 7 3 13 3 21 5 20 14 33 25 39 14 10 29 16 48 16z"><text:p/></draw:path><draw:path draw:style-name="gr3" draw:text-style-name="P3" svg:width="0.23cm" svg:height="0.353cm" svg:x="25.366cm" svg:y="16.607cm" svg:viewBox="0 0 231 354" svg:d="M116 317c10 0 20-3 29-3 8-3 14-9 20-13 9-6 11-13 18-19 2-7 5-17 8-28 3-3 3-10 3-16 3-10 3-16 3-23v-215h34v215c0 10 0 16 0 26 0 7-4 17-4 24-2 14-7 27-13 36-6 10-12 20-20 30-11 7-20 14-35 17-11 3-29 6-45 6-14 0-29 0-43-6-12-3-23-10-32-17-7-7-16-17-22-26-5-10-8-20-11-33-3-7-6-18-6-28 0-9 0-19 0-29v-215h35v215c0 10 1 16 1 26 0 7 3 13 7 21 2 20 12 33 25 39 12 10 26 16 48 16z"><text:p/></draw:path><draw:path draw:style-name="gr3" draw:text-style-name="P3" svg:width="0.164cm" svg:height="0.37cm" svg:x="23.387cm" svg:y="18.516cm" svg:viewBox="0 0 165 371" svg:d="M143 178l-46 38c-12 6-16 19-16 35 0 3 0 7 0 10 0 4 0 7 0 11 0 9-7 16-16 16-8 0-14-7-14-20 0-27 11-49 37-69l43-34c12-10 18-23 18-40v-16c0-16-4-27-9-30-6-4-14-7-28-7h-80c-20 0-32-9-32-32 0-14 3-30 14-40h6c0 10 9 16 19 16h75c17 0 31 7 40 17s11 26 11 53v23c0 19 0 33-2 43-3 10-9 20-20 26zM9 371h-6v-219c0-14 6-27 17-37h3v240c0 3-6 9-14 16z"><text:p/></draw:path><draw:path draw:style-name="gr3" draw:text-style-name="P3" svg:width="0.19cm" svg:height="0.288cm" svg:x="23.572cm" svg:y="18.516cm" svg:viewBox="0 0 191 289" svg:d="M174 289l-3-4v-122c0-27-3-47-3-56-3-11-6-18-14-24-6-7-14-10-28-10h-49l-9 23c-11 24-14 40-14 56 0 7 0 21 3 44 5 30 8 50 5 56v30h-62l8-49h28l-1-51c0-33 4-62 16-86l11-23h-8c-19 0-31-9-31-33 0-14 3-30 12-40h4c3 10 12 16 23 16h48c35 0 55 7 66 17 9 14 15 37 15 74v148c0 17-6 27-17 34z"><text:p/></draw:path><draw:path draw:style-name="gr3" draw:text-style-name="P3" svg:width="0.173cm" svg:height="0.294cm" svg:x="23.789cm" svg:y="18.513cm" svg:viewBox="0 0 174 295" svg:d="M0 295l12-53 57-6c0-37-7-58-12-65-12-10-21-19-21-26-1-7-4-14-4-23 0-10 3-26 4-47-22-3-33-16-33-32 0-17 3-30 9-43h5c3 9 9 16 19 19h9c17 4 27 14 27 37 0 6 0 10-3 16-10 3-18 3-24 3 0 21 0 34 3 40 0 3 3 10 9 13 12 7 15 14 17 20 3 4 3 13 3 27v56h15c9-3 13-6 16-9 4-3 6-13 9-35 3-16 9-35 20-59 6-19 12-29 12-36 0-10-4-17-12-17-20-6-32-19-32-35 0-14 3-27 12-40h6c0 6 3 13 5 16 6 0 12 3 23 7 14 0 23 10 23 26 0 10-6 30-20 63-11 30-17 63-17 103s-20 64-60 67z"><text:p/></draw:path><draw:path draw:style-name="gr3" draw:text-style-name="P3" svg:width="0.085cm" svg:height="0.291cm" svg:x="23.978cm" svg:y="18.513cm" svg:viewBox="0 0 86 292" svg:d="M72 292l-5-4v-172c0-13-4-23-6-27-3-6-12-10-26-13-23-3-35-16-35-39 0-14 6-28 14-37h7c0 9 5 16 16 20l21 3c9 0 17 7 21 14s7 20 7 42v179c0 17-5 27-14 34z"><text:p/></draw:path><draw:path draw:style-name="gr3" draw:text-style-name="P3" svg:width="0.17cm" svg:height="0.288cm" svg:x="24.103cm" svg:y="18.516cm" svg:viewBox="0 0 171 289" svg:d="M133 289l-3-4c6-10 6-17 6-26 0-10 0-26 0-46-3-20-3-34-3-44 0-40 10-73 26-96h-128c-23 0-31-9-31-33 0-17 3-30 12-40h4c3 10 12 16 20 16h109c8 0 14 3 20 7 6 3 6 10 6 24v13c0 7-3 13-6 23-6 10-9 27-9 46 0 13 0 30 6 56 3 24 3 41 3 54 0 29-9 46-32 50zM3 289l-3-4c6-6 6-13 6-20 0-3 0-13 0-23 0-9 0-19 0-22 0-38 10-54 30-54 3 0 6 0 9 3v7c-9 3-11 13-11 33 0 4 0 14 2 24 0 9 0 19 0 22 0 24-10 34-33 34z"><text:p/></draw:path><draw:path draw:style-name="gr3" draw:text-style-name="P3" svg:width="0.17cm" svg:height="0.288cm" svg:x="22.278cm" svg:y="18.516cm" svg:viewBox="0 0 171 289" svg:d="M91 289h-6c-26 0-46-10-59-30-14-23-23-50-23-86 0-41 9-73 23-100-10 0-14-3-17-9-6-7-9-13-9-24 0-17 6-30 14-40h5c4 10 9 16 20 16h55c29 0 49 10 60 35 11 19 17 52 17 98 0 50-6 87-20 106-11 24-31 34-60 34zM103 73h-64c-11 23-20 50-20 79 0 57 20 84 61 84h17c20 0 34-3 43-16 11-14 14-35 14-64 0-33-3-56-11-67-12-13-23-16-40-16z"><text:p/></draw:path><draw:path draw:style-name="gr3" draw:text-style-name="P3" svg:width="0.107cm" svg:height="0.284cm" svg:x="22.468cm" svg:y="18.513cm" svg:viewBox="0 0 108 285" svg:d="M105 285h-105l9-49h72v-43c-3-11 0-31 0-54 2-20 2-33 2-43 0-14-5-21-20-21-31-3-47-13-47-35 0-17 4-31 12-40h7c1 9 8 16 20 19h17c20 4 32 14 32 37 0 10-4 23-7 44 0 19-3 35-3 45 0 17 0 31 3 40 8 38 11 60 11 70 0 13 0 24-3 30z"><text:p/></draw:path><draw:path draw:style-name="gr3" draw:text-style-name="P3" svg:width="0.159cm" svg:height="0.281cm" svg:x="22.601cm" svg:y="18.516cm" svg:viewBox="0 0 160 282" svg:d="M71 282h-71l9-49h82c35 0 52-27 52-77 0-34-3-57-13-67-7-10-19-17-33-17h-61c-19 0-30-9-30-32 0-14 6-30 14-40h6c0 10 9 16 19 16h46c45 0 69 43 69 133 0 30-3 57-9 77-2 20-11 33-25 42-15 11-32 14-55 14z"><text:p/></draw:path><draw:path draw:style-name="gr3" draw:text-style-name="P3" svg:width="0.085cm" svg:height="0.291cm" svg:x="22.786cm" svg:y="18.513cm" svg:viewBox="0 0 86 292" svg:d="M72 292l-5-4v-172c0-13-4-23-7-27-2-6-11-10-25-13-23-3-35-16-35-39 0-14 6-28 14-37h6c0 9 6 16 17 20l21 3c9 0 17 7 20 14 5 7 8 20 8 42v179c0 17-5 27-14 34z"><text:p/></draw:path><draw:path draw:style-name="gr3" draw:text-style-name="P3" svg:width="0.173cm" svg:height="0.288cm" svg:x="22.908cm" svg:y="18.516cm" svg:viewBox="0 0 174 289" svg:d="M137 289l-3-4c3-10 6-17 6-26 0-10-3-26-3-46s-3-34-3-44c0-40 9-73 26-96h-125c-23 0-35-9-35-33 0-17 6-30 14-40h6c3 10 9 16 20 16h106c8 0 17 3 19 7 7 3 9 10 9 24v13c0 7-2 13-9 23-5 10-8 27-8 46 0 13 3 30 6 56 2 24 5 41 5 54 0 29-11 46-31 50zM6 289l-3-4c3-6 6-13 6-20 0-3 0-13 0-23-3-9-3-19-3-22 0-38 11-54 34-54 3 0 5 0 5 3v7c-5 3-9 13-9 33 0 4 0 14 0 24 0 9 0 19 0 22 0 24-7 34-30 34z"><text:p/></draw:path><draw:path draw:style-name="gr3" draw:text-style-name="P3" svg:width="0.085cm" svg:height="0.291cm" svg:x="23.106cm" svg:y="18.513cm" svg:viewBox="0 0 86 292" svg:d="M68 292l-3-4v-172c0-13-3-23-6-27-2-6-11-10-24-13-23-3-35-16-35-39 0-14 6-28 14-37h6c0 9 6 16 16 20l19 3c10 0 16 7 23 14 5 7 8 20 8 42v179c0 17-5 27-18 34z"><text:p/></draw:path><draw:path draw:style-name="gr3" draw:text-style-name="P3" svg:width="0.173cm" svg:height="0.284cm" svg:x="20.742cm" svg:y="18.513cm" svg:viewBox="0 0 174 285" svg:d="M149 285h-116c0-13 0-33-6-56-6-41-9-67-9-87 0-19 3-42 12-67-12 0-20-3-23-9-3-7-7-13-7-23 0-13 4-30 10-43h5c3 13 8 19 23 19 17 0 28 11 28 34 0 6-3 13-3 19-8 3-13 7-22 7-6 17-8 34-8 47 0 33 5 70 22 110h88c11-30 20-67 20-107s-14-57-37-57c-21 0-34 17-43 51l-5-4c11-70 31-103 56-103 29 0 40 37 40 110 0 46-9 100-25 159z"><text:p/></draw:path><draw:path draw:style-name="gr3" draw:text-style-name="P3" svg:width="0.111cm" svg:height="0.284cm" svg:x="20.938cm" svg:y="18.513cm" svg:viewBox="0 0 112 285" svg:d="M108 285h-108l12-50h70l-2-44c0-9 0-29 2-52 0-20 3-33 3-44 0-13-5-20-20-20-30-3-45-13-45-36 0-16 3-30 12-39h4c3 9 9 16 21 19h17c20 4 31 14 31 37 0 9-1 23-4 44-4 19-4 35-4 45 0 17 0 30 4 40 4 38 11 60 11 70 0 13-4 23-4 30z"><text:p/></draw:path><draw:path draw:style-name="gr3" draw:text-style-name="P3" svg:width="0.171cm" svg:height="0.288cm" svg:x="21.08cm" svg:y="18.516cm" svg:viewBox="0 0 172 289" svg:d="M157 289l-6-4v-122c0-34-2-53-6-63-2-11-8-17-14-20-8-4-17-7-27-7h-72c-20 0-32-9-32-33 0-14 6-30 14-40h6c3 10 8 16 23 16h48c35 0 54 7 66 17 8 14 15 37 15 74v155c0 10-7 20-15 27z"><text:p/></draw:path><draw:path draw:style-name="gr3" draw:text-style-name="P3" svg:width="0.173cm" svg:height="0.284cm" svg:x="21.281cm" svg:y="18.513cm" svg:viewBox="0 0 174 285" svg:d="M148 285h-113c-3-13-3-33-9-56-6-41-9-67-9-87 0-19 3-42 12-67-12 0-20-3-23-9-3-7-6-13-6-23 0-13 3-30 9-43h5c3 13 9 19 26 19s25 11 25 34c0 6-2 13-2 19-8 3-15 7-23 7-5 17-8 34-8 47 0 33 8 70 23 110h87c11-30 21-67 21-107s-15-57-37-57c-21 0-35 17-44 51l-5-4c11-70 30-103 56-103 30 0 41 37 41 110 0 46-9 100-26 159z"><text:p/></draw:path><draw:path draw:style-name="gr3" draw:text-style-name="P3" svg:width="0.107cm" svg:height="0.284cm" svg:x="21.481cm" svg:y="18.513cm" svg:viewBox="0 0 108 285" svg:d="M105 285h-105l9-49h74l-2-43c0-11 0-31 2-54 0-20 0-33 0-43 0-14-5-21-18-21-30-3-48-13-48-35 0-17 6-31 15-40h4c0 9 9 16 21 19h17c20 4 30 14 30 37 0 10 0 23-3 44-4 19-4 35-4 45 0 17 0 31 4 40 4 38 7 60 7 70 0 13 0 24-3 30z"><text:p/></draw:path><draw:path draw:style-name="gr3" draw:text-style-name="P3" svg:width="0.082cm" svg:height="0.165cm" svg:x="21.62cm" svg:y="18.513cm" svg:viewBox="0 0 83 166" svg:d="M52 166l-6-7c14-14 23-33 23-57 0-16-11-27-34-27-23-3-35-13-35-35 0-10 3-24 9-40h5c3 13 9 16 21 19h20c19 4 28 17 28 47v20c0 40-11 66-31 80z"><text:p/></draw:path><draw:path draw:style-name="gr3" draw:text-style-name="P3" svg:width="0.179cm" svg:height="0.291cm" svg:x="21.741cm" svg:y="18.513cm" svg:viewBox="0 0 180 292" svg:d="M163 292h-7c0-13-2-24-10-34l-94-126c-16 10-23 24-23 37 0 10 6 27 14 44 12 19 20 36 20 49 0 17-6 23-18 23h-39v-6c8-4 11-7 11-17 0-7-3-17-8-33-6-16-9-30-9-36 0-27 14-51 45-70l-28-37c-11-13-17-29-17-46 0-14 6-27 17-40h6c0 16 3 26 12 37l79 105c6-23 12-46 26-66-26-6-36-19-36-39 0-14 1-28 10-37h6c0 9 6 16 14 20l20 3c18 7 26 17 26 34 0 6-4 13-4 19-4 0-13 0-22 0-17 30-23 50-23 69 0 14 3 24 12 34l20 27c11 17 17 30 17 46s-6 27-17 40z"><text:p/></draw:path><draw:path draw:style-name="gr3" draw:text-style-name="P3" svg:width="0.167cm" svg:height="0.39cm" svg:x="21.932cm" svg:y="18.415cm" svg:viewBox="0 0 168 391" svg:d="M156 261l-40 53c-11 13-16 26-16 39 0 3 0 3 3 10 0 3 0 7 0 7 0 14-6 21-15 21-11 0-14-7-14-21 0-20 8-43 31-70l31-35c9-11 15-27 15-43v-13c0-14-3-25-9-28-6-7-16-7-31-7h-62c-23 0-35-13-35-36 0-14 3-30 9-49l6-24c0-3 0-6 0-6 0-7-3-10-6-13l-14-7c-6-3-9-6-9-13 0-10 3-17 9-26h5c0 6 3 9 9 13l9 3c8 3 11 10 11 20 0 0 0 10-6 29l-2 14c-3 10-3 16-3 20 0 6 3 9 5 16 3 3 8 3 20 3h71c11 0 23 3 31 13 6 7 9 24 9 53v28c0 22-3 39-12 49z"><text:p/></draw:path><draw:path draw:style-name="gr3" draw:text-style-name="P3" svg:width="0.301cm" svg:height="0.228cm" svg:x="20.48cm" svg:y="19.163cm" svg:viewBox="0 0 302 229" svg:d="M0 0h80v9c-6 0-12 0-15 4-3 3-3 6-3 10 0 7 0 13 3 20l42 125 41-103-12-32c-3-10-8-17-10-20-4-4-12-4-19-4v-9h92v9c-11 0-16 0-23 7-2 0-2 7-2 10 0 4 0 7 0 10l46 129 39-122c3-10 3-17 3-24 0-3 0-3-3-6-3-4-9-4-17-4v-9h60v9c-12 0-20 10-26 27l-65 193h-9l-46-143-56 143h-9l-59-186c-6-13-9-20-15-27-3-3-8-7-17-7z"><text:p/></draw:path><draw:path draw:style-name="gr3" draw:text-style-name="P3" svg:width="0.3cm" svg:height="0.228cm" svg:x="20.793cm" svg:y="19.163cm" svg:viewBox="0 0 301 229" svg:d="M0 0h80v9c-9 0-12 0-15 4-3 3-3 6-3 10 0 7 0 13 3 20l40 125 43-103-12-32c-3-10-8-17-14-20-3-4-9-4-17-4v-9h92v9c-9 0-18 0-21 7-2 0-5 7-5 10 0 4 3 7 3 10l42 129 43-122c0-10 3-17 3-24 0-3 0-3-3-6-3-4-9-4-17-4v-9h59v9c-11 0-19 10-25 27l-65 193h-9l-49-143-54 143h-8l-63-186c-2-13-5-20-12-27-2-3-8-7-16-7z"><text:p/></draw:path><draw:path draw:style-name="gr3" draw:text-style-name="P3" svg:width="0.304cm" svg:height="0.228cm" svg:x="21.109cm" svg:y="19.163cm" svg:viewBox="0 0 305 229" svg:d="M0 0h80v9c-6 0-12 0-15 4-2 3-2 6-2 10 0 7 0 13 2 20l43 125 40-103-12-32c-2-10-5-17-10-20-3-4-10-4-18-4v-9h91v9c-12 0-17 0-23 7-2 0-2 7-2 10 0 4 0 7 0 10l46 129 40-122c3-10 3-17 3-24 0-3 0-3-3-6-4-4-9-4-17-4v-9h62v9c-15 0-23 10-29 27l-62 193h-9l-49-143-56 143h-9l-59-186c-6-13-9-20-12-27-6-3-11-7-20-7z"><text:p/></draw:path><draw:path draw:style-name="gr3" draw:text-style-name="P3" svg:width="0.045cm" svg:height="0.053cm" svg:x="21.452cm" svg:y="19.336cm" svg:viewBox="0 0 46 54" svg:d="M23 0c8 0 13 4 17 7 6 7 6 14 6 20 0 7 0 13-6 20-4 7-9 7-17 7-7 0-11 0-15-7-5-7-8-13-8-20 0-6 3-13 8-20 4-3 8-7 15-7z"><text:p/></draw:path><draw:path draw:style-name="gr3" draw:text-style-name="P3" svg:width="0.209cm" svg:height="0.344cm" svg:x="21.533cm" svg:y="19.039cm" svg:viewBox="0 0 210 345" svg:d="M68 0v162c14-20 26-33 37-39 9-4 18-7 26-7 12 0 20 3 28 10 9 6 15 16 17 33 3 10 6 29 6 57v79c0 13 0 23 3 29 0 4 2 7 5 11 4 0 8 3 20 3v7h-96v-7h6c8 0 14-3 19-7 4-3 6-7 6-13 0-4 0-10 0-23v-79c0-23 0-41-2-47-4-10-7-13-9-17-6-7-11-7-18-7-8 0-13 0-22 7-9 4-17 14-26 23v120c0 16 0 26 0 29 3 4 6 7 9 7 5 4 11 7 23 7v7h-97v-7c9 0 14-3 20-7 3 0 6-3 9-10 0-3 0-13 0-26v-202c0-27 0-39 0-46s-3-10-6-14c-3 0-6-3-9-3s-9 3-14 3l-3-7 57-26z"><text:p/></draw:path><draw:path draw:style-name="gr3" draw:text-style-name="P3" svg:width="0.162cm" svg:height="0.235cm" svg:x="21.764cm" svg:y="19.154cm" svg:viewBox="0 0 163 236" svg:d="M32 89c0 34 4 60 19 80 14 17 31 27 49 27 14 0 23-3 34-10 9-10 17-23 23-43l6 6c-3 20-12 44-26 60-14 21-32 27-52 27-22 0-42-10-59-30s-26-50-26-86c0-38 9-67 26-90 17-20 37-30 62-30 23 0 40 7 55 23 14 17 20 40 20 66zM32 76h87c0-13-3-23-5-30-3-9-9-16-14-23-9-3-15-7-23-7-12 0-20 7-32 17-9 10-13 23-13 43z"><text:p/></draw:path><draw:path draw:style-name="gr3" draw:text-style-name="P3" svg:width="0.198cm" svg:height="0.35cm" svg:x="21.944cm" svg:y="19.039cm" svg:viewBox="0 0 199 351" svg:d="M65 162c20-33 40-46 61-46 20 0 37 10 54 29 14 21 19 48 19 81 0 39-11 72-34 95-16 20-39 30-61 30-13 0-24 0-36-6-11-4-25-10-36-21v-231c0-28 0-40 0-47-3-6-3-10-6-13-3 0-6-3-9-3s-8 3-14 3l-3-7 57-26h8zM65 175v136c9 7 15 13 23 17 10 3 17 7 24 7 14 0 25-7 37-24 11-16 16-39 16-72 0-26-5-51-16-67-12-13-23-23-37-23-8 0-18 3-24 7-5 3-14 10-23 19z"><text:p/></draw:path><draw:path draw:style-name="gr3" draw:text-style-name="P3" svg:width="0.142cm" svg:height="0.229cm" svg:x="22.164cm" svg:y="19.154cm" svg:viewBox="0 0 143 230" svg:d="M65 0v50c17-34 35-50 51-50 10 0 15 3 21 7 3 6 6 13 6 19 0 7 0 14-6 17-3 3-9 7-11 7-6 0-12-4-19-10-4-3-10-7-13-7s-6 0-9 4c-5 6-11 19-20 32v109c0 10 3 21 6 28 3 3 6 6 9 10 5 3 11 6 20 6v8h-97v-8c9 0 17-3 20-6 6-4 6-7 9-14 0-3 0-11 0-24v-85c0-27 0-43 0-47 0-3-3-9-6-9-3-4-6-4-9-4-5 0-8 0-14 4l-3-11 57-26z"><text:p/></draw:path><draw:path draw:style-name="gr3" draw:text-style-name="P3" svg:width="0.161cm" svg:height="0.235cm" svg:x="22.32cm" svg:y="19.154cm" svg:viewBox="0 0 162 236" svg:d="M28 89c0 33 8 60 24 79 11 17 28 28 48 28 11 0 23-3 31-11 12-9 17-23 25-43l6 7c-3 19-11 44-26 60-13 21-31 27-53 27-23 0-44-10-61-30-14-21-22-51-22-87 0-37 8-66 26-89 16-20 37-30 62-30 20 0 40 6 55 23 11 17 19 39 19 66zM28 75h88c0-13 0-22-2-29-3-9-9-16-17-23-6-4-14-7-20-7-12 0-22 7-32 17-9 10-14 23-17 42z"><text:p/></draw:path><draw:path draw:style-name="gr3" draw:text-style-name="P3" svg:width="0.301cm" svg:height="0.228cm" svg:x="22.504cm" svg:y="19.163cm" svg:viewBox="0 0 302 229" svg:d="M0 0h80v9c-9 0-15 0-15 4-3 3-6 6-6 10 0 7 3 13 6 20l40 125 43-103-12-32c-3-10-8-17-13-20-4-4-9-4-18-4v-9h92v9c-10 0-19 0-21 7-2 0-5 7-5 10 0 4 0 7 3 10l42 129 40-122c3-10 6-17 6-24 0-3-3-3-6-6-3-4-7-4-14-4v-9h60v9c-12 0-20 10-26 27l-66 193h-9l-48-143-53 143h-9l-62-186c-3-13-9-20-12-27-3-3-11-7-17-7z"><text:p/></draw:path><draw:path draw:style-name="gr3" draw:text-style-name="P3" svg:width="0.202cm" svg:height="0.35cm" svg:x="22.814cm" svg:y="19.039cm" svg:viewBox="0 0 203 351" svg:d="M68 162c17-33 37-46 60-46 21 0 37 10 51 29 15 21 24 48 24 81 0 39-11 72-34 95-20 20-43 30-66 30-12 0-23 0-35-6-11-4-23-10-33-21v-231c0-28-3-40-3-47 0-6-3-10-6-13-3 0-6-3-9-3s-8 3-14 3l-3-7 57-26h11zM68 175v136c6 7 14 13 20 17 9 3 17 7 26 7 12 0 23-7 35-24 11-16 16-39 16-72 0-26-5-51-16-67-12-13-23-23-38-23-8 0-14 3-23 7-6 3-11 10-20 19z"><text:p/></draw:path><draw:path draw:style-name="gr3" draw:text-style-name="P3" svg:width="0.184cm" svg:height="0.235cm" svg:x="23.047cm" svg:y="19.154cm" svg:viewBox="0 0 185 236" svg:d="M94 0c29 0 52 13 71 40 14 19 20 46 20 73 0 20-2 39-11 63-9 20-20 33-34 47-14 10-32 13-48 13-29 0-52-13-69-40-14-23-23-47-23-76 0-20 6-41 14-61 9-19 21-36 35-46s29-13 45-13zM89 16c-8 0-15 0-23 7s-14 14-17 27c-6 13-9 29-9 50 0 33 6 59 18 82 11 27 25 38 43 38 13 0 25-7 33-21 9-13 15-33 15-66 0-40-9-70-23-93-9-17-22-24-37-24z"><text:p/></draw:path><draw:path draw:style-name="gr3" draw:text-style-name="P3" svg:width="0.184cm" svg:height="0.235cm" svg:x="23.266cm" svg:y="19.154cm" svg:viewBox="0 0 185 236" svg:d="M94 0c29 0 51 13 68 40 17 19 23 46 23 73 0 20-3 39-11 63-9 20-20 33-34 47-14 10-32 13-49 13-28 0-51-13-68-40-14-23-23-47-23-76 0-20 6-41 14-61 9-19 21-36 35-46s28-13 45-13zM85 16c-5 0-13 0-20 7s-13 14-19 27c-3 13-6 29-6 50 0 33 6 59 18 82 11 27 25 38 42 38 14 0 26-7 34-21 9-13 11-33 11-66 0-40-5-70-19-93-12-17-23-24-41-24z"><text:p/></draw:path><draw:path draw:style-name="gr3" draw:text-style-name="P3" svg:width="0.213cm" svg:height="0.344cm" svg:x="23.475cm" svg:y="19.039cm" svg:viewBox="0 0 214 345" svg:d="M68 0v223l49-54c9-10 14-17 17-20 0-4 3-4 3-7s-3-6-6-10c0 0-5-3-10-3v-6h84v6c-11 0-22 3-29 7-7 3-16 9-25 20l-47 53 47 73c14 20 23 32 28 36 6 10 12 13 18 17 2 0 8 3 17 3v7h-93v-7c5 0 10-3 10-3 3-4 3-4 3-7 0-4-3-10-8-20l-58-85v72c0 13 0 23 0 29 3 4 6 7 9 11 4 0 12 3 20 3v7h-97v-7c12 0 17-3 23-7 3 0 6-3 6-7 3-6 3-16 3-29v-202c0-27 0-39 0-46-3-7-3-10-6-14-3 0-6-3-9-3s-8 3-14 3l-3-7 57-26z"><text:p/></draw:path><draw:path draw:style-name="gr3" draw:text-style-name="P3" svg:width="0.13cm" svg:height="0.235cm" svg:x="23.708cm" svg:y="19.154cm" svg:viewBox="0 0 131 236" svg:d="M117 0v76h-5c-7-23-14-39-23-50-6-6-17-13-31-13-9 0-17 3-23 10-5 7-9 14-9 20 0 10 4 16 7 23 4 6 13 13 25 20l31 21c28 16 42 36 42 62 0 20-5 37-19 51-11 10-29 16-43 16s-26 0-43-6c-3 0-5-4-11-4-3 0-6 4-6 7h-9v-81h9c3 24 12 41 24 54 10 10 22 17 36 17 9 0 17-3 23-10s9-14 9-24c0-13-3-20-9-30-9-7-20-16-43-26-19-13-31-23-40-33-6-11-9-21-9-37 0-17 6-33 18-47 12-9 25-16 42-16 6 0 15 0 26 7 8 0 12 3 15 3s4 0 4-3c0 0 3-4 7-7z"><text:p/></draw:path><draw:path draw:style-name="gr3" draw:text-style-name="P3" svg:width="0.044cm" svg:height="0.053cm" svg:x="23.888cm" svg:y="19.336cm" svg:viewBox="0 0 45 54" svg:d="M22 0c10 0 13 4 18 7 5 7 5 14 5 20 0 7 0 13-5 20s-8 7-18 7c-6 0-10 0-16-7-3-7-6-13-6-20 0-6 3-13 6-20 6-3 10-7 16-7z"><text:p/></draw:path><draw:path draw:style-name="gr3" draw:text-style-name="P3" svg:width="0.184cm" svg:height="0.235cm" svg:x="23.984cm" svg:y="19.154cm" svg:viewBox="0 0 185 236" svg:d="M92 0c28 0 53 13 70 40 14 19 23 46 23 73 0 20-6 39-14 63-9 20-20 33-35 47-13 10-28 13-48 13-28 0-51-13-68-40-14-23-20-47-20-76 0-20 3-41 12-61 8-19 20-36 34-46s31-13 46-13zM85 16c-8 0-13 0-22 7-8 7-14 14-17 27-6 13-9 29-9 50 0 33 6 59 18 82 10 27 25 38 42 38 14 0 26-7 34-21 8-13 14-33 14-66 0-40-9-70-22-93-9-17-23-24-38-24z"><text:p/></draw:path><draw:path draw:style-name="gr3" draw:text-style-name="P3" svg:width="0.142cm" svg:height="0.229cm" svg:x="24.188cm" svg:y="19.154cm" svg:viewBox="0 0 143 230" svg:d="M68 0v50c15-34 33-50 49-50 9 0 14 3 20 7 3 6 6 13 6 19 0 7 0 14-6 17-3 3-6 7-11 7-6 0-12-4-18-10-4-3-11-7-14-7-2 0-5 0-9 4-4 6-11 19-17 32v109c0 10 0 21 4 28 2 3 5 6 9 10 4 3 11 6 20 6v8h-98v-8c9 0 17-3 23-6 2-4 6-7 6-14 0-3 0-11 0-24v-85c0-27 0-43 0-47 0-3-4-9-6-9-3-4-6-4-9-4-5 0-8 0-14 4l-3-11 57-26z"><text:p/></draw:path><draw:path draw:style-name="gr3" draw:text-style-name="P3" svg:width="0.193cm" svg:height="0.337cm" svg:x="24.341cm" svg:y="19.154cm" svg:viewBox="0 0 194 338" svg:d="M52 149c-11-7-20-17-26-30-10-10-12-23-12-40 0-20 9-39 22-56 16-16 33-23 56-23 19 0 34 3 48 16h39c6 0 9 0 12 0h3c0 4 0 7 0 10 0 4 0 7 0 7-3 4-3 4-3 4-3 0-6 0-12 0h-25c9 13 11 26 11 45 0 20-5 37-20 53-14 14-31 24-53 24-9 0-20-4-29-7-5 7-11 13-14 16 0 4-3 10-3 13 0 0 3 4 3 7 3 3 9 3 14 7 3 0 15 0 29 0 31 0 48 4 57 4 14 3 23 10 30 17 9 10 12 20 12 33 0 20-6 37-23 53-19 23-48 36-85 36-25 0-48-7-69-23-8-7-14-16-14-23 0-3 0-10 3-13 0-7 6-14 13-24 0-3 10-9 20-25-4-7-10-10-13-14-3-7-7-10-7-14 0-7 4-14 7-24 6-6 13-16 29-29zM88 10c-10 0-19 6-25 16-8 11-11 24-11 43 0 27 6 46 14 60 8 9 17 16 28 16s20-3 26-13 11-23 11-43c0-26-5-46-14-63-9-10-17-16-29-16zM49 230c-6 9-13 16-14 22-3 7-6 13-6 20 0 10 6 17 14 20 15 10 35 16 61 16 24 0 41-6 52-16 16-10 20-20 20-33 0-7-4-13-11-16-9-4-22-7-42-7-31 0-57-3-74-6z"><text:p/></draw:path><draw:path draw:style-name="gr3" draw:text-style-name="P3" svg:width="0.084cm" svg:height="0.165cm" svg:x="23.274cm" svg:y="19.7cm" svg:viewBox="0 0 85 166" svg:d="M51 166l-6-10c14-14 23-30 23-53 0-17-11-28-32-28-24-3-36-13-36-35 0-14 3-27 12-40h4c0 9 10 16 20 19h21c17 4 28 17 28 46v21c0 40-11 66-34 80z"><text:p/></draw:path><draw:path draw:style-name="gr3" draw:text-style-name="P3" svg:width="0.119cm" svg:height="0.12cm" svg:x="23.402cm" svg:y="19.71cm" svg:viewBox="0 0 120 121" svg:d="M29 74l-20 47h-9v-74c0-29 12-47 32-47 11 0 17 8 17 21 0 6-9 23-20 53zM101 74l-20 47h-9v-74c2-29 11-47 32-47 10 0 16 8 16 21 0 6-6 26-19 53z"><text:p/></draw:path><draw:path draw:style-name="gr3" draw:text-style-name="P3" svg:width="0.171cm" svg:height="0.291cm" svg:x="23.552cm" svg:y="19.7cm" svg:viewBox="0 0 172 292" svg:d="M0 292l9-51 57-10c0-32-3-53-11-60-12-13-18-19-20-26s-2-17-2-24c0-9 0-25 2-46-23-3-35-16-35-35 0-14 3-27 9-40h5c3 9 9 16 21 19h11c17 0 26 14 26 37 0 6-3 9-3 16-9 0-17 3-26 3 0 21 3 33 3 37 0 6 6 13 12 16 8 7 14 14 16 17 0 7 4 16 4 29v57l11-3c8 0 15-3 16-6 3-4 6-16 9-35 6-16 12-35 20-59 9-20 11-32 11-36 0-10-2-17-11-17-20-6-30-19-30-35 0-14 1-27 10-40h6c0 6 3 9 8 13 3 3 9 6 21 6 16 4 23 14 23 30 0 10-7 30-18 63-14 30-20 62-20 100 0 42-20 66-60 69z"><text:p/></draw:path><draw:path draw:style-name="gr3" draw:text-style-name="P3" svg:width="0.178cm" svg:height="0.281cm" svg:x="22.513cm" svg:y="19.703cm" svg:viewBox="0 0 179 282" svg:d="M3 282v-137c0-13 6-26 13-35l29-38h-13c-23 0-32-13-32-32 0-17 3-30 12-40h4c4 10 12 16 23 16h60c31 0 54 7 64 17 11 10 16 36 16 73v176zM59 72l-27 44c-6 10-9 23-9 40v77h135v-70c0-34-2-60-7-74-6-10-18-17-37-17z"><text:p/></draw:path><draw:path draw:style-name="gr3" draw:text-style-name="P3" svg:width="0.084cm" svg:height="0.165cm" svg:x="22.715cm" svg:y="19.7cm" svg:viewBox="0 0 85 166" svg:d="M52 166l-6-10c14-14 23-30 23-53 0-17-11-28-33-28-24-3-36-13-36-35 0-14 3-27 12-40h4c0 9 10 16 20 19h22c16 4 27 17 27 46v21c0 40-11 66-33 80z"><text:p/></draw:path><draw:path draw:style-name="gr3" draw:text-style-name="P3" svg:width="0.082cm" svg:height="0.165cm" svg:x="22.828cm" svg:y="19.7cm" svg:viewBox="0 0 83 166" svg:d="M52 166l-9-10c17-14 22-30 22-53 0-17-8-27-31-27-22-3-34-13-34-36 0-13 3-27 8-40h6c2 9 9 16 20 19h21c19 4 28 18 28 47v20c0 40-11 66-31 80z"><text:p/></draw:path><draw:path draw:style-name="gr3" draw:text-style-name="P3" svg:width="0.173cm" svg:height="0.288cm" svg:x="22.942cm" svg:y="19.703cm" svg:viewBox="0 0 174 289" svg:d="M137 289l-3-7c3-7 6-14 6-28 0-9-3-22-3-42 0-21-3-37-3-47 0-40 9-69 26-93h-108c-16 10-23 30-23 59 0 11 3 27 6 50 1 25 1 41 1 54 0 30-7 50-30 54l-3-7c6-7 9-24 6-44l-3-63c0-47 8-79 30-103-13-3-22-3-27-10-6-3-9-9-9-22 0-17 6-30 14-40h6c0 10 9 16 20 16h105c12 0 18 3 24 7 3 3 5 14 5 23 0 13-2 26-9 36-5 14-8 27-8 46 0 14 0 30 6 53 2 28 2 44 2 57 0 30-8 47-28 51z"><text:p/></draw:path><draw:path draw:style-name="gr3" draw:text-style-name="P3" svg:width="0.181cm" svg:height="0.281cm" svg:x="21.31cm" svg:y="19.703cm" svg:viewBox="0 0 182 282" svg:d="M174 282h-174l8-49h128c7-24 7-51 7-84 0-30 0-49-7-63-5-11-16-14-39-14h-57c-24 0-34-13-34-32 0-17 6-30 13-40h7c2 10 9 16 23 16h39c26 0 43 3 52 10 11 7 16 14 19 27 3 9 3 26 3 53v36c0 40-6 71-17 91h37z"><text:p/></draw:path><draw:path draw:style-name="gr3" draw:text-style-name="P3" svg:width="0.119cm" svg:height="0.12cm" svg:x="21.523cm" svg:y="19.71cm" svg:viewBox="0 0 120 121" svg:d="M29 74l-20 47h-9l3-74c0-29 9-47 29-47 11 0 17 8 17 21 0 6-6 23-20 53zM104 74l-24 47h-8l2-74c0-29 11-47 30-47 10 0 16 8 16 21 0 6-6 26-16 53z"><text:p/></draw:path><draw:path draw:style-name="gr3" draw:text-style-name="P3" svg:width="0.17cm" svg:height="0.291cm" svg:x="21.676cm" svg:y="19.7cm" svg:viewBox="0 0 171 292" svg:d="M0 292l8-51 57-10c0-32-2-53-10-60-12-13-18-19-20-26-3-7-3-17-3-24 0-9 0-25 3-46-23-3-35-16-35-35 0-14 3-27 8-40h6c3 9 9 16 21 19h8c17 0 26 14 26 37 0 6 0 9 0 16-11 0-17 3-26 3 0 21 0 33 2 37 0 6 7 13 13 16 7 7 14 14 14 17 2 7 5 16 5 29v57l11-3c9 0 15-3 17-6 3-4 6-16 9-35 3-16 12-35 20-59 9-20 11-32 11-36 0-10-2-17-11-17-20-6-31-19-31-35 0-14 2-27 11-40h6c0 6 3 9 6 13 5 3 10 6 22 6 15 4 23 14 23 30 0 10-6 30-17 63-15 30-20 62-20 100 0 42-20 66-60 69z"><text:p/></draw:path><draw:path draw:style-name="gr3" draw:text-style-name="P3" svg:width="0.242cm" svg:height="0.284cm" svg:x="21.872cm" svg:y="19.7cm" svg:viewBox="0 0 243 285" svg:d="M163 285h-120c-2-27-8-49-13-69-7-31-10-54-10-74 0-23 3-46 10-66-21-6-30-16-30-33s3-30 12-43h5c3 6 3 9 6 13 3 3 12 3 20 6 15 4 23 17 23 41 0 6 0 10-3 13-8 3-17 6-26 6-2 17-4 37-4 56 0 27 8 61 25 101h8c20-43 38-97 51-160-16-10-28-19-28-36s5-31 12-40h4c4 9 7 13 15 16l11 3c18 4 23 17 23 38 0 6 0 9-3 16-5 3-14 3-23 3-11 56-24 109-47 160h70c6-27 23-64 54-114 9-13 12-22 12-33 0-6-3-13-12-16h-3c-14-7-22-16-22-30 0-17 5-30 14-43h5c0 6 3 13 9 16l14 3c14 7 21 17 21 38 0 13-7 32-21 56-14 26-25 53-37 80-9 30-16 59-22 92z"><text:p/></draw:path><draw:path draw:style-name="gr3" draw:text-style-name="P3" svg:width="0.191cm" svg:height="0.284cm" svg:x="22.131cm" svg:y="19.703cm" svg:viewBox="0 0 192 285" svg:d="M176 285h-4v-122c0-27 0-47-4-57 0-10-5-20-11-23-6-7-17-10-31-10h-48l-9 20c-9 23-14 43-14 59 0 7 3 20 3 44 5 30 8 50 8 56v30h-66l12-49h24v-51c-1-37 4-63 16-86l14-23h-8c-23 0-35-13-35-33 0-17 6-30 13-40h7c3 10 9 16 23 16h46c34 0 56 7 64 17 12 11 16 37 16 73v149c0 13-7 24-16 30z"><text:p/></draw:path><draw:path draw:style-name="gr3" draw:text-style-name="P3" svg:width="0.385cm" svg:height="0.37cm" svg:x="18.089cm" svg:y="13.189cm" svg:viewBox="0 0 386 371" svg:d="M6 371l27-302c2-13 2-19 2-26 0-10-2-20-9-23-3-7-14-10-26-10l3-10h117l-3 10c-17 0-28 3-34 10-5 6-9 23-11 49l-17 196 119-212c0-3 0-7 0-10 0-10-2-17-9-23-5-4-14-7-31-10v-10h128l-3 10c-14 0-25 3-32 3-2 3-5 7-7 10-3 7-3 14-6 23 0 4-3 23-6 64-3 36-9 89-14 155l96-176c12-17 21-30 23-39 2-7 2-13 2-20 0-4-2-7-4-14-4-3-9-6-21-6l3-10h93l-2 10c-8 0-17 3-23 6-5 4-14 14-23 24-2 6-13 23-27 49l-157 282h-9l27-282-158 282z"><text:p/></draw:path><draw:path draw:style-name="gr3" draw:text-style-name="P3" svg:width="0.272cm" svg:height="0.37cm" svg:x="18.239cm" svg:y="13.189cm" svg:viewBox="0 0 273 371" svg:d="M151 0h122l-3 10c-17 0-28 3-34 10-6 6-14 23-20 52l-40 161c-8 29-13 53-22 69-9 19-23 40-40 49-20 13-37 20-60 20-18 0-31-3-40-13-11-10-14-23-14-37 0-9 3-19 9-26 5-6 11-9 19-9 7 0 11 3 17 6 3 7 6 10 6 20 0 3-3 9-6 16-6 7-9 10-9 14 0 3 3 6 6 9 3 4 6 4 12 4 5 0 14 0 23-7 6-3 15-10 20-17 8-6 14-16 17-29 6-10 12-27 17-46l12-47 33-137c3-19 6-32 6-35 0-7 0-14-6-17-5-7-13-10-28-10z"><text:p/></draw:path><draw:frame draw:style-name="gr4" draw:text-style-name="P4" svg:width="14.071cm" svg:height="21cm" svg:x="16cm" svg:y="-0.586cm"><draw:image xlink:href="Pictures/1000000000000B1100000E2EAB248672D0294125.png" xlink:type="simple" xlink:show="embed" xlink:actuate="onLoad" draw:mime-type="image/png"><text:p/></draw:image></draw:frame><draw:custom-shape draw:style-name="gr5" draw:text-style-name="P5" svg:width="6.377cm" svg:height="12.129cm" svg:x="19.916cm" svg:y="3.316cm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5" svg:width="6.28cm" svg:height="0.743cm" svg:x="19.588cm" svg:y="1.582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5" svg:width="0.426cm" svg:height="10.895cm" svg:x="18.642cm" svg:y="4.057cm"><text:p/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5" svg:width="0.638cm" svg:height="11.141cm" svg:x="26.929cm" svg:y="4.304cm"><text:p/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5" svg:width="6.278cm" svg:height="0.743cm" svg:x="19.916cm" svg:y="16.434cm"><text:p/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5" svg:width="6.282cm" svg:height="1.735cm" svg:x="19.799cm" svg:y="18.413cm"><text:p/><draw:enhanced-geometry svg:viewBox="0 0 21600 21600" draw:mirror-horizontal="false" draw:mirror-vertical="false" draw:type="rectangle" draw:enhanced-path="M 0 0 L 21600 0 21600 21600 0 21600 0 0 Z N"/></draw:custom-shape><draw:frame draw:style-name="gr11" draw:text-style-name="P7" svg:width="5.479cm" svg:height="5.553cm" svg:x="20.281cm" svg:y="3.871cm"><draw:text-box><text:p text:style-name="P6"><text:span text:style-name="T2">חרב</text:span></text:p><text:p text:style-name="P6"><text:span text:style-name="T3">אל</text:span><text:span text:style-name="T3"> </text:span></text:p><text:p text:style-name="P6"><text:span text:style-name="T4">הבדים</text:span></text:p></draw:text-box></draw:frame></draw:g><draw:frame text:anchor-type="paragraph" draw:z-index="1" draw:name="Text Frame 1" draw:style-name="gr1" draw:text-style-name="P2" svg:width="16.767cm" svg:height="1.213cm" draw:transform="rotate (1.57707951210208) translate (12.9453333333333cm 16.7728194444444cm)"><draw:text-box><text:p text:style-name="P1"><text:span text:style-name="T1">חרב אל הבדים- אלו נערות א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rkisim" svg:font-family="Narkisim"/>
    <style:font-face style:name="SBL Hebrew" svg:font-family="'SBL Hebrew'"/>
    <style:font-face style:name="Shofar" svg:font-family="Shofar"/>
    <style:font-face style:name="Shofar1" svg:font-family="Shofar" style:font-pitch="variable"/>
  </office:font-face-decls>
  <office:styles>
    <draw:gradient draw:name="Gradient_20_10" draw:display-name="Gradient 10" draw:style="linear" draw:start-color="#dee7e5" draw:end-color="#302709" draw:start-intensity="100%" draw:end-intensity="100%" draw:angle="0deg" draw:border="0%"/>
    <draw:gradient draw:name="Gradient_20_11" draw:display-name="Gradient 11" draw:style="linear" draw:start-color="#dee7e5" draw:end-color="#3465a4" draw:start-intensity="100%" draw:end-intensity="100%" draw:angle="0deg" draw:border="0%"/>
    <draw:gradient draw:name="Gradient_20_12" draw:display-name="Gradient 12" draw:style="linear" draw:start-color="#dee7e5" draw:end-color="#168253" draw:start-intensity="100%" draw:end-intensity="100%" draw:angle="0deg" draw:border="0%"/>
    <draw:gradient draw:name="Gradient_20_13" draw:display-name="Gradient 13" draw:style="linear" draw:start-color="#dee7e5" draw:end-color="#6b5e9b" draw:start-intensity="100%" draw:end-intensity="100%" draw:angle="0deg" draw:border="0%"/>
    <draw:gradient draw:name="Gradient_20_14" draw:display-name="Gradient 14" draw:style="linear" draw:start-color="#dee7e5" draw:end-color="#5983b0" draw:start-intensity="100%" draw:end-intensity="100%" draw:angle="0deg" draw:border="0%"/>
    <draw:gradient draw:name="Gradient_20_15" draw:display-name="Gradient 15" draw:style="linear" draw:start-color="#dde8cb" draw:end-color="#5983b0" draw:start-intensity="100%" draw:end-intensity="100%" draw:angle="0deg" draw:border="0%"/>
    <draw:gradient draw:name="Gradient_20_16" draw:display-name="Gradient 16" draw:style="linear" draw:start-color="#dee6ef" draw:end-color="#5983b0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BL Hebrew" fo:font-size="12pt" fo:language="en" fo:country="US" style:letter-kerning="true" style:font-name-asian="NSimSun" style:font-size-asian="10.5pt" style:language-asian="zh" style:country-asian="CN" style:font-name-complex="SBL Hebrew" style:font-size-complex="11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BL Hebrew" fo:font-size="12pt" fo:language="en" fo:country="US" style:letter-kerning="true" style:font-name-asian="NSimSun" style:font-size-asian="10.5pt" style:language-asian="zh" style:country-asian="CN" style:font-name-complex="SBL Hebrew" style:font-size-complex="11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rkisim" style:font-family-complex="Narkisim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BL Hebrew" fo:font-family="'SBL Hebrew'" style:font-size-asian="12pt" style:font-name-complex="Narkisim" style:font-family-complex="Narkisim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BL Hebrew" fo:font-family="'SBL Hebrew'" fo:font-size="12pt" fo:font-style="italic" style:font-size-asian="12pt" style:font-style-asian="italic" style:font-name-complex="Narkisim" style:font-family-complex="Narkisim" style:font-size-complex="11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BL Hebrew" fo:font-family="'SBL Hebrew'" style:font-size-asian="12pt" style:font-name-complex="Narkisim" style:font-family-complex="Narkisim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31cm" fo:page-height="21.001cm" style:num-format="1" style:print-orientation="landscape" fo:margin-top="2cm" fo:margin-bottom="2cm" fo:margin-left="2cm" fo:margin-right="2cm" fo:background-color="#9cb4d0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878777" draw:fill-gradient-name="Gradient_20_1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878777" draw:fill-gradient-name="Gradient_20_16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3T15:51:26.308000000</meta:creation-date>
    <dc:date>2024-07-29T12:36:24.713000000</dc:date>
    <meta:editing-duration>PT9M15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